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>
      <style:table-cell-properties fo:background-color="#bbe33d"/>
    </style:style>
    <style:style style:name="ce5" style:family="table-cell" style:parent-style-name="Default">
      <style:table-cell-properties fo:background-color="#bbe33d"/>
      <style:text-properties fo:font-weight="normal" style:font-weight-asian="normal" style:font-weight-complex="normal"/>
    </style:style>
    <style:style style:name="ce9" style:family="table-cell" style:parent-style-name="Default" style:data-style-name="N0">
      <style:table-cell-properties fo:background-color="#bbe33d"/>
      <style:text-properties fo:font-weight="normal" style:font-weight-asian="normal" style:font-weight-complex="normal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Math note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requency calculation, eq. Temp</text:p>
          </table:table-cell>
          <table:table-cell table:number-columns-repeated="3"/>
          <table:table-cell office:value-type="string" calcext:value-type="string">
            <text:p>Perfect fifth</text:p>
          </table:table-cell>
          <table:table-cell table:number-columns-repeated="3"/>
          <table:table-cell office:value-type="string" calcext:value-type="string">
            <text:p>Mean quarter</text:p>
          </table:table-cell>
          <table:table-cell/>
        </table:table-row>
        <table:table-row table:style-name="ro1">
          <table:table-cell office:value-type="string" calcext:value-type="string">
            <text:p>2^(Note-A4 / 12) * mastertune</text:p>
          </table:table-cell>
          <table:table-cell table:number-columns-repeated="3"/>
          <table:table-cell office:value-type="string" calcext:value-type="string">
            <text:p>1.5^(Note-A4 / 7) * mastertune</text:p>
          </table:table-cell>
          <table:table-cell table:number-columns-repeated="3"/>
          <table:table-cell office:value-type="string" calcext:value-type="string">
            <text:p>4/3^(Note-A4 / 5) * mastertune</text:p>
          </table:table-cell>
          <table:table-cell/>
        </table:table-row>
        <table:table-row table:style-name="ro1">
          <table:table-cell office:value-type="string" calcext:value-type="string">
            <text:p>Note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string" calcext:value-type="string">
            <text:p>Note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string" calcext:value-type="string">
            <text:p>Note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table:formula="of:=440 * POWER(2;([.B5]-69)/12)" office:value-type="float" office:value="880" calcext:value-type="float">
            <text:p>880</text:p>
          </table:table-cell>
          <table:table-cell table:number-columns-repeated="3"/>
          <table:table-cell table:formula="of:=440 * POWER(1.5;([.F5]-69)/7)" office:value-type="float" office:value="881.705208473386" calcext:value-type="float">
            <text:p>881,705208473386</text:p>
          </table:table-cell>
          <table:table-cell table:number-columns-repeated="3"/>
          <table:table-cell table:formula="of:=440 * POWER(4/3;([.J5]-69)/5)" office:value-type="float" office:value="877.618247104583" calcext:value-type="float">
            <text:p>877,61824710458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&gt;can’t be right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8"/>
          <table:table-cell table:formula="of:=1.06*1.06*1.06*1.06*1.06" office:value-type="float" office:value="1.3382255776" calcext:value-type="float">
            <text:p>1,3382255776</text:p>
          </table:table-cell>
          <table:table-cell/>
        </table:table-row>
        <table:table-row table:style-name="ro1">
          <table:table-cell table:style-name="ce1" office:value-type="string" calcext:value-type="string">
            <text:p>log calcul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ttack tim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mS – 2000m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³*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p:3/127</text:p>
          </table:table-cell>
          <table:table-cell table:number-columns-repeated="4"/>
          <table:table-cell office:value-type="float" office:value="10.995" calcext:value-type="float">
            <text:p>10,995</text:p>
          </table:table-cell>
          <table:table-cell office:value-type="string" calcext:value-type="string">
            <text:p>exp divisor</text:p>
          </table:table-cell>
          <table:table-cell office:value-type="string" calcext:value-type="string">
            <text:p>so given min and max in xml, we should calculate ed and k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Min=5, max=5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&lt; standard log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&lt;C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 (k)</text:p>
          </table:table-cell>
          <table:table-cell/>
        </table:table-row>
        <table:table-row table:style-name="ro1">
          <table:table-cell office:value-type="string" calcext:value-type="string">
            <text:p>out</text:p>
          </table:table-cell>
          <table:table-cell table:formula="of:=POWER(10;3*[.B17]/127)*2" office:value-type="float" office:value="11.4008047357927" calcext:value-type="float">
            <text:p>11,4008047357927</text:p>
          </table:table-cell>
          <table:table-cell office:value-type="string" calcext:value-type="string">
            <text:p>mS</text:p>
          </table:table-cell>
          <table:table-cell table:number-columns-repeated="2"/>
          <table:table-cell table:formula="of:=POWER(2;[.F17]/[.F15])*[.F16]" office:value-type="float" office:value="2999.91283204364" calcext:value-type="float">
            <text:p>2999,91283204364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max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formula="of:=[.F18]/[.F16]" office:value-type="float" office:value="2999.91283204364" calcext:value-type="float">
            <text:p>2999,91283204364</text:p>
          </table:table-cell>
          <table:table-cell/>
          <table:table-cell table:formula="of:=LOG([.H18]/[.H17];2)" office:value-type="float" office:value="11.5507467853832" calcext:value-type="float">
            <text:p>11,5507467853832</text:p>
          </table:table-cell>
          <table:table-cell office:value-type="string" calcext:value-type="string">
            <text:p>Exp-steps</text:p>
          </table:table-cell>
          <table:table-cell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&lt; stupid ai</text:p>
          </table:table-cell>
          <table:table-cell/>
          <table:table-cell table:formula="of:=LOG([.F20];2)*[.F15]" office:value-type="float" office:value="127" calcext:value-type="float">
            <text:p>127</text:p>
          </table:table-cell>
          <table:table-cell office:value-type="string" calcext:value-type="string">
            <text:p>CC</text:p>
          </table:table-cell>
          <table:table-cell table:formula="of:=127/[.H20]" office:value-type="float" office:value="10.9949600973602" calcext:value-type="float">
            <text:p>10,9949600973602</text:p>
          </table:table-cell>
          <table:table-cell office:value-type="string" calcext:value-type="string">
            <text:p>ed</text:p>
          </table:table-cell>
          <table:table-cell table:formula="of:=POWER(2;127/[.H21])*[.H17]" office:value-type="float" office:value="3000" calcext:value-type="float">
            <text:p>3000</text:p>
          </table:table-cell>
        </table:table-row>
        <table:table-row table:style-name="ro1">
          <table:table-cell/>
          <table:table-cell table:formula="of:=2*POWER(1000;[.B21]/127)" office:value-type="float" office:value="1366.70777465846" calcext:value-type="float">
            <text:p>1366,70777465846</text:p>
          </table:table-cell>
          <table:table-cell office:value-type="string" calcext:value-type="string">
            <text:p>mS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ABOVE WORKS </text:p>
          </table:table-cell>
          <table:table-cell/>
          <table:table-cell office:value-type="string" calcext:value-type="string">
            <text:p>Min and max entered in XML, k and ed calculated on pre-compile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C+log10</text:p>
          </table:table-cell>
          <table:table-cell/>
          <table:table-cell office:value-type="string" calcext:value-type="string">
            <text:p>&lt; linlo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32" calcext:value-type="float">
            <text:p>32</text:p>
          </table:table-cell>
          <table:table-cell table:formula="of:=LOG10(2000-127)" office:value-type="float" office:value="3.27253777737524" calcext:value-type="float">
            <text:p>3,27253777737524</text:p>
          </table:table-cell>
          <table:table-cell table:number-columns-repeated="7"/>
        </table:table-row>
        <table:table-row table:style-name="ro1">
          <table:table-cell/>
          <table:table-cell table:formula="of:=[.B25] + POWER(10;[.C25]*[.B25]/127)" office:value-type="float" office:value="38.6769242295707" calcext:value-type="float">
            <text:p>38,6769242295707</text:p>
          </table:table-cell>
          <table:table-cell table:number-columns-repeated="3"/>
          <table:table-cell office:value-type="string" calcext:value-type="string">
            <text:p>what about center-exponential?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float" office:value="6.322" calcext:value-type="float">
            <text:p>6,322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Min=1, max=30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(maybe cc=63/64 is a special condition) – then we get even +/- 6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72" calcext:value-type="float">
            <text:p>7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so use same as above but with 63 instead of 127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3" table:formula="of:=ABS([.F30]-64)" office:value-type="float" office:value="8" calcext:value-type="float">
            <text:p>8</text:p>
          </table:table-cell>
          <table:table-cell office:value-type="string" calcext:value-type="string">
            <text:p>CC-center</text:p>
          </table:table-cell>
          <table:table-cell office:value-type="string" calcext:value-type="string">
            <text:p>Cond needed if 63 or 64, then output = 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IF([.F30]&lt;64;-1;1)" office:value-type="float" office:value="1" calcext:value-type="float">
            <text:p>1</text:p>
          </table:table-cell>
          <table:table-cell office:value-type="string" calcext:value-type="string">
            <text:p>Polarity</text:p>
          </table:table-cell>
          <table:table-cell office:value-type="string" calcext:value-type="string">
            <text:p>Min=5, max=500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(POWER(2;[.F31]/[.F28])*[.F29])*[.F32]" office:value-type="float" office:value="12.0198786808873" calcext:value-type="float">
            <text:p>12,019878680887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in (k)</text:p>
          </table:table-cell>
          <table:table-cell/>
        </table:table-row>
        <table:table-row table:style-name="ro1">
          <table:table-cell table:number-columns-repeated="7"/>
          <table:table-cell office:value-type="float" office:value="400" calcext:value-type="float">
            <text:p>400</text:p>
          </table:table-cell>
          <table:table-cell office:value-type="string" calcext:value-type="string">
            <text:p>max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table:formula="of:=LOG([.H34]/[.H33];2)" office:value-type="float" office:value="6.32192809488736" calcext:value-type="float">
            <text:p>6,32192809488736</text:p>
          </table:table-cell>
          <table:table-cell office:value-type="string" calcext:value-type="string">
            <text:p>Exp-steps</text:p>
          </table:table-cell>
          <table:table-cell/>
        </table:table-row>
        <table:table-row table:style-name="ro1">
          <table:table-cell table:number-columns-repeated="7"/>
          <table:table-cell table:formula="of:=63/[.H36]" office:value-type="float" office:value="9.96531422920628" calcext:value-type="float">
            <text:p>9,96531422920628</text:p>
          </table:table-cell>
          <table:table-cell office:value-type="string" calcext:value-type="string">
            <text:p>ed</text:p>
          </table:table-cell>
          <table:table-cell table:formula="of:=POWER(2;63/[.H37])*[.H33]" office:value-type="float" office:value="400" calcext:value-type="float">
            <text:p>400</text:p>
          </table:table-cell>
        </table:table-row>
      </table:table>
      <table:table table:name="curves" table:style-name="ta1">
        <table:shapes>
          <draw:frame draw:z-index="0" draw:style-name="gr1" draw:text-style-name="P1" svg:width="15.997cm" svg:height="9.004cm" svg:x="23.953cm" svg:y="1.461cm">
            <draw:object draw:notify-on-update-of-ranges="curves.C1:curves.C1 curves.C2:curves.C129 curves.D1:curves.D1 curves.D2:curves.D129 curves.E1:curves.E1 curves.E2:curves.E129 curves.F1:curves.F1 curves.F2:curves.F129 curves.G1:curves.G1 curves.G2:curves.G1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9.056cm" svg:y="53.835cm">
            <draw:object draw:notify-on-update-of-ranges="curves.U1:curves.U1 curves.U2:curves.U129 curves.V1:curves.V1 curves.V2:curves.V129 curves.W1:curves.W1 curves.W2:curves.W1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3" table:default-cell-style-name="Default"/>
        <table:table-row table:style-name="ro1">
          <table:table-cell office:value-type="string" calcext:value-type="string">
            <text:p>quadrant</text:p>
          </table:table-cell>
          <table:table-cell office:value-type="string" calcext:value-type="string">
            <text:p>Cc-val</text:p>
          </table:table-cell>
          <table:table-cell office:value-type="string" calcext:value-type="string">
            <text:p>lin out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ix lin/log</text:p>
          </table:table-cell>
          <table:table-cell office:value-type="string" calcext:value-type="string">
            <text:p>mix ramp+log</text:p>
          </table:table-cell>
          <table:table-cell office:value-type="string" calcext:value-type="string">
            <text:p>exp2</text:p>
          </table:table-cell>
          <table:table-cell/>
          <table:table-cell office:value-type="string" calcext:value-type="string">
            <text:p>exp1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linval</text:p>
          </table:table-cell>
          <table:table-cell office:value-type="string" calcext:value-type="string">
            <text:p>expval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B2]/127*3000" office:value-type="float" office:value="0" calcext:value-type="float">
            <text:p>0</text:p>
          </table:table-cell>
          <table:table-cell table:formula="of:=POWER(2;[.B2]/[.I$2])*[.I$3]-[.I$3]" office:value-type="float" office:value="0" calcext:value-type="float">
            <text:p>0</text:p>
          </table:table-cell>
          <table:table-cell table:formula="of:=([.C2]*(1-[.I$8])+[.D2]*[.I$8])" office:value-type="float" office:value="0" calcext:value-type="float">
            <text:p>0</text:p>
          </table:table-cell>
          <table:table-cell table:formula="of:=[.B2]+POWER(2;[.B2]/[.I$10])-1" office:value-type="float" office:value="0" calcext:value-type="float">
            <text:p>0</text:p>
          </table:table-cell>
          <table:table-cell table:formula="of:=POWER(2;[.B2]/[.I$6])*[.I$7]-[.I$7]" office:value-type="float" office:value="0" calcext:value-type="float">
            <text:p>0</text:p>
          </table:table-cell>
          <table:table-cell/>
          <table:table-cell office:value-type="float" office:value="10.9942" calcext:value-type="float">
            <text:p>10,9942</text:p>
          </table:table-cell>
          <table:table-cell office:value-type="string" calcext:value-type="string">
            <text:p>ed</text:p>
          </table:table-cell>
          <table:table-cell table:number-columns-repeated="7"/>
          <table:table-cell office:value-type="float" office:value="10000" calcext:value-type="float">
            <text:p>10000</text:p>
          </table:table-cell>
          <table:table-cell office:value-type="string" calcext:value-type="string">
            <text:p>max</text:p>
          </table:table-cell>
          <table:table-cell table:formula="of:=[.B2]" office:value-type="float" office:value="0" calcext:value-type="float">
            <text:p>0</text:p>
          </table:table-cell>
          <table:table-cell table:formula="of:=[.T2]/127" office:value-type="float" office:value="0" calcext:value-type="float">
            <text:p>0</text:p>
          </table:table-cell>
          <table:table-cell table:formula="of:=POWER(2;[.T2]/127)-1" office:value-type="float" office:value="0" calcext:value-type="float">
            <text:p>0</text:p>
          </table:table-cell>
          <table:table-cell table:formula="of:=(1-[.R$3])*[.U2] + [.R$3]*[.V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B3]/127*3000" office:value-type="float" office:value="23.6220472440945" calcext:value-type="float">
            <text:p>23,6220472440945</text:p>
          </table:table-cell>
          <table:table-cell table:formula="of:=POWER(2;[.B3]/[.I$2])*[.I$3]-[.I$3]" office:value-type="float" office:value="0.0650764949388409" calcext:value-type="float">
            <text:p>0,0650764949388409</text:p>
          </table:table-cell>
          <table:table-cell table:formula="of:=([.C3]*(1-[.I$8])+[.D3]*[.I$8])" office:value-type="float" office:value="1.00735532490507" calcext:value-type="float">
            <text:p>1,00735532490507</text:p>
          </table:table-cell>
          <table:table-cell table:formula="of:=[.B3]+POWER(2;[.B3]/[.I$10])-1" office:value-type="float" office:value="1.06473745924946" calcext:value-type="float">
            <text:p>1,06473745924946</text:p>
          </table:table-cell>
          <table:table-cell table:formula="of:=POWER(2;[.B3]/[.I$6])*[.I$7]-[.I$7]" office:value-type="float" office:value="1.25210732941544" calcext:value-type="float">
            <text:p>1,2521073294154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number-columns-repeated="7"/>
          <table:table-cell office:value-type="float" office:value="0.2" calcext:value-type="float">
            <text:p>0,2</text:p>
          </table:table-cell>
          <table:table-cell office:value-type="string" calcext:value-type="string">
            <text:p>log</text:p>
          </table:table-cell>
          <table:table-cell table:formula="of:=[.B3]" office:value-type="float" office:value="1" calcext:value-type="float">
            <text:p>1</text:p>
          </table:table-cell>
          <table:table-cell table:formula="of:=[.T3]/127" office:value-type="float" office:value="0.0078740157480315" calcext:value-type="float">
            <text:p>0,0078740157480315</text:p>
          </table:table-cell>
          <table:table-cell table:formula="of:=POWER(2;[.T3]/127)-1" office:value-type="float" office:value="0.00547277302221305" calcext:value-type="float">
            <text:p>0,00547277302221305</text:p>
          </table:table-cell>
          <table:table-cell table:formula="of:=(1-[.R$3])*[.U3] + [.R$3]*[.V3]" office:value-type="float" office:value="0.00739376720286781" calcext:value-type="float">
            <text:p>0,0073937672028678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B4]/127*3000" office:value-type="float" office:value="47.244094488189" calcext:value-type="float">
            <text:p>47,244094488189</text:p>
          </table:table-cell>
          <table:table-cell table:formula="of:=POWER(2;[.B4]/[.I$2])*[.I$3]-[.I$3]" office:value-type="float" office:value="0.134387940071207" calcext:value-type="float">
            <text:p>0,134387940071207</text:p>
          </table:table-cell>
          <table:table-cell table:formula="of:=([.C4]*(1-[.I$8])+[.D4]*[.I$8])" office:value-type="float" office:value="2.01877620199592" calcext:value-type="float">
            <text:p>2,01877620199592</text:p>
          </table:table-cell>
          <table:table-cell table:formula="of:=[.B4]+POWER(2;[.B4]/[.I$10])-1" office:value-type="float" office:value="2.13366585712899" calcext:value-type="float">
            <text:p>2,13366585712899</text:p>
          </table:table-cell>
          <table:table-cell table:formula="of:=POWER(2;[.B4]/[.I$6])*[.I$7]-[.I$7]" office:value-type="float" office:value="2.54900816638448" calcext:value-type="float">
            <text:p>2,54900816638448</text:p>
          </table:table-cell>
          <table:table-cell table:number-columns-repeated="11"/>
          <table:table-cell office:value-type="string" calcext:value-type="string">
            <text:p>^ not working</text:p>
          </table:table-cell>
          <table:table-cell office:value-type="float" office:value="2" calcext:value-type="float">
            <text:p>2</text:p>
          </table:table-cell>
          <table:table-cell table:formula="of:=[.T4]/127" office:value-type="float" office:value="0.015748031496063" calcext:value-type="float">
            <text:p>0,015748031496063</text:p>
          </table:table-cell>
          <table:table-cell table:formula="of:=POWER(2;[.T4]/127)-1" office:value-type="float" office:value="0.0109754972889788" calcext:value-type="float">
            <text:p>0,0109754972889788</text:p>
          </table:table-cell>
          <table:table-cell table:formula="of:=(1-[.R$3])*[.U4] + [.R$3]*[.V4]" office:value-type="float" office:value="0.0147935246546462" calcext:value-type="float">
            <text:p>0,014793524654646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B5]/127*3000" office:value-type="float" office:value="70.8661417322835" calcext:value-type="float">
            <text:p>70,8661417322835</text:p>
          </table:table-cell>
          <table:table-cell table:formula="of:=POWER(2;[.B5]/[.I$2])*[.I$3]-[.I$3]" office:value-type="float" office:value="0.208209931111933" calcext:value-type="float">
            <text:p>0,208209931111933</text:p>
          </table:table-cell>
          <table:table-cell table:formula="of:=([.C5]*(1-[.I$8])+[.D5]*[.I$8])" office:value-type="float" office:value="3.0345272031588" calcext:value-type="float">
            <text:p>3,0345272031588</text:p>
          </table:table-cell>
          <table:table-cell table:formula="of:=[.B5]+POWER(2;[.B5]/[.I$10])-1" office:value-type="float" office:value="3.20705650435738" calcext:value-type="float">
            <text:p>3,20705650435738</text:p>
          </table:table-cell>
          <table:table-cell table:formula="of:=POWER(2;[.B5]/[.I$6])*[.I$7]-[.I$7]" office:value-type="float" office:value="3.89230497602478" calcext:value-type="float">
            <text:p>3,89230497602478</text:p>
          </table:table-cell>
          <table:table-cell/>
          <table:table-cell office:value-type="string" calcext:value-type="string">
            <text:p>exp2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formula="of:=[.T5]/127" office:value-type="float" office:value="0.0236220472440945" calcext:value-type="float">
            <text:p>0,0236220472440945</text:p>
          </table:table-cell>
          <table:table-cell table:formula="of:=POWER(2;[.T5]/127)-1" office:value-type="float" office:value="0.0165083367166603" calcext:value-type="float">
            <text:p>0,0165083367166603</text:p>
          </table:table-cell>
          <table:table-cell table:formula="of:=(1-[.R$3])*[.U5] + [.R$3]*[.V5]" office:value-type="float" office:value="0.0221993051386077" calcext:value-type="float">
            <text:p>0,022199305138607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B6]/127*3000" office:value-type="float" office:value="94.488188976378" calcext:value-type="float">
            <text:p>94,488188976378</text:p>
          </table:table-cell>
          <table:table-cell table:formula="of:=POWER(2;[.B6]/[.I$2])*[.I$3]-[.I$3]" office:value-type="float" office:value="0.286835998578996" calcext:value-type="float">
            <text:p>0,286835998578996</text:p>
          </table:table-cell>
          <table:table-cell table:formula="of:=([.C6]*(1-[.I$8])+[.D6]*[.I$8])" office:value-type="float" office:value="4.05489011769096" calcext:value-type="float">
            <text:p>4,05489011769096</text:p>
          </table:table-cell>
          <table:table-cell table:formula="of:=[.B6]+POWER(2;[.B6]/[.I$10])-1" office:value-type="float" office:value="4.28519827562" calcext:value-type="float">
            <text:p>4,28519827562</text:p>
          </table:table-cell>
          <table:table-cell table:formula="of:=POWER(2;[.B6]/[.I$6])*[.I$7]-[.I$7]" office:value-type="float" office:value="5.28365755083453" calcext:value-type="float">
            <text:p>5,28365755083453</text:p>
          </table:table-cell>
          <table:table-cell/>
          <table:table-cell office:value-type="float" office:value="19.72" calcext:value-type="float">
            <text:p>19,72</text:p>
          </table:table-cell>
          <table:table-cell office:value-type="string" calcext:value-type="string">
            <text:p>ed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formula="of:=[.T6]/127" office:value-type="float" office:value="0.031496062992126" calcext:value-type="float">
            <text:p>0,031496062992126</text:p>
          </table:table-cell>
          <table:table-cell table:formula="of:=POWER(2;[.T6]/127)-1" office:value-type="float" office:value="0.0220714561186979" calcext:value-type="float">
            <text:p>0,0220714561186979</text:p>
          </table:table-cell>
          <table:table-cell table:formula="of:=(1-[.R$3])*[.U6] + [.R$3]*[.V6]" office:value-type="float" office:value="0.0296111416174404" calcext:value-type="float">
            <text:p>0,029611141617440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B7]/127*3000" office:value-type="float" office:value="118.110236220472" calcext:value-type="float">
            <text:p>118,110236220472</text:p>
          </table:table-cell>
          <table:table-cell table:formula="of:=POWER(2;[.B7]/[.I$2])*[.I$3]-[.I$3]" office:value-type="float" office:value="0.37057877492764" calcext:value-type="float">
            <text:p>0,37057877492764</text:p>
          </table:table-cell>
          <table:table-cell table:formula="of:=([.C7]*(1-[.I$8])+[.D7]*[.I$8])" office:value-type="float" office:value="5.08016507274944" calcext:value-type="float">
            <text:p>5,08016507274944</text:p>
          </table:table-cell>
          <table:table-cell table:formula="of:=[.B7]+POWER(2;[.B7]/[.I$10])-1" office:value-type="float" office:value="5.36839874661543" calcext:value-type="float">
            <text:p>5,36839874661543</text:p>
          </table:table-cell>
          <table:table-cell table:formula="of:=POWER(2;[.B7]/[.I$6])*[.I$7]-[.I$7]" office:value-type="float" office:value="6.72478506155057" calcext:value-type="float">
            <text:p>6,7247850615505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k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formula="of:=[.T7]/127" office:value-type="float" office:value="0.0393700787401575" calcext:value-type="float">
            <text:p>0,0393700787401575</text:p>
          </table:table-cell>
          <table:table-cell table:formula="of:=POWER(2;[.T7]/127)-1" office:value-type="float" office:value="0.0276650212105185" calcext:value-type="float">
            <text:p>0,0276650212105185</text:p>
          </table:table-cell>
          <table:table-cell table:formula="of:=(1-[.R$3])*[.U7] + [.R$3]*[.V7]" office:value-type="float" office:value="0.0370290672342297" calcext:value-type="float">
            <text:p>0,0370290672342297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B8]/127*3000" office:value-type="float" office:value="141.732283464567" calcext:value-type="float">
            <text:p>141,732283464567</text:p>
          </table:table-cell>
          <table:table-cell table:formula="of:=POWER(2;[.B8]/[.I$2])*[.I$3]-[.I$3]" office:value-type="float" office:value="0.459771237637502" calcext:value-type="float">
            <text:p>0,459771237637502</text:p>
          </table:table-cell>
          <table:table-cell table:formula="of:=([.C8]*(1-[.I$8])+[.D8]*[.I$8])" office:value-type="float" office:value="6.11067172671468" calcext:value-type="float">
            <text:p>6,11067172671468</text:p>
          </table:table-cell>
          <table:table-cell table:formula="of:=[.B8]+POWER(2;[.B8]/[.I$10])-1" office:value-type="float" office:value="6.45698540471145" calcext:value-type="float">
            <text:p>6,45698540471145</text:p>
          </table:table-cell>
          <table:table-cell table:formula="of:=POWER(2;[.B8]/[.I$6])*[.I$7]-[.I$7]" office:value-type="float" office:value="8.2174681813749" calcext:value-type="float">
            <text:p>8,2174681813749</text:p>
          </table:table-cell>
          <table:table-cell/>
          <table:table-cell office:value-type="float" office:value="0.96" calcext:value-type="float">
            <text:p>0,96</text:p>
          </table:table-cell>
          <table:table-cell office:value-type="string" calcext:value-type="string">
            <text:p>mix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formula="of:=[.T8]/127" office:value-type="float" office:value="0.047244094488189" calcext:value-type="float">
            <text:p>0,047244094488189</text:p>
          </table:table-cell>
          <table:table-cell table:formula="of:=POWER(2;[.T8]/127)-1" office:value-type="float" office:value="0.0332891986144714" calcext:value-type="float">
            <text:p>0,0332891986144714</text:p>
          </table:table-cell>
          <table:table-cell table:formula="of:=(1-[.R$3])*[.U8] + [.R$3]*[.V8]" office:value-type="float" office:value="0.0444531153134455" calcext:value-type="float">
            <text:p>0,044453115313445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B9]/127*3000" office:value-type="float" office:value="165.354330708661" calcext:value-type="float">
            <text:p>165,354330708661</text:p>
          </table:table-cell>
          <table:table-cell table:formula="of:=POWER(2;[.B9]/[.I$2])*[.I$3]-[.I$3]" office:value-type="float" office:value="0.554768033195484" calcext:value-type="float">
            <text:p>0,554768033195484</text:p>
          </table:table-cell>
          <table:table-cell table:formula="of:=([.C9]*(1-[.I$8])+[.D9]*[.I$8])" office:value-type="float" office:value="7.14675054021413" calcext:value-type="float">
            <text:p>7,14675054021413</text:p>
          </table:table-cell>
          <table:table-cell table:formula="of:=[.B9]+POWER(2;[.B9]/[.I$10])-1" office:value-type="float" office:value="7.55130693797601" calcext:value-type="float">
            <text:p>7,55130693797601</text:p>
          </table:table-cell>
          <table:table-cell table:formula="of:=POWER(2;[.B9]/[.I$6])*[.I$7]-[.I$7]" office:value-type="float" office:value="9.76355128619427" calcext:value-type="float">
            <text:p>9,76355128619427</text:p>
          </table:table-cell>
          <table:table-cell/>
          <table:table-cell office:value-type="string" calcext:value-type="string">
            <text:p>exp2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formula="of:=[.T9]/127" office:value-type="float" office:value="0.0551181102362205" calcext:value-type="float">
            <text:p>0,0551181102362205</text:p>
          </table:table-cell>
          <table:table-cell table:formula="of:=POWER(2;[.T9]/127)-1" office:value-type="float" office:value="0.0389441558647927" calcext:value-type="float">
            <text:p>0,0389441558647927</text:p>
          </table:table-cell>
          <table:table-cell table:formula="of:=(1-[.R$3])*[.U9] + [.R$3]*[.V9]" office:value-type="float" office:value="0.0518833193619349" calcext:value-type="float">
            <text:p>0,0518833193619349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formula="of:=[.B10]/127*3000" office:value-type="float" office:value="188.976377952756" calcext:value-type="float">
            <text:p>188,976377952756</text:p>
          </table:table-cell>
          <table:table-cell table:formula="of:=POWER(2;[.B10]/[.I$2])*[.I$3]-[.I$3]" office:value-type="float" office:value="0.655946887238802" calcext:value-type="float">
            <text:p>0,655946887238802</text:p>
          </table:table-cell>
          <table:table-cell table:formula="of:=([.C10]*(1-[.I$8])+[.D10]*[.I$8])" office:value-type="float" office:value="8.18876412985949" calcext:value-type="float">
            <text:p>8,18876412985949</text:p>
          </table:table-cell>
          <table:table-cell table:formula="of:=[.B10]+POWER(2;[.B10]/[.I$10])-1" office:value-type="float" office:value="8.65173460765663" calcext:value-type="float">
            <text:p>8,65173460765663</text:p>
          </table:table-cell>
          <table:table-cell table:formula="of:=POWER(2;[.B10]/[.I$6])*[.I$7]-[.I$7]" office:value-type="float" office:value="11.3649447335116" calcext:value-type="float">
            <text:p>11,3649447335116</text:p>
          </table:table-cell>
          <table:table-cell/>
          <table:table-cell office:value-type="float" office:value="11.05" calcext:value-type="float">
            <text:p>11,05</text:p>
          </table:table-cell>
          <table:table-cell office:value-type="string" calcext:value-type="string">
            <text:p>ed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formula="of:=[.T10]/127" office:value-type="float" office:value="0.062992125984252" calcext:value-type="float">
            <text:p>0,062992125984252</text:p>
          </table:table-cell>
          <table:table-cell table:formula="of:=POWER(2;[.T10]/127)-1" office:value-type="float" office:value="0.0446300614125956" calcext:value-type="float">
            <text:p>0,0446300614125956</text:p>
          </table:table-cell>
          <table:table-cell table:formula="of:=(1-[.R$3])*[.U10] + [.R$3]*[.V10]" office:value-type="float" office:value="0.0593197130699207" calcext:value-type="float">
            <text:p>0,0593197130699207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formula="of:=[.B11]/127*3000" office:value-type="float" office:value="212.59842519685" calcext:value-type="float">
            <text:p>212,59842519685</text:p>
          </table:table-cell>
          <table:table-cell table:formula="of:=POWER(2;[.B11]/[.I$2])*[.I$3]-[.I$3]" office:value-type="float" office:value="0.763710106465187" calcext:value-type="float">
            <text:p>0,763710106465187</text:p>
          </table:table-cell>
          <table:table-cell table:formula="of:=([.C11]*(1-[.I$8])+[.D11]*[.I$8])" office:value-type="float" office:value="9.2370987100806" calcext:value-type="float">
            <text:p>9,2370987100806</text:p>
          </table:table-cell>
          <table:table-cell table:formula="of:=[.B11]+POWER(2;[.B11]/[.I$10])-1" office:value-type="float" office:value="9.75866370951072" calcext:value-type="float">
            <text:p>9,75866370951072</text:p>
          </table:table-cell>
          <table:table-cell table:formula="of:=POWER(2;[.B11]/[.I$6])*[.I$7]-[.I$7]" office:value-type="float" office:value="13.0236272229051" calcext:value-type="float">
            <text:p>13,023627222905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k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formula="of:=[.T11]/127" office:value-type="float" office:value="0.0708661417322835" calcext:value-type="float">
            <text:p>0,0708661417322835</text:p>
          </table:table-cell>
          <table:table-cell table:formula="of:=POWER(2;[.T11]/127)-1" office:value-type="float" office:value="0.0503470846308871" calcext:value-type="float">
            <text:p>0,0503470846308871</text:p>
          </table:table-cell>
          <table:table-cell table:formula="of:=(1-[.R$3])*[.U11] + [.R$3]*[.V11]" office:value-type="float" office:value="0.0667623303120042" calcext:value-type="float">
            <text:p>0,0667623303120042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formula="of:=[.B12]/127*3000" office:value-type="float" office:value="236.220472440945" calcext:value-type="float">
            <text:p>236,220472440945</text:p>
          </table:table-cell>
          <table:table-cell table:formula="of:=POWER(2;[.B12]/[.I$2])*[.I$3]-[.I$3]" office:value-type="float" office:value="0.878486178282151" calcext:value-type="float">
            <text:p>0,878486178282151</text:p>
          </table:table-cell>
          <table:table-cell table:formula="of:=([.C12]*(1-[.I$8])+[.D12]*[.I$8])" office:value-type="float" office:value="10.2921656287887" calcext:value-type="float">
            <text:p>10,2921656287887</text:p>
          </table:table-cell>
          <table:table-cell table:formula="of:=[.B12]+POWER(2;[.B12]/[.I$10])-1" office:value-type="float" office:value="10.8725151297387" calcext:value-type="float">
            <text:p>10,8725151297387</text:p>
          </table:table-cell>
          <table:table-cell table:formula="of:=POWER(2;[.B12]/[.I$6])*[.I$7]-[.I$7]" office:value-type="float" office:value="14.7416482409312" calcext:value-type="float">
            <text:p>14,7416482409312</text:p>
          </table:table-cell>
          <table:table-cell table:number-columns-repeated="12"/>
          <table:table-cell office:value-type="float" office:value="10" calcext:value-type="float">
            <text:p>10</text:p>
          </table:table-cell>
          <table:table-cell table:formula="of:=[.T12]/127" office:value-type="float" office:value="0.078740157480315" calcext:value-type="float">
            <text:p>0,078740157480315</text:p>
          </table:table-cell>
          <table:table-cell table:formula="of:=POWER(2;[.T12]/127)-1" office:value-type="float" office:value="0.0560953958196153" calcext:value-type="float">
            <text:p>0,0560953958196153</text:p>
          </table:table-cell>
          <table:table-cell table:formula="of:=(1-[.R$3])*[.U12] + [.R$3]*[.V12]" office:value-type="float" office:value="0.074211205148175" calcext:value-type="float">
            <text:p>0,074211205148175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table:formula="of:=[.B13]/127*3000" office:value-type="float" office:value="259.842519685039" calcext:value-type="float">
            <text:p>259,842519685039</text:p>
          </table:table-cell>
          <table:table-cell table:formula="of:=POWER(2;[.B13]/[.I$2])*[.I$3]-[.I$3]" office:value-type="float" office:value="1.00073147455581" calcext:value-type="float">
            <text:p>1,00073147455581</text:p>
          </table:table-cell>
          <table:table-cell table:formula="of:=([.C13]*(1-[.I$8])+[.D13]*[.I$8])" office:value-type="float" office:value="11.3544030029752" calcext:value-type="float">
            <text:p>11,3544030029752</text:p>
          </table:table-cell>
          <table:table-cell table:formula="of:=[.B13]+POWER(2;[.B13]/[.I$10])-1" office:value-type="float" office:value="11.9937370016441" calcext:value-type="float">
            <text:p>11,9937370016441</text:p>
          </table:table-cell>
          <table:table-cell table:formula="of:=POWER(2;[.B13]/[.I$6])*[.I$7]-[.I$7]" office:value-type="float" office:value="16.5211305934934" calcext:value-type="float">
            <text:p>16,5211305934934</text:p>
          </table:table-cell>
          <table:table-cell table:number-columns-repeated="12"/>
          <table:table-cell office:value-type="float" office:value="11" calcext:value-type="float">
            <text:p>11</text:p>
          </table:table-cell>
          <table:table-cell table:formula="of:=[.T13]/127" office:value-type="float" office:value="0.0866141732283465" calcext:value-type="float">
            <text:p>0,0866141732283465</text:p>
          </table:table-cell>
          <table:table-cell table:formula="of:=POWER(2;[.T13]/127)-1" office:value-type="float" office:value="0.0618751662107404" calcext:value-type="float">
            <text:p>0,0618751662107404</text:p>
          </table:table-cell>
          <table:table-cell table:formula="of:=(1-[.R$3])*[.U13] + [.R$3]*[.V13]" office:value-type="float" office:value="0.0816663718248253" calcext:value-type="float">
            <text:p>0,0816663718248253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table:formula="of:=[.B14]/127*3000" office:value-type="float" office:value="283.464566929134" calcext:value-type="float">
            <text:p>283,464566929134</text:p>
          </table:table-cell>
          <table:table-cell table:formula="of:=POWER(2;[.B14]/[.I$2])*[.I$3]-[.I$3]" office:value-type="float" office:value="1.13093206623372" calcext:value-type="float">
            <text:p>1,13093206623372</text:p>
          </table:table-cell>
          <table:table-cell table:formula="of:=([.C14]*(1-[.I$8])+[.D14]*[.I$8])" office:value-type="float" office:value="12.4242774607497" calcext:value-type="float">
            <text:p>12,4242774607497</text:p>
          </table:table-cell>
          <table:table-cell table:formula="of:=[.B14]+POWER(2;[.B14]/[.I$10])-1" office:value-type="float" office:value="13.1228064695422" calcext:value-type="float">
            <text:p>13,1228064695422</text:p>
          </table:table-cell>
          <table:table-cell table:formula="of:=POWER(2;[.B14]/[.I$6])*[.I$7]-[.I$7]" office:value-type="float" office:value="18.3642730288043" calcext:value-type="float">
            <text:p>18,3642730288043</text:p>
          </table:table-cell>
          <table:table-cell/>
          <table:table-cell table:formula="of:=POWER(2;127/19.72)" office:value-type="float" office:value="86.8324431681543" calcext:value-type="float">
            <text:p>86,8324431681543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table:formula="of:=[.T14]/127" office:value-type="float" office:value="0.094488188976378" calcext:value-type="float">
            <text:p>0,094488188976378</text:p>
          </table:table-cell>
          <table:table-cell table:formula="of:=POWER(2;[.T14]/127)-1" office:value-type="float" office:value="0.0676865679733365" calcext:value-type="float">
            <text:p>0,0676865679733365</text:p>
          </table:table-cell>
          <table:table-cell table:formula="of:=(1-[.R$3])*[.U14] + [.R$3]*[.V14]" office:value-type="float" office:value="0.0891278647757697" calcext:value-type="float">
            <text:p>0,0891278647757697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formula="of:=[.B15]/127*3000" office:value-type="float" office:value="307.086614173228" calcext:value-type="float">
            <text:p>307,086614173228</text:p>
          </table:table-cell>
          <table:table-cell table:formula="of:=POWER(2;[.B15]/[.I$2])*[.I$3]-[.I$3]" office:value-type="float" office:value="1.269605656057" calcext:value-type="float">
            <text:p>1,269605656057</text:p>
          </table:table-cell>
          <table:table-cell table:formula="of:=([.C15]*(1-[.I$8])+[.D15]*[.I$8])" office:value-type="float" office:value="13.5022859967439" calcext:value-type="float">
            <text:p>13,5022859967439</text:p>
          </table:table-cell>
          <table:table-cell table:formula="of:=[.B15]+POWER(2;[.B15]/[.I$10])-1" office:value-type="float" office:value="14.2602315668587" calcext:value-type="float">
            <text:p>14,2602315668587</text:p>
          </table:table-cell>
          <table:table-cell table:formula="of:=POWER(2;[.B15]/[.I$6])*[.I$7]-[.I$7]" office:value-type="float" office:value="20.2733529541841" calcext:value-type="float">
            <text:p>20,2733529541841</text:p>
          </table:table-cell>
          <table:table-cell/>
          <table:table-cell table:formula="of:=3000/35" office:value-type="float" office:value="85.7142857142857" calcext:value-type="float">
            <text:p>85,7142857142857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table:formula="of:=[.T15]/127" office:value-type="float" office:value="0.102362204724409" calcext:value-type="float">
            <text:p>0,102362204724409</text:p>
          </table:table-cell>
          <table:table-cell table:formula="of:=POWER(2;[.T15]/127)-1" office:value-type="float" office:value="0.0735297742187202" calcext:value-type="float">
            <text:p>0,0735297742187202</text:p>
          </table:table-cell>
          <table:table-cell table:formula="of:=(1-[.R$3])*[.U15] + [.R$3]*[.V15]" office:value-type="float" office:value="0.0965957186232716" calcext:value-type="float">
            <text:p>0,0965957186232716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table:formula="of:=[.B16]/127*3000" office:value-type="float" office:value="330.708661417323" calcext:value-type="float">
            <text:p>330,708661417323</text:p>
          </table:table-cell>
          <table:table-cell table:formula="of:=POWER(2;[.B16]/[.I$2])*[.I$3]-[.I$3]" office:value-type="float" office:value="1.41730363704655" calcext:value-type="float">
            <text:p>1,41730363704655</text:p>
          </table:table-cell>
          <table:table-cell table:formula="of:=([.C16]*(1-[.I$8])+[.D16]*[.I$8])" office:value-type="float" office:value="14.5889579482576" calcext:value-type="float">
            <text:p>14,5889579482576</text:p>
          </table:table-cell>
          <table:table-cell table:formula="of:=[.B16]+POWER(2;[.B16]/[.I$10])-1" office:value-type="float" office:value="15.4065532158125" calcext:value-type="float">
            <text:p>15,4065532158125</text:p>
          </table:table-cell>
          <table:table-cell table:formula="of:=POWER(2;[.B16]/[.I$6])*[.I$7]-[.I$7]" office:value-type="float" office:value="22.2507292500499" calcext:value-type="float">
            <text:p>22,2507292500499</text:p>
          </table:table-cell>
          <table:table-cell/>
          <table:table-cell table:formula="of:=127/LOG([.I15];2)" office:value-type="float" office:value="19.7774221859212" calcext:value-type="float">
            <text:p>19,7774221859212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table:formula="of:=[.T16]/127" office:value-type="float" office:value="0.110236220472441" calcext:value-type="float">
            <text:p>0,110236220472441</text:p>
          </table:table-cell>
          <table:table-cell table:formula="of:=POWER(2;[.T16]/127)-1" office:value-type="float" office:value="0.079404959005607" calcext:value-type="float">
            <text:p>0,079404959005607</text:p>
          </table:table-cell>
          <table:table-cell table:formula="of:=(1-[.R$3])*[.U16] + [.R$3]*[.V16]" office:value-type="float" office:value="0.104069968179074" calcext:value-type="float">
            <text:p>0,104069968179074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table:formula="of:=[.B17]/127*3000" office:value-type="float" office:value="354.330708661417" calcext:value-type="float">
            <text:p>354,330708661417</text:p>
          </table:table-cell>
          <table:table-cell table:formula="of:=POWER(2;[.B17]/[.I$2])*[.I$3]-[.I$3]" office:value-type="float" office:value="1.57461328494846" calcext:value-type="float">
            <text:p>1,57461328494846</text:p>
          </table:table-cell>
          <table:table-cell table:formula="of:=([.C17]*(1-[.I$8])+[.D17]*[.I$8])" office:value-type="float" office:value="15.6848571000072" calcext:value-type="float">
            <text:p>15,6848571000072</text:p>
          </table:table-cell>
          <table:table-cell table:formula="of:=[.B17]+POWER(2;[.B17]/[.I$10])-1" office:value-type="float" office:value="16.5623473565528" calcext:value-type="float">
            <text:p>16,5623473565528</text:p>
          </table:table-cell>
          <table:table-cell table:formula="of:=POWER(2;[.B17]/[.I$6])*[.I$7]-[.I$7]" office:value-type="float" office:value="24.2988451845746" calcext:value-type="float">
            <text:p>24,2988451845746</text:p>
          </table:table-cell>
          <table:table-cell table:number-columns-repeated="12"/>
          <table:table-cell office:value-type="float" office:value="15" calcext:value-type="float">
            <text:p>15</text:p>
          </table:table-cell>
          <table:table-cell table:formula="of:=[.T17]/127" office:value-type="float" office:value="0.118110236220472" calcext:value-type="float">
            <text:p>0,118110236220472</text:p>
          </table:table-cell>
          <table:table-cell table:formula="of:=POWER(2;[.T17]/127)-1" office:value-type="float" office:value="0.0853122973452958" calcext:value-type="float">
            <text:p>0,0853122973452958</text:p>
          </table:table-cell>
          <table:table-cell table:formula="of:=(1-[.R$3])*[.U17] + [.R$3]*[.V17]" office:value-type="float" office:value="0.111550648445437" calcext:value-type="float">
            <text:p>0,111550648445437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table:formula="of:=[.B18]/127*3000" office:value-type="float" office:value="377.952755905512" calcext:value-type="float">
            <text:p>377,952755905512</text:p>
          </table:table-cell>
          <table:table-cell table:formula="of:=POWER(2;[.B18]/[.I$2])*[.I$3]-[.I$3]" office:value-type="float" office:value="1.74216009335588" calcext:value-type="float">
            <text:p>1,74216009335588</text:p>
          </table:table-cell>
          <table:table-cell table:formula="of:=([.C18]*(1-[.I$8])+[.D18]*[.I$8])" office:value-type="float" office:value="16.7905839258421" calcext:value-type="float">
            <text:p>16,7905839258421</text:p>
          </table:table-cell>
          <table:table-cell table:formula="of:=[.B18]+POWER(2;[.B18]/[.I$10])-1" office:value-type="float" office:value="17.7282272141306" calcext:value-type="float">
            <text:p>17,7282272141306</text:p>
          </table:table-cell>
          <table:table-cell table:formula="of:=POWER(2;[.B18]/[.I$6])*[.I$7]-[.I$7]" office:value-type="float" office:value="26.4202314326168" calcext:value-type="float">
            <text:p>26,4202314326168</text:p>
          </table:table-cell>
          <table:table-cell table:number-columns-repeated="12"/>
          <table:table-cell office:value-type="float" office:value="16" calcext:value-type="float">
            <text:p>16</text:p>
          </table:table-cell>
          <table:table-cell table:formula="of:=[.T18]/127" office:value-type="float" office:value="0.125984251968504" calcext:value-type="float">
            <text:p>0,125984251968504</text:p>
          </table:table-cell>
          <table:table-cell table:formula="of:=POWER(2;[.T18]/127)-1" office:value-type="float" office:value="0.0912519652068833" calcext:value-type="float">
            <text:p>0,0912519652068833</text:p>
          </table:table-cell>
          <table:table-cell table:formula="of:=(1-[.R$3])*[.U18] + [.R$3]*[.V18]" office:value-type="float" office:value="0.11903779461618" calcext:value-type="float">
            <text:p>0,11903779461618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table:formula="of:=[.B19]/127*3000" office:value-type="float" office:value="401.574803149606" calcext:value-type="float">
            <text:p>401,574803149606</text:p>
          </table:table-cell>
          <table:table-cell table:formula="of:=POWER(2;[.B19]/[.I$2])*[.I$3]-[.I$3]" office:value-type="float" office:value="1.92061026079264" calcext:value-type="float">
            <text:p>1,92061026079264</text:p>
          </table:table-cell>
          <table:table-cell table:formula="of:=([.C19]*(1-[.I$8])+[.D19]*[.I$8])" office:value-type="float" office:value="17.9067779763452" calcext:value-type="float">
            <text:p>17,9067779763452</text:p>
          </table:table-cell>
          <table:table-cell table:formula="of:=[.B19]+POWER(2;[.B19]/[.I$10])-1" office:value-type="float" office:value="18.9048457122287" calcext:value-type="float">
            <text:p>18,9048457122287</text:p>
          </table:table-cell>
          <table:table-cell table:formula="of:=POWER(2;[.B19]/[.I$6])*[.I$7]-[.I$7]" office:value-type="float" office:value="28.6175092026503" calcext:value-type="float">
            <text:p>28,6175092026503</text:p>
          </table:table-cell>
          <table:table-cell table:number-columns-repeated="12"/>
          <table:table-cell office:value-type="float" office:value="17" calcext:value-type="float">
            <text:p>17</text:p>
          </table:table-cell>
          <table:table-cell table:formula="of:=[.T19]/127" office:value-type="float" office:value="0.133858267716535" calcext:value-type="float">
            <text:p>0,133858267716535</text:p>
          </table:table-cell>
          <table:table-cell table:formula="of:=POWER(2;[.T19]/127)-1" office:value-type="float" office:value="0.0972241395225044" calcext:value-type="float">
            <text:p>0,0972241395225044</text:p>
          </table:table-cell>
          <table:table-cell table:formula="of:=(1-[.R$3])*[.U19] + [.R$3]*[.V19]" office:value-type="float" office:value="0.126531442077729" calcext:value-type="float">
            <text:p>0,126531442077729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table:formula="of:=[.B20]/127*3000" office:value-type="float" office:value="425.196850393701" calcext:value-type="float">
            <text:p>425,196850393701</text:p>
          </table:table-cell>
          <table:table-cell table:formula="of:=POWER(2;[.B20]/[.I$2])*[.I$3]-[.I$3]" office:value-type="float" office:value="2.11067333964744" calcext:value-type="float">
            <text:p>2,11067333964744</text:p>
          </table:table-cell>
          <table:table-cell table:formula="of:=([.C20]*(1-[.I$8])+[.D20]*[.I$8])" office:value-type="float" office:value="19.0341204218096" calcext:value-type="float">
            <text:p>19,0341204218096</text:p>
          </table:table-cell>
          <table:table-cell table:formula="of:=[.B20]+POWER(2;[.B20]/[.I$10])-1" office:value-type="float" office:value="20.09289804315" calcext:value-type="float">
            <text:p>20,09289804315</text:p>
          </table:table-cell>
          <table:table-cell table:formula="of:=POWER(2;[.B20]/[.I$6])*[.I$7]-[.I$7]" office:value-type="float" office:value="30.8933934755587" calcext:value-type="float">
            <text:p>30,8933934755587</text:p>
          </table:table-cell>
          <table:table-cell table:number-columns-repeated="12"/>
          <table:table-cell office:value-type="float" office:value="18" calcext:value-type="float">
            <text:p>18</text:p>
          </table:table-cell>
          <table:table-cell table:formula="of:=[.T20]/127" office:value-type="float" office:value="0.141732283464567" calcext:value-type="float">
            <text:p>0,141732283464567</text:p>
          </table:table-cell>
          <table:table-cell table:formula="of:=POWER(2;[.T20]/127)-1" office:value-type="float" office:value="0.103228998192604" calcext:value-type="float">
            <text:p>0,103228998192604</text:p>
          </table:table-cell>
          <table:table-cell table:formula="of:=(1-[.R$3])*[.U20] + [.R$3]*[.V20]" office:value-type="float" office:value="0.134031626410174" calcext:value-type="float">
            <text:p>0,134031626410174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table:formula="of:=[.B21]/127*3000" office:value-type="float" office:value="448.818897637795" calcext:value-type="float">
            <text:p>448,818897637795</text:p>
          </table:table-cell>
          <table:table-cell table:formula="of:=POWER(2;[.B21]/[.I$2])*[.I$3]-[.I$3]" office:value-type="float" office:value="2.3131050574914" calcext:value-type="float">
            <text:p>2,3131050574914</text:p>
          </table:table-cell>
          <table:table-cell table:formula="of:=([.C21]*(1-[.I$8])+[.D21]*[.I$8])" office:value-type="float" office:value="20.1733367607036" calcext:value-type="float">
            <text:p>20,1733367607036</text:p>
          </table:table-cell>
          <table:table-cell table:formula="of:=[.B21]+POWER(2;[.B21]/[.I$10])-1" office:value-type="float" office:value="21.2931244041812" calcext:value-type="float">
            <text:p>21,2931244041812</text:p>
          </table:table-cell>
          <table:table-cell table:formula="of:=POWER(2;[.B21]/[.I$6])*[.I$7]-[.I$7]" office:value-type="float" office:value="33.2506963592959" calcext:value-type="float">
            <text:p>33,2506963592959</text:p>
          </table:table-cell>
          <table:table-cell table:number-columns-repeated="11"/>
          <table:table-cell table:style-name="ce1"/>
          <table:table-cell office:value-type="float" office:value="19" calcext:value-type="float">
            <text:p>19</text:p>
          </table:table-cell>
          <table:table-cell table:formula="of:=[.T21]/127" office:value-type="float" office:value="0.149606299212598" calcext:value-type="float">
            <text:p>0,149606299212598</text:p>
          </table:table-cell>
          <table:table-cell table:formula="of:=POWER(2;[.T21]/127)-1" office:value-type="float" office:value="0.109266720091236" calcext:value-type="float">
            <text:p>0,109266720091236</text:p>
          </table:table-cell>
          <table:table-cell table:formula="of:=(1-[.R$3])*[.U21] + [.R$3]*[.V21]" office:value-type="float" office:value="0.141538383388326" calcext:value-type="float">
            <text:p>0,141538383388326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formula="of:=[.B22]/127*3000" office:value-type="float" office:value="472.44094488189" calcext:value-type="float">
            <text:p>472,44094488189</text:p>
          </table:table-cell>
          <table:table-cell table:formula="of:=POWER(2;[.B22]/[.I$2])*[.I$3]-[.I$3]" office:value-type="float" office:value="2.52871032199708" calcext:value-type="float">
            <text:p>2,52871032199708</text:p>
          </table:table-cell>
          <table:table-cell table:formula="of:=([.C22]*(1-[.I$8])+[.D22]*[.I$8])" office:value-type="float" office:value="21.3251997043928" calcext:value-type="float">
            <text:p>21,3251997043928</text:p>
          </table:table-cell>
          <table:table-cell table:formula="of:=[.B22]+POWER(2;[.B22]/[.I$10])-1" office:value-type="float" office:value="22.5063129111002" calcext:value-type="float">
            <text:p>22,5063129111002</text:p>
          </table:table-cell>
          <table:table-cell table:formula="of:=POWER(2;[.B22]/[.I$6])*[.I$7]-[.I$7]" office:value-type="float" office:value="35.6923305635582" calcext:value-type="float">
            <text:p>35,6923305635582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formula="of:=[.T22]/127" office:value-type="float" office:value="0.15748031496063" calcext:value-type="float">
            <text:p>0,15748031496063</text:p>
          </table:table-cell>
          <table:table-cell table:formula="of:=POWER(2;[.T22]/127)-1" office:value-type="float" office:value="0.11533748507139" calcext:value-type="float">
            <text:p>0,11533748507139</text:p>
          </table:table-cell>
          <table:table-cell table:formula="of:=(1-[.R$3])*[.U22] + [.R$3]*[.V22]" office:value-type="float" office:value="0.149051748982782" calcext:value-type="float">
            <text:p>0,149051748982782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table:formula="of:=[.B23]/127*3000" office:value-type="float" office:value="496.062992125984" calcext:value-type="float">
            <text:p>496,062992125984</text:p>
          </table:table-cell>
          <table:table-cell table:formula="of:=POWER(2;[.B23]/[.I$2])*[.I$3]-[.I$3]" office:value-type="float" office:value="2.75834642140716" calcext:value-type="float">
            <text:p>2,75834642140716</text:p>
          </table:table-cell>
          <table:table-cell table:formula="of:=([.C23]*(1-[.I$8])+[.D23]*[.I$8])" office:value-type="float" office:value="22.4905322495903" calcext:value-type="float">
            <text:p>22,4905322495903</text:p>
          </table:table-cell>
          <table:table-cell table:formula="of:=[.B23]+POWER(2;[.B23]/[.I$10])-1" office:value-type="float" office:value="23.7333027002984" calcext:value-type="float">
            <text:p>23,7333027002984</text:p>
          </table:table-cell>
          <table:table-cell table:formula="of:=POWER(2;[.B23]/[.I$6])*[.I$7]-[.I$7]" office:value-type="float" office:value="38.2213129987608" calcext:value-type="float">
            <text:p>38,2213129987608</text:p>
          </table:table-cell>
          <table:table-cell table:number-columns-repeated="12"/>
          <table:table-cell office:value-type="float" office:value="21" calcext:value-type="float">
            <text:p>21</text:p>
          </table:table-cell>
          <table:table-cell table:formula="of:=[.T23]/127" office:value-type="float" office:value="0.165354330708661" calcext:value-type="float">
            <text:p>0,165354330708661</text:p>
          </table:table-cell>
          <table:table-cell table:formula="of:=POWER(2;[.T23]/127)-1" office:value-type="float" office:value="0.121441473970352" calcext:value-type="float">
            <text:p>0,121441473970352</text:p>
          </table:table-cell>
          <table:table-cell table:formula="of:=(1-[.R$3])*[.U23] + [.R$3]*[.V23]" office:value-type="float" office:value="0.156571759360999" calcext:value-type="float">
            <text:p>0,156571759360999</text:p>
          </table:table-cell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table:formula="of:=[.B24]/127*3000" office:value-type="float" office:value="519.685039370079" calcext:value-type="float">
            <text:p>519,685039370079</text:p>
          </table:table-cell>
          <table:table-cell table:formula="of:=POWER(2;[.B24]/[.I$2])*[.I$3]-[.I$3]" office:value-type="float" office:value="3.00292643327828" calcext:value-type="float">
            <text:p>3,00292643327828</text:p>
          </table:table-cell>
          <table:table-cell table:formula="of:=([.C24]*(1-[.I$8])+[.D24]*[.I$8])" office:value-type="float" office:value="23.6702109507503" calcext:value-type="float">
            <text:p>23,6702109507503</text:p>
          </table:table-cell>
          <table:table-cell table:formula="of:=[.B24]+POWER(2;[.B24]/[.I$10])-1" office:value-type="float" office:value="24.9749872317249" calcext:value-type="float">
            <text:p>24,9749872317249</text:p>
          </table:table-cell>
          <table:table-cell table:formula="of:=POWER(2;[.B24]/[.I$6])*[.I$7]-[.I$7]" office:value-type="float" office:value="40.8407685037657" calcext:value-type="float">
            <text:p>40,8407685037657</text:p>
          </table:table-cell>
          <table:table-cell table:number-columns-repeated="12"/>
          <table:table-cell office:value-type="float" office:value="22" calcext:value-type="float">
            <text:p>22</text:p>
          </table:table-cell>
          <table:table-cell table:formula="of:=[.T24]/127" office:value-type="float" office:value="0.173228346456693" calcext:value-type="float">
            <text:p>0,173228346456693</text:p>
          </table:table-cell>
          <table:table-cell table:formula="of:=POWER(2;[.T24]/127)-1" office:value-type="float" office:value="0.127578868615087" calcext:value-type="float">
            <text:p>0,127578868615087</text:p>
          </table:table-cell>
          <table:table-cell table:formula="of:=(1-[.R$3])*[.U24] + [.R$3]*[.V24]" office:value-type="float" office:value="0.164098450888372" calcext:value-type="float">
            <text:p>0,164098450888372</text:p>
          </table:table-cell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table:formula="of:=[.B25]/127*3000" office:value-type="float" office:value="543.307086614173" calcext:value-type="float">
            <text:p>543,307086614173</text:p>
          </table:table-cell>
          <table:table-cell table:formula="of:=POWER(2;[.B25]/[.I$2])*[.I$3]-[.I$3]" office:value-type="float" office:value="3.26342285505406" calcext:value-type="float">
            <text:p>3,26342285505406</text:p>
          </table:table-cell>
          <table:table-cell table:formula="of:=([.C25]*(1-[.I$8])+[.D25]*[.I$8])" office:value-type="float" office:value="24.8651694054189" calcext:value-type="float">
            <text:p>24,8651694054189</text:p>
          </table:table-cell>
          <table:table-cell table:formula="of:=[.B25]+POWER(2;[.B25]/[.I$10])-1" office:value-type="float" office:value="26.2323178056558" calcext:value-type="float">
            <text:p>26,2323178056558</text:p>
          </table:table-cell>
          <table:table-cell table:formula="of:=POWER(2;[.B25]/[.I$6])*[.I$7]-[.I$7]" office:value-type="float" office:value="43.5539337069676" calcext:value-type="float">
            <text:p>43,5539337069676</text:p>
          </table:table-cell>
          <table:table-cell table:number-columns-repeated="12"/>
          <table:table-cell office:value-type="float" office:value="23" calcext:value-type="float">
            <text:p>23</text:p>
          </table:table-cell>
          <table:table-cell table:formula="of:=[.T25]/127" office:value-type="float" office:value="0.181102362204724" calcext:value-type="float">
            <text:p>0,181102362204724</text:p>
          </table:table-cell>
          <table:table-cell table:formula="of:=POWER(2;[.T25]/127)-1" office:value-type="float" office:value="0.133749851827661" calcext:value-type="float">
            <text:p>0,133749851827661</text:p>
          </table:table-cell>
          <table:table-cell table:formula="of:=(1-[.R$3])*[.U25] + [.R$3]*[.V25]" office:value-type="float" office:value="0.171631860129312" calcext:value-type="float">
            <text:p>0,171631860129312</text:p>
          </table:table-cell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table:formula="of:=[.B26]/127*3000" office:value-type="float" office:value="566.929133858268" calcext:value-type="float">
            <text:p>566,929133858268</text:p>
          </table:table-cell>
          <table:table-cell table:formula="of:=POWER(2;[.B26]/[.I$2])*[.I$3]-[.I$3]" office:value-type="float" office:value="3.54087147090313" calcext:value-type="float">
            <text:p>3,54087147090313</text:p>
          </table:table-cell>
          <table:table-cell table:formula="of:=([.C26]*(1-[.I$8])+[.D26]*[.I$8])" office:value-type="float" office:value="26.0764019663977" calcext:value-type="float">
            <text:p>26,0764019663977</text:p>
          </table:table-cell>
          <table:table-cell table:formula="of:=[.B26]+POWER(2;[.B26]/[.I$10])-1" office:value-type="float" office:value="27.5063073071302" calcext:value-type="float">
            <text:p>27,5063073071302</text:p>
          </table:table-cell>
          <table:table-cell table:formula="of:=POWER(2;[.B26]/[.I$6])*[.I$7]-[.I$7]" office:value-type="float" office:value="46.3641610255078" calcext:value-type="float">
            <text:p>46,3641610255078</text:p>
          </table:table-cell>
          <table:table-cell table:number-columns-repeated="2"/>
          <table:table-cell table:style-name="ce4" office:value-type="string" calcext:value-type="string">
            <text:p>min, max and k needs to be provided.</text:p>
          </table:table-cell>
          <table:table-cell table:style-name="ce4" table:number-columns-repeated="3"/>
          <table:table-cell table:number-columns-repeated="6"/>
          <table:table-cell office:value-type="float" office:value="24" calcext:value-type="float">
            <text:p>24</text:p>
          </table:table-cell>
          <table:table-cell table:formula="of:=[.T26]/127" office:value-type="float" office:value="0.188976377952756" calcext:value-type="float">
            <text:p>0,188976377952756</text:p>
          </table:table-cell>
          <table:table-cell table:formula="of:=POWER(2;[.T26]/127)-1" office:value-type="float" office:value="0.139954607430682" calcext:value-type="float">
            <text:p>0,139954607430682</text:p>
          </table:table-cell>
          <table:table-cell table:formula="of:=(1-[.R$3])*[.U26] + [.R$3]*[.V26]" office:value-type="float" office:value="0.179172023848341" calcext:value-type="float">
            <text:p>0,179172023848341</text:p>
          </table:table-cell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table:formula="of:=[.B27]/127*3000" office:value-type="float" office:value="590.551181102362" calcext:value-type="float">
            <text:p>590,551181102362</text:p>
          </table:table-cell>
          <table:table-cell table:formula="of:=POWER(2;[.B27]/[.I$2])*[.I$3]-[.I$3]" office:value-type="float" office:value="3.83637547019728" calcext:value-type="float">
            <text:p>3,83637547019728</text:p>
          </table:table-cell>
          <table:table-cell table:formula="of:=([.C27]*(1-[.I$8])+[.D27]*[.I$8])" office:value-type="float" office:value="27.3049676954839" calcext:value-type="float">
            <text:p>27,3049676954839</text:p>
          </table:table-cell>
          <table:table-cell table:formula="of:=[.B27]+POWER(2;[.B27]/[.I$10])-1" office:value-type="float" office:value="28.798034192791" calcext:value-type="float">
            <text:p>28,798034192791</text:p>
          </table:table-cell>
          <table:table-cell table:formula="of:=POWER(2;[.B27]/[.I$6])*[.I$7]-[.I$7]" office:value-type="float" office:value="49.2749228075586" calcext:value-type="float">
            <text:p>49,2749228075586</text:p>
          </table:table-cell>
          <table:table-cell table:number-columns-repeated="2"/>
          <table:table-cell table:style-name="ce4" table:number-columns-repeated="4"/>
          <table:table-cell table:number-columns-repeated="6"/>
          <table:table-cell office:value-type="float" office:value="25" calcext:value-type="float">
            <text:p>25</text:p>
          </table:table-cell>
          <table:table-cell table:formula="of:=[.T27]/127" office:value-type="float" office:value="0.196850393700787" calcext:value-type="float">
            <text:p>0,196850393700787</text:p>
          </table:table-cell>
          <table:table-cell table:formula="of:=POWER(2;[.T27]/127)-1" office:value-type="float" office:value="0.146193320252776" calcext:value-type="float">
            <text:p>0,146193320252776</text:p>
          </table:table-cell>
          <table:table-cell table:formula="of:=(1-[.R$3])*[.U27] + [.R$3]*[.V27]" office:value-type="float" office:value="0.186718979011185" calcext:value-type="float">
            <text:p>0,186718979011185</text:p>
          </table:table-cell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table:formula="of:=[.B28]/127*3000" office:value-type="float" office:value="614.173228346457" calcext:value-type="float">
            <text:p>614,173228346457</text:p>
          </table:table-cell>
          <table:table-cell table:formula="of:=POWER(2;[.B28]/[.I$2])*[.I$3]-[.I$3]" office:value-type="float" office:value="4.15110983400591" calcext:value-type="float">
            <text:p>4,15110983400591</text:p>
          </table:table-cell>
          <table:table-cell table:formula="of:=([.C28]*(1-[.I$8])+[.D28]*[.I$8])" office:value-type="float" office:value="28.551994574504" calcext:value-type="float">
            <text:p>28,551994574504</text:p>
          </table:table-cell>
          <table:table-cell table:formula="of:=[.B28]+POWER(2;[.B28]/[.I$10])-1" office:value-type="float" office:value="30.1086467358244" calcext:value-type="float">
            <text:p>30,1086467358244</text:p>
          </table:table-cell>
          <table:table-cell table:formula="of:=POWER(2;[.B28]/[.I$6])*[.I$7]-[.I$7]" office:value-type="float" office:value="52.2898156227947" calcext:value-type="float">
            <text:p>52,2898156227947</text:p>
          </table:table-cell>
          <table:table-cell table:number-columns-repeated="2"/>
          <table:table-cell table:style-name="ce4" office:value-type="string" calcext:value-type="string">
            <text:p>CC=&gt;val</text:p>
          </table:table-cell>
          <table:table-cell table:style-name="ce4" office:value-type="string" calcext:value-type="string">
            <text:p>2^(CC*ed127)*k-k+min</text:p>
          </table:table-cell>
          <table:table-cell table:style-name="ce4" table:number-columns-repeated="2"/>
          <table:table-cell table:number-columns-repeated="6"/>
          <table:table-cell office:value-type="float" office:value="26" calcext:value-type="float">
            <text:p>26</text:p>
          </table:table-cell>
          <table:table-cell table:formula="of:=[.T28]/127" office:value-type="float" office:value="0.204724409448819" calcext:value-type="float">
            <text:p>0,204724409448819</text:p>
          </table:table-cell>
          <table:table-cell table:formula="of:=POWER(2;[.T28]/127)-1" office:value-type="float" office:value="0.152466176134096" calcext:value-type="float">
            <text:p>0,152466176134096</text:p>
          </table:table-cell>
          <table:table-cell table:formula="of:=(1-[.R$3])*[.U28] + [.R$3]*[.V28]" office:value-type="float" office:value="0.194272762785874" calcext:value-type="float">
            <text:p>0,194272762785874</text:p>
          </table:table-cell>
        </table:table-row>
        <table:table-row table:style-name="ro1">
          <table:table-cell table:number-columns-repeated="2" office:value-type="float" office:value="27" calcext:value-type="float">
            <text:p>27</text:p>
          </table:table-cell>
          <table:table-cell table:formula="of:=[.B29]/127*3000" office:value-type="float" office:value="637.795275590551" calcext:value-type="float">
            <text:p>637,795275590551</text:p>
          </table:table-cell>
          <table:table-cell table:formula="of:=POWER(2;[.B29]/[.I$2])*[.I$3]-[.I$3]" office:value-type="float" office:value="4.48632600704801" calcext:value-type="float">
            <text:p>4,48632600704801</text:p>
          </table:table-cell>
          <table:table-cell table:formula="of:=([.C29]*(1-[.I$8])+[.D29]*[.I$8])" office:value-type="float" office:value="29.8186839903882" calcext:value-type="float">
            <text:p>29,8186839903882</text:p>
          </table:table-cell>
          <table:table-cell table:formula="of:=[.B29]+POWER(2;[.B29]/[.I$10])-1" office:value-type="float" office:value="31.4393675457047" calcext:value-type="float">
            <text:p>31,4393675457047</text:p>
          </table:table-cell>
          <table:table-cell table:formula="of:=POWER(2;[.B29]/[.I$6])*[.I$7]-[.I$7]" office:value-type="float" office:value="55.4125647063554" calcext:value-type="float">
            <text:p>55,4125647063554</text:p>
          </table:table-cell>
          <table:table-cell table:number-columns-repeated="2"/>
          <table:table-cell table:style-name="ce4" office:value-type="string" calcext:value-type="string">
            <text:p>val=&gt;CC</text:p>
          </table:table-cell>
          <table:table-cell table:style-name="ce4" office:value-type="string" calcext:value-type="string">
            <text:p>CC/log2(val)/k+k-min</text:p>
          </table:table-cell>
          <table:table-cell table:style-name="ce4" table:number-columns-repeated="2"/>
          <table:table-cell table:number-columns-repeated="6"/>
          <table:table-cell office:value-type="float" office:value="27" calcext:value-type="float">
            <text:p>27</text:p>
          </table:table-cell>
          <table:table-cell table:formula="of:=[.T29]/127" office:value-type="float" office:value="0.21259842519685" calcext:value-type="float">
            <text:p>0,21259842519685</text:p>
          </table:table-cell>
          <table:table-cell table:formula="of:=POWER(2;[.T29]/127)-1" office:value-type="float" office:value="0.158773361931856" calcext:value-type="float">
            <text:p>0,158773361931856</text:p>
          </table:table-cell>
          <table:table-cell table:formula="of:=(1-[.R$3])*[.U29] + [.R$3]*[.V29]" office:value-type="float" office:value="0.201833412543852" calcext:value-type="float">
            <text:p>0,201833412543852</text:p>
          </table:table-cell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  <table:table-cell table:formula="of:=[.B30]/127*3000" office:value-type="float" office:value="661.417322834646" calcext:value-type="float">
            <text:p>661,417322834646</text:p>
          </table:table-cell>
          <table:table-cell table:formula="of:=POWER(2;[.B30]/[.I$2])*[.I$3]-[.I$3]" office:value-type="float" office:value="4.8433568736785" calcext:value-type="float">
            <text:p>4,8433568736785</text:p>
          </table:table-cell>
          <table:table-cell table:formula="of:=([.C30]*(1-[.I$8])+[.D30]*[.I$8])" office:value-type="float" office:value="31.1063155121172" calcext:value-type="float">
            <text:p>31,1063155121172</text:p>
          </table:table-cell>
          <table:table-cell table:formula="of:=[.B30]+POWER(2;[.B30]/[.I$10])-1" office:value-type="float" office:value="32.7914983805375" calcext:value-type="float">
            <text:p>32,7914983805375</text:p>
          </table:table-cell>
          <table:table-cell table:formula="of:=POWER(2;[.B30]/[.I$6])*[.I$7]-[.I$7]" office:value-type="float" office:value="58.6470285617861" calcext:value-type="float">
            <text:p>58,6470285617861</text:p>
          </table:table-cell>
          <table:table-cell table:number-columns-repeated="12"/>
          <table:table-cell office:value-type="float" office:value="28" calcext:value-type="float">
            <text:p>28</text:p>
          </table:table-cell>
          <table:table-cell table:formula="of:=[.T30]/127" office:value-type="float" office:value="0.220472440944882" calcext:value-type="float">
            <text:p>0,220472440944882</text:p>
          </table:table-cell>
          <table:table-cell table:formula="of:=POWER(2;[.T30]/127)-1" office:value-type="float" office:value="0.165115065525896" calcext:value-type="float">
            <text:p>0,165115065525896</text:p>
          </table:table-cell>
          <table:table-cell table:formula="of:=(1-[.R$3])*[.U30] + [.R$3]*[.V30]" office:value-type="float" office:value="0.209400965861085" calcext:value-type="float">
            <text:p>0,209400965861085</text:p>
          </table:table-cell>
        </table:table-row>
        <table:table-row table:style-name="ro1">
          <table:table-cell table:number-columns-repeated="2" office:value-type="float" office:value="29" calcext:value-type="float">
            <text:p>29</text:p>
          </table:table-cell>
          <table:table-cell table:formula="of:=[.B31]/127*3000" office:value-type="float" office:value="685.03937007874" calcext:value-type="float">
            <text:p>685,03937007874</text:p>
          </table:table-cell>
          <table:table-cell table:formula="of:=POWER(2;[.B31]/[.I$2])*[.I$3]-[.I$3]" office:value-type="float" office:value="5.22362205769428" calcext:value-type="float">
            <text:p>5,22362205769428</text:p>
          </table:table-cell>
          <table:table-cell table:formula="of:=([.C31]*(1-[.I$8])+[.D31]*[.I$8])" office:value-type="float" office:value="32.4162519785361" calcext:value-type="float">
            <text:p>32,4162519785361</text:p>
          </table:table-cell>
          <table:table-cell table:formula="of:=[.B31]+POWER(2;[.B31]/[.I$10])-1" office:value-type="float" office:value="34.1664252709409" calcext:value-type="float">
            <text:p>34,1664252709409</text:p>
          </table:table-cell>
          <table:table-cell table:formula="of:=POWER(2;[.B31]/[.I$6])*[.I$7]-[.I$7]" office:value-type="float" office:value="61.9972037286487" calcext:value-type="float">
            <text:p>61,9972037286487</text:p>
          </table:table-cell>
          <table:table-cell table:number-columns-repeated="2"/>
          <table:table-cell table:style-name="ce4" office:value-type="string" calcext:value-type="string">
            <text:p>XML</text:p>
          </table:table-cell>
          <table:table-cell table:style-name="ce4"/>
          <table:table-cell table:style-name="ce4" office:value-type="string" calcext:value-type="string">
            <text:p>Calc</text:p>
          </table:table-cell>
          <table:table-cell table:style-name="ce4"/>
          <table:table-cell table:style-name="ce4" office:value-type="string" calcext:value-type="string">
            <text:p>CC</text:p>
          </table:table-cell>
          <table:table-cell table:style-name="ce4" office:value-type="string" calcext:value-type="string">
            <text:p>val</text:p>
          </table:table-cell>
          <table:table-cell table:style-name="ce4" office:value-type="string" calcext:value-type="string">
            <text:p>CC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formula="of:=[.T31]/127" office:value-type="float" office:value="0.228346456692913" calcext:value-type="float">
            <text:p>0,228346456692913</text:p>
          </table:table-cell>
          <table:table-cell table:formula="of:=POWER(2;[.T31]/127)-1" office:value-type="float" office:value="0.17149147582428" calcext:value-type="float">
            <text:p>0,17149147582428</text:p>
          </table:table-cell>
          <table:table-cell table:formula="of:=(1-[.R$3])*[.U31] + [.R$3]*[.V31]" office:value-type="float" office:value="0.216975460519187" calcext:value-type="float">
            <text:p>0,216975460519187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table:formula="of:=[.B32]/127*3000" office:value-type="float" office:value="708.661417322835" calcext:value-type="float">
            <text:p>708,661417322835</text:p>
          </table:table-cell>
          <table:table-cell table:formula="of:=POWER(2;[.B32]/[.I$2])*[.I$3]-[.I$3]" office:value-type="float" office:value="5.62863356703308" calcext:value-type="float">
            <text:p>5,62863356703308</text:p>
          </table:table-cell>
          <table:table-cell table:formula="of:=([.C32]*(1-[.I$8])+[.D32]*[.I$8])" office:value-type="float" office:value="33.7499449172652" calcext:value-type="float">
            <text:p>33,7499449172652</text:p>
          </table:table-cell>
          <table:table-cell table:formula="of:=[.B32]+POWER(2;[.B32]/[.I$10])-1" office:value-type="float" office:value="35.5656239756332" calcext:value-type="float">
            <text:p>35,5656239756332</text:p>
          </table:table-cell>
          <table:table-cell table:formula="of:=POWER(2;[.B32]/[.I$6])*[.I$7]-[.I$7]" office:value-type="float" office:value="65.4672297206899" calcext:value-type="float">
            <text:p>65,4672297206899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in</text:p>
          </table:table-cell>
          <table:table-cell table:style-name="ce4" table:formula="of:=LOG(([.J33]+[.J34]-[.J32])/[.J34];2)/127" office:value-type="float" office:value="0.0272292872533426" calcext:value-type="float">
            <text:p>0,0272292872533426</text:p>
          </table:table-cell>
          <table:table-cell table:style-name="ce4" office:value-type="string" calcext:value-type="string">
            <text:p>ed127</text:p>
          </table:table-cell>
          <table:table-cell table:style-name="ce4" office:value-type="float" office:value="0" calcext:value-type="float">
            <text:p>0</text:p>
          </table:table-cell>
          <table:table-cell table:style-name="ce5" table:formula="of:=POWER(2;[.L$32]*[.N32])*[.J$34]-[.J$34]+[.J$32]" office:value-type="float" office:value="1" calcext:value-type="float">
            <text:p>1</text:p>
          </table:table-cell>
          <table:table-cell table:style-name="ce4" table:formula="of:=LOG(([.O32]+[.J$34]-[.J$32])/[.J$34];2)/[.L$32]" office:value-type="float" office:value="0" calcext:value-type="float">
            <text:p>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formula="of:=[.T32]/127" office:value-type="float" office:value="0.236220472440945" calcext:value-type="float">
            <text:p>0,236220472440945</text:p>
          </table:table-cell>
          <table:table-cell table:formula="of:=POWER(2;[.T32]/127)-1" office:value-type="float" office:value="0.177902782768924" calcext:value-type="float">
            <text:p>0,177902782768924</text:p>
          </table:table-cell>
          <table:table-cell table:formula="of:=(1-[.R$3])*[.U32] + [.R$3]*[.V32]" office:value-type="float" office:value="0.224556934506541" calcext:value-type="float">
            <text:p>0,224556934506541</text:p>
          </table:table-cell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table:formula="of:=[.B33]/127*3000" office:value-type="float" office:value="732.283464566929" calcext:value-type="float">
            <text:p>732,283464566929</text:p>
          </table:table-cell>
          <table:table-cell table:formula="of:=POWER(2;[.B33]/[.I$2])*[.I$3]-[.I$3]" office:value-type="float" office:value="6.06000180580954" calcext:value-type="float">
            <text:p>6,06000180580954</text:p>
          </table:table-cell>
          <table:table-cell table:formula="of:=([.C33]*(1-[.I$8])+[.D33]*[.I$8])" office:value-type="float" office:value="35.1089403162544" calcext:value-type="float">
            <text:p>35,1089403162544</text:p>
          </table:table-cell>
          <table:table-cell table:formula="of:=[.B33]+POWER(2;[.B33]/[.I$10])-1" office:value-type="float" office:value="36.990665790203" calcext:value-type="float">
            <text:p>36,990665790203</text:p>
          </table:table-cell>
          <table:table-cell table:formula="of:=POWER(2;[.B33]/[.I$6])*[.I$7]-[.I$7]" office:value-type="float" office:value="69.0613941406711" calcext:value-type="float">
            <text:p>69,0613941406711</text:p>
          </table:table-cell>
          <table:table-cell table:number-columns-repeated="2"/>
          <table:table-cell table:style-name="ce4" office:value-type="float" office:value="1000" calcext:value-type="float">
            <text:p>1000</text:p>
          </table:table-cell>
          <table:table-cell table:style-name="ce4" office:value-type="string" calcext:value-type="string">
            <text:p>max</text:p>
          </table:table-cell>
          <table:table-cell table:style-name="ce4" table:number-columns-repeated="2"/>
          <table:table-cell table:style-name="ce4" office:value-type="float" office:value="5" calcext:value-type="float">
            <text:p>5</text:p>
          </table:table-cell>
          <table:table-cell table:style-name="ce5" table:formula="of:=POWER(2;[.L$32]*[.N33])*[.J$34]-[.J$34]+[.J$32]" office:value-type="float" office:value="10.8965759012485" calcext:value-type="float">
            <text:p>10,8965759012485</text:p>
          </table:table-cell>
          <table:table-cell table:style-name="ce4" table:formula="of:=LOG(([.O33]+[.J$34]-[.J$32])/[.J$34];2)/[.L$32]" office:value-type="float" office:value="5" calcext:value-type="float">
            <text:p>5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formula="of:=[.T33]/127" office:value-type="float" office:value="0.244094488188976" calcext:value-type="float">
            <text:p>0,244094488188976</text:p>
          </table:table-cell>
          <table:table-cell table:formula="of:=POWER(2;[.T33]/127)-1" office:value-type="float" office:value="0.184349177341251" calcext:value-type="float">
            <text:p>0,184349177341251</text:p>
          </table:table-cell>
          <table:table-cell table:formula="of:=(1-[.R$3])*[.U33] + [.R$3]*[.V33]" office:value-type="float" office:value="0.232145426019431" calcext:value-type="float">
            <text:p>0,232145426019431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table:formula="of:=[.B34]/127*3000" office:value-type="float" office:value="755.905511811024" calcext:value-type="float">
            <text:p>755,905511811024</text:p>
          </table:table-cell>
          <table:table-cell table:formula="of:=POWER(2;[.B34]/[.I$2])*[.I$3]-[.I$3]" office:value-type="float" office:value="6.51944197759351" calcext:value-type="float">
            <text:p>6,51944197759351</text:p>
          </table:table-cell>
          <table:table-cell table:formula="of:=([.C34]*(1-[.I$8])+[.D34]*[.I$8])" office:value-type="float" office:value="36.4948847709307" calcext:value-type="float">
            <text:p>36,4948847709307</text:p>
          </table:table-cell>
          <table:table-cell table:formula="of:=[.B34]+POWER(2;[.B34]/[.I$10])-1" office:value-type="float" office:value="38.4432237319229" calcext:value-type="float">
            <text:p>38,4432237319229</text:p>
          </table:table-cell>
          <table:table-cell table:formula="of:=POWER(2;[.B34]/[.I$6])*[.I$7]-[.I$7]" office:value-type="float" office:value="72.7841379781775" calcext:value-type="float">
            <text:p>72,7841379781775</text:p>
          </table:table-cell>
          <table:table-cell table:number-columns-repeated="2"/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k (def:100)</text:p>
          </table:table-cell>
          <table:table-cell table:style-name="ce4" office:value-type="string" calcext:value-type="string">
            <text:p>(1-10000)</text:p>
          </table:table-cell>
          <table:table-cell table:style-name="ce4"/>
          <table:table-cell table:style-name="ce4" office:value-type="float" office:value="64" calcext:value-type="float">
            <text:p>64</text:p>
          </table:table-cell>
          <table:table-cell table:style-name="ce5" table:formula="of:=POWER(2;[.L$32]*[.N34])*[.J$34]-[.J$34]+[.J$32]" office:value-type="float" office:value="235.654957037616" calcext:value-type="float">
            <text:p>235,654957037616</text:p>
          </table:table-cell>
          <table:table-cell table:style-name="ce4" table:formula="of:=LOG(([.O34]+[.J$34]-[.J$32])/[.J$34];2)/[.L$32]" office:value-type="float" office:value="64" calcext:value-type="float">
            <text:p>64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formula="of:=[.T34]/127" office:value-type="float" office:value="0.251968503937008" calcext:value-type="float">
            <text:p>0,251968503937008</text:p>
          </table:table-cell>
          <table:table-cell table:formula="of:=POWER(2;[.T34]/127)-1" office:value-type="float" office:value="0.190830851567885" calcext:value-type="float">
            <text:p>0,190830851567885</text:p>
          </table:table-cell>
          <table:table-cell table:formula="of:=(1-[.R$3])*[.U34] + [.R$3]*[.V34]" office:value-type="float" office:value="0.239740973463183" calcext:value-type="float">
            <text:p>0,239740973463183</text:p>
          </table:table-cell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table:formula="of:=[.B35]/127*3000" office:value-type="float" office:value="779.527559055118" calcext:value-type="float">
            <text:p>779,527559055118</text:p>
          </table:table-cell>
          <table:table-cell table:formula="of:=POWER(2;[.B35]/[.I$2])*[.I$3]-[.I$3]" office:value-type="float" office:value="7.00878090539128" calcext:value-type="float">
            <text:p>7,00878090539128</text:p>
          </table:table-cell>
          <table:table-cell table:formula="of:=([.C35]*(1-[.I$8])+[.D35]*[.I$8])" office:value-type="float" office:value="37.9095320313804" calcext:value-type="float">
            <text:p>37,9095320313804</text:p>
          </table:table-cell>
          <table:table-cell table:formula="of:=[.B35]+POWER(2;[.B35]/[.I$10])-1" office:value-type="float" office:value="39.9250791249528" calcext:value-type="float">
            <text:p>39,9250791249528</text:p>
          </table:table-cell>
          <table:table-cell table:formula="of:=POWER(2;[.B35]/[.I$6])*[.I$7]-[.I$7]" office:value-type="float" office:value="76.6400610969547" calcext:value-type="float">
            <text:p>76,6400610969547</text:p>
          </table:table-cell>
          <table:table-cell table:number-columns-repeated="2"/>
          <table:table-cell table:style-name="ce4" table:number-columns-repeated="4"/>
          <table:table-cell table:style-name="ce4" office:value-type="float" office:value="126" calcext:value-type="float">
            <text:p>126</text:p>
          </table:table-cell>
          <table:table-cell table:style-name="ce5" table:formula="of:=POWER(2;[.L$32]*[.N35])*[.J$34]-[.J$34]+[.J$32]" office:value-type="float" office:value="979.452099363422" calcext:value-type="float">
            <text:p>979,452099363422</text:p>
          </table:table-cell>
          <table:table-cell table:style-name="ce4" table:formula="of:=LOG(([.O35]+[.J$34]-[.J$32])/[.J$34];2)/[.L$32]" office:value-type="float" office:value="126" calcext:value-type="float">
            <text:p>126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[.T35]/127" office:value-type="float" office:value="0.259842519685039" calcext:value-type="float">
            <text:p>0,259842519685039</text:p>
          </table:table-cell>
          <table:table-cell table:formula="of:=POWER(2;[.T35]/127)-1" office:value-type="float" office:value="0.197347998526364" calcext:value-type="float">
            <text:p>0,197347998526364</text:p>
          </table:table-cell>
          <table:table-cell table:formula="of:=(1-[.R$3])*[.U35] + [.R$3]*[.V35]" office:value-type="float" office:value="0.247343615453304" calcext:value-type="float">
            <text:p>0,247343615453304</text:p>
          </table:table-cell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table:formula="of:=[.B36]/127*3000" office:value-type="float" office:value="803.149606299213" calcext:value-type="float">
            <text:p>803,149606299213</text:p>
          </table:table-cell>
          <table:table-cell table:formula="of:=POWER(2;[.B36]/[.I$2])*[.I$3]-[.I$3]" office:value-type="float" office:value="7.52996429544726" calcext:value-type="float">
            <text:p>7,52996429544726</text:p>
          </table:table-cell>
          <table:table-cell table:formula="of:=([.C36]*(1-[.I$8])+[.D36]*[.I$8])" office:value-type="float" office:value="39.3547499755979" calcext:value-type="float">
            <text:p>39,3547499755979</text:p>
          </table:table-cell>
          <table:table-cell table:formula="of:=[.B36]+POWER(2;[.B36]/[.I$10])-1" office:value-type="float" office:value="41.4381286118532" calcext:value-type="float">
            <text:p>41,4381286118532</text:p>
          </table:table-cell>
          <table:table-cell table:formula="of:=POWER(2;[.B36]/[.I$6])*[.I$7]-[.I$7]" office:value-type="float" office:value="80.6339279185514" calcext:value-type="float">
            <text:p>80,6339279185514</text:p>
          </table:table-cell>
          <table:table-cell table:number-columns-repeated="2"/>
          <table:table-cell table:style-name="ce4" table:number-columns-repeated="4"/>
          <table:table-cell table:style-name="ce4" office:value-type="float" office:value="127" calcext:value-type="float">
            <text:p>127</text:p>
          </table:table-cell>
          <table:table-cell table:style-name="ce5" table:formula="of:=POWER(2;[.L$32]*[.N36])*[.J$34]-[.J$34]+[.J$32]" office:value-type="float" office:value="1000" calcext:value-type="float">
            <text:p>1000</text:p>
          </table:table-cell>
          <table:table-cell table:style-name="ce4" table:formula="of:=LOG(([.O36]+[.J$34]-[.J$32])/[.J$34];2)/[.L$32]" office:value-type="float" office:value="127" calcext:value-type="float">
            <text:p>127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formula="of:=[.T36]/127" office:value-type="float" office:value="0.267716535433071" calcext:value-type="float">
            <text:p>0,267716535433071</text:p>
          </table:table-cell>
          <table:table-cell table:formula="of:=POWER(2;[.T36]/127)-1" office:value-type="float" office:value="0.2039008123509" calcext:value-type="float">
            <text:p>0,2039008123509</text:p>
          </table:table-cell>
          <table:table-cell table:formula="of:=(1-[.R$3])*[.U36] + [.R$3]*[.V36]" office:value-type="float" office:value="0.254953390816637" calcext:value-type="float">
            <text:p>0,254953390816637</text:p>
          </table:table-cell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table-cell table:formula="of:=[.B37]/127*3000" office:value-type="float" office:value="826.771653543307" calcext:value-type="float">
            <text:p>826,771653543307</text:p>
          </table:table-cell>
          <table:table-cell table:formula="of:=POWER(2;[.B37]/[.I$2])*[.I$3]-[.I$3]" office:value-type="float" office:value="8.08506447374843" calcext:value-type="float">
            <text:p>8,08506447374843</text:p>
          </table:table-cell>
          <table:table-cell table:formula="of:=([.C37]*(1-[.I$8])+[.D37]*[.I$8])" office:value-type="float" office:value="40.8325280365308" calcext:value-type="float">
            <text:p>40,8325280365308</text:p>
          </table:table-cell>
          <table:table-cell table:formula="of:=[.B37]+POWER(2;[.B37]/[.I$10])-1" office:value-type="float" office:value="42.9843916190047" calcext:value-type="float">
            <text:p>42,9843916190047</text:p>
          </table:table-cell>
          <table:table-cell table:formula="of:=POWER(2;[.B37]/[.I$6])*[.I$7]-[.I$7]" office:value-type="float" office:value="84.7706733092918" calcext:value-type="float">
            <text:p>84,7706733092918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table:formula="of:=[.T37]/127" office:value-type="float" office:value="0.275590551181102" calcext:value-type="float">
            <text:p>0,275590551181102</text:p>
          </table:table-cell>
          <table:table-cell table:formula="of:=POWER(2;[.T37]/127)-1" office:value-type="float" office:value="0.210489488238155" calcext:value-type="float">
            <text:p>0,210489488238155</text:p>
          </table:table-cell>
          <table:table-cell table:formula="of:=(1-[.R$3])*[.U37] + [.R$3]*[.V37]" office:value-type="float" office:value="0.262570338592513" calcext:value-type="float">
            <text:p>0,262570338592513</text:p>
          </table:table-cell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table:formula="of:=[.B38]/127*3000" office:value-type="float" office:value="850.393700787402" calcext:value-type="float">
            <text:p>850,393700787402</text:p>
          </table:table-cell>
          <table:table-cell table:formula="of:=POWER(2;[.B38]/[.I$2])*[.I$3]-[.I$3]" office:value-type="float" office:value="8.67628862599336" calcext:value-type="float">
            <text:p>8,67628862599336</text:p>
          </table:table-cell>
          <table:table-cell table:formula="of:=([.C38]*(1-[.I$8])+[.D38]*[.I$8])" office:value-type="float" office:value="42.3449851124497" calcext:value-type="float">
            <text:p>42,3449851124497</text:p>
          </table:table-cell>
          <table:table-cell table:formula="of:=[.B38]+POWER(2;[.B38]/[.I$10])-1" office:value-type="float" office:value="44.5660183053212" calcext:value-type="float">
            <text:p>44,5660183053212</text:p>
          </table:table-cell>
          <table:table-cell table:formula="of:=POWER(2;[.B38]/[.I$6])*[.I$7]-[.I$7]" office:value-type="float" office:value="89.0554086778514" calcext:value-type="float">
            <text:p>89,0554086778514</text:p>
          </table:table-cell>
          <table:table-cell table:number-columns-repeated="2"/>
          <table:table-cell table:style-name="ce4" office:value-type="string" calcext:value-type="string">
            <text:p>centerLog (detune)</text:p>
          </table:table-cell>
          <table:table-cell table:style-name="ce4" table:number-columns-repeated="6"/>
          <table:table-cell table:number-columns-repeated="3"/>
          <table:table-cell office:value-type="float" office:value="36" calcext:value-type="float">
            <text:p>36</text:p>
          </table:table-cell>
          <table:table-cell table:formula="of:=[.T38]/127" office:value-type="float" office:value="0.283464566929134" calcext:value-type="float">
            <text:p>0,283464566929134</text:p>
          </table:table-cell>
          <table:table-cell table:formula="of:=POWER(2;[.T38]/127)-1" office:value-type="float" office:value="0.217114222453057" calcext:value-type="float">
            <text:p>0,217114222453057</text:p>
          </table:table-cell>
          <table:table-cell table:formula="of:=(1-[.R$3])*[.U38] + [.R$3]*[.V38]" office:value-type="float" office:value="0.270194498033919" calcext:value-type="float">
            <text:p>0,270194498033919</text:p>
          </table:table-cell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table:formula="of:=[.B39]/127*3000" office:value-type="float" office:value="874.015748031496" calcext:value-type="float">
            <text:p>874,015748031496</text:p>
          </table:table-cell>
          <table:table-cell table:formula="of:=POWER(2;[.B39]/[.I$2])*[.I$3]-[.I$3]" office:value-type="float" office:value="9.30598757378959" calcext:value-type="float">
            <text:p>9,30598757378959</text:p>
          </table:table-cell>
          <table:table-cell table:formula="of:=([.C39]*(1-[.I$8])+[.D39]*[.I$8])" office:value-type="float" office:value="43.8943779920979" calcext:value-type="float">
            <text:p>43,8943779920979</text:p>
          </table:table-cell>
          <table:table-cell table:formula="of:=[.B39]+POWER(2;[.B39]/[.I$10])-1" office:value-type="float" office:value="46.1852980255415" calcext:value-type="float">
            <text:p>46,1852980255415</text:p>
          </table:table-cell>
          <table:table-cell table:formula="of:=POWER(2;[.B39]/[.I$6])*[.I$7]-[.I$7]" office:value-type="float" office:value="93.4934282909704" calcext:value-type="float">
            <text:p>93,4934282909704</text:p>
          </table:table-cell>
          <table:table-cell table:number-columns-repeated="2"/>
          <table:table-cell table:style-name="ce4" office:value-type="string" calcext:value-type="string">
            <text:p>XML</text:p>
          </table:table-cell>
          <table:table-cell table:style-name="ce4"/>
          <table:table-cell table:style-name="ce4" office:value-type="string" calcext:value-type="string">
            <text:p>Calc</text:p>
          </table:table-cell>
          <table:table-cell table:style-name="ce4"/>
          <table:table-cell table:style-name="ce4" office:value-type="string" calcext:value-type="string">
            <text:p>CC</text:p>
          </table:table-cell>
          <table:table-cell table:style-name="ce4" office:value-type="string" calcext:value-type="string">
            <text:p>val</text:p>
          </table:table-cell>
          <table:table-cell table:style-name="ce4" office:value-type="string" calcext:value-type="string">
            <text:p>CC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formula="of:=[.T39]/127" office:value-type="float" office:value="0.291338582677165" calcext:value-type="float">
            <text:p>0,291338582677165</text:p>
          </table:table-cell>
          <table:table-cell table:formula="of:=POWER(2;[.T39]/127)-1" office:value-type="float" office:value="0.22377521233465" calcext:value-type="float">
            <text:p>0,22377521233465</text:p>
          </table:table-cell>
          <table:table-cell table:formula="of:=(1-[.R$3])*[.U39] + [.R$3]*[.V39]" office:value-type="float" office:value="0.277825908608662" calcext:value-type="float">
            <text:p>0,277825908608662</text:p>
          </table:table-cell>
        </table:table-row>
        <table:table-row table:style-name="ro1">
          <table:table-cell table:number-columns-repeated="2" office:value-type="float" office:value="38" calcext:value-type="float">
            <text:p>38</text:p>
          </table:table-cell>
          <table:table-cell table:formula="of:=[.B40]/127*3000" office:value-type="float" office:value="897.637795275591" calcext:value-type="float">
            <text:p>897,637795275591</text:p>
          </table:table-cell>
          <table:table-cell table:formula="of:=POWER(2;[.B40]/[.I$2])*[.I$3]-[.I$3]" office:value-type="float" office:value="9.97666512197506" calcext:value-type="float">
            <text:p>9,97666512197506</text:p>
          </table:table-cell>
          <table:table-cell table:formula="of:=([.C40]*(1-[.I$8])+[.D40]*[.I$8])" office:value-type="float" office:value="45.4831103281197" calcext:value-type="float">
            <text:p>45,4831103281197</text:p>
          </table:table-cell>
          <table:table-cell table:formula="of:=[.B40]+POWER(2;[.B40]/[.I$10])-1" office:value-type="float" office:value="47.8446683414135" calcext:value-type="float">
            <text:p>47,8446683414135</text:p>
          </table:table-cell>
          <table:table-cell table:formula="of:=POWER(2;[.B40]/[.I$6])*[.I$7]-[.I$7]" office:value-type="float" office:value="98.0902158151088" calcext:value-type="float">
            <text:p>98,0902158151088</text:p>
          </table:table-cell>
          <table:table-cell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in (always)</text:p>
          </table:table-cell>
          <table:table-cell table:style-name="ce4" table:formula="of:=LOG(([.J41]+[.J42]-[.J40])/[.J42];2)/63" office:value-type="float" office:value="0.130692375821583" calcext:value-type="float">
            <text:p>0,130692375821583</text:p>
          </table:table-cell>
          <table:table-cell table:style-name="ce4"/>
          <table:table-cell table:style-name="ce4" office:value-type="float" office:value="64" calcext:value-type="float">
            <text:p>64</text:p>
          </table:table-cell>
          <table:table-cell table:style-name="ce5" table:formula="of:=POWER(2;[.L$40]*([.N40]-64))*[.J$42]-[.J$42]+[.J$40]" office:value-type="float" office:value="0" calcext:value-type="float">
            <text:p>0</text:p>
          </table:table-cell>
          <table:table-cell table:style-name="ce4" table:formula="of:=IF([.O40]&gt;=0;LOG(([.O40]+[.J$42]-[.J$40])/[.J$42];2)/[.L$40]+64;&quot;*-1&quot;)" office:value-type="float" office:value="64" calcext:value-type="float">
            <text:p>64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[.T40]/127" office:value-type="float" office:value="0.299212598425197" calcext:value-type="float">
            <text:p>0,299212598425197</text:p>
          </table:table-cell>
          <table:table-cell table:formula="of:=POWER(2;[.T40]/127)-1" office:value-type="float" office:value="0.230472656301968" calcext:value-type="float">
            <text:p>0,230472656301968</text:p>
          </table:table-cell>
          <table:table-cell table:formula="of:=(1-[.R$3])*[.U40] + [.R$3]*[.V40]" office:value-type="float" office:value="0.285464610000551" calcext:value-type="float">
            <text:p>0,285464610000551</text:p>
          </table:table-cell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table:formula="of:=[.B41]/127*3000" office:value-type="float" office:value="921.259842519685" calcext:value-type="float">
            <text:p>921,259842519685</text:p>
          </table:table-cell>
          <table:table-cell table:formula="of:=POWER(2;[.B41]/[.I$2])*[.I$3]-[.I$3]" office:value-type="float" office:value="10.6909880142306" calcext:value-type="float">
            <text:p>10,6909880142306</text:p>
          </table:table-cell>
          <table:table-cell table:formula="of:=([.C41]*(1-[.I$8])+[.D41]*[.I$8])" office:value-type="float" office:value="47.1137421944488" calcext:value-type="float">
            <text:p>47,1137421944488</text:p>
          </table:table-cell>
          <table:table-cell table:formula="of:=[.B41]+POWER(2;[.B41]/[.I$10])-1" office:value-type="float" office:value="49.5467246162397" calcext:value-type="float">
            <text:p>49,5467246162397</text:p>
          </table:table-cell>
          <table:table-cell table:formula="of:=POWER(2;[.B41]/[.I$6])*[.I$7]-[.I$7]" office:value-type="float" office:value="102.851451092125" calcext:value-type="float">
            <text:p>102,851451092125</text:p>
          </table:table-cell>
          <table:table-cell table:number-columns-repeated="2"/>
          <table:table-cell table:style-name="ce4" office:value-type="float" office:value="300" calcext:value-type="float">
            <text:p>300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(above / 63)</text:p>
          </table:table-cell>
          <table:table-cell table:style-name="ce4"/>
          <table:table-cell table:style-name="ce4" office:value-type="float" office:value="65" calcext:value-type="float">
            <text:p>65</text:p>
          </table:table-cell>
          <table:table-cell table:style-name="ce5" table:formula="of:=POWER(2;[.L$40]*([.N41]-64))*[.J$42]-[.J$42]+[.J$40]" office:value-type="float" office:value="0.0948189989266635" calcext:value-type="float">
            <text:p>0,0948189989266635</text:p>
          </table:table-cell>
          <table:table-cell table:style-name="ce4" table:formula="of:=IF([.O41]&gt;=0;LOG(([.O41]+[.J$42]-[.J$40])/[.J$42];2)/[.L$40]+64;&quot;*-1&quot;)" office:value-type="float" office:value="65" calcext:value-type="float">
            <text:p>65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formula="of:=[.T41]/127" office:value-type="float" office:value="0.307086614173228" calcext:value-type="float">
            <text:p>0,307086614173228</text:p>
          </table:table-cell>
          <table:table-cell table:formula="of:=POWER(2;[.T41]/127)-1" office:value-type="float" office:value="0.237206753859948" calcext:value-type="float">
            <text:p>0,237206753859948</text:p>
          </table:table-cell>
          <table:table-cell table:formula="of:=(1-[.R$3])*[.U41] + [.R$3]*[.V41]" office:value-type="float" office:value="0.293110642110572" calcext:value-type="float">
            <text:p>0,293110642110572</text:p>
          </table:table-cell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table:formula="of:=[.B42]/127*3000" office:value-type="float" office:value="944.88188976378" calcext:value-type="float">
            <text:p>944,88188976378</text:p>
          </table:table-cell>
          <table:table-cell table:formula="of:=POWER(2;[.B42]/[.I$2])*[.I$3]-[.I$3]" office:value-type="float" office:value="11.4517965365688" calcext:value-type="float">
            <text:p>11,4517965365688</text:p>
          </table:table-cell>
          <table:table-cell table:formula="of:=([.C42]*(1-[.I$8])+[.D42]*[.I$8])" office:value-type="float" office:value="48.7890002656572" calcext:value-type="float">
            <text:p>48,7890002656572</text:p>
          </table:table-cell>
          <table:table-cell table:formula="of:=[.B42]+POWER(2;[.B42]/[.I$10])-1" office:value-type="float" office:value="51.2942302305482" calcext:value-type="float">
            <text:p>51,2942302305482</text:p>
          </table:table-cell>
          <table:table-cell table:formula="of:=POWER(2;[.B42]/[.I$6])*[.I$7]-[.I$7]" office:value-type="float" office:value="107.783017157354" calcext:value-type="float">
            <text:p>107,783017157354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k (def:100)</text:p>
          </table:table-cell>
          <table:table-cell table:style-name="ce4" table:number-columns-repeated="2"/>
          <table:table-cell table:style-name="ce4" table:formula="of:=[.N41]+16" office:value-type="float" office:value="81" calcext:value-type="float">
            <text:p>81</text:p>
          </table:table-cell>
          <table:table-cell table:style-name="ce5" table:formula="of:=POWER(2;[.L$40]*([.N42]-64))*[.J$42]-[.J$42]+[.J$40]" office:value-type="float" office:value="3.66465502044706" calcext:value-type="float">
            <text:p>3,66465502044706</text:p>
          </table:table-cell>
          <table:table-cell table:style-name="ce4" table:formula="of:=IF([.O42]&gt;=0;LOG(([.O42]+[.J$42]-[.J$40])/[.J$42];2)/[.L$40]+64;&quot;*-1&quot;)" office:value-type="float" office:value="81" calcext:value-type="float">
            <text:p>81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formula="of:=[.T42]/127" office:value-type="float" office:value="0.31496062992126" calcext:value-type="float">
            <text:p>0,31496062992126</text:p>
          </table:table-cell>
          <table:table-cell table:formula="of:=POWER(2;[.T42]/127)-1" office:value-type="float" office:value="0.243977705605373" calcext:value-type="float">
            <text:p>0,243977705605373</text:p>
          </table:table-cell>
          <table:table-cell table:formula="of:=(1-[.R$3])*[.U42] + [.R$3]*[.V42]" office:value-type="float" office:value="0.300764045058082" calcext:value-type="float">
            <text:p>0,300764045058082</text:p>
          </table:table-cell>
        </table:table-row>
        <table:table-row table:style-name="ro1">
          <table:table-cell table:number-columns-repeated="2" office:value-type="float" office:value="41" calcext:value-type="float">
            <text:p>41</text:p>
          </table:table-cell>
          <table:table-cell table:formula="of:=[.B43]/127*3000" office:value-type="float" office:value="968.503937007874" calcext:value-type="float">
            <text:p>968,503937007874</text:p>
          </table:table-cell>
          <table:table-cell table:formula="of:=POWER(2;[.B43]/[.I$2])*[.I$3]-[.I$3]" office:value-type="float" office:value="12.2621158108602" calcext:value-type="float">
            <text:p>12,2621158108602</text:p>
          </table:table-cell>
          <table:table-cell table:formula="of:=([.C43]*(1-[.I$8])+[.D43]*[.I$8])" office:value-type="float" office:value="50.5117886587408" calcext:value-type="float">
            <text:p>50,5117886587408</text:p>
          </table:table-cell>
          <table:table-cell table:formula="of:=[.B43]+POWER(2;[.B43]/[.I$10])-1" office:value-type="float" office:value="53.0901274591017" calcext:value-type="float">
            <text:p>53,0901274591017</text:p>
          </table:table-cell>
          <table:table-cell table:formula="of:=POWER(2;[.B43]/[.I$6])*[.I$7]-[.I$7]" office:value-type="float" office:value="112.891007508748" calcext:value-type="float">
            <text:p>112,891007508748</text:p>
          </table:table-cell>
          <table:table-cell office:value-type="string" calcext:value-type="string">
            <text:p>s</text:p>
          </table:table-cell>
          <table:table-cell/>
          <table:table-cell table:style-name="ce4" table:number-columns-repeated="4"/>
          <table:table-cell table:style-name="ce4" table:formula="of:=[.N42]+16" office:value-type="float" office:value="97" calcext:value-type="float">
            <text:p>97</text:p>
          </table:table-cell>
          <table:table-cell table:style-name="ce5" table:formula="of:=POWER(2;[.L$40]*([.N43]-64))*[.J$42]-[.J$42]+[.J$40]" office:value-type="float" office:value="18.8745239908277" calcext:value-type="float">
            <text:p>18,8745239908277</text:p>
          </table:table-cell>
          <table:table-cell table:style-name="ce4" table:formula="of:=IF([.O43]&gt;=0;LOG(([.O43]+[.J$42]-[.J$40])/[.J$42];2)/[.L$40]+64;&quot;*-1&quot;)" office:value-type="float" office:value="97" calcext:value-type="float">
            <text:p>97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[.T43]/127" office:value-type="float" office:value="0.322834645669291" calcext:value-type="float">
            <text:p>0,322834645669291</text:p>
          </table:table-cell>
          <table:table-cell table:formula="of:=POWER(2;[.T43]/127)-1" office:value-type="float" office:value="0.250785713232844" calcext:value-type="float">
            <text:p>0,250785713232844</text:p>
          </table:table-cell>
          <table:table-cell table:formula="of:=(1-[.R$3])*[.U43] + [.R$3]*[.V43]" office:value-type="float" office:value="0.308424859182002" calcext:value-type="float">
            <text:p>0,308424859182002</text:p>
          </table:table-cell>
        </table:table-row>
        <table:table-row table:style-name="ro1">
          <table:table-cell table:number-columns-repeated="2" office:value-type="float" office:value="42" calcext:value-type="float">
            <text:p>42</text:p>
          </table:table-cell>
          <table:table-cell table:formula="of:=[.B44]/127*3000" office:value-type="float" office:value="992.125984251969" calcext:value-type="float">
            <text:p>992,125984251969</text:p>
          </table:table-cell>
          <table:table-cell table:formula="of:=POWER(2;[.B44]/[.I$2])*[.I$3]-[.I$3]" office:value-type="float" office:value="13.125167823304" calcext:value-type="float">
            <text:p>13,125167823304</text:p>
          </table:table-cell>
          <table:table-cell table:formula="of:=([.C44]*(1-[.I$8])+[.D44]*[.I$8])" office:value-type="float" office:value="52.2852004804506" calcext:value-type="float">
            <text:p>52,2852004804506</text:p>
          </table:table-cell>
          <table:table-cell table:formula="of:=[.B44]+POWER(2;[.B44]/[.I$10])-1" office:value-type="float" office:value="54.9375490520555" calcext:value-type="float">
            <text:p>54,9375490520555</text:p>
          </table:table-cell>
          <table:table-cell table:formula="of:=POWER(2;[.B44]/[.I$6])*[.I$7]-[.I$7]" office:value-type="float" office:value="118.181733636071" calcext:value-type="float">
            <text:p>118,181733636071</text:p>
          </table:table-cell>
          <table:table-cell table:number-columns-repeated="2"/>
          <table:table-cell table:style-name="ce4" table:number-columns-repeated="4"/>
          <table:table-cell table:style-name="ce4" office:value-type="float" office:value="126" calcext:value-type="float">
            <text:p>126</text:p>
          </table:table-cell>
          <table:table-cell table:style-name="ce5" table:formula="of:=POWER(2;[.L$40]*([.N44]-64))*[.J$42]-[.J$42]+[.J$40]" office:value-type="float" office:value="273.931290281858" calcext:value-type="float">
            <text:p>273,931290281858</text:p>
          </table:table-cell>
          <table:table-cell table:style-name="ce4" table:formula="of:=IF([.O44]&gt;=0;LOG(([.O44]+[.J$42]-[.J$40])/[.J$42];2)/[.L$40]+64;&quot;*-1&quot;)" office:value-type="float" office:value="126" calcext:value-type="float">
            <text:p>126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formula="of:=[.T44]/127" office:value-type="float" office:value="0.330708661417323" calcext:value-type="float">
            <text:p>0,330708661417323</text:p>
          </table:table-cell>
          <table:table-cell table:formula="of:=POWER(2;[.T44]/127)-1" office:value-type="float" office:value="0.257630979540795" calcext:value-type="float">
            <text:p>0,257630979540795</text:p>
          </table:table-cell>
          <table:table-cell table:formula="of:=(1-[.R$3])*[.U44] + [.R$3]*[.V44]" office:value-type="float" office:value="0.316093125042017" calcext:value-type="float">
            <text:p>0,316093125042017</text:p>
          </table:table-cell>
        </table:table-row>
        <table:table-row table:style-name="ro1">
          <table:table-cell table:number-columns-repeated="2" office:value-type="float" office:value="43" calcext:value-type="float">
            <text:p>43</text:p>
          </table:table-cell>
          <table:table-cell table:formula="of:=[.B45]/127*3000" office:value-type="float" office:value="1015.74803149606" calcext:value-type="float">
            <text:p>1015,74803149606</text:p>
          </table:table-cell>
          <table:table-cell table:formula="of:=POWER(2;[.B45]/[.I$2])*[.I$3]-[.I$3]" office:value-type="float" office:value="14.0443842356675" calcext:value-type="float">
            <text:p>14,0443842356675</text:p>
          </table:table-cell>
          <table:table-cell table:formula="of:=([.C45]*(1-[.I$8])+[.D45]*[.I$8])" office:value-type="float" office:value="54.1125301260834" calcext:value-type="float">
            <text:p>54,1125301260834</text:p>
          </table:table-cell>
          <table:table-cell table:formula="of:=[.B45]+POWER(2;[.B45]/[.I$10])-1" office:value-type="float" office:value="56.8398305658503" calcext:value-type="float">
            <text:p>56,8398305658503</text:p>
          </table:table-cell>
          <table:table-cell table:formula="of:=POWER(2;[.B45]/[.I$6])*[.I$7]-[.I$7]" office:value-type="float" office:value="123.661732819451" calcext:value-type="float">
            <text:p>123,661732819451</text:p>
          </table:table-cell>
          <table:table-cell table:number-columns-repeated="2"/>
          <table:table-cell table:style-name="ce4" table:number-columns-repeated="4"/>
          <table:table-cell table:style-name="ce4" office:value-type="float" office:value="127" calcext:value-type="float">
            <text:p>127</text:p>
          </table:table-cell>
          <table:table-cell table:style-name="ce9" table:formula="of:=IF([.N45]&gt;63;POWER(2;[.L$40]*([.N45]-64))*[.J$42]-[.J$42]+[.J$40];(POWER(2;[.L$40]*(63-[.N45]))*[.J$42]-[.J$42]+[.J$40])*-1)" office:value-type="float" office:value="300" calcext:value-type="float">
            <text:p>300</text:p>
          </table:table-cell>
          <table:table-cell table:style-name="ce4" table:formula="of:=IF([.O45]&gt;=0;LOG(([.O45]+[.J$42]-[.J$40])/[.J$42];2)/[.L$40]+64;&quot;*-1&quot;)" office:value-type="float" office:value="127" calcext:value-type="float">
            <text:p>127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[.T45]/127" office:value-type="float" office:value="0.338582677165354" calcext:value-type="float">
            <text:p>0,338582677165354</text:p>
          </table:table-cell>
          <table:table-cell table:formula="of:=POWER(2;[.T45]/127)-1" office:value-type="float" office:value="0.264513708437525" calcext:value-type="float">
            <text:p>0,264513708437525</text:p>
          </table:table-cell>
          <table:table-cell table:formula="of:=(1-[.R$3])*[.U45] + [.R$3]*[.V45]" office:value-type="float" office:value="0.323768883419788" calcext:value-type="float">
            <text:p>0,323768883419788</text:p>
          </table:table-cell>
        </table:table-row>
        <table:table-row table:style-name="ro1">
          <table:table-cell table:number-columns-repeated="2" office:value-type="float" office:value="44" calcext:value-type="float">
            <text:p>44</text:p>
          </table:table-cell>
          <table:table-cell table:formula="of:=[.B46]/127*3000" office:value-type="float" office:value="1039.37007874016" calcext:value-type="float">
            <text:p>1039,37007874016</text:p>
          </table:table-cell>
          <table:table-cell table:formula="of:=POWER(2;[.B46]/[.I$2])*[.I$3]-[.I$3]" office:value-type="float" office:value="15.0234200302379" calcext:value-type="float">
            <text:p>15,0234200302379</text:p>
          </table:table-cell>
          <table:table-cell table:formula="of:=([.C46]*(1-[.I$8])+[.D46]*[.I$8])" office:value-type="float" office:value="55.9972863786348" calcext:value-type="float">
            <text:p>55,9972863786348</text:p>
          </table:table-cell>
          <table:table-cell table:formula="of:=[.B46]+POWER(2;[.B46]/[.I$10])-1" office:value-type="float" office:value="58.8005234923758" calcext:value-type="float">
            <text:p>58,8005234923758</text:p>
          </table:table-cell>
          <table:table-cell table:formula="of:=POWER(2;[.B46]/[.I$6])*[.I$7]-[.I$7]" office:value-type="float" office:value="129.337776206908" calcext:value-type="float">
            <text:p>129,337776206908</text:p>
          </table:table-cell>
          <table:table-cell table:number-columns-repeated="2"/>
          <table:table-cell table:style-name="ce4" table:number-columns-repeated="4"/>
          <table:table-cell table:style-name="ce4" office:value-type="float" office:value="0" calcext:value-type="float">
            <text:p>0</text:p>
          </table:table-cell>
          <table:table-cell table:style-name="ce9" table:formula="of:=IF([.N46]&gt;63;POWER(2;[.L$40]*([.N46]-64))*[.J$42]-[.J$42]+[.J$40];(POWER(2;[.L$40]*(63-[.N46]))*[.J$42]-[.J$42]+[.J$40])*-1)" office:value-type="float" office:value="-300" calcext:value-type="float">
            <text:p>-300</text:p>
          </table:table-cell>
          <table:table-cell table:style-name="ce4" table:formula="of:=IF([.O46]&gt;=0;LOG(([.O46]+[.J$42]-[.J$40])/[.J$42];2)/[.L$40]+64;&quot;*-1&quot;)" office:value-type="string" office:string-value="*-1" calcext:value-type="string">
            <text:p>*-1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table:formula="of:=[.T46]/127" office:value-type="float" office:value="0.346456692913386" calcext:value-type="float">
            <text:p>0,346456692913386</text:p>
          </table:table-cell>
          <table:table-cell table:formula="of:=POWER(2;[.T46]/127)-1" office:value-type="float" office:value="0.27143410494728" calcext:value-type="float">
            <text:p>0,27143410494728</text:p>
          </table:table-cell>
          <table:table-cell table:formula="of:=(1-[.R$3])*[.U46] + [.R$3]*[.V46]" office:value-type="float" office:value="0.331452175320165" calcext:value-type="float">
            <text:p>0,331452175320165</text:p>
          </table:table-cell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  <table:table-cell table:formula="of:=[.B47]/127*3000" office:value-type="float" office:value="1062.99212598425" calcext:value-type="float">
            <text:p>1062,99212598425</text:p>
          </table:table-cell>
          <table:table-cell table:formula="of:=POWER(2;[.B47]/[.I$2])*[.I$3]-[.I$3]" office:value-type="float" office:value="16.0661680427386" calcext:value-type="float">
            <text:p>16,0661680427386</text:p>
          </table:table-cell>
          <table:table-cell table:formula="of:=([.C47]*(1-[.I$8])+[.D47]*[.I$8])" office:value-type="float" office:value="57.9432063603992" calcext:value-type="float">
            <text:p>57,9432063603992</text:p>
          </table:table-cell>
          <table:table-cell table:formula="of:=[.B47]+POWER(2;[.B47]/[.I$10])-1" office:value-type="float" office:value="60.8234092380836" calcext:value-type="float">
            <text:p>60,8234092380836</text:p>
          </table:table-cell>
          <table:table-cell table:formula="of:=POWER(2;[.B47]/[.I$6])*[.I$7]-[.I$7]" office:value-type="float" office:value="135.216877180865" calcext:value-type="float">
            <text:p>135,216877180865</text:p>
          </table:table-cell>
          <table:table-cell table:number-columns-repeated="12"/>
          <table:table-cell office:value-type="float" office:value="45" calcext:value-type="float">
            <text:p>45</text:p>
          </table:table-cell>
          <table:table-cell table:formula="of:=[.T47]/127" office:value-type="float" office:value="0.354330708661417" calcext:value-type="float">
            <text:p>0,354330708661417</text:p>
          </table:table-cell>
          <table:table-cell table:formula="of:=POWER(2;[.T47]/127)-1" office:value-type="float" office:value="0.278392375216358" calcext:value-type="float">
            <text:p>0,278392375216358</text:p>
          </table:table-cell>
          <table:table-cell table:formula="of:=(1-[.R$3])*[.U47] + [.R$3]*[.V47]" office:value-type="float" office:value="0.339143041972405" calcext:value-type="float">
            <text:p>0,339143041972405</text:p>
          </table:table-cell>
        </table:table-row>
        <table:table-row table:style-name="ro1">
          <table:table-cell table:number-columns-repeated="2" office:value-type="float" office:value="46" calcext:value-type="float">
            <text:p>46</text:p>
          </table:table-cell>
          <table:table-cell table:formula="of:=[.B48]/127*3000" office:value-type="float" office:value="1086.61417322835" calcext:value-type="float">
            <text:p>1086,61417322835</text:p>
          </table:table-cell>
          <table:table-cell table:formula="of:=POWER(2;[.B48]/[.I$2])*[.I$3]-[.I$3]" office:value-type="float" office:value="17.1767744409973" calcext:value-type="float">
            <text:p>17,1767744409973</text:p>
          </table:table-cell>
          <table:table-cell table:formula="of:=([.C48]*(1-[.I$8])+[.D48]*[.I$8])" office:value-type="float" office:value="59.9542703924913" calcext:value-type="float">
            <text:p>59,9542703924913</text:p>
          </table:table-cell>
          <table:table-cell table:formula="of:=[.B48]+POWER(2;[.B48]/[.I$10])-1" office:value-type="float" office:value="62.912514008071" calcext:value-type="float">
            <text:p>62,912514008071</text:p>
          </table:table-cell>
          <table:table-cell table:formula="of:=POWER(2;[.B48]/[.I$6])*[.I$7]-[.I$7]" office:value-type="float" office:value="141.306300023962" calcext:value-type="float">
            <text:p>141,306300023962</text:p>
          </table:table-cell>
          <table:table-cell table:number-columns-repeated="12"/>
          <table:table-cell office:value-type="float" office:value="46" calcext:value-type="float">
            <text:p>46</text:p>
          </table:table-cell>
          <table:table-cell table:formula="of:=[.T48]/127" office:value-type="float" office:value="0.362204724409449" calcext:value-type="float">
            <text:p>0,362204724409449</text:p>
          </table:table-cell>
          <table:table-cell table:formula="of:=POWER(2;[.T48]/127)-1" office:value-type="float" office:value="0.285388726519245" calcext:value-type="float">
            <text:p>0,285388726519245</text:p>
          </table:table-cell>
          <table:table-cell table:formula="of:=(1-[.R$3])*[.U48] + [.R$3]*[.V48]" office:value-type="float" office:value="0.346841524831408" calcext:value-type="float">
            <text:p>0,346841524831408</text:p>
          </table:table-cell>
        </table:table-row>
        <table:table-row table:style-name="ro1">
          <table:table-cell table:number-columns-repeated="2" office:value-type="float" office:value="47" calcext:value-type="float">
            <text:p>47</text:p>
          </table:table-cell>
          <table:table-cell table:formula="of:=[.B49]/127*3000" office:value-type="float" office:value="1110.23622047244" calcext:value-type="float">
            <text:p>1110,23622047244</text:p>
          </table:table-cell>
          <table:table-cell table:formula="of:=POWER(2;[.B49]/[.I$2])*[.I$3]-[.I$3]" office:value-type="float" office:value="18.3596552109113" calcext:value-type="float">
            <text:p>18,3596552109113</text:p>
          </table:table-cell>
          <table:table-cell table:formula="of:=([.C49]*(1-[.I$8])+[.D49]*[.I$8])" office:value-type="float" office:value="62.0347178213726" calcext:value-type="float">
            <text:p>62,0347178213726</text:p>
          </table:table-cell>
          <table:table-cell table:formula="of:=[.B49]+POWER(2;[.B49]/[.I$10])-1" office:value-type="float" office:value="65.0721246537238" calcext:value-type="float">
            <text:p>65,0721246537238</text:p>
          </table:table-cell>
          <table:table-cell table:formula="of:=POWER(2;[.B49]/[.I$6])*[.I$7]-[.I$7]" office:value-type="float" office:value="147.613568894879" calcext:value-type="float">
            <text:p>147,613568894879</text:p>
          </table:table-cell>
          <table:table-cell table:number-columns-repeated="12"/>
          <table:table-cell office:value-type="float" office:value="47" calcext:value-type="float">
            <text:p>47</text:p>
          </table:table-cell>
          <table:table-cell table:formula="of:=[.T49]/127" office:value-type="float" office:value="0.37007874015748" calcext:value-type="float">
            <text:p>0,37007874015748</text:p>
          </table:table-cell>
          <table:table-cell table:formula="of:=POWER(2;[.T49]/127)-1" office:value-type="float" office:value="0.292423367264796" calcext:value-type="float">
            <text:p>0,292423367264796</text:p>
          </table:table-cell>
          <table:table-cell table:formula="of:=(1-[.R$3])*[.U49] + [.R$3]*[.V49]" office:value-type="float" office:value="0.354547665578943" calcext:value-type="float">
            <text:p>0,354547665578943</text:p>
          </table:table-cell>
        </table:table-row>
        <table:table-row table:style-name="ro1">
          <table:table-cell table:number-columns-repeated="2" office:value-type="float" office:value="48" calcext:value-type="float">
            <text:p>48</text:p>
          </table:table-cell>
          <table:table-cell table:formula="of:=[.B50]/127*3000" office:value-type="float" office:value="1133.85826771654" calcext:value-type="float">
            <text:p>1133,85826771654</text:p>
          </table:table-cell>
          <table:table-cell table:formula="of:=POWER(2;[.B50]/[.I$2])*[.I$3]-[.I$3]" office:value-type="float" office:value="19.6195137152619" calcext:value-type="float">
            <text:p>19,6195137152619</text:p>
          </table:table-cell>
          <table:table-cell table:formula="of:=([.C50]*(1-[.I$8])+[.D50]*[.I$8])" office:value-type="float" office:value="64.1890638753129" calcext:value-type="float">
            <text:p>64,1890638753129</text:p>
          </table:table-cell>
          <table:table-cell table:formula="of:=[.B50]+POWER(2;[.B50]/[.I$10])-1" office:value-type="float" office:value="67.3068055462948" calcext:value-type="float">
            <text:p>67,3068055462948</text:p>
          </table:table-cell>
          <table:table-cell table:formula="of:=POWER(2;[.B50]/[.I$6])*[.I$7]-[.I$7]" office:value-type="float" office:value="154.146477125279" calcext:value-type="float">
            <text:p>154,146477125279</text:p>
          </table:table-cell>
          <table:table-cell table:number-columns-repeated="12"/>
          <table:table-cell office:value-type="float" office:value="48" calcext:value-type="float">
            <text:p>48</text:p>
          </table:table-cell>
          <table:table-cell table:formula="of:=[.T50]/127" office:value-type="float" office:value="0.377952755905512" calcext:value-type="float">
            <text:p>0,377952755905512</text:p>
          </table:table-cell>
          <table:table-cell table:formula="of:=POWER(2;[.T50]/127)-1" office:value-type="float" office:value="0.29949650700244" calcext:value-type="float">
            <text:p>0,29949650700244</text:p>
          </table:table-cell>
          <table:table-cell table:formula="of:=(1-[.R$3])*[.U50] + [.R$3]*[.V50]" office:value-type="float" office:value="0.362261506124898" calcext:value-type="float">
            <text:p>0,362261506124898</text:p>
          </table:table-cell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table:formula="of:=[.B51]/127*3000" office:value-type="float" office:value="1157.48031496063" calcext:value-type="float">
            <text:p>1157,48031496063</text:p>
          </table:table-cell>
          <table:table-cell table:formula="of:=POWER(2;[.B51]/[.I$2])*[.I$3]-[.I$3]" office:value-type="float" office:value="20.9613593951945" calcext:value-type="float">
            <text:p>20,9613593951945</text:p>
          </table:table-cell>
          <table:table-cell table:formula="of:=([.C51]*(1-[.I$8])+[.D51]*[.I$8])" office:value-type="float" office:value="66.422117617812" calcext:value-type="float">
            <text:p>66,422117617812</text:p>
          </table:table-cell>
          <table:table-cell table:formula="of:=[.B51]+POWER(2;[.B51]/[.I$10])-1" office:value-type="float" office:value="69.6214165428347" calcext:value-type="float">
            <text:p>69,6214165428347</text:p>
          </table:table-cell>
          <table:table-cell table:formula="of:=POWER(2;[.B51]/[.I$6])*[.I$7]-[.I$7]" office:value-type="float" office:value="160.913096849327" calcext:value-type="float">
            <text:p>160,913096849327</text:p>
          </table:table-cell>
          <table:table-cell table:number-columns-repeated="12"/>
          <table:table-cell office:value-type="float" office:value="49" calcext:value-type="float">
            <text:p>49</text:p>
          </table:table-cell>
          <table:table-cell table:formula="of:=[.T51]/127" office:value-type="float" office:value="0.385826771653543" calcext:value-type="float">
            <text:p>0,385826771653543</text:p>
          </table:table-cell>
          <table:table-cell table:formula="of:=POWER(2;[.T51]/127)-1" office:value-type="float" office:value="0.306608356428423" calcext:value-type="float">
            <text:p>0,306608356428423</text:p>
          </table:table-cell>
          <table:table-cell table:formula="of:=(1-[.R$3])*[.U51] + [.R$3]*[.V51]" office:value-type="float" office:value="0.369983088608519" calcext:value-type="float">
            <text:p>0,369983088608519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formula="of:=[.B52]/127*3000" office:value-type="float" office:value="1181.10236220472" calcext:value-type="float">
            <text:p>1181,10236220472</text:p>
          </table:table-cell>
          <table:table-cell table:formula="of:=POWER(2;[.B52]/[.I$2])*[.I$3]-[.I$3]" office:value-type="float" office:value="22.390527688726" calcext:value-type="float">
            <text:p>22,390527688726</text:p>
          </table:table-cell>
          <table:table-cell table:formula="of:=([.C52]*(1-[.I$8])+[.D52]*[.I$8])" office:value-type="float" office:value="68.7390010693659" calcext:value-type="float">
            <text:p>68,7390010693659</text:p>
          </table:table-cell>
          <table:table-cell table:formula="of:=[.B52]+POWER(2;[.B52]/[.I$10])-1" office:value-type="float" office:value="72.021132115192" calcext:value-type="float">
            <text:p>72,021132115192</text:p>
          </table:table-cell>
          <table:table-cell table:formula="of:=POWER(2;[.B52]/[.I$6])*[.I$7]-[.I$7]" office:value-type="float" office:value="167.921788977713" calcext:value-type="float">
            <text:p>167,921788977713</text:p>
          </table:table-cell>
          <table:table-cell table:number-columns-repeated="12"/>
          <table:table-cell office:value-type="float" office:value="50" calcext:value-type="float">
            <text:p>50</text:p>
          </table:table-cell>
          <table:table-cell table:formula="of:=[.T52]/127" office:value-type="float" office:value="0.393700787401575" calcext:value-type="float">
            <text:p>0,393700787401575</text:p>
          </table:table-cell>
          <table:table-cell table:formula="of:=POWER(2;[.T52]/127)-1" office:value-type="float" office:value="0.313759127392083" calcext:value-type="float">
            <text:p>0,313759127392083</text:p>
          </table:table-cell>
          <table:table-cell table:formula="of:=(1-[.R$3])*[.U52] + [.R$3]*[.V52]" office:value-type="float" office:value="0.377712455399677" calcext:value-type="float">
            <text:p>0,377712455399677</text:p>
          </table:table-cell>
        </table:table-row>
        <table:table-row table:style-name="ro1">
          <table:table-cell table:number-columns-repeated="2" office:value-type="float" office:value="51" calcext:value-type="float">
            <text:p>51</text:p>
          </table:table-cell>
          <table:table-cell table:formula="of:=[.B53]/127*3000" office:value-type="float" office:value="1204.72440944882" calcext:value-type="float">
            <text:p>1204,72440944882</text:p>
          </table:table-cell>
          <table:table-cell table:formula="of:=POWER(2;[.B53]/[.I$2])*[.I$3]-[.I$3]" office:value-type="float" office:value="23.9127012454781" calcext:value-type="float">
            <text:p>23,9127012454781</text:p>
          </table:table-cell>
          <table:table-cell table:formula="of:=([.C53]*(1-[.I$8])+[.D53]*[.I$8])" office:value-type="float" office:value="71.1451695736118" calcext:value-type="float">
            <text:p>71,1451695736118</text:p>
          </table:table-cell>
          <table:table-cell table:formula="of:=[.B53]+POWER(2;[.B53]/[.I$10])-1" office:value-type="float" office:value="74.5114617173756" calcext:value-type="float">
            <text:p>74,5114617173756</text:p>
          </table:table-cell>
          <table:table-cell table:formula="of:=POWER(2;[.B53]/[.I$6])*[.I$7]-[.I$7]" office:value-type="float" office:value="175.181213528487" calcext:value-type="float">
            <text:p>175,181213528487</text:p>
          </table:table-cell>
          <table:table-cell table:number-columns-repeated="12"/>
          <table:table-cell office:value-type="float" office:value="51" calcext:value-type="float">
            <text:p>51</text:p>
          </table:table-cell>
          <table:table-cell table:formula="of:=[.T53]/127" office:value-type="float" office:value="0.401574803149606" calcext:value-type="float">
            <text:p>0,401574803149606</text:p>
          </table:table-cell>
          <table:table-cell table:formula="of:=POWER(2;[.T53]/127)-1" office:value-type="float" office:value="0.320949032902161" calcext:value-type="float">
            <text:p>0,320949032902161</text:p>
          </table:table-cell>
          <table:table-cell table:formula="of:=(1-[.R$3])*[.U53] + [.R$3]*[.V53]" office:value-type="float" office:value="0.385449649100117" calcext:value-type="float">
            <text:p>0,385449649100117</text:p>
          </table:table-cell>
        </table:table-row>
        <table:table-row table:style-name="ro1">
          <table:table-cell table:number-columns-repeated="2" office:value-type="float" office:value="52" calcext:value-type="float">
            <text:p>52</text:p>
          </table:table-cell>
          <table:table-cell table:formula="of:=[.B54]/127*3000" office:value-type="float" office:value="1228.34645669291" calcext:value-type="float">
            <text:p>1228,34645669291</text:p>
          </table:table-cell>
          <table:table-cell table:formula="of:=POWER(2;[.B54]/[.I$2])*[.I$3]-[.I$3]" office:value-type="float" office:value="25.5339325219924" calcext:value-type="float">
            <text:p>25,5339325219924</text:p>
          </table:table-cell>
          <table:table-cell table:formula="of:=([.C54]*(1-[.I$8])+[.D54]*[.I$8])" office:value-type="float" office:value="73.6464334888293" calcext:value-type="float">
            <text:p>73,6464334888293</text:p>
          </table:table-cell>
          <table:table-cell table:formula="of:=[.B54]+POWER(2;[.B54]/[.I$10])-1" office:value-type="float" office:value="77.0982714714488" calcext:value-type="float">
            <text:p>77,0982714714488</text:p>
          </table:table-cell>
          <table:table-cell table:formula="of:=POWER(2;[.B54]/[.I$6])*[.I$7]-[.I$7]" office:value-type="float" office:value="182.700340327471" calcext:value-type="float">
            <text:p>182,700340327471</text:p>
          </table:table-cell>
          <table:table-cell table:number-columns-repeated="12"/>
          <table:table-cell office:value-type="float" office:value="52" calcext:value-type="float">
            <text:p>52</text:p>
          </table:table-cell>
          <table:table-cell table:formula="of:=[.T54]/127" office:value-type="float" office:value="0.409448818897638" calcext:value-type="float">
            <text:p>0,409448818897638</text:p>
          </table:table-cell>
          <table:table-cell table:formula="of:=POWER(2;[.T54]/127)-1" office:value-type="float" office:value="0.328178287133146" calcext:value-type="float">
            <text:p>0,328178287133146</text:p>
          </table:table-cell>
          <table:table-cell table:formula="of:=(1-[.R$3])*[.U54] + [.R$3]*[.V54]" office:value-type="float" office:value="0.393194712544739" calcext:value-type="float">
            <text:p>0,393194712544739</text:p>
          </table:table-cell>
        </table:table-row>
        <table:table-row table:style-name="ro1">
          <table:table-cell table:number-columns-repeated="2" office:value-type="float" office:value="53" calcext:value-type="float">
            <text:p>53</text:p>
          </table:table-cell>
          <table:table-cell table:formula="of:=[.B55]/127*3000" office:value-type="float" office:value="1251.96850393701" calcext:value-type="float">
            <text:p>1251,96850393701</text:p>
          </table:table-cell>
          <table:table-cell table:formula="of:=POWER(2;[.B55]/[.I$2])*[.I$3]-[.I$3]" office:value-type="float" office:value="27.2606678474673" calcext:value-type="float">
            <text:p>27,2606678474673</text:p>
          </table:table-cell>
          <table:table-cell table:formula="of:=([.C55]*(1-[.I$8])+[.D55]*[.I$8])" office:value-type="float" office:value="76.248981291049" calcext:value-type="float">
            <text:p>76,248981291049</text:p>
          </table:table-cell>
          <table:table-cell table:formula="of:=[.B55]+POWER(2;[.B55]/[.I$10])-1" office:value-type="float" office:value="79.787807257313" calcext:value-type="float">
            <text:p>79,787807257313</text:p>
          </table:table-cell>
          <table:table-cell table:formula="of:=POWER(2;[.B55]/[.I$6])*[.I$7]-[.I$7]" office:value-type="float" office:value="190.488460091479" calcext:value-type="float">
            <text:p>190,488460091479</text:p>
          </table:table-cell>
          <table:table-cell table:number-columns-repeated="12"/>
          <table:table-cell office:value-type="float" office:value="53" calcext:value-type="float">
            <text:p>53</text:p>
          </table:table-cell>
          <table:table-cell table:formula="of:=[.T55]/127" office:value-type="float" office:value="0.417322834645669" calcext:value-type="float">
            <text:p>0,417322834645669</text:p>
          </table:table-cell>
          <table:table-cell table:formula="of:=POWER(2;[.T55]/127)-1" office:value-type="float" office:value="0.335447105431657" calcext:value-type="float">
            <text:p>0,335447105431657</text:p>
          </table:table-cell>
          <table:table-cell table:formula="of:=(1-[.R$3])*[.U55] + [.R$3]*[.V55]" office:value-type="float" office:value="0.400947688802867" calcext:value-type="float">
            <text:p>0,400947688802867</text:p>
          </table:table-cell>
        </table:table-row>
        <table:table-row table:style-name="ro1">
          <table:table-cell table:number-columns-repeated="2" office:value-type="float" office:value="54" calcext:value-type="float">
            <text:p>54</text:p>
          </table:table-cell>
          <table:table-cell table:formula="of:=[.B56]/127*3000" office:value-type="float" office:value="1275.5905511811" calcext:value-type="float">
            <text:p>1275,5905511811</text:p>
          </table:table-cell>
          <table:table-cell table:formula="of:=POWER(2;[.B56]/[.I$2])*[.I$3]-[.I$3]" office:value-type="float" office:value="29.0997730556113" calcext:value-type="float">
            <text:p>29,0997730556113</text:p>
          </table:table-cell>
          <table:table-cell table:formula="of:=([.C56]*(1-[.I$8])+[.D56]*[.I$8])" office:value-type="float" office:value="78.959404180631" calcext:value-type="float">
            <text:p>78,959404180631</text:p>
          </table:table-cell>
          <table:table-cell table:formula="of:=[.B56]+POWER(2;[.B56]/[.I$10])-1" office:value-type="float" office:value="82.586719297265" calcext:value-type="float">
            <text:p>82,586719297265</text:p>
          </table:table-cell>
          <table:table-cell table:formula="of:=POWER(2;[.B56]/[.I$6])*[.I$7]-[.I$7]" office:value-type="float" office:value="198.555195908026" calcext:value-type="float">
            <text:p>198,555195908026</text:p>
          </table:table-cell>
          <table:table-cell table:number-columns-repeated="12"/>
          <table:table-cell office:value-type="float" office:value="54" calcext:value-type="float">
            <text:p>54</text:p>
          </table:table-cell>
          <table:table-cell table:formula="of:=[.T56]/127" office:value-type="float" office:value="0.425196850393701" calcext:value-type="float">
            <text:p>0,425196850393701</text:p>
          </table:table-cell>
          <table:table-cell table:formula="of:=POWER(2;[.T56]/127)-1" office:value-type="float" office:value="0.342755704322856" calcext:value-type="float">
            <text:p>0,342755704322856</text:p>
          </table:table-cell>
          <table:table-cell table:formula="of:=(1-[.R$3])*[.U56] + [.R$3]*[.V56]" office:value-type="float" office:value="0.408708621179532" calcext:value-type="float">
            <text:p>0,408708621179532</text:p>
          </table:table-cell>
        </table:table-row>
        <table:table-row table:style-name="ro1">
          <table:table-cell table:number-columns-repeated="2" office:value-type="float" office:value="55" calcext:value-type="float">
            <text:p>55</text:p>
          </table:table-cell>
          <table:table-cell table:formula="of:=[.B57]/127*3000" office:value-type="float" office:value="1299.2125984252" calcext:value-type="float">
            <text:p>1299,2125984252</text:p>
          </table:table-cell>
          <table:table-cell table:formula="of:=POWER(2;[.B57]/[.I$2])*[.I$3]-[.I$3]" office:value-type="float" office:value="31.0585607845251" calcext:value-type="float">
            <text:p>31,0585607845251</text:p>
          </table:table-cell>
          <table:table-cell table:formula="of:=([.C57]*(1-[.I$8])+[.D57]*[.I$8])" office:value-type="float" office:value="81.784722290152" calcext:value-type="float">
            <text:p>81,784722290152</text:p>
          </table:table-cell>
          <table:table-cell table:formula="of:=[.B57]+POWER(2;[.B57]/[.I$10])-1" office:value-type="float" office:value="85.5020883320969" calcext:value-type="float">
            <text:p>85,5020883320969</text:p>
          </table:table-cell>
          <table:table-cell table:formula="of:=POWER(2;[.B57]/[.I$6])*[.I$7]-[.I$7]" office:value-type="float" office:value="206.910515125726" calcext:value-type="float">
            <text:p>206,910515125726</text:p>
          </table:table-cell>
          <table:table-cell table:number-columns-repeated="12"/>
          <table:table-cell office:value-type="float" office:value="55" calcext:value-type="float">
            <text:p>55</text:p>
          </table:table-cell>
          <table:table-cell table:formula="of:=[.T57]/127" office:value-type="float" office:value="0.433070866141732" calcext:value-type="float">
            <text:p>0,433070866141732</text:p>
          </table:table-cell>
          <table:table-cell table:formula="of:=POWER(2;[.T57]/127)-1" office:value-type="float" office:value="0.350104301516897" calcext:value-type="float">
            <text:p>0,350104301516897</text:p>
          </table:table-cell>
          <table:table-cell table:formula="of:=(1-[.R$3])*[.U57] + [.R$3]*[.V57]" office:value-type="float" office:value="0.416477553216765" calcext:value-type="float">
            <text:p>0,416477553216765</text:p>
          </table:table-cell>
        </table:table-row>
        <table:table-row table:style-name="ro1">
          <table:table-cell table:number-columns-repeated="2" office:value-type="float" office:value="56" calcext:value-type="float">
            <text:p>56</text:p>
          </table:table-cell>
          <table:table-cell table:formula="of:=[.B58]/127*3000" office:value-type="float" office:value="1322.83464566929" calcext:value-type="float">
            <text:p>1322,83464566929</text:p>
          </table:table-cell>
          <table:table-cell table:formula="of:=POWER(2;[.B58]/[.I$2])*[.I$3]-[.I$3]" office:value-type="float" office:value="33.1448195531657" calcext:value-type="float">
            <text:p>33,1448195531657</text:p>
          </table:table-cell>
          <table:table-cell table:formula="of:=([.C58]*(1-[.I$8])+[.D58]*[.I$8])" office:value-type="float" office:value="84.7324125978108" calcext:value-type="float">
            <text:p>84,7324125978108</text:p>
          </table:table-cell>
          <table:table-cell table:formula="of:=[.B58]+POWER(2;[.B58]/[.I$10])-1" office:value-type="float" office:value="88.5414534917688" calcext:value-type="float">
            <text:p>88,5414534917688</text:p>
          </table:table-cell>
          <table:table-cell table:formula="of:=POWER(2;[.B58]/[.I$6])*[.I$7]-[.I$7]" office:value-type="float" office:value="215.564741670057" calcext:value-type="float">
            <text:p>215,564741670057</text:p>
          </table:table-cell>
          <table:table-cell table:number-columns-repeated="12"/>
          <table:table-cell office:value-type="float" office:value="56" calcext:value-type="float">
            <text:p>56</text:p>
          </table:table-cell>
          <table:table-cell table:formula="of:=[.T58]/127" office:value-type="float" office:value="0.440944881889764" calcext:value-type="float">
            <text:p>0,440944881889764</text:p>
          </table:table-cell>
          <table:table-cell table:formula="of:=POWER(2;[.T58]/127)-1" office:value-type="float" office:value="0.357493115915413" calcext:value-type="float">
            <text:p>0,357493115915413</text:p>
          </table:table-cell>
          <table:table-cell table:formula="of:=(1-[.R$3])*[.U58] + [.R$3]*[.V58]" office:value-type="float" office:value="0.424254528694894" calcext:value-type="float">
            <text:p>0,424254528694894</text:p>
          </table:table-cell>
        </table:table-row>
        <table:table-row table:style-name="ro1">
          <table:table-cell table:number-columns-repeated="2" office:value-type="float" office:value="57" calcext:value-type="float">
            <text:p>57</text:p>
          </table:table-cell>
          <table:table-cell table:formula="of:=[.B59]/127*3000" office:value-type="float" office:value="1346.45669291339" calcext:value-type="float">
            <text:p>1346,45669291339</text:p>
          </table:table-cell>
          <table:table-cell table:formula="of:=POWER(2;[.B59]/[.I$2])*[.I$3]-[.I$3]" office:value-type="float" office:value="35.366844730005" calcext:value-type="float">
            <text:p>35,366844730005</text:p>
          </table:table-cell>
          <table:table-cell table:formula="of:=([.C59]*(1-[.I$8])+[.D59]*[.I$8])" office:value-type="float" office:value="87.8104386573402" calcext:value-type="float">
            <text:p>87,8104386573402</text:p>
          </table:table-cell>
          <table:table-cell table:formula="of:=[.B59]+POWER(2;[.B59]/[.I$10])-1" office:value-type="float" office:value="91.7128419703597" calcext:value-type="float">
            <text:p>91,7128419703597</text:p>
          </table:table-cell>
          <table:table-cell table:formula="of:=POWER(2;[.B59]/[.I$6])*[.I$7]-[.I$7]" office:value-type="float" office:value="224.528568799719" calcext:value-type="float">
            <text:p>224,528568799719</text:p>
          </table:table-cell>
          <table:table-cell table:number-columns-repeated="12"/>
          <table:table-cell office:value-type="float" office:value="57" calcext:value-type="float">
            <text:p>57</text:p>
          </table:table-cell>
          <table:table-cell table:formula="of:=[.T59]/127" office:value-type="float" office:value="0.448818897637795" calcext:value-type="float">
            <text:p>0,448818897637795</text:p>
          </table:table-cell>
          <table:table-cell table:formula="of:=POWER(2;[.T59]/127)-1" office:value-type="float" office:value="0.364922367618034" calcext:value-type="float">
            <text:p>0,364922367618034</text:p>
          </table:table-cell>
          <table:table-cell table:formula="of:=(1-[.R$3])*[.U59] + [.R$3]*[.V59]" office:value-type="float" office:value="0.432039591633843" calcext:value-type="float">
            <text:p>0,432039591633843</text:p>
          </table:table-cell>
        </table:table-row>
        <table:table-row table:style-name="ro1">
          <table:table-cell table:number-columns-repeated="2" office:value-type="float" office:value="58" calcext:value-type="float">
            <text:p>58</text:p>
          </table:table-cell>
          <table:table-cell table:formula="of:=[.B60]/127*3000" office:value-type="float" office:value="1370.07874015748" calcext:value-type="float">
            <text:p>1370,07874015748</text:p>
          </table:table-cell>
          <table:table-cell table:formula="of:=POWER(2;[.B60]/[.I$2])*[.I$3]-[.I$3]" office:value-type="float" office:value="37.7334715170188" calcext:value-type="float">
            <text:p>37,7334715170188</text:p>
          </table:table-cell>
          <table:table-cell table:formula="of:=([.C60]*(1-[.I$8])+[.D60]*[.I$8])" office:value-type="float" office:value="91.0272822626373" calcext:value-type="float">
            <text:p>91,0272822626373</text:p>
          </table:table-cell>
          <table:table-cell table:formula="of:=[.B60]+POWER(2;[.B60]/[.I$10])-1" office:value-type="float" office:value="95.0248006220981" calcext:value-type="float">
            <text:p>95,0248006220981</text:p>
          </table:table-cell>
          <table:table-cell table:formula="of:=POWER(2;[.B60]/[.I$6])*[.I$7]-[.I$7]" office:value-type="float" office:value="233.813072319342" calcext:value-type="float">
            <text:p>233,813072319342</text:p>
          </table:table-cell>
          <table:table-cell table:number-columns-repeated="12"/>
          <table:table-cell office:value-type="float" office:value="58" calcext:value-type="float">
            <text:p>58</text:p>
          </table:table-cell>
          <table:table-cell table:formula="of:=[.T60]/127" office:value-type="float" office:value="0.456692913385827" calcext:value-type="float">
            <text:p>0,456692913385827</text:p>
          </table:table-cell>
          <table:table-cell table:formula="of:=POWER(2;[.T60]/127)-1" office:value-type="float" office:value="0.37239227792895" calcext:value-type="float">
            <text:p>0,37239227792895</text:p>
          </table:table-cell>
          <table:table-cell table:formula="of:=(1-[.R$3])*[.U60] + [.R$3]*[.V60]" office:value-type="float" office:value="0.439832786294451" calcext:value-type="float">
            <text:p>0,439832786294451</text:p>
          </table:table-cell>
        </table:table-row>
        <table:table-row table:style-name="ro1">
          <table:table-cell table:number-columns-repeated="2" office:value-type="float" office:value="59" calcext:value-type="float">
            <text:p>59</text:p>
          </table:table-cell>
          <table:table-cell table:formula="of:=[.B61]/127*3000" office:value-type="float" office:value="1393.70078740157" calcext:value-type="float">
            <text:p>1393,70078740157</text:p>
          </table:table-cell>
          <table:table-cell table:formula="of:=POWER(2;[.B61]/[.I$2])*[.I$3]-[.I$3]" office:value-type="float" office:value="40.2541100801598" calcext:value-type="float">
            <text:p>40,2541100801598</text:p>
          </table:table-cell>
          <table:table-cell table:formula="of:=([.C61]*(1-[.I$8])+[.D61]*[.I$8])" office:value-type="float" office:value="94.3919771730164" calcext:value-type="float">
            <text:p>94,3919771730164</text:p>
          </table:table-cell>
          <table:table-cell table:formula="of:=[.B61]+POWER(2;[.B61]/[.I$10])-1" office:value-type="float" office:value="98.4864296028399" calcext:value-type="float">
            <text:p>98,4864296028399</text:p>
          </table:table-cell>
          <table:table-cell table:formula="of:=POWER(2;[.B61]/[.I$6])*[.I$7]-[.I$7]" office:value-type="float" office:value="243.429724264877" calcext:value-type="float">
            <text:p>243,429724264877</text:p>
          </table:table-cell>
          <table:table-cell table:number-columns-repeated="12"/>
          <table:table-cell office:value-type="float" office:value="59" calcext:value-type="float">
            <text:p>59</text:p>
          </table:table-cell>
          <table:table-cell table:formula="of:=[.T61]/127" office:value-type="float" office:value="0.464566929133858" calcext:value-type="float">
            <text:p>0,464566929133858</text:p>
          </table:table-cell>
          <table:table-cell table:formula="of:=POWER(2;[.T61]/127)-1" office:value-type="float" office:value="0.379903069363493" calcext:value-type="float">
            <text:p>0,379903069363493</text:p>
          </table:table-cell>
          <table:table-cell table:formula="of:=(1-[.R$3])*[.U61] + [.R$3]*[.V61]" office:value-type="float" office:value="0.447634157179785" calcext:value-type="float">
            <text:p>0,447634157179785</text:p>
          </table:table-cell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table:formula="of:=[.B62]/127*3000" office:value-type="float" office:value="1417.32283464567" calcext:value-type="float">
            <text:p>1417,32283464567</text:p>
          </table:table-cell>
          <table:table-cell table:formula="of:=POWER(2;[.B62]/[.I$2])*[.I$3]-[.I$3]" office:value-type="float" office:value="42.9387829659977" calcext:value-type="float">
            <text:p>42,9387829659977</text:p>
          </table:table-cell>
          <table:table-cell table:formula="of:=([.C62]*(1-[.I$8])+[.D62]*[.I$8])" office:value-type="float" office:value="97.9141450331846" calcext:value-type="float">
            <text:p>97,9141450331846</text:p>
          </table:table-cell>
          <table:table-cell table:formula="of:=[.B62]+POWER(2;[.B62]/[.I$10])-1" office:value-type="float" office:value="102.10741818941" calcext:value-type="float">
            <text:p>102,10741818941</text:p>
          </table:table-cell>
          <table:table-cell table:formula="of:=POWER(2;[.B62]/[.I$6])*[.I$7]-[.I$7]" office:value-type="float" office:value="253.390407078568" calcext:value-type="float">
            <text:p>253,390407078568</text:p>
          </table:table-cell>
          <table:table-cell table:number-columns-repeated="12"/>
          <table:table-cell office:value-type="float" office:value="60" calcext:value-type="float">
            <text:p>60</text:p>
          </table:table-cell>
          <table:table-cell table:formula="of:=[.T62]/127" office:value-type="float" office:value="0.47244094488189" calcext:value-type="float">
            <text:p>0,47244094488189</text:p>
          </table:table-cell>
          <table:table-cell table:formula="of:=POWER(2;[.T62]/127)-1" office:value-type="float" office:value="0.387454965654774" calcext:value-type="float">
            <text:p>0,387454965654774</text:p>
          </table:table-cell>
          <table:table-cell table:formula="of:=(1-[.R$3])*[.U62] + [.R$3]*[.V62]" office:value-type="float" office:value="0.455443749036467" calcext:value-type="float">
            <text:p>0,455443749036467</text:p>
          </table:table-cell>
        </table:table-row>
        <table:table-row table:style-name="ro1">
          <table:table-cell table:number-columns-repeated="2" office:value-type="float" office:value="61" calcext:value-type="float">
            <text:p>61</text:p>
          </table:table-cell>
          <table:table-cell table:formula="of:=[.B63]/127*3000" office:value-type="float" office:value="1440.94488188976" calcext:value-type="float">
            <text:p>1440,94488188976</text:p>
          </table:table-cell>
          <table:table-cell table:formula="of:=POWER(2;[.B63]/[.I$2])*[.I$3]-[.I$3]" office:value-type="float" office:value="45.7981649533032" calcext:value-type="float">
            <text:p>45,7981649533032</text:p>
          </table:table-cell>
          <table:table-cell table:formula="of:=([.C63]*(1-[.I$8])+[.D63]*[.I$8])" office:value-type="float" office:value="101.604033630762" calcext:value-type="float">
            <text:p>101,604033630762</text:p>
          </table:table-cell>
          <table:table-cell table:formula="of:=[.B63]+POWER(2;[.B63]/[.I$10])-1" office:value-type="float" office:value="105.898082917796" calcext:value-type="float">
            <text:p>105,898082917796</text:p>
          </table:table-cell>
          <table:table-cell table:formula="of:=POWER(2;[.B63]/[.I$6])*[.I$7]-[.I$7]" office:value-type="float" office:value="263.70742829103" calcext:value-type="float">
            <text:p>263,70742829103</text:p>
          </table:table-cell>
          <table:table-cell table:number-columns-repeated="12"/>
          <table:table-cell office:value-type="float" office:value="61" calcext:value-type="float">
            <text:p>61</text:p>
          </table:table-cell>
          <table:table-cell table:formula="of:=[.T63]/127" office:value-type="float" office:value="0.480314960629921" calcext:value-type="float">
            <text:p>0,480314960629921</text:p>
          </table:table-cell>
          <table:table-cell table:formula="of:=POWER(2;[.T63]/127)-1" office:value-type="float" office:value="0.395048191760345" calcext:value-type="float">
            <text:p>0,395048191760345</text:p>
          </table:table-cell>
          <table:table-cell table:formula="of:=(1-[.R$3])*[.U63] + [.R$3]*[.V63]" office:value-type="float" office:value="0.463261606856006" calcext:value-type="float">
            <text:p>0,463261606856006</text:p>
          </table:table-cell>
        </table:table-row>
        <table:table-row table:style-name="ro1">
          <table:table-cell table:number-columns-repeated="2" office:value-type="float" office:value="62" calcext:value-type="float">
            <text:p>62</text:p>
          </table:table-cell>
          <table:table-cell table:formula="of:=[.B64]/127*3000" office:value-type="float" office:value="1464.56692913386" calcext:value-type="float">
            <text:p>1464,56692913386</text:p>
          </table:table-cell>
          <table:table-cell table:formula="of:=POWER(2;[.B64]/[.I$2])*[.I$3]-[.I$3]" office:value-type="float" office:value="48.8436254980339" calcext:value-type="float">
            <text:p>48,8436254980339</text:p>
          </table:table-cell>
          <table:table-cell table:formula="of:=([.C64]*(1-[.I$8])+[.D64]*[.I$8])" office:value-type="float" office:value="105.472557643467" calcext:value-type="float">
            <text:p>105,472557643467</text:p>
          </table:table-cell>
          <table:table-cell table:formula="of:=[.B64]+POWER(2;[.B64]/[.I$10])-1" office:value-type="float" office:value="109.869408190315" calcext:value-type="float">
            <text:p>109,869408190315</text:p>
          </table:table-cell>
          <table:table-cell table:formula="of:=POWER(2;[.B64]/[.I$6])*[.I$7]-[.I$7]" office:value-type="float" office:value="274.393535728574" calcext:value-type="float">
            <text:p>274,393535728574</text:p>
          </table:table-cell>
          <table:table-cell table:number-columns-repeated="12"/>
          <table:table-cell office:value-type="float" office:value="62" calcext:value-type="float">
            <text:p>62</text:p>
          </table:table-cell>
          <table:table-cell table:formula="of:=[.T64]/127" office:value-type="float" office:value="0.488188976377953" calcext:value-type="float">
            <text:p>0,488188976377953</text:p>
          </table:table-cell>
          <table:table-cell table:formula="of:=POWER(2;[.T64]/127)-1" office:value-type="float" office:value="0.402682973868898" calcext:value-type="float">
            <text:p>0,402682973868898</text:p>
          </table:table-cell>
          <table:table-cell table:formula="of:=(1-[.R$3])*[.U64] + [.R$3]*[.V64]" office:value-type="float" office:value="0.471087775876142" calcext:value-type="float">
            <text:p>0,471087775876142</text:p>
          </table:table-cell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table:formula="of:=[.B65]/127*3000" office:value-type="float" office:value="1488.18897637795" calcext:value-type="float">
            <text:p>1488,18897637795</text:p>
          </table:table-cell>
          <table:table-cell table:formula="of:=POWER(2;[.B65]/[.I$2])*[.I$3]-[.I$3]" office:value-type="float" office:value="52.0872739404902" calcext:value-type="float">
            <text:p>52,0872739404902</text:p>
          </table:table-cell>
          <table:table-cell table:formula="of:=([.C65]*(1-[.I$8])+[.D65]*[.I$8])" office:value-type="float" office:value="109.531342037989" calcext:value-type="float">
            <text:p>109,531342037989</text:p>
          </table:table-cell>
          <table:table-cell table:formula="of:=[.B65]+POWER(2;[.B65]/[.I$10])-1" office:value-type="float" office:value="114.033089511581" calcext:value-type="float">
            <text:p>114,033089511581</text:p>
          </table:table-cell>
          <table:table-cell table:formula="of:=POWER(2;[.B65]/[.I$6])*[.I$7]-[.I$7]" office:value-type="float" office:value="285.46193326456" calcext:value-type="float">
            <text:p>285,46193326456</text:p>
          </table:table-cell>
          <table:table-cell table:number-columns-repeated="12"/>
          <table:table-cell office:value-type="float" office:value="63" calcext:value-type="float">
            <text:p>63</text:p>
          </table:table-cell>
          <table:table-cell table:formula="of:=[.T65]/127" office:value-type="float" office:value="0.496062992125984" calcext:value-type="float">
            <text:p>0,496062992125984</text:p>
          </table:table-cell>
          <table:table-cell table:formula="of:=POWER(2;[.T65]/127)-1" office:value-type="float" office:value="0.410359539407006" calcext:value-type="float">
            <text:p>0,410359539407006</text:p>
          </table:table-cell>
          <table:table-cell table:formula="of:=(1-[.R$3])*[.U65] + [.R$3]*[.V65]" office:value-type="float" office:value="0.478922301582189" calcext:value-type="float">
            <text:p>0,478922301582189</text:p>
          </table:table-cell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  <table:table-cell table:formula="of:=[.B66]/127*3000" office:value-type="float" office:value="1511.81102362205" calcext:value-type="float">
            <text:p>1511,81102362205</text:p>
          </table:table-cell>
          <table:table-cell table:formula="of:=POWER(2;[.B66]/[.I$2])*[.I$3]-[.I$3]" office:value-type="float" office:value="55.5420076543954" calcext:value-type="float">
            <text:p>55,5420076543954</text:p>
          </table:table-cell>
          <table:table-cell table:formula="of:=([.C66]*(1-[.I$8])+[.D66]*[.I$8])" office:value-type="float" office:value="113.792768293102" calcext:value-type="float">
            <text:p>113,792768293102</text:p>
          </table:table-cell>
          <table:table-cell table:formula="of:=[.B66]+POWER(2;[.B66]/[.I$10])-1" office:value-type="float" office:value="118.40157952346" calcext:value-type="float">
            <text:p>118,40157952346</text:p>
          </table:table-cell>
          <table:table-cell table:formula="of:=POWER(2;[.B66]/[.I$6])*[.I$7]-[.I$7]" office:value-type="float" office:value="296.926297134251" calcext:value-type="float">
            <text:p>296,926297134251</text:p>
          </table:table-cell>
          <table:table-cell table:number-columns-repeated="12"/>
          <table:table-cell office:value-type="float" office:value="64" calcext:value-type="float">
            <text:p>64</text:p>
          </table:table-cell>
          <table:table-cell table:formula="of:=[.T66]/127" office:value-type="float" office:value="0.503937007874016" calcext:value-type="float">
            <text:p>0,503937007874016</text:p>
          </table:table-cell>
          <table:table-cell table:formula="of:=POWER(2;[.T66]/127)-1" office:value-type="float" office:value="0.418078117045893" calcext:value-type="float">
            <text:p>0,418078117045893</text:p>
          </table:table-cell>
          <table:table-cell table:formula="of:=(1-[.R$3])*[.U66] + [.R$3]*[.V66]" office:value-type="float" office:value="0.486765229708391" calcext:value-type="float">
            <text:p>0,486765229708391</text:p>
          </table:table-cell>
        </table:table-row>
        <table:table-row table:style-name="ro1">
          <table:table-cell table:number-columns-repeated="2" office:value-type="float" office:value="65" calcext:value-type="float">
            <text:p>65</text:p>
          </table:table-cell>
          <table:table-cell table:formula="of:=[.B67]/127*3000" office:value-type="float" office:value="1535.43307086614" calcext:value-type="float">
            <text:p>1535,43307086614</text:p>
          </table:table-cell>
          <table:table-cell table:formula="of:=POWER(2;[.B67]/[.I$2])*[.I$3]-[.I$3]" office:value-type="float" office:value="59.2215633293485" calcext:value-type="float">
            <text:p>59,2215633293485</text:p>
          </table:table-cell>
          <table:table-cell table:formula="of:=([.C67]*(1-[.I$8])+[.D67]*[.I$8])" office:value-type="float" office:value="118.27002363082" calcext:value-type="float">
            <text:p>118,27002363082</text:p>
          </table:table-cell>
          <table:table-cell table:formula="of:=[.B67]+POWER(2;[.B67]/[.I$10])-1" office:value-type="float" office:value="122.988137020215" calcext:value-type="float">
            <text:p>122,988137020215</text:p>
          </table:table-cell>
          <table:table-cell table:formula="of:=POWER(2;[.B67]/[.I$6])*[.I$7]-[.I$7]" office:value-type="float" office:value="308.800792833324" calcext:value-type="float">
            <text:p>308,800792833324</text:p>
          </table:table-cell>
          <table:table-cell table:number-columns-repeated="12"/>
          <table:table-cell office:value-type="float" office:value="65" calcext:value-type="float">
            <text:p>65</text:p>
          </table:table-cell>
          <table:table-cell table:formula="of:=[.T67]/127" office:value-type="float" office:value="0.511811023622047" calcext:value-type="float">
            <text:p>0,511811023622047</text:p>
          </table:table-cell>
          <table:table-cell table:formula="of:=POWER(2;[.T67]/127)-1" office:value-type="float" office:value="0.425838936708253" calcext:value-type="float">
            <text:p>0,425838936708253</text:p>
          </table:table-cell>
          <table:table-cell table:formula="of:=(1-[.R$3])*[.U67] + [.R$3]*[.V67]" office:value-type="float" office:value="0.494616606239288" calcext:value-type="float">
            <text:p>0,494616606239288</text:p>
          </table:table-cell>
        </table:table-row>
        <table:table-row table:style-name="ro1">
          <table:table-cell table:number-columns-repeated="2" office:value-type="float" office:value="66" calcext:value-type="float">
            <text:p>66</text:p>
          </table:table-cell>
          <table:table-cell table:formula="of:=[.B68]/127*3000" office:value-type="float" office:value="1559.05511811024" calcext:value-type="float">
            <text:p>1559,05511811024</text:p>
          </table:table-cell>
          <table:table-cell table:formula="of:=POWER(2;[.B68]/[.I$2])*[.I$3]-[.I$3]" office:value-type="float" office:value="63.14057159056" calcext:value-type="float">
            <text:p>63,14057159056</text:p>
          </table:table-cell>
          <table:table-cell table:formula="of:=([.C68]*(1-[.I$8])+[.D68]*[.I$8])" office:value-type="float" office:value="122.977153451347" calcext:value-type="float">
            <text:p>122,977153451347</text:p>
          </table:table-cell>
          <table:table-cell table:formula="of:=[.B68]+POWER(2;[.B68]/[.I$10])-1" office:value-type="float" office:value="127.806879136763" calcext:value-type="float">
            <text:p>127,806879136763</text:p>
          </table:table-cell>
          <table:table-cell table:formula="of:=POWER(2;[.B68]/[.I$6])*[.I$7]-[.I$7]" office:value-type="float" office:value="321.100092620908" calcext:value-type="float">
            <text:p>321,100092620908</text:p>
          </table:table-cell>
          <table:table-cell table:number-columns-repeated="12"/>
          <table:table-cell office:value-type="float" office:value="66" calcext:value-type="float">
            <text:p>66</text:p>
          </table:table-cell>
          <table:table-cell table:formula="of:=[.T68]/127" office:value-type="float" office:value="0.519685039370079" calcext:value-type="float">
            <text:p>0,519685039370079</text:p>
          </table:table-cell>
          <table:table-cell table:formula="of:=POWER(2;[.T68]/127)-1" office:value-type="float" office:value="0.433642229575091" calcext:value-type="float">
            <text:p>0,433642229575091</text:p>
          </table:table-cell>
          <table:table-cell table:formula="of:=(1-[.R$3])*[.U68] + [.R$3]*[.V68]" office:value-type="float" office:value="0.502476477411081" calcext:value-type="float">
            <text:p>0,502476477411081</text:p>
          </table:table-cell>
        </table:table-row>
        <table:table-row table:style-name="ro1">
          <table:table-cell table:number-columns-repeated="2" office:value-type="float" office:value="67" calcext:value-type="float">
            <text:p>67</text:p>
          </table:table-cell>
          <table:table-cell table:formula="of:=[.B69]/127*3000" office:value-type="float" office:value="1582.67716535433" calcext:value-type="float">
            <text:p>1582,67716535433</text:p>
          </table:table-cell>
          <table:table-cell table:formula="of:=POWER(2;[.B69]/[.I$2])*[.I$3]-[.I$3]" office:value-type="float" office:value="67.3146151730474" calcext:value-type="float">
            <text:p>67,3146151730474</text:p>
          </table:table-cell>
          <table:table-cell table:formula="of:=([.C69]*(1-[.I$8])+[.D69]*[.I$8])" office:value-type="float" office:value="127.929117180299" calcext:value-type="float">
            <text:p>127,929117180299</text:p>
          </table:table-cell>
          <table:table-cell table:formula="of:=[.B69]+POWER(2;[.B69]/[.I$10])-1" office:value-type="float" office:value="132.872836915465" calcext:value-type="float">
            <text:p>132,872836915465</text:p>
          </table:table-cell>
          <table:table-cell table:formula="of:=POWER(2;[.B69]/[.I$6])*[.I$7]-[.I$7]" office:value-type="float" office:value="333.839393648798" calcext:value-type="float">
            <text:p>333,839393648798</text:p>
          </table:table-cell>
          <table:table-cell table:number-columns-repeated="12"/>
          <table:table-cell office:value-type="float" office:value="67" calcext:value-type="float">
            <text:p>67</text:p>
          </table:table-cell>
          <table:table-cell table:formula="of:=[.T69]/127" office:value-type="float" office:value="0.52755905511811" calcext:value-type="float">
            <text:p>0,52755905511811</text:p>
          </table:table-cell>
          <table:table-cell table:formula="of:=POWER(2;[.T69]/127)-1" office:value-type="float" office:value="0.441488228092614" calcext:value-type="float">
            <text:p>0,441488228092614</text:p>
          </table:table-cell>
          <table:table-cell table:formula="of:=(1-[.R$3])*[.U69] + [.R$3]*[.V69]" office:value-type="float" office:value="0.510344889713011" calcext:value-type="float">
            <text:p>0,510344889713011</text:p>
          </table:table-cell>
        </table:table-row>
        <table:table-row table:style-name="ro1">
          <table:table-cell table:number-columns-repeated="2" office:value-type="float" office:value="68" calcext:value-type="float">
            <text:p>68</text:p>
          </table:table-cell>
          <table:table-cell table:formula="of:=[.B70]/127*3000" office:value-type="float" office:value="1606.29921259843" calcext:value-type="float">
            <text:p>1606,29921259843</text:p>
          </table:table-cell>
          <table:table-cell table:formula="of:=POWER(2;[.B70]/[.I$2])*[.I$3]-[.I$3]" office:value-type="float" office:value="71.7602908816051" calcext:value-type="float">
            <text:p>71,7602908816051</text:p>
          </table:table-cell>
          <table:table-cell table:formula="of:=([.C70]*(1-[.I$8])+[.D70]*[.I$8])" office:value-type="float" office:value="133.141847750278" calcext:value-type="float">
            <text:p>133,141847750278</text:p>
          </table:table-cell>
          <table:table-cell table:formula="of:=[.B70]+POWER(2;[.B70]/[.I$10])-1" office:value-type="float" office:value="138.202014470175" calcext:value-type="float">
            <text:p>138,202014470175</text:p>
          </table:table-cell>
          <table:table-cell table:formula="of:=POWER(2;[.B70]/[.I$6])*[.I$7]-[.I$7]" office:value-type="float" office:value="347.034436739221" calcext:value-type="float">
            <text:p>347,034436739221</text:p>
          </table:table-cell>
          <table:table-cell table:number-columns-repeated="12"/>
          <table:table-cell office:value-type="float" office:value="68" calcext:value-type="float">
            <text:p>68</text:p>
          </table:table-cell>
          <table:table-cell table:formula="of:=[.T70]/127" office:value-type="float" office:value="0.535433070866142" calcext:value-type="float">
            <text:p>0,535433070866142</text:p>
          </table:table-cell>
          <table:table-cell table:formula="of:=POWER(2;[.T70]/127)-1" office:value-type="float" office:value="0.449377165979158" calcext:value-type="float">
            <text:p>0,449377165979158</text:p>
          </table:table-cell>
          <table:table-cell table:formula="of:=(1-[.R$3])*[.U70] + [.R$3]*[.V70]" office:value-type="float" office:value="0.518221889888745" calcext:value-type="float">
            <text:p>0,518221889888745</text:p>
          </table:table-cell>
        </table:table-row>
        <table:table-row table:style-name="ro1">
          <table:table-cell table:number-columns-repeated="2" office:value-type="float" office:value="69" calcext:value-type="float">
            <text:p>69</text:p>
          </table:table-cell>
          <table:table-cell table:formula="of:=[.B71]/127*3000" office:value-type="float" office:value="1629.92125984252" calcext:value-type="float">
            <text:p>1629,92125984252</text:p>
          </table:table-cell>
          <table:table-cell table:formula="of:=POWER(2;[.B71]/[.I$2])*[.I$3]-[.I$3]" office:value-type="float" office:value="76.4952755829105" calcext:value-type="float">
            <text:p>76,4952755829105</text:p>
          </table:table-cell>
          <table:table-cell table:formula="of:=([.C71]*(1-[.I$8])+[.D71]*[.I$8])" office:value-type="float" office:value="138.632314953295" calcext:value-type="float">
            <text:p>138,632314953295</text:p>
          </table:table-cell>
          <table:table-cell table:formula="of:=[.B71]+POWER(2;[.B71]/[.I$10])-1" office:value-type="float" office:value="143.811451980417" calcext:value-type="float">
            <text:p>143,811451980417</text:p>
          </table:table-cell>
          <table:table-cell table:formula="of:=POWER(2;[.B71]/[.I$6])*[.I$7]-[.I$7]" office:value-type="float" office:value="360.701525834372" calcext:value-type="float">
            <text:p>360,701525834372</text:p>
          </table:table-cell>
          <table:table-cell table:number-columns-repeated="12"/>
          <table:table-cell office:value-type="float" office:value="69" calcext:value-type="float">
            <text:p>69</text:p>
          </table:table-cell>
          <table:table-cell table:formula="of:=[.T71]/127" office:value-type="float" office:value="0.543307086614173" calcext:value-type="float">
            <text:p>0,543307086614173</text:p>
          </table:table-cell>
          <table:table-cell table:formula="of:=POWER(2;[.T71]/127)-1" office:value-type="float" office:value="0.45730927823214" calcext:value-type="float">
            <text:p>0,45730927823214</text:p>
          </table:table-cell>
          <table:table-cell table:formula="of:=(1-[.R$3])*[.U71] + [.R$3]*[.V71]" office:value-type="float" office:value="0.526107524937767" calcext:value-type="float">
            <text:p>0,526107524937767</text:p>
          </table:table-cell>
        </table:table-row>
        <table:table-row table:style-name="ro1">
          <table:table-cell table:number-columns-repeated="2" office:value-type="float" office:value="70" calcext:value-type="float">
            <text:p>70</text:p>
          </table:table-cell>
          <table:table-cell table:formula="of:=[.B72]/127*3000" office:value-type="float" office:value="1653.54330708661" calcext:value-type="float">
            <text:p>1653,54330708661</text:p>
          </table:table-cell>
          <table:table-cell table:formula="of:=POWER(2;[.B72]/[.I$2])*[.I$3]-[.I$3]" office:value-type="float" office:value="81.5383964921658" calcext:value-type="float">
            <text:p>81,5383964921658</text:p>
          </table:table-cell>
          <table:table-cell table:formula="of:=([.C72]*(1-[.I$8])+[.D72]*[.I$8])" office:value-type="float" office:value="144.418592915944" calcext:value-type="float">
            <text:p>144,418592915944</text:p>
          </table:table-cell>
          <table:table-cell table:formula="of:=[.B72]+POWER(2;[.B72]/[.I$10])-1" office:value-type="float" office:value="149.719292763642" calcext:value-type="float">
            <text:p>149,719292763642</text:p>
          </table:table-cell>
          <table:table-cell table:formula="of:=POWER(2;[.B72]/[.I$6])*[.I$7]-[.I$7]" office:value-type="float" office:value="374.857548141746" calcext:value-type="float">
            <text:p>374,857548141746</text:p>
          </table:table-cell>
          <table:table-cell table:number-columns-repeated="12"/>
          <table:table-cell office:value-type="float" office:value="70" calcext:value-type="float">
            <text:p>70</text:p>
          </table:table-cell>
          <table:table-cell table:formula="of:=[.T72]/127" office:value-type="float" office:value="0.551181102362205" calcext:value-type="float">
            <text:p>0,551181102362205</text:p>
          </table:table-cell>
          <table:table-cell table:formula="of:=POWER(2;[.T72]/127)-1" office:value-type="float" office:value="0.46528480113507" calcext:value-type="float">
            <text:p>0,46528480113507</text:p>
          </table:table-cell>
          <table:table-cell table:formula="of:=(1-[.R$3])*[.U72] + [.R$3]*[.V72]" office:value-type="float" office:value="0.534001842116778" calcext:value-type="float">
            <text:p>0,534001842116778</text:p>
          </table:table-cell>
        </table:table-row>
        <table:table-row table:style-name="ro1">
          <table:table-cell table:number-columns-repeated="2" office:value-type="float" office:value="71" calcext:value-type="float">
            <text:p>71</text:p>
          </table:table-cell>
          <table:table-cell table:formula="of:=[.B73]/127*3000" office:value-type="float" office:value="1677.16535433071" calcext:value-type="float">
            <text:p>1677,16535433071</text:p>
          </table:table-cell>
          <table:table-cell table:formula="of:=POWER(2;[.B73]/[.I$2])*[.I$3]-[.I$3]" office:value-type="float" office:value="86.9097060337483" calcext:value-type="float">
            <text:p>86,9097060337483</text:p>
          </table:table-cell>
          <table:table-cell table:formula="of:=([.C73]*(1-[.I$8])+[.D73]*[.I$8])" office:value-type="float" office:value="150.519931965627" calcext:value-type="float">
            <text:p>150,519931965627</text:p>
          </table:table-cell>
          <table:table-cell table:formula="of:=[.B73]+POWER(2;[.B73]/[.I$10])-1" office:value-type="float" office:value="155.944854689573" calcext:value-type="float">
            <text:p>155,944854689573</text:p>
          </table:table-cell>
          <table:table-cell table:formula="of:=POWER(2;[.B73]/[.I$6])*[.I$7]-[.I$7]" office:value-type="float" office:value="389.519995000161" calcext:value-type="float">
            <text:p>389,519995000161</text:p>
          </table:table-cell>
          <table:table-cell table:number-columns-repeated="12"/>
          <table:table-cell office:value-type="float" office:value="71" calcext:value-type="float">
            <text:p>71</text:p>
          </table:table-cell>
          <table:table-cell table:formula="of:=[.T73]/127" office:value-type="float" office:value="0.559055118110236" calcext:value-type="float">
            <text:p>0,559055118110236</text:p>
          </table:table-cell>
          <table:table-cell table:formula="of:=POWER(2;[.T73]/127)-1" office:value-type="float" office:value="0.47330397226458" calcext:value-type="float">
            <text:p>0,47330397226458</text:p>
          </table:table-cell>
          <table:table-cell table:formula="of:=(1-[.R$3])*[.U73] + [.R$3]*[.V73]" office:value-type="float" office:value="0.541904888941105" calcext:value-type="float">
            <text:p>0,541904888941105</text:p>
          </table:table-cell>
        </table:table-row>
        <table:table-row table:style-name="ro1">
          <table:table-cell table:number-columns-repeated="2" office:value-type="float" office:value="72" calcext:value-type="float">
            <text:p>72</text:p>
          </table:table-cell>
          <table:table-cell table:formula="of:=[.B74]/127*3000" office:value-type="float" office:value="1700.7874015748" calcext:value-type="float">
            <text:p>1700,7874015748</text:p>
          </table:table-cell>
          <table:table-cell table:formula="of:=POWER(2;[.B74]/[.I$2])*[.I$3]-[.I$3]" office:value-type="float" office:value="92.6305615735285" calcext:value-type="float">
            <text:p>92,6305615735285</text:p>
          </table:table-cell>
          <table:table-cell table:formula="of:=([.C74]*(1-[.I$8])+[.D74]*[.I$8])" office:value-type="float" office:value="156.95683517358" calcext:value-type="float">
            <text:p>156,95683517358</text:p>
          </table:table-cell>
          <table:table-cell table:formula="of:=[.B74]+POWER(2;[.B74]/[.I$10])-1" office:value-type="float" office:value="162.50870621774" calcext:value-type="float">
            <text:p>162,50870621774</text:p>
          </table:table-cell>
          <table:table-cell table:formula="of:=POWER(2;[.B74]/[.I$6])*[.I$7]-[.I$7]" office:value-type="float" office:value="404.706983492249" calcext:value-type="float">
            <text:p>404,706983492249</text:p>
          </table:table-cell>
          <table:table-cell table:number-columns-repeated="12"/>
          <table:table-cell office:value-type="float" office:value="72" calcext:value-type="float">
            <text:p>72</text:p>
          </table:table-cell>
          <table:table-cell table:formula="of:=[.T74]/127" office:value-type="float" office:value="0.566929133858268" calcext:value-type="float">
            <text:p>0,566929133858268</text:p>
          </table:table-cell>
          <table:table-cell table:formula="of:=POWER(2;[.T74]/127)-1" office:value-type="float" office:value="0.481367030497509" calcext:value-type="float">
            <text:p>0,481367030497509</text:p>
          </table:table-cell>
          <table:table-cell table:formula="of:=(1-[.R$3])*[.U74] + [.R$3]*[.V74]" office:value-type="float" office:value="0.549816713186116" calcext:value-type="float">
            <text:p>0,549816713186116</text:p>
          </table:table-cell>
        </table:table-row>
        <table:table-row table:style-name="ro1">
          <table:table-cell table:number-columns-repeated="2" office:value-type="float" office:value="73" calcext:value-type="float">
            <text:p>73</text:p>
          </table:table-cell>
          <table:table-cell table:formula="of:=[.B75]/127*3000" office:value-type="float" office:value="1724.4094488189" calcext:value-type="float">
            <text:p>1724,4094488189</text:p>
          </table:table-cell>
          <table:table-cell table:formula="of:=POWER(2;[.B75]/[.I$2])*[.I$3]-[.I$3]" office:value-type="float" office:value="98.7237103398891" calcext:value-type="float">
            <text:p>98,7237103398891</text:p>
          </table:table-cell>
          <table:table-cell table:formula="of:=([.C75]*(1-[.I$8])+[.D75]*[.I$8])" office:value-type="float" office:value="163.751139879049" calcext:value-type="float">
            <text:p>163,751139879049</text:p>
          </table:table-cell>
          <table:table-cell table:formula="of:=[.B75]+POWER(2;[.B75]/[.I$10])-1" office:value-type="float" office:value="169.432747357481" calcext:value-type="float">
            <text:p>169,432747357481</text:p>
          </table:table-cell>
          <table:table-cell table:formula="of:=POWER(2;[.B75]/[.I$6])*[.I$7]-[.I$7]" office:value-type="float" office:value="420.437278830129" calcext:value-type="float">
            <text:p>420,437278830129</text:p>
          </table:table-cell>
          <table:table-cell table:number-columns-repeated="12"/>
          <table:table-cell office:value-type="float" office:value="73" calcext:value-type="float">
            <text:p>73</text:p>
          </table:table-cell>
          <table:table-cell table:formula="of:=[.T75]/127" office:value-type="float" office:value="0.574803149606299" calcext:value-type="float">
            <text:p>0,574803149606299</text:p>
          </table:table-cell>
          <table:table-cell table:formula="of:=POWER(2;[.T75]/127)-1" office:value-type="float" office:value="0.489474216018012" calcext:value-type="float">
            <text:p>0,489474216018012</text:p>
          </table:table-cell>
          <table:table-cell table:formula="of:=(1-[.R$3])*[.U75] + [.R$3]*[.V75]" office:value-type="float" office:value="0.557737362888642" calcext:value-type="float">
            <text:p>0,557737362888642</text:p>
          </table:table-cell>
        </table:table-row>
        <table:table-row table:style-name="ro1">
          <table:table-cell table:number-columns-repeated="2" office:value-type="float" office:value="74" calcext:value-type="float">
            <text:p>74</text:p>
          </table:table-cell>
          <table:table-cell table:formula="of:=[.B76]/127*3000" office:value-type="float" office:value="1748.03149606299" calcext:value-type="float">
            <text:p>1748,03149606299</text:p>
          </table:table-cell>
          <table:table-cell table:formula="of:=POWER(2;[.B76]/[.I$2])*[.I$3]-[.I$3]" office:value-type="float" office:value="105.213379871105" calcext:value-type="float">
            <text:p>105,213379871105</text:p>
          </table:table-cell>
          <table:table-cell table:formula="of:=([.C76]*(1-[.I$8])+[.D76]*[.I$8])" office:value-type="float" office:value="170.926104518781" calcext:value-type="float">
            <text:p>170,926104518781</text:p>
          </table:table-cell>
          <table:table-cell table:formula="of:=[.B76]+POWER(2;[.B76]/[.I$10])-1" office:value-type="float" office:value="176.740295869099" calcext:value-type="float">
            <text:p>176,740295869099</text:p>
          </table:table-cell>
          <table:table-cell table:formula="of:=POWER(2;[.B76]/[.I$6])*[.I$7]-[.I$7]" office:value-type="float" office:value="436.730317541907" calcext:value-type="float">
            <text:p>436,730317541907</text:p>
          </table:table-cell>
          <table:table-cell table:number-columns-repeated="12"/>
          <table:table-cell office:value-type="float" office:value="74" calcext:value-type="float">
            <text:p>74</text:p>
          </table:table-cell>
          <table:table-cell table:formula="of:=[.T76]/127" office:value-type="float" office:value="0.582677165354331" calcext:value-type="float">
            <text:p>0,582677165354331</text:p>
          </table:table-cell>
          <table:table-cell table:formula="of:=POWER(2;[.T76]/127)-1" office:value-type="float" office:value="0.497625770324717" calcext:value-type="float">
            <text:p>0,497625770324717</text:p>
          </table:table-cell>
          <table:table-cell table:formula="of:=(1-[.R$3])*[.U76] + [.R$3]*[.V76]" office:value-type="float" office:value="0.565666886348408" calcext:value-type="float">
            <text:p>0,565666886348408</text:p>
          </table:table-cell>
        </table:table-row>
        <table:table-row table:style-name="ro1">
          <table:table-cell table:number-columns-repeated="2" office:value-type="float" office:value="75" calcext:value-type="float">
            <text:p>75</text:p>
          </table:table-cell>
          <table:table-cell table:formula="of:=[.B77]/127*3000" office:value-type="float" office:value="1771.65354330709" calcext:value-type="float">
            <text:p>1771,65354330709</text:p>
          </table:table-cell>
          <table:table-cell table:formula="of:=POWER(2;[.B77]/[.I$2])*[.I$3]-[.I$3]" office:value-type="float" office:value="112.125374348724" calcext:value-type="float">
            <text:p>112,125374348724</text:p>
          </table:table-cell>
          <table:table-cell table:formula="of:=([.C77]*(1-[.I$8])+[.D77]*[.I$8])" office:value-type="float" office:value="178.506501107059" calcext:value-type="float">
            <text:p>178,506501107059</text:p>
          </table:table-cell>
          <table:table-cell table:formula="of:=[.B77]+POWER(2;[.B77]/[.I$10])-1" office:value-type="float" office:value="184.456179045451" calcext:value-type="float">
            <text:p>184,456179045451</text:p>
          </table:table-cell>
          <table:table-cell table:formula="of:=POWER(2;[.B77]/[.I$6])*[.I$7]-[.I$7]" office:value-type="float" office:value="453.60623148767" calcext:value-type="float">
            <text:p>453,60623148767</text:p>
          </table:table-cell>
          <table:table-cell table:number-columns-repeated="12"/>
          <table:table-cell office:value-type="float" office:value="75" calcext:value-type="float">
            <text:p>75</text:p>
          </table:table-cell>
          <table:table-cell table:formula="of:=[.T77]/127" office:value-type="float" office:value="0.590551181102362" calcext:value-type="float">
            <text:p>0,590551181102362</text:p>
          </table:table-cell>
          <table:table-cell table:formula="of:=POWER(2;[.T77]/127)-1" office:value-type="float" office:value="0.505821936237922" calcext:value-type="float">
            <text:p>0,505821936237922</text:p>
          </table:table-cell>
          <table:table-cell table:formula="of:=(1-[.R$3])*[.U77] + [.R$3]*[.V77]" office:value-type="float" office:value="0.573605332129474" calcext:value-type="float">
            <text:p>0,573605332129474</text:p>
          </table:table-cell>
        </table:table-row>
        <table:table-row table:style-name="ro1">
          <table:table-cell table:number-columns-repeated="2" office:value-type="float" office:value="76" calcext:value-type="float">
            <text:p>76</text:p>
          </table:table-cell>
          <table:table-cell table:formula="of:=[.B78]/127*3000" office:value-type="float" office:value="1795.27559055118" calcext:value-type="float">
            <text:p>1795,27559055118</text:p>
          </table:table-cell>
          <table:table-cell table:formula="of:=POWER(2;[.B78]/[.I$2])*[.I$3]-[.I$3]" office:value-type="float" office:value="119.487177199984" calcext:value-type="float">
            <text:p>119,487177199984</text:p>
          </table:table-cell>
          <table:table-cell table:formula="of:=([.C78]*(1-[.I$8])+[.D78]*[.I$8])" office:value-type="float" office:value="186.518713734032" calcext:value-type="float">
            <text:p>186,518713734032</text:p>
          </table:table-cell>
          <table:table-cell table:formula="of:=[.B78]+POWER(2;[.B78]/[.I$10])-1" office:value-type="float" office:value="192.606831435257" calcext:value-type="float">
            <text:p>192,606831435257</text:p>
          </table:table-cell>
          <table:table-cell table:formula="of:=POWER(2;[.B78]/[.I$6])*[.I$7]-[.I$7]" office:value-type="float" office:value="471.085872734635" calcext:value-type="float">
            <text:p>471,085872734635</text:p>
          </table:table-cell>
          <table:table-cell table:number-columns-repeated="12"/>
          <table:table-cell office:value-type="float" office:value="76" calcext:value-type="float">
            <text:p>76</text:p>
          </table:table-cell>
          <table:table-cell table:formula="of:=[.T78]/127" office:value-type="float" office:value="0.598425196850394" calcext:value-type="float">
            <text:p>0,598425196850394</text:p>
          </table:table-cell>
          <table:table-cell table:formula="of:=POWER(2;[.T78]/127)-1" office:value-type="float" office:value="0.514062957906821" calcext:value-type="float">
            <text:p>0,514062957906821</text:p>
          </table:table-cell>
          <table:table-cell table:formula="of:=(1-[.R$3])*[.U78] + [.R$3]*[.V78]" office:value-type="float" office:value="0.581552749061679" calcext:value-type="float">
            <text:p>0,581552749061679</text:p>
          </table:table-cell>
        </table:table-row>
        <table:table-row table:style-name="ro1">
          <table:table-cell table:number-columns-repeated="2" office:value-type="float" office:value="77" calcext:value-type="float">
            <text:p>77</text:p>
          </table:table-cell>
          <table:table-cell table:formula="of:=[.B79]/127*3000" office:value-type="float" office:value="1818.89763779528" calcext:value-type="float">
            <text:p>1818,89763779528</text:p>
          </table:table-cell>
          <table:table-cell table:formula="of:=POWER(2;[.B79]/[.I$2])*[.I$3]-[.I$3]" office:value-type="float" office:value="127.328060377234" calcext:value-type="float">
            <text:p>127,328060377234</text:p>
          </table:table-cell>
          <table:table-cell table:formula="of:=([.C79]*(1-[.I$8])+[.D79]*[.I$8])" office:value-type="float" office:value="194.990843473955" calcext:value-type="float">
            <text:p>194,990843473955</text:p>
          </table:table-cell>
          <table:table-cell table:formula="of:=[.B79]+POWER(2;[.B79]/[.I$10])-1" office:value-type="float" office:value="201.220398892754" calcext:value-type="float">
            <text:p>201,220398892754</text:p>
          </table:table-cell>
          <table:table-cell table:formula="of:=POWER(2;[.B79]/[.I$6])*[.I$7]-[.I$7]" office:value-type="float" office:value="489.190839322196" calcext:value-type="float">
            <text:p>489,190839322196</text:p>
          </table:table-cell>
          <table:table-cell table:number-columns-repeated="12"/>
          <table:table-cell office:value-type="float" office:value="77" calcext:value-type="float">
            <text:p>77</text:p>
          </table:table-cell>
          <table:table-cell table:formula="of:=[.T79]/127" office:value-type="float" office:value="0.606299212598425" calcext:value-type="float">
            <text:p>0,606299212598425</text:p>
          </table:table-cell>
          <table:table-cell table:formula="of:=POWER(2;[.T79]/127)-1" office:value-type="float" office:value="0.522349080816786" calcext:value-type="float">
            <text:p>0,522349080816786</text:p>
          </table:table-cell>
          <table:table-cell table:formula="of:=(1-[.R$3])*[.U79] + [.R$3]*[.V79]" office:value-type="float" office:value="0.589509186242097" calcext:value-type="float">
            <text:p>0,589509186242097</text:p>
          </table:table-cell>
        </table:table-row>
        <table:table-row table:style-name="ro1">
          <table:table-cell table:number-columns-repeated="2" office:value-type="float" office:value="78" calcext:value-type="float">
            <text:p>78</text:p>
          </table:table-cell>
          <table:table-cell table:formula="of:=[.B80]/127*3000" office:value-type="float" office:value="1842.51968503937" calcext:value-type="float">
            <text:p>1842,51968503937</text:p>
          </table:table-cell>
          <table:table-cell table:formula="of:=POWER(2;[.B80]/[.I$2])*[.I$3]-[.I$3]" office:value-type="float" office:value="135.679200748884" calcext:value-type="float">
            <text:p>135,679200748884</text:p>
          </table:table-cell>
          <table:table-cell table:formula="of:=([.C80]*(1-[.I$8])+[.D80]*[.I$8])" office:value-type="float" office:value="203.952820120504" calcext:value-type="float">
            <text:p>203,952820120504</text:p>
          </table:table-cell>
          <table:table-cell table:formula="of:=[.B80]+POWER(2;[.B80]/[.I$10])-1" office:value-type="float" office:value="210.326849363275" calcext:value-type="float">
            <text:p>210,326849363275</text:p>
          </table:table-cell>
          <table:table-cell table:formula="of:=POWER(2;[.B80]/[.I$6])*[.I$7]-[.I$7]" office:value-type="float" office:value="507.943501948704" calcext:value-type="float">
            <text:p>507,943501948704</text:p>
          </table:table-cell>
          <table:table-cell table:number-columns-repeated="12"/>
          <table:table-cell office:value-type="float" office:value="78" calcext:value-type="float">
            <text:p>78</text:p>
          </table:table-cell>
          <table:table-cell table:formula="of:=[.T80]/127" office:value-type="float" office:value="0.614173228346457" calcext:value-type="float">
            <text:p>0,614173228346457</text:p>
          </table:table-cell>
          <table:table-cell table:formula="of:=POWER(2;[.T80]/127)-1" office:value-type="float" office:value="0.530680551796671" calcext:value-type="float">
            <text:p>0,530680551796671</text:p>
          </table:table-cell>
          <table:table-cell table:formula="of:=(1-[.R$3])*[.U80] + [.R$3]*[.V80]" office:value-type="float" office:value="0.5974746930365" calcext:value-type="float">
            <text:p>0,5974746930365</text:p>
          </table:table-cell>
        </table:table-row>
        <table:table-row table:style-name="ro1">
          <table:table-cell table:number-columns-repeated="2" office:value-type="float" office:value="79" calcext:value-type="float">
            <text:p>79</text:p>
          </table:table-cell>
          <table:table-cell table:formula="of:=[.B81]/127*3000" office:value-type="float" office:value="1866.14173228346" calcext:value-type="float">
            <text:p>1866,14173228346</text:p>
          </table:table-cell>
          <table:table-cell table:formula="of:=POWER(2;[.B81]/[.I$2])*[.I$3]-[.I$3]" office:value-type="float" office:value="144.573804064664" calcext:value-type="float">
            <text:p>144,573804064664</text:p>
          </table:table-cell>
          <table:table-cell table:formula="of:=([.C81]*(1-[.I$8])+[.D81]*[.I$8])" office:value-type="float" office:value="213.436521193416" calcext:value-type="float">
            <text:p>213,436521193416</text:p>
          </table:table-cell>
          <table:table-cell table:formula="of:=[.B81]+POWER(2;[.B81]/[.I$10])-1" office:value-type="float" office:value="219.958090840788" calcext:value-type="float">
            <text:p>219,958090840788</text:p>
          </table:table-cell>
          <table:table-cell table:formula="of:=POWER(2;[.B81]/[.I$6])*[.I$7]-[.I$7]" office:value-type="float" office:value="527.367031612945" calcext:value-type="float">
            <text:p>527,367031612945</text:p>
          </table:table-cell>
          <table:table-cell table:number-columns-repeated="12"/>
          <table:table-cell office:value-type="float" office:value="79" calcext:value-type="float">
            <text:p>79</text:p>
          </table:table-cell>
          <table:table-cell table:formula="of:=[.T81]/127" office:value-type="float" office:value="0.622047244094488" calcext:value-type="float">
            <text:p>0,622047244094488</text:p>
          </table:table-cell>
          <table:table-cell table:formula="of:=POWER(2;[.T81]/127)-1" office:value-type="float" office:value="0.53905761902617" calcext:value-type="float">
            <text:p>0,53905761902617</text:p>
          </table:table-cell>
          <table:table-cell table:formula="of:=(1-[.R$3])*[.U81] + [.R$3]*[.V81]" office:value-type="float" office:value="0.605449319080825" calcext:value-type="float">
            <text:p>0,605449319080825</text:p>
          </table:table-cell>
        </table:table-row>
        <table:table-row table:style-name="ro1">
          <table:table-cell table:number-columns-repeated="2" office:value-type="float" office:value="80" calcext:value-type="float">
            <text:p>80</text:p>
          </table:table-cell>
          <table:table-cell table:formula="of:=[.B82]/127*3000" office:value-type="float" office:value="1889.76377952756" calcext:value-type="float">
            <text:p>1889,76377952756</text:p>
          </table:table-cell>
          <table:table-cell table:formula="of:=POWER(2;[.B82]/[.I$2])*[.I$3]-[.I$3]" office:value-type="float" office:value="154.047236988106" calcext:value-type="float">
            <text:p>154,047236988106</text:p>
          </table:table-cell>
          <table:table-cell table:formula="of:=([.C82]*(1-[.I$8])+[.D82]*[.I$8])" office:value-type="float" office:value="223.475898689684" calcext:value-type="float">
            <text:p>223,475898689684</text:p>
          </table:table-cell>
          <table:table-cell table:formula="of:=[.B82]+POWER(2;[.B82]/[.I$10])-1" office:value-type="float" office:value="230.148096961724" calcext:value-type="float">
            <text:p>230,148096961724</text:p>
          </table:table-cell>
          <table:table-cell table:formula="of:=POWER(2;[.B82]/[.I$6])*[.I$7]-[.I$7]" office:value-type="float" office:value="547.485428244493" calcext:value-type="float">
            <text:p>547,485428244493</text:p>
          </table:table-cell>
          <table:table-cell table:number-columns-repeated="12"/>
          <table:table-cell office:value-type="float" office:value="80" calcext:value-type="float">
            <text:p>80</text:p>
          </table:table-cell>
          <table:table-cell table:formula="of:=[.T82]/127" office:value-type="float" office:value="0.62992125984252" calcext:value-type="float">
            <text:p>0,62992125984252</text:p>
          </table:table-cell>
          <table:table-cell table:formula="of:=POWER(2;[.T82]/127)-1" office:value-type="float" office:value="0.547480532043208" calcext:value-type="float">
            <text:p>0,547480532043208</text:p>
          </table:table-cell>
          <table:table-cell table:formula="of:=(1-[.R$3])*[.U82] + [.R$3]*[.V82]" office:value-type="float" office:value="0.613433114282657" calcext:value-type="float">
            <text:p>0,613433114282657</text:p>
          </table:table-cell>
        </table:table-row>
        <table:table-row table:style-name="ro1">
          <table:table-cell table:number-columns-repeated="2" office:value-type="float" office:value="81" calcext:value-type="float">
            <text:p>81</text:p>
          </table:table-cell>
          <table:table-cell table:formula="of:=[.B83]/127*3000" office:value-type="float" office:value="1913.38582677165" calcext:value-type="float">
            <text:p>1913,38582677165</text:p>
          </table:table-cell>
          <table:table-cell table:formula="of:=POWER(2;[.B83]/[.I$2])*[.I$3]-[.I$3]" office:value-type="float" office:value="164.137167721243" calcext:value-type="float">
            <text:p>164,137167721243</text:p>
          </table:table-cell>
          <table:table-cell table:formula="of:=([.C83]*(1-[.I$8])+[.D83]*[.I$8])" office:value-type="float" office:value="234.10711408326" calcext:value-type="float">
            <text:p>234,10711408326</text:p>
          </table:table-cell>
          <table:table-cell table:formula="of:=[.B83]+POWER(2;[.B83]/[.I$10])-1" office:value-type="float" office:value="240.933040729417" calcext:value-type="float">
            <text:p>240,933040729417</text:p>
          </table:table-cell>
          <table:table-cell table:formula="of:=POWER(2;[.B83]/[.I$6])*[.I$7]-[.I$7]" office:value-type="float" office:value="568.323550358282" calcext:value-type="float">
            <text:p>568,323550358282</text:p>
          </table:table-cell>
          <table:table-cell table:number-columns-repeated="12"/>
          <table:table-cell office:value-type="float" office:value="81" calcext:value-type="float">
            <text:p>81</text:p>
          </table:table-cell>
          <table:table-cell table:formula="of:=[.T83]/127" office:value-type="float" office:value="0.637795275590551" calcext:value-type="float">
            <text:p>0,637795275590551</text:p>
          </table:table-cell>
          <table:table-cell table:formula="of:=POWER(2;[.T83]/127)-1" office:value-type="float" office:value="0.555949541751374" calcext:value-type="float">
            <text:p>0,555949541751374</text:p>
          </table:table-cell>
          <table:table-cell table:formula="of:=(1-[.R$3])*[.U83] + [.R$3]*[.V83]" office:value-type="float" office:value="0.621426128822716" calcext:value-type="float">
            <text:p>0,621426128822716</text:p>
          </table:table-cell>
        </table:table-row>
        <table:table-row table:style-name="ro1">
          <table:table-cell table:number-columns-repeated="2" office:value-type="float" office:value="82" calcext:value-type="float">
            <text:p>82</text:p>
          </table:table-cell>
          <table:table-cell table:formula="of:=[.B84]/127*3000" office:value-type="float" office:value="1937.00787401575" calcext:value-type="float">
            <text:p>1937,00787401575</text:p>
          </table:table-cell>
          <table:table-cell table:formula="of:=POWER(2;[.B84]/[.I$2])*[.I$3]-[.I$3]" office:value-type="float" office:value="174.883715780669" calcext:value-type="float">
            <text:p>174,883715780669</text:p>
          </table:table-cell>
          <table:table-cell table:formula="of:=([.C84]*(1-[.I$8])+[.D84]*[.I$8])" office:value-type="float" office:value="245.368682110072" calcext:value-type="float">
            <text:p>245,368682110072</text:p>
          </table:table-cell>
          <table:table-cell table:formula="of:=[.B84]+POWER(2;[.B84]/[.I$10])-1" office:value-type="float" office:value="252.351436895529" calcext:value-type="float">
            <text:p>252,351436895529</text:p>
          </table:table-cell>
          <table:table-cell table:formula="of:=POWER(2;[.B84]/[.I$6])*[.I$7]-[.I$7]" office:value-type="float" office:value="589.907145770069" calcext:value-type="float">
            <text:p>589,907145770069</text:p>
          </table:table-cell>
          <table:table-cell table:number-columns-repeated="12"/>
          <table:table-cell office:value-type="float" office:value="82" calcext:value-type="float">
            <text:p>82</text:p>
          </table:table-cell>
          <table:table-cell table:formula="of:=[.T84]/127" office:value-type="float" office:value="0.645669291338583" calcext:value-type="float">
            <text:p>0,645669291338583</text:p>
          </table:table-cell>
          <table:table-cell table:formula="of:=POWER(2;[.T84]/127)-1" office:value-type="float" office:value="0.564464900427395" calcext:value-type="float">
            <text:p>0,564464900427395</text:p>
          </table:table-cell>
          <table:table-cell table:formula="of:=(1-[.R$3])*[.U84] + [.R$3]*[.V84]" office:value-type="float" office:value="0.629428413156345" calcext:value-type="float">
            <text:p>0,629428413156345</text:p>
          </table:table-cell>
        </table:table-row>
        <table:table-row table:style-name="ro1">
          <table:table-cell table:number-columns-repeated="2" office:value-type="float" office:value="83" calcext:value-type="float">
            <text:p>83</text:p>
          </table:table-cell>
          <table:table-cell table:formula="of:=[.B85]/127*3000" office:value-type="float" office:value="1960.62992125984" calcext:value-type="float">
            <text:p>1960,62992125984</text:p>
          </table:table-cell>
          <table:table-cell table:formula="of:=POWER(2;[.B85]/[.I$2])*[.I$3]-[.I$3]" office:value-type="float" office:value="186.329611520494" calcext:value-type="float">
            <text:p>186,329611520494</text:p>
          </table:table-cell>
          <table:table-cell table:formula="of:=([.C85]*(1-[.I$8])+[.D85]*[.I$8])" office:value-type="float" office:value="257.301623910068" calcext:value-type="float">
            <text:p>257,301623910068</text:p>
          </table:table-cell>
          <table:table-cell table:formula="of:=[.B85]+POWER(2;[.B85]/[.I$10])-1" office:value-type="float" office:value="264.444293558889" calcext:value-type="float">
            <text:p>264,444293558889</text:p>
          </table:table-cell>
          <table:table-cell table:formula="of:=POWER(2;[.B85]/[.I$6])*[.I$7]-[.I$7]" office:value-type="float" office:value="612.262883410721" calcext:value-type="float">
            <text:p>612,262883410721</text:p>
          </table:table-cell>
          <table:table-cell table:number-columns-repeated="12"/>
          <table:table-cell office:value-type="float" office:value="83" calcext:value-type="float">
            <text:p>83</text:p>
          </table:table-cell>
          <table:table-cell table:formula="of:=[.T85]/127" office:value-type="float" office:value="0.653543307086614" calcext:value-type="float">
            <text:p>0,653543307086614</text:p>
          </table:table-cell>
          <table:table-cell table:formula="of:=POWER(2;[.T85]/127)-1" office:value-type="float" office:value="0.573026861728654" calcext:value-type="float">
            <text:p>0,573026861728654</text:p>
          </table:table-cell>
          <table:table-cell table:formula="of:=(1-[.R$3])*[.U85] + [.R$3]*[.V85]" office:value-type="float" office:value="0.637440018015022" calcext:value-type="float">
            <text:p>0,637440018015022</text:p>
          </table:table-cell>
        </table:table-row>
        <table:table-row table:style-name="ro1">
          <table:table-cell table:number-columns-repeated="2" office:value-type="float" office:value="84" calcext:value-type="float">
            <text:p>84</text:p>
          </table:table-cell>
          <table:table-cell table:formula="of:=[.B86]/127*3000" office:value-type="float" office:value="1984.25196850394" calcext:value-type="float">
            <text:p>1984,25196850394</text:p>
          </table:table-cell>
          <table:table-cell table:formula="of:=POWER(2;[.B86]/[.I$2])*[.I$3]-[.I$3]" office:value-type="float" office:value="198.520366036503" calcext:value-type="float">
            <text:p>198,520366036503</text:p>
          </table:table-cell>
          <table:table-cell table:formula="of:=([.C86]*(1-[.I$8])+[.D86]*[.I$8])" office:value-type="float" office:value="269.9496301352" calcext:value-type="float">
            <text:p>269,9496301352</text:p>
          </table:table-cell>
          <table:table-cell table:formula="of:=[.B86]+POWER(2;[.B86]/[.I$10])-1" office:value-type="float" office:value="277.255273578453" calcext:value-type="float">
            <text:p>277,255273578453</text:p>
          </table:table-cell>
          <table:table-cell table:formula="of:=POWER(2;[.B86]/[.I$6])*[.I$7]-[.I$7]" office:value-type="float" office:value="635.418386278639" calcext:value-type="float">
            <text:p>635,418386278639</text:p>
          </table:table-cell>
          <table:table-cell table:number-columns-repeated="12"/>
          <table:table-cell office:value-type="float" office:value="84" calcext:value-type="float">
            <text:p>84</text:p>
          </table:table-cell>
          <table:table-cell table:formula="of:=[.T86]/127" office:value-type="float" office:value="0.661417322834646" calcext:value-type="float">
            <text:p>0,661417322834646</text:p>
          </table:table-cell>
          <table:table-cell table:formula="of:=POWER(2;[.T86]/127)-1" office:value-type="float" office:value="0.581635680700739" calcext:value-type="float">
            <text:p>0,581635680700739</text:p>
          </table:table-cell>
          <table:table-cell table:formula="of:=(1-[.R$3])*[.U86] + [.R$3]*[.V86]" office:value-type="float" office:value="0.645460994407864" calcext:value-type="float">
            <text:p>0,645460994407864</text:p>
          </table:table-cell>
        </table:table-row>
        <table:table-row table:style-name="ro1">
          <table:table-cell table:number-columns-repeated="2" office:value-type="float" office:value="85" calcext:value-type="float">
            <text:p>85</text:p>
          </table:table-cell>
          <table:table-cell table:formula="of:=[.B87]/127*3000" office:value-type="float" office:value="2007.87401574803" calcext:value-type="float">
            <text:p>2007,87401574803</text:p>
          </table:table-cell>
          <table:table-cell table:formula="of:=POWER(2;[.B87]/[.I$2])*[.I$3]-[.I$3]" office:value-type="float" office:value="211.504452127073" calcext:value-type="float">
            <text:p>211,504452127073</text:p>
          </table:table-cell>
          <table:table-cell table:formula="of:=([.C87]*(1-[.I$8])+[.D87]*[.I$8])" office:value-type="float" office:value="283.359234671912" calcext:value-type="float">
            <text:p>283,359234671912</text:p>
          </table:table-cell>
          <table:table-cell table:formula="of:=[.B87]+POWER(2;[.B87]/[.I$10])-1" office:value-type="float" office:value="290.830866435731" calcext:value-type="float">
            <text:p>290,830866435731</text:p>
          </table:table-cell>
          <table:table-cell table:formula="of:=POWER(2;[.B87]/[.I$6])*[.I$7]-[.I$7]" office:value-type="float" office:value="659.402265571049" calcext:value-type="float">
            <text:p>659,402265571049</text:p>
          </table:table-cell>
          <table:table-cell table:number-columns-repeated="12"/>
          <table:table-cell office:value-type="float" office:value="85" calcext:value-type="float">
            <text:p>85</text:p>
          </table:table-cell>
          <table:table-cell table:formula="of:=[.T87]/127" office:value-type="float" office:value="0.669291338582677" calcext:value-type="float">
            <text:p>0,669291338582677</text:p>
          </table:table-cell>
          <table:table-cell table:formula="of:=POWER(2;[.T87]/127)-1" office:value-type="float" office:value="0.590291613785047" calcext:value-type="float">
            <text:p>0,590291613785047</text:p>
          </table:table-cell>
          <table:table-cell table:formula="of:=(1-[.R$3])*[.U87] + [.R$3]*[.V87]" office:value-type="float" office:value="0.653491393623151" calcext:value-type="float">
            <text:p>0,653491393623151</text:p>
          </table:table-cell>
        </table:table-row>
        <table:table-row table:style-name="ro1">
          <table:table-cell table:number-columns-repeated="2" office:value-type="float" office:value="86" calcext:value-type="float">
            <text:p>86</text:p>
          </table:table-cell>
          <table:table-cell table:formula="of:=[.B88]/127*3000" office:value-type="float" office:value="2031.49606299213" calcext:value-type="float">
            <text:p>2031,49606299213</text:p>
          </table:table-cell>
          <table:table-cell table:formula="of:=POWER(2;[.B88]/[.I$2])*[.I$3]-[.I$3]" office:value-type="float" office:value="225.333497030402" calcext:value-type="float">
            <text:p>225,333497030402</text:p>
          </table:table-cell>
          <table:table-cell table:formula="of:=([.C88]*(1-[.I$8])+[.D88]*[.I$8])" office:value-type="float" office:value="297.579999668871" calcext:value-type="float">
            <text:p>297,579999668871</text:p>
          </table:table-cell>
          <table:table-cell table:formula="of:=[.B88]+POWER(2;[.B88]/[.I$10])-1" office:value-type="float" office:value="305.220571223144" calcext:value-type="float">
            <text:p>305,220571223144</text:p>
          </table:table-cell>
          <table:table-cell table:formula="of:=POWER(2;[.B88]/[.I$6])*[.I$7]-[.I$7]" office:value-type="float" office:value="684.244156036311" calcext:value-type="float">
            <text:p>684,244156036311</text:p>
          </table:table-cell>
          <table:table-cell table:number-columns-repeated="12"/>
          <table:table-cell office:value-type="float" office:value="86" calcext:value-type="float">
            <text:p>86</text:p>
          </table:table-cell>
          <table:table-cell table:formula="of:=[.T88]/127" office:value-type="float" office:value="0.677165354330709" calcext:value-type="float">
            <text:p>0,677165354330709</text:p>
          </table:table-cell>
          <table:table-cell table:formula="of:=POWER(2;[.T88]/127)-1" office:value-type="float" office:value="0.598994918826422" calcext:value-type="float">
            <text:p>0,598994918826422</text:p>
          </table:table-cell>
          <table:table-cell table:formula="of:=(1-[.R$3])*[.U88] + [.R$3]*[.V88]" office:value-type="float" office:value="0.661531267229851" calcext:value-type="float">
            <text:p>0,661531267229851</text:p>
          </table:table-cell>
        </table:table-row>
        <table:table-row table:style-name="ro1">
          <table:table-cell table:number-columns-repeated="2" office:value-type="float" office:value="87" calcext:value-type="float">
            <text:p>87</text:p>
          </table:table-cell>
          <table:table-cell table:formula="of:=[.B89]/127*3000" office:value-type="float" office:value="2055.11811023622" calcext:value-type="float">
            <text:p>2055,11811023622</text:p>
          </table:table-cell>
          <table:table-cell table:formula="of:=POWER(2;[.B89]/[.I$2])*[.I$3]-[.I$3]" office:value-type="float" office:value="240.062487704391" calcext:value-type="float">
            <text:p>240,062487704391</text:p>
          </table:table-cell>
          <table:table-cell table:formula="of:=([.C89]*(1-[.I$8])+[.D89]*[.I$8])" office:value-type="float" office:value="312.664712605664" calcext:value-type="float">
            <text:p>312,664712605664</text:p>
          </table:table-cell>
          <table:table-cell table:formula="of:=[.B89]+POWER(2;[.B89]/[.I$10])-1" office:value-type="float" office:value="320.477091478594" calcext:value-type="float">
            <text:p>320,477091478594</text:p>
          </table:table-cell>
          <table:table-cell table:formula="of:=POWER(2;[.B89]/[.I$6])*[.I$7]-[.I$7]" office:value-type="float" office:value="709.974752590949" calcext:value-type="float">
            <text:p>709,974752590949</text:p>
          </table:table-cell>
          <table:table-cell table:number-columns-repeated="12"/>
          <table:table-cell office:value-type="float" office:value="87" calcext:value-type="float">
            <text:p>87</text:p>
          </table:table-cell>
          <table:table-cell table:formula="of:=[.T89]/127" office:value-type="float" office:value="0.68503937007874" calcext:value-type="float">
            <text:p>0,68503937007874</text:p>
          </table:table-cell>
          <table:table-cell table:formula="of:=POWER(2;[.T89]/127)-1" office:value-type="float" office:value="0.607745855080831" calcext:value-type="float">
            <text:p>0,607745855080831</text:p>
          </table:table-cell>
          <table:table-cell table:formula="of:=(1-[.R$3])*[.U89] + [.R$3]*[.V89]" office:value-type="float" office:value="0.669580667079158" calcext:value-type="float">
            <text:p>0,669580667079158</text:p>
          </table:table-cell>
        </table:table-row>
        <table:table-row table:style-name="ro1">
          <table:table-cell table:number-columns-repeated="2" office:value-type="float" office:value="88" calcext:value-type="float">
            <text:p>88</text:p>
          </table:table-cell>
          <table:table-cell table:formula="of:=[.B90]/127*3000" office:value-type="float" office:value="2078.74015748032" calcext:value-type="float">
            <text:p>2078,74015748032</text:p>
          </table:table-cell>
          <table:table-cell table:formula="of:=POWER(2;[.B90]/[.I$2])*[.I$3]-[.I$3]" office:value-type="float" office:value="255.74998946543" calcext:value-type="float">
            <text:p>255,74998946543</text:p>
          </table:table-cell>
          <table:table-cell table:formula="of:=([.C90]*(1-[.I$8])+[.D90]*[.I$8])" office:value-type="float" office:value="328.669596186026" calcext:value-type="float">
            <text:p>328,669596186026</text:p>
          </table:table-cell>
          <table:table-cell table:formula="of:=[.B90]+POWER(2;[.B90]/[.I$10])-1" office:value-type="float" office:value="336.65654263312" calcext:value-type="float">
            <text:p>336,65654263312</text:p>
          </table:table-cell>
          <table:table-cell table:formula="of:=POWER(2;[.B90]/[.I$6])*[.I$7]-[.I$7]" office:value-type="float" office:value="736.625848246622" calcext:value-type="float">
            <text:p>736,625848246622</text:p>
          </table:table-cell>
          <table:table-cell table:number-columns-repeated="12"/>
          <table:table-cell office:value-type="float" office:value="88" calcext:value-type="float">
            <text:p>88</text:p>
          </table:table-cell>
          <table:table-cell table:formula="of:=[.T90]/127" office:value-type="float" office:value="0.692913385826772" calcext:value-type="float">
            <text:p>0,692913385826772</text:p>
          </table:table-cell>
          <table:table-cell table:formula="of:=POWER(2;[.T90]/127)-1" office:value-type="float" office:value="0.616544683223092" calcext:value-type="float">
            <text:p>0,616544683223092</text:p>
          </table:table-cell>
          <table:table-cell table:formula="of:=(1-[.R$3])*[.U90] + [.R$3]*[.V90]" office:value-type="float" office:value="0.677639645306036" calcext:value-type="float">
            <text:p>0,677639645306036</text:p>
          </table:table-cell>
        </table:table-row>
        <table:table-row table:style-name="ro1">
          <table:table-cell table:number-columns-repeated="2" office:value-type="float" office:value="89" calcext:value-type="float">
            <text:p>89</text:p>
          </table:table-cell>
          <table:table-cell table:formula="of:=[.B91]/127*3000" office:value-type="float" office:value="2102.36220472441" calcext:value-type="float">
            <text:p>2102,36220472441</text:p>
          </table:table-cell>
          <table:table-cell table:formula="of:=POWER(2;[.B91]/[.I$2])*[.I$3]-[.I$3]" office:value-type="float" office:value="272.458378855425" calcext:value-type="float">
            <text:p>272,458378855425</text:p>
          </table:table-cell>
          <table:table-cell table:formula="of:=([.C91]*(1-[.I$8])+[.D91]*[.I$8])" office:value-type="float" office:value="345.654531890184" calcext:value-type="float">
            <text:p>345,654531890184</text:p>
          </table:table-cell>
          <table:table-cell table:formula="of:=[.B91]+POWER(2;[.B91]/[.I$10])-1" office:value-type="float" office:value="353.818672888192" calcext:value-type="float">
            <text:p>353,818672888192</text:p>
          </table:table-cell>
          <table:table-cell table:formula="of:=POWER(2;[.B91]/[.I$6])*[.I$7]-[.I$7]" office:value-type="float" office:value="764.230373393937" calcext:value-type="float">
            <text:p>764,230373393937</text:p>
          </table:table-cell>
          <table:table-cell table:number-columns-repeated="12"/>
          <table:table-cell office:value-type="float" office:value="89" calcext:value-type="float">
            <text:p>89</text:p>
          </table:table-cell>
          <table:table-cell table:formula="of:=[.T91]/127" office:value-type="float" office:value="0.700787401574803" calcext:value-type="float">
            <text:p>0,700787401574803</text:p>
          </table:table-cell>
          <table:table-cell table:formula="of:=POWER(2;[.T91]/127)-1" office:value-type="float" office:value="0.625391665354637" calcext:value-type="float">
            <text:p>0,625391665354637</text:p>
          </table:table-cell>
          <table:table-cell table:formula="of:=(1-[.R$3])*[.U91] + [.R$3]*[.V91]" office:value-type="float" office:value="0.68570825433077" calcext:value-type="float">
            <text:p>0,68570825433077</text:p>
          </table:table-cell>
        </table:table-row>
        <table:table-row table:style-name="ro1">
          <table:table-cell table:number-columns-repeated="2" office:value-type="float" office:value="90" calcext:value-type="float">
            <text:p>90</text:p>
          </table:table-cell>
          <table:table-cell table:formula="of:=[.B92]/127*3000" office:value-type="float" office:value="2125.9842519685" calcext:value-type="float">
            <text:p>2125,9842519685</text:p>
          </table:table-cell>
          <table:table-cell table:formula="of:=POWER(2;[.B92]/[.I$2])*[.I$3]-[.I$3]" office:value-type="float" office:value="290.254091662993" calcext:value-type="float">
            <text:p>290,254091662993</text:p>
          </table:table-cell>
          <table:table-cell table:formula="of:=([.C92]*(1-[.I$8])+[.D92]*[.I$8])" office:value-type="float" office:value="363.683298075214" calcext:value-type="float">
            <text:p>363,683298075214</text:p>
          </table:table-cell>
          <table:table-cell table:formula="of:=[.B92]+POWER(2;[.B92]/[.I$10])-1" office:value-type="float" office:value="372.027098392036" calcext:value-type="float">
            <text:p>372,027098392036</text:p>
          </table:table-cell>
          <table:table-cell table:formula="of:=POWER(2;[.B92]/[.I$6])*[.I$7]-[.I$7]" office:value-type="float" office:value="792.822436491594" calcext:value-type="float">
            <text:p>792,822436491594</text:p>
          </table:table-cell>
          <table:table-cell table:number-columns-repeated="12"/>
          <table:table-cell office:value-type="float" office:value="90" calcext:value-type="float">
            <text:p>90</text:p>
          </table:table-cell>
          <table:table-cell table:formula="of:=[.T92]/127" office:value-type="float" office:value="0.708661417322835" calcext:value-type="float">
            <text:p>0,708661417322835</text:p>
          </table:table-cell>
          <table:table-cell table:formula="of:=POWER(2;[.T92]/127)-1" office:value-type="float" office:value="0.63428706501132" calcext:value-type="float">
            <text:p>0,63428706501132</text:p>
          </table:table-cell>
          <table:table-cell table:formula="of:=(1-[.R$3])*[.U92] + [.R$3]*[.V92]" office:value-type="float" office:value="0.693786546860532" calcext:value-type="float">
            <text:p>0,693786546860532</text:p>
          </table:table-cell>
        </table:table-row>
        <table:table-row table:style-name="ro1">
          <table:table-cell table:number-columns-repeated="2" office:value-type="float" office:value="91" calcext:value-type="float">
            <text:p>91</text:p>
          </table:table-cell>
          <table:table-cell table:formula="of:=[.B93]/127*3000" office:value-type="float" office:value="2149.6062992126" calcext:value-type="float">
            <text:p>2149,6062992126</text:p>
          </table:table-cell>
          <table:table-cell table:formula="of:=POWER(2;[.B93]/[.I$2])*[.I$3]-[.I$3]" office:value-type="float" office:value="309.207887085017" calcext:value-type="float">
            <text:p>309,207887085017</text:p>
          </table:table-cell>
          <table:table-cell table:formula="of:=([.C93]*(1-[.I$8])+[.D93]*[.I$8])" office:value-type="float" office:value="382.82382357012" calcext:value-type="float">
            <text:p>382,82382357012</text:p>
          </table:table-cell>
          <table:table-cell table:formula="of:=[.B93]+POWER(2;[.B93]/[.I$10])-1" office:value-type="float" office:value="391.349553640683" calcext:value-type="float">
            <text:p>391,349553640683</text:p>
          </table:table-cell>
          <table:table-cell table:formula="of:=POWER(2;[.B93]/[.I$6])*[.I$7]-[.I$7]" office:value-type="float" office:value="822.437366211184" calcext:value-type="float">
            <text:p>822,437366211184</text:p>
          </table:table-cell>
          <table:table-cell table:number-columns-repeated="12"/>
          <table:table-cell office:value-type="float" office:value="91" calcext:value-type="float">
            <text:p>91</text:p>
          </table:table-cell>
          <table:table-cell table:formula="of:=[.T93]/127" office:value-type="float" office:value="0.716535433070866" calcext:value-type="float">
            <text:p>0,716535433070866</text:p>
          </table:table-cell>
          <table:table-cell table:formula="of:=POWER(2;[.T93]/127)-1" office:value-type="float" office:value="0.643231147171266" calcext:value-type="float">
            <text:p>0,643231147171266</text:p>
          </table:table-cell>
          <table:table-cell table:formula="of:=(1-[.R$3])*[.U93] + [.R$3]*[.V93]" office:value-type="float" office:value="0.701874575890946" calcext:value-type="float">
            <text:p>0,701874575890946</text:p>
          </table:table-cell>
        </table:table-row>
        <table:table-row table:style-name="ro1">
          <table:table-cell table:number-columns-repeated="2" office:value-type="float" office:value="92" calcext:value-type="float">
            <text:p>92</text:p>
          </table:table-cell>
          <table:table-cell table:formula="of:=[.B94]/127*3000" office:value-type="float" office:value="2173.22834645669" calcext:value-type="float">
            <text:p>2173,22834645669</text:p>
          </table:table-cell>
          <table:table-cell table:formula="of:=POWER(2;[.B94]/[.I$2])*[.I$3]-[.I$3]" office:value-type="float" office:value="329.395129078894" calcext:value-type="float">
            <text:p>329,395129078894</text:p>
          </table:table-cell>
          <table:table-cell table:formula="of:=([.C94]*(1-[.I$8])+[.D94]*[.I$8])" office:value-type="float" office:value="403.148457774006" calcext:value-type="float">
            <text:p>403,148457774006</text:p>
          </table:table-cell>
          <table:table-cell table:formula="of:=[.B94]+POWER(2;[.B94]/[.I$10])-1" office:value-type="float" office:value="411.858158089338" calcext:value-type="float">
            <text:p>411,858158089338</text:p>
          </table:table-cell>
          <table:table-cell table:formula="of:=POWER(2;[.B94]/[.I$6])*[.I$7]-[.I$7]" office:value-type="float" office:value="853.11175508969" calcext:value-type="float">
            <text:p>853,11175508969</text:p>
          </table:table-cell>
          <table:table-cell table:number-columns-repeated="12"/>
          <table:table-cell office:value-type="float" office:value="92" calcext:value-type="float">
            <text:p>92</text:p>
          </table:table-cell>
          <table:table-cell table:formula="of:=[.T94]/127" office:value-type="float" office:value="0.724409448818898" calcext:value-type="float">
            <text:p>0,724409448818898</text:p>
          </table:table-cell>
          <table:table-cell table:formula="of:=POWER(2;[.T94]/127)-1" office:value-type="float" office:value="0.652224178262765" calcext:value-type="float">
            <text:p>0,652224178262765</text:p>
          </table:table-cell>
          <table:table-cell table:formula="of:=(1-[.R$3])*[.U94] + [.R$3]*[.V94]" office:value-type="float" office:value="0.709972394707671" calcext:value-type="float">
            <text:p>0,709972394707671</text:p>
          </table:table-cell>
        </table:table-row>
        <table:table-row table:style-name="ro1">
          <table:table-cell table:number-columns-repeated="2" office:value-type="float" office:value="93" calcext:value-type="float">
            <text:p>93</text:p>
          </table:table-cell>
          <table:table-cell table:formula="of:=[.B95]/127*3000" office:value-type="float" office:value="2196.85039370079" calcext:value-type="float">
            <text:p>2196,85039370079</text:p>
          </table:table-cell>
          <table:table-cell table:formula="of:=POWER(2;[.B95]/[.I$2])*[.I$3]-[.I$3]" office:value-type="float" office:value="350.896086024214" calcext:value-type="float">
            <text:p>350,896086024214</text:p>
          </table:table-cell>
          <table:table-cell table:formula="of:=([.C95]*(1-[.I$8])+[.D95]*[.I$8])" office:value-type="float" office:value="424.734258331277" calcext:value-type="float">
            <text:p>424,734258331277</text:p>
          </table:table-cell>
          <table:table-cell table:formula="of:=[.B95]+POWER(2;[.B95]/[.I$10])-1" office:value-type="float" office:value="433.629700023503" calcext:value-type="float">
            <text:p>433,629700023503</text:p>
          </table:table-cell>
          <table:table-cell table:formula="of:=POWER(2;[.B95]/[.I$6])*[.I$7]-[.I$7]" office:value-type="float" office:value="884.883504743627" calcext:value-type="float">
            <text:p>884,883504743627</text:p>
          </table:table-cell>
          <table:table-cell table:number-columns-repeated="12"/>
          <table:table-cell office:value-type="float" office:value="93" calcext:value-type="float">
            <text:p>93</text:p>
          </table:table-cell>
          <table:table-cell table:formula="of:=[.T95]/127" office:value-type="float" office:value="0.732283464566929" calcext:value-type="float">
            <text:p>0,732283464566929</text:p>
          </table:table-cell>
          <table:table-cell table:formula="of:=POWER(2;[.T95]/127)-1" office:value-type="float" office:value="0.66126642617221" calcext:value-type="float">
            <text:p>0,66126642617221</text:p>
          </table:table-cell>
          <table:table-cell table:formula="of:=(1-[.R$3])*[.U95] + [.R$3]*[.V95]" office:value-type="float" office:value="0.718080056887985" calcext:value-type="float">
            <text:p>0,718080056887985</text:p>
          </table:table-cell>
        </table:table-row>
        <table:table-row table:style-name="ro1">
          <table:table-cell table:number-columns-repeated="2" office:value-type="float" office:value="94" calcext:value-type="float">
            <text:p>94</text:p>
          </table:table-cell>
          <table:table-cell table:formula="of:=[.B96]/127*3000" office:value-type="float" office:value="2220.47244094488" calcext:value-type="float">
            <text:p>2220,47244094488</text:p>
          </table:table-cell>
          <table:table-cell table:formula="of:=POWER(2;[.B96]/[.I$2])*[.I$3]-[.I$3]" office:value-type="float" office:value="373.796249885366" calcext:value-type="float">
            <text:p>373,796249885366</text:p>
          </table:table-cell>
          <table:table-cell table:formula="of:=([.C96]*(1-[.I$8])+[.D96]*[.I$8])" office:value-type="float" office:value="447.663297527747" calcext:value-type="float">
            <text:p>447,663297527747</text:p>
          </table:table-cell>
          <table:table-cell table:formula="of:=[.B96]+POWER(2;[.B96]/[.I$10])-1" office:value-type="float" office:value="456.745938807179" calcext:value-type="float">
            <text:p>456,745938807179</text:p>
          </table:table-cell>
          <table:table-cell table:formula="of:=POWER(2;[.B96]/[.I$6])*[.I$7]-[.I$7]" office:value-type="float" office:value="917.791872700709" calcext:value-type="float">
            <text:p>917,791872700709</text:p>
          </table:table-cell>
          <table:table-cell table:number-columns-repeated="12"/>
          <table:table-cell office:value-type="float" office:value="94" calcext:value-type="float">
            <text:p>94</text:p>
          </table:table-cell>
          <table:table-cell table:formula="of:=[.T96]/127" office:value-type="float" office:value="0.740157480314961" calcext:value-type="float">
            <text:p>0,740157480314961</text:p>
          </table:table-cell>
          <table:table-cell table:formula="of:=POWER(2;[.T96]/127)-1" office:value-type="float" office:value="0.670358160252073" calcext:value-type="float">
            <text:p>0,670358160252073</text:p>
          </table:table-cell>
          <table:table-cell table:formula="of:=(1-[.R$3])*[.U96] + [.R$3]*[.V96]" office:value-type="float" office:value="0.726197616302383" calcext:value-type="float">
            <text:p>0,726197616302383</text:p>
          </table:table-cell>
        </table:table-row>
        <table:table-row table:style-name="ro1">
          <table:table-cell table:number-columns-repeated="2" office:value-type="float" office:value="95" calcext:value-type="float">
            <text:p>95</text:p>
          </table:table-cell>
          <table:table-cell table:formula="of:=[.B97]/127*3000" office:value-type="float" office:value="2244.09448818898" calcext:value-type="float">
            <text:p>2244,09448818898</text:p>
          </table:table-cell>
          <table:table-cell table:formula="of:=POWER(2;[.B97]/[.I$2])*[.I$3]-[.I$3]" office:value-type="float" office:value="398.186676144128" calcext:value-type="float">
            <text:p>398,186676144128</text:p>
          </table:table-cell>
          <table:table-cell table:formula="of:=([.C97]*(1-[.I$8])+[.D97]*[.I$8])" office:value-type="float" office:value="472.022988625922" calcext:value-type="float">
            <text:p>472,022988625922</text:p>
          </table:table-cell>
          <table:table-cell table:formula="of:=[.B97]+POWER(2;[.B97]/[.I$10])-1" office:value-type="float" office:value="481.293926697864" calcext:value-type="float">
            <text:p>481,293926697864</text:p>
          </table:table-cell>
          <table:table-cell table:formula="of:=POWER(2;[.B97]/[.I$6])*[.I$7]-[.I$7]" office:value-type="float" office:value="951.877520906881" calcext:value-type="float">
            <text:p>951,877520906881</text:p>
          </table:table-cell>
          <table:table-cell table:number-columns-repeated="12"/>
          <table:table-cell office:value-type="float" office:value="95" calcext:value-type="float">
            <text:p>95</text:p>
          </table:table-cell>
          <table:table-cell table:formula="of:=[.T97]/127" office:value-type="float" office:value="0.748031496062992" calcext:value-type="float">
            <text:p>0,748031496062992</text:p>
          </table:table-cell>
          <table:table-cell table:formula="of:=POWER(2;[.T97]/127)-1" office:value-type="float" office:value="0.679499651328934" calcext:value-type="float">
            <text:p>0,679499651328934</text:p>
          </table:table-cell>
          <table:table-cell table:formula="of:=(1-[.R$3])*[.U97] + [.R$3]*[.V97]" office:value-type="float" office:value="0.734325127116181" calcext:value-type="float">
            <text:p>0,734325127116181</text:p>
          </table:table-cell>
        </table:table-row>
        <table:table-row table:style-name="ro1">
          <table:table-cell table:number-columns-repeated="2" office:value-type="float" office:value="96" calcext:value-type="float">
            <text:p>96</text:p>
          </table:table-cell>
          <table:table-cell table:formula="of:=[.B98]/127*3000" office:value-type="float" office:value="2267.71653543307" calcext:value-type="float">
            <text:p>2267,71653543307</text:p>
          </table:table-cell>
          <table:table-cell table:formula="of:=POWER(2;[.B98]/[.I$2])*[.I$3]-[.I$3]" office:value-type="float" office:value="424.164345853874" calcext:value-type="float">
            <text:p>424,164345853874</text:p>
          </table:table-cell>
          <table:table-cell table:formula="of:=([.C98]*(1-[.I$8])+[.D98]*[.I$8])" office:value-type="float" office:value="497.906433437042" calcext:value-type="float">
            <text:p>497,906433437042</text:p>
          </table:table-cell>
          <table:table-cell table:formula="of:=[.B98]+POWER(2;[.B98]/[.I$10])-1" office:value-type="float" office:value="507.366351495029" calcext:value-type="float">
            <text:p>507,366351495029</text:p>
          </table:table-cell>
          <table:table-cell table:formula="of:=POWER(2;[.B98]/[.I$6])*[.I$7]-[.I$7]" office:value-type="float" office:value="987.182565968677" calcext:value-type="float">
            <text:p>987,182565968677</text:p>
          </table:table-cell>
          <table:table-cell table:number-columns-repeated="12"/>
          <table:table-cell office:value-type="float" office:value="96" calcext:value-type="float">
            <text:p>96</text:p>
          </table:table-cell>
          <table:table-cell table:formula="of:=[.T98]/127" office:value-type="float" office:value="0.755905511811024" calcext:value-type="float">
            <text:p>0,755905511811024</text:p>
          </table:table-cell>
          <table:table-cell table:formula="of:=POWER(2;[.T98]/127)-1" office:value-type="float" office:value="0.688691171711543" calcext:value-type="float">
            <text:p>0,688691171711543</text:p>
          </table:table-cell>
          <table:table-cell table:formula="of:=(1-[.R$3])*[.U98] + [.R$3]*[.V98]" office:value-type="float" office:value="0.742462643791128" calcext:value-type="float">
            <text:p>0,742462643791128</text:p>
          </table:table-cell>
        </table:table-row>
        <table:table-row table:style-name="ro1">
          <table:table-cell table:number-columns-repeated="2" office:value-type="float" office:value="97" calcext:value-type="float">
            <text:p>97</text:p>
          </table:table-cell>
          <table:table-cell table:formula="of:=[.B99]/127*3000" office:value-type="float" office:value="2291.33858267717" calcext:value-type="float">
            <text:p>2291,33858267717</text:p>
          </table:table-cell>
          <table:table-cell table:formula="of:=POWER(2;[.B99]/[.I$2])*[.I$3]-[.I$3]" office:value-type="float" office:value="451.83255125501" calcext:value-type="float">
            <text:p>451,83255125501</text:p>
          </table:table-cell>
          <table:table-cell table:formula="of:=([.C99]*(1-[.I$8])+[.D99]*[.I$8])" office:value-type="float" office:value="525.412792511896" calcext:value-type="float">
            <text:p>525,412792511896</text:p>
          </table:table-cell>
          <table:table-cell table:formula="of:=[.B99]+POWER(2;[.B99]/[.I$10])-1" office:value-type="float" office:value="535.061901370785" calcext:value-type="float">
            <text:p>535,061901370785</text:p>
          </table:table-cell>
          <table:table-cell table:formula="of:=POWER(2;[.B99]/[.I$6])*[.I$7]-[.I$7]" office:value-type="float" office:value="1023.75063119296" calcext:value-type="float">
            <text:p>1023,75063119296</text:p>
          </table:table-cell>
          <table:table-cell table:number-columns-repeated="12"/>
          <table:table-cell office:value-type="float" office:value="97" calcext:value-type="float">
            <text:p>97</text:p>
          </table:table-cell>
          <table:table-cell table:formula="of:=[.T99]/127" office:value-type="float" office:value="0.763779527559055" calcext:value-type="float">
            <text:p>0,763779527559055</text:p>
          </table:table-cell>
          <table:table-cell table:formula="of:=POWER(2;[.T99]/127)-1" office:value-type="float" office:value="0.697932995198936" calcext:value-type="float">
            <text:p>0,697932995198936</text:p>
          </table:table-cell>
          <table:table-cell table:formula="of:=(1-[.R$3])*[.U99] + [.R$3]*[.V99]" office:value-type="float" office:value="0.750610221087031" calcext:value-type="float">
            <text:p>0,750610221087031</text:p>
          </table:table-cell>
        </table:table-row>
        <table:table-row table:style-name="ro1">
          <table:table-cell table:number-columns-repeated="2" office:value-type="float" office:value="98" calcext:value-type="float">
            <text:p>98</text:p>
          </table:table-cell>
          <table:table-cell table:formula="of:=[.B100]/127*3000" office:value-type="float" office:value="2314.96062992126" calcext:value-type="float">
            <text:p>2314,96062992126</text:p>
          </table:table-cell>
          <table:table-cell table:formula="of:=POWER(2;[.B100]/[.I$2])*[.I$3]-[.I$3]" office:value-type="float" office:value="481.301306484898" calcext:value-type="float">
            <text:p>481,301306484898</text:p>
          </table:table-cell>
          <table:table-cell table:formula="of:=([.C100]*(1-[.I$8])+[.D100]*[.I$8])" office:value-type="float" office:value="554.647679422353" calcext:value-type="float">
            <text:p>554,647679422353</text:p>
          </table:table-cell>
          <table:table-cell table:formula="of:=[.B100]+POWER(2;[.B100]/[.I$10])-1" office:value-type="float" office:value="564.485653318765" calcext:value-type="float">
            <text:p>564,485653318765</text:p>
          </table:table-cell>
          <table:table-cell table:formula="of:=POWER(2;[.B100]/[.I$6])*[.I$7]-[.I$7]" office:value-type="float" office:value="1061.62690048839" calcext:value-type="float">
            <text:p>1061,62690048839</text:p>
          </table:table-cell>
          <table:table-cell table:number-columns-repeated="12"/>
          <table:table-cell office:value-type="float" office:value="98" calcext:value-type="float">
            <text:p>98</text:p>
          </table:table-cell>
          <table:table-cell table:formula="of:=[.T100]/127" office:value-type="float" office:value="0.771653543307087" calcext:value-type="float">
            <text:p>0,771653543307087</text:p>
          </table:table-cell>
          <table:table-cell table:formula="of:=POWER(2;[.T100]/127)-1" office:value-type="float" office:value="0.707225397088586" calcext:value-type="float">
            <text:p>0,707225397088586</text:p>
          </table:table-cell>
          <table:table-cell table:formula="of:=(1-[.R$3])*[.U100] + [.R$3]*[.V100]" office:value-type="float" office:value="0.758767914063387" calcext:value-type="float">
            <text:p>0,758767914063387</text:p>
          </table:table-cell>
        </table:table-row>
        <table:table-row table:style-name="ro1">
          <table:table-cell table:number-columns-repeated="2" office:value-type="float" office:value="99" calcext:value-type="float">
            <text:p>99</text:p>
          </table:table-cell>
          <table:table-cell table:formula="of:=[.B101]/127*3000" office:value-type="float" office:value="2338.58267716535" calcext:value-type="float">
            <text:p>2338,58267716535</text:p>
          </table:table-cell>
          <table:table-cell table:formula="of:=POWER(2;[.B101]/[.I$2])*[.I$3]-[.I$3]" office:value-type="float" office:value="512.687785015359" calcext:value-type="float">
            <text:p>512,687785015359</text:p>
          </table:table-cell>
          <table:table-cell table:formula="of:=([.C101]*(1-[.I$8])+[.D101]*[.I$8])" office:value-type="float" office:value="585.723580701359" calcext:value-type="float">
            <text:p>585,723580701359</text:p>
          </table:table-cell>
          <table:table-cell table:formula="of:=[.B101]+POWER(2;[.B101]/[.I$10])-1" office:value-type="float" office:value="595.749486750195" calcext:value-type="float">
            <text:p>595,749486750195</text:p>
          </table:table-cell>
          <table:table-cell table:formula="of:=POWER(2;[.B101]/[.I$6])*[.I$7]-[.I$7]" office:value-type="float" office:value="1100.85817419512" calcext:value-type="float">
            <text:p>1100,85817419512</text:p>
          </table:table-cell>
          <table:table-cell table:number-columns-repeated="12"/>
          <table:table-cell office:value-type="float" office:value="99" calcext:value-type="float">
            <text:p>99</text:p>
          </table:table-cell>
          <table:table-cell table:formula="of:=[.T101]/127" office:value-type="float" office:value="0.779527559055118" calcext:value-type="float">
            <text:p>0,779527559055118</text:p>
          </table:table-cell>
          <table:table-cell table:formula="of:=POWER(2;[.T101]/127)-1" office:value-type="float" office:value="0.716568654184609" calcext:value-type="float">
            <text:p>0,716568654184609</text:p>
          </table:table-cell>
          <table:table-cell table:formula="of:=(1-[.R$3])*[.U101] + [.R$3]*[.V101]" office:value-type="float" office:value="0.766935778081016" calcext:value-type="float">
            <text:p>0,766935778081016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formula="of:=[.B102]/127*3000" office:value-type="float" office:value="2362.20472440945" calcext:value-type="float">
            <text:p>2362,20472440945</text:p>
          </table:table-cell>
          <table:table-cell table:formula="of:=POWER(2;[.B102]/[.I$2])*[.I$3]-[.I$3]" office:value-type="float" office:value="546.116785557056" calcext:value-type="float">
            <text:p>546,116785557056</text:p>
          </table:table-cell>
          <table:table-cell table:formula="of:=([.C102]*(1-[.I$8])+[.D102]*[.I$8])" office:value-type="float" office:value="618.760303111152" calcext:value-type="float">
            <text:p>618,760303111152</text:p>
          </table:table-cell>
          <table:table-cell table:formula="of:=[.B102]+POWER(2;[.B102]/[.I$10])-1" office:value-type="float" office:value="628.972523865124" calcext:value-type="float">
            <text:p>628,972523865124</text:p>
          </table:table-cell>
          <table:table-cell table:formula="of:=POWER(2;[.B102]/[.I$6])*[.I$7]-[.I$7]" office:value-type="float" office:value="1141.49292691187" calcext:value-type="float">
            <text:p>1141,49292691187</text:p>
          </table:table-cell>
          <table:table-cell table:number-columns-repeated="12"/>
          <table:table-cell office:value-type="float" office:value="100" calcext:value-type="float">
            <text:p>100</text:p>
          </table:table-cell>
          <table:table-cell table:formula="of:=[.T102]/127" office:value-type="float" office:value="0.78740157480315" calcext:value-type="float">
            <text:p>0,78740157480315</text:p>
          </table:table-cell>
          <table:table-cell table:formula="of:=POWER(2;[.T102]/127)-1" office:value-type="float" office:value="0.725963044806008" calcext:value-type="float">
            <text:p>0,725963044806008</text:p>
          </table:table-cell>
          <table:table-cell table:formula="of:=(1-[.R$3])*[.U102] + [.R$3]*[.V102]" office:value-type="float" office:value="0.775113868803721" calcext:value-type="float">
            <text:p>0,775113868803721</text:p>
          </table:table-cell>
        </table:table-row>
        <table:table-row table:style-name="ro1">
          <table:table-cell table:number-columns-repeated="2" office:value-type="float" office:value="101" calcext:value-type="float">
            <text:p>101</text:p>
          </table:table-cell>
          <table:table-cell table:formula="of:=[.B103]/127*3000" office:value-type="float" office:value="2385.82677165354" calcext:value-type="float">
            <text:p>2385,82677165354</text:p>
          </table:table-cell>
          <table:table-cell table:formula="of:=POWER(2;[.B103]/[.I$2])*[.I$3]-[.I$3]" office:value-type="float" office:value="581.721228283315" calcext:value-type="float">
            <text:p>581,721228283315</text:p>
          </table:table-cell>
          <table:table-cell table:formula="of:=([.C103]*(1-[.I$8])+[.D103]*[.I$8])" office:value-type="float" office:value="653.885450018124" calcext:value-type="float">
            <text:p>653,885450018124</text:p>
          </table:table-cell>
          <table:table-cell table:formula="of:=[.B103]+POWER(2;[.B103]/[.I$10])-1" office:value-type="float" office:value="664.281598532174" calcext:value-type="float">
            <text:p>664,281598532174</text:p>
          </table:table-cell>
          <table:table-cell table:formula="of:=POWER(2;[.B103]/[.I$6])*[.I$7]-[.I$7]" office:value-type="float" office:value="1183.58136739164" calcext:value-type="float">
            <text:p>1183,58136739164</text:p>
          </table:table-cell>
          <table:table-cell table:number-columns-repeated="12"/>
          <table:table-cell office:value-type="float" office:value="101" calcext:value-type="float">
            <text:p>101</text:p>
          </table:table-cell>
          <table:table-cell table:formula="of:=[.T103]/127" office:value-type="float" office:value="0.795275590551181" calcext:value-type="float">
            <text:p>0,795275590551181</text:p>
          </table:table-cell>
          <table:table-cell table:formula="of:=POWER(2;[.T103]/127)-1" office:value-type="float" office:value="0.735408848794959" calcext:value-type="float">
            <text:p>0,735408848794959</text:p>
          </table:table-cell>
          <table:table-cell table:formula="of:=(1-[.R$3])*[.U103] + [.R$3]*[.V103]" office:value-type="float" office:value="0.783302242199937" calcext:value-type="float">
            <text:p>0,783302242199937</text:p>
          </table:table-cell>
        </table:table-row>
        <table:table-row table:style-name="ro1">
          <table:table-cell table:number-columns-repeated="2" office:value-type="float" office:value="102" calcext:value-type="float">
            <text:p>102</text:p>
          </table:table-cell>
          <table:table-cell table:formula="of:=[.B104]/127*3000" office:value-type="float" office:value="2409.44881889764" calcext:value-type="float">
            <text:p>2409,44881889764</text:p>
          </table:table-cell>
          <table:table-cell table:formula="of:=POWER(2;[.B104]/[.I$2])*[.I$3]-[.I$3]" office:value-type="float" office:value="619.642683346448" calcext:value-type="float">
            <text:p>619,642683346448</text:p>
          </table:table-cell>
          <table:table-cell table:formula="of:=([.C104]*(1-[.I$8])+[.D104]*[.I$8])" office:value-type="float" office:value="691.234928768496" calcext:value-type="float">
            <text:p>691,234928768496</text:p>
          </table:table-cell>
          <table:table-cell table:formula="of:=[.B104]+POWER(2;[.B104]/[.I$10])-1" office:value-type="float" office:value="701.811755522368" calcext:value-type="float">
            <text:p>701,811755522368</text:p>
          </table:table-cell>
          <table:table-cell table:formula="of:=POWER(2;[.B104]/[.I$6])*[.I$7]-[.I$7]" office:value-type="float" office:value="1227.17550058021" calcext:value-type="float">
            <text:p>1227,17550058021</text:p>
          </table:table-cell>
          <table:table-cell table:number-columns-repeated="12"/>
          <table:table-cell office:value-type="float" office:value="102" calcext:value-type="float">
            <text:p>102</text:p>
          </table:table-cell>
          <table:table-cell table:formula="of:=[.T104]/127" office:value-type="float" office:value="0.803149606299213" calcext:value-type="float">
            <text:p>0,803149606299213</text:p>
          </table:table-cell>
          <table:table-cell table:formula="of:=POWER(2;[.T104]/127)-1" office:value-type="float" office:value="0.744906347525153" calcext:value-type="float">
            <text:p>0,744906347525153</text:p>
          </table:table-cell>
          <table:table-cell table:formula="of:=(1-[.R$3])*[.U104] + [.R$3]*[.V104]" office:value-type="float" office:value="0.791500954544401" calcext:value-type="float">
            <text:p>0,791500954544401</text:p>
          </table:table-cell>
        </table:table-row>
        <table:table-row table:style-name="ro1">
          <table:table-cell table:number-columns-repeated="2" office:value-type="float" office:value="103" calcext:value-type="float">
            <text:p>103</text:p>
          </table:table-cell>
          <table:table-cell table:formula="of:=[.B105]/127*3000" office:value-type="float" office:value="2433.07086614173" calcext:value-type="float">
            <text:p>2433,07086614173</text:p>
          </table:table-cell>
          <table:table-cell table:formula="of:=POWER(2;[.B105]/[.I$2])*[.I$3]-[.I$3]" office:value-type="float" office:value="660.031933788072" calcext:value-type="float">
            <text:p>660,031933788072</text:p>
          </table:table-cell>
          <table:table-cell table:formula="of:=([.C105]*(1-[.I$8])+[.D105]*[.I$8])" office:value-type="float" office:value="730.953491082219" calcext:value-type="float">
            <text:p>730,953491082219</text:p>
          </table:table-cell>
          <table:table-cell table:formula="of:=[.B105]+POWER(2;[.B105]/[.I$10])-1" office:value-type="float" office:value="741.706782062092" calcext:value-type="float">
            <text:p>741,706782062092</text:p>
          </table:table-cell>
          <table:table-cell table:formula="of:=POWER(2;[.B105]/[.I$6])*[.I$7]-[.I$7]" office:value-type="float" office:value="1272.32919187407" calcext:value-type="float">
            <text:p>1272,32919187407</text:p>
          </table:table-cell>
          <table:table-cell table:number-columns-repeated="12"/>
          <table:table-cell office:value-type="float" office:value="103" calcext:value-type="float">
            <text:p>103</text:p>
          </table:table-cell>
          <table:table-cell table:formula="of:=[.T105]/127" office:value-type="float" office:value="0.811023622047244" calcext:value-type="float">
            <text:p>0,811023622047244</text:p>
          </table:table-cell>
          <table:table-cell table:formula="of:=POWER(2;[.T105]/127)-1" office:value-type="float" office:value="0.754455823910177" calcext:value-type="float">
            <text:p>0,754455823910177</text:p>
          </table:table-cell>
          <table:table-cell table:formula="of:=(1-[.R$3])*[.U105] + [.R$3]*[.V105]" office:value-type="float" office:value="0.799710062419831" calcext:value-type="float">
            <text:p>0,799710062419831</text:p>
          </table:table-cell>
        </table:table-row>
        <table:table-row table:style-name="ro1">
          <table:table-cell table:number-columns-repeated="2" office:value-type="float" office:value="104" calcext:value-type="float">
            <text:p>104</text:p>
          </table:table-cell>
          <table:table-cell table:formula="of:=[.B106]/127*3000" office:value-type="float" office:value="2456.69291338583" calcext:value-type="float">
            <text:p>2456,69291338583</text:p>
          </table:table-cell>
          <table:table-cell table:formula="of:=POWER(2;[.B106]/[.I$2])*[.I$3]-[.I$3]" office:value-type="float" office:value="703.049575081644" calcext:value-type="float">
            <text:p>703,049575081644</text:p>
          </table:table-cell>
          <table:table-cell table:formula="of:=([.C106]*(1-[.I$8])+[.D106]*[.I$8])" office:value-type="float" office:value="773.195308613812" calcext:value-type="float">
            <text:p>773,195308613812</text:p>
          </table:table-cell>
          <table:table-cell table:formula="of:=[.B106]+POWER(2;[.B106]/[.I$10])-1" office:value-type="float" office:value="784.119773797438" calcext:value-type="float">
            <text:p>784,119773797438</text:p>
          </table:table-cell>
          <table:table-cell table:formula="of:=POWER(2;[.B106]/[.I$6])*[.I$7]-[.I$7]" office:value-type="float" office:value="1319.09823367705" calcext:value-type="float">
            <text:p>1319,09823367705</text:p>
          </table:table-cell>
          <table:table-cell table:number-columns-repeated="12"/>
          <table:table-cell office:value-type="float" office:value="104" calcext:value-type="float">
            <text:p>104</text:p>
          </table:table-cell>
          <table:table-cell table:formula="of:=[.T106]/127" office:value-type="float" office:value="0.818897637795276" calcext:value-type="float">
            <text:p>0,818897637795276</text:p>
          </table:table-cell>
          <table:table-cell table:formula="of:=POWER(2;[.T106]/127)-1" office:value-type="float" office:value="0.764057562411938" calcext:value-type="float">
            <text:p>0,764057562411938</text:p>
          </table:table-cell>
          <table:table-cell table:formula="of:=(1-[.R$3])*[.U106] + [.R$3]*[.V106]" office:value-type="float" office:value="0.807929622718608" calcext:value-type="float">
            <text:p>0,807929622718608</text:p>
          </table:table-cell>
        </table:table-row>
        <table:table-row table:style-name="ro1">
          <table:table-cell table:number-columns-repeated="2" office:value-type="float" office:value="105" calcext:value-type="float">
            <text:p>105</text:p>
          </table:table-cell>
          <table:table-cell table:formula="of:=[.B107]/127*3000" office:value-type="float" office:value="2480.31496062992" calcext:value-type="float">
            <text:p>2480,31496062992</text:p>
          </table:table-cell>
          <table:table-cell table:formula="of:=POWER(2;[.B107]/[.I$2])*[.I$3]-[.I$3]" office:value-type="float" office:value="748.866653691137" calcext:value-type="float">
            <text:p>748,866653691137</text:p>
          </table:table-cell>
          <table:table-cell table:formula="of:=([.C107]*(1-[.I$8])+[.D107]*[.I$8])" office:value-type="float" office:value="818.124585968689" calcext:value-type="float">
            <text:p>818,124585968689</text:p>
          </table:table-cell>
          <table:table-cell table:formula="of:=[.B107]+POWER(2;[.B107]/[.I$10])-1" office:value-type="float" office:value="829.213737397649" calcext:value-type="float">
            <text:p>829,213737397649</text:p>
          </table:table-cell>
          <table:table-cell table:formula="of:=POWER(2;[.B107]/[.I$6])*[.I$7]-[.I$7]" office:value-type="float" office:value="1367.54041433807" calcext:value-type="float">
            <text:p>1367,54041433807</text:p>
          </table:table-cell>
          <table:table-cell table:number-columns-repeated="12"/>
          <table:table-cell office:value-type="float" office:value="105" calcext:value-type="float">
            <text:p>105</text:p>
          </table:table-cell>
          <table:table-cell table:formula="of:=[.T107]/127" office:value-type="float" office:value="0.826771653543307" calcext:value-type="float">
            <text:p>0,826771653543307</text:p>
          </table:table-cell>
          <table:table-cell table:formula="of:=POWER(2;[.T107]/127)-1" office:value-type="float" office:value="0.773711849049137" calcext:value-type="float">
            <text:p>0,773711849049137</text:p>
          </table:table-cell>
          <table:table-cell table:formula="of:=(1-[.R$3])*[.U107] + [.R$3]*[.V107]" office:value-type="float" office:value="0.816159692644473" calcext:value-type="float">
            <text:p>0,816159692644473</text:p>
          </table:table-cell>
        </table:table-row>
        <table:table-row table:style-name="ro1">
          <table:table-cell table:number-columns-repeated="2" office:value-type="float" office:value="106" calcext:value-type="float">
            <text:p>106</text:p>
          </table:table-cell>
          <table:table-cell table:formula="of:=[.B108]/127*3000" office:value-type="float" office:value="2503.93700787402" calcext:value-type="float">
            <text:p>2503,93700787402</text:p>
          </table:table-cell>
          <table:table-cell table:formula="of:=POWER(2;[.B108]/[.I$2])*[.I$3]-[.I$3]" office:value-type="float" office:value="797.665347184875" calcext:value-type="float">
            <text:p>797,665347184875</text:p>
          </table:table-cell>
          <table:table-cell table:formula="of:=([.C108]*(1-[.I$8])+[.D108]*[.I$8])" office:value-type="float" office:value="865.91621361244" calcext:value-type="float">
            <text:p>865,91621361244</text:p>
          </table:table-cell>
          <table:table-cell table:formula="of:=[.B108]+POWER(2;[.B108]/[.I$10])-1" office:value-type="float" office:value="877.162232169576" calcext:value-type="float">
            <text:p>877,162232169576</text:p>
          </table:table-cell>
          <table:table-cell table:formula="of:=POWER(2;[.B108]/[.I$6])*[.I$7]-[.I$7]" office:value-type="float" office:value="1417.71558955504" calcext:value-type="float">
            <text:p>1417,71558955504</text:p>
          </table:table-cell>
          <table:table-cell table:number-columns-repeated="12"/>
          <table:table-cell office:value-type="float" office:value="106" calcext:value-type="float">
            <text:p>106</text:p>
          </table:table-cell>
          <table:table-cell table:formula="of:=[.T108]/127" office:value-type="float" office:value="0.834645669291339" calcext:value-type="float">
            <text:p>0,834645669291339</text:p>
          </table:table-cell>
          <table:table-cell table:formula="of:=POWER(2;[.T108]/127)-1" office:value-type="float" office:value="0.783418971405792" calcext:value-type="float">
            <text:p>0,783418971405792</text:p>
          </table:table-cell>
          <table:table-cell table:formula="of:=(1-[.R$3])*[.U108] + [.R$3]*[.V108]" office:value-type="float" office:value="0.824400329714229" calcext:value-type="float">
            <text:p>0,824400329714229</text:p>
          </table:table-cell>
        </table:table-row>
        <table:table-row table:style-name="ro1">
          <table:table-cell table:number-columns-repeated="2" office:value-type="float" office:value="107" calcext:value-type="float">
            <text:p>107</text:p>
          </table:table-cell>
          <table:table-cell table:formula="of:=[.B109]/127*3000" office:value-type="float" office:value="2527.55905511811" calcext:value-type="float">
            <text:p>2527,55905511811</text:p>
          </table:table-cell>
          <table:table-cell table:formula="of:=POWER(2;[.B109]/[.I$2])*[.I$3]-[.I$3]" office:value-type="float" office:value="849.639688608779" calcext:value-type="float">
            <text:p>849,639688608779</text:p>
          </table:table-cell>
          <table:table-cell table:formula="of:=([.C109]*(1-[.I$8])+[.D109]*[.I$8])" office:value-type="float" office:value="916.756463269152" calcext:value-type="float">
            <text:p>916,756463269152</text:p>
          </table:table-cell>
          <table:table-cell table:formula="of:=[.B109]+POWER(2;[.B109]/[.I$10])-1" office:value-type="float" office:value="928.150053208623" calcext:value-type="float">
            <text:p>928,150053208623</text:p>
          </table:table-cell>
          <table:table-cell table:formula="of:=POWER(2;[.B109]/[.I$6])*[.I$7]-[.I$7]" office:value-type="float" office:value="1469.68575633327" calcext:value-type="float">
            <text:p>1469,68575633327</text:p>
          </table:table-cell>
          <table:table-cell table:number-columns-repeated="12"/>
          <table:table-cell office:value-type="float" office:value="107" calcext:value-type="float">
            <text:p>107</text:p>
          </table:table-cell>
          <table:table-cell table:formula="of:=[.T109]/127" office:value-type="float" office:value="0.84251968503937" calcext:value-type="float">
            <text:p>0,84251968503937</text:p>
          </table:table-cell>
          <table:table-cell table:formula="of:=POWER(2;[.T109]/127)-1" office:value-type="float" office:value="0.793179218639805" calcext:value-type="float">
            <text:p>0,793179218639805</text:p>
          </table:table-cell>
          <table:table-cell table:formula="of:=(1-[.R$3])*[.U109] + [.R$3]*[.V109]" office:value-type="float" office:value="0.832651591759457" calcext:value-type="float">
            <text:p>0,832651591759457</text:p>
          </table:table-cell>
        </table:table-row>
        <table:table-row table:style-name="ro1">
          <table:table-cell table:number-columns-repeated="2" office:value-type="float" office:value="108" calcext:value-type="float">
            <text:p>108</text:p>
          </table:table-cell>
          <table:table-cell table:formula="of:=[.B110]/127*3000" office:value-type="float" office:value="2551.18110236221" calcext:value-type="float">
            <text:p>2551,18110236221</text:p>
          </table:table-cell>
          <table:table-cell table:formula="of:=POWER(2;[.B110]/[.I$2])*[.I$3]-[.I$3]" office:value-type="float" office:value="904.996337999306" calcext:value-type="float">
            <text:p>904,996337999306</text:p>
          </table:table-cell>
          <table:table-cell table:formula="of:=([.C110]*(1-[.I$8])+[.D110]*[.I$8])" office:value-type="float" office:value="970.843728573822" calcext:value-type="float">
            <text:p>970,843728573822</text:p>
          </table:table-cell>
          <table:table-cell table:formula="of:=[.B110]+POWER(2;[.B110]/[.I$10])-1" office:value-type="float" office:value="982.373958775155" calcext:value-type="float">
            <text:p>982,373958775155</text:p>
          </table:table-cell>
          <table:table-cell table:formula="of:=POWER(2;[.B110]/[.I$6])*[.I$7]-[.I$7]" office:value-type="float" office:value="1523.51512958961" calcext:value-type="float">
            <text:p>1523,51512958961</text:p>
          </table:table-cell>
          <table:table-cell table:number-columns-repeated="12"/>
          <table:table-cell office:value-type="float" office:value="108" calcext:value-type="float">
            <text:p>108</text:p>
          </table:table-cell>
          <table:table-cell table:formula="of:=[.T110]/127" office:value-type="float" office:value="0.850393700787402" calcext:value-type="float">
            <text:p>0,850393700787402</text:p>
          </table:table-cell>
          <table:table-cell table:formula="of:=POWER(2;[.T110]/127)-1" office:value-type="float" office:value="0.80299288149157" calcext:value-type="float">
            <text:p>0,80299288149157</text:p>
          </table:table-cell>
          <table:table-cell table:formula="of:=(1-[.R$3])*[.U110] + [.R$3]*[.V110]" office:value-type="float" office:value="0.840913536928235" calcext:value-type="float">
            <text:p>0,840913536928235</text:p>
          </table:table-cell>
        </table:table-row>
        <table:table-row table:style-name="ro1">
          <table:table-cell table:number-columns-repeated="2" office:value-type="float" office:value="109" calcext:value-type="float">
            <text:p>109</text:p>
          </table:table-cell>
          <table:table-cell table:formula="of:=[.B111]/127*3000" office:value-type="float" office:value="2574.8031496063" calcext:value-type="float">
            <text:p>2574,8031496063</text:p>
          </table:table-cell>
          <table:table-cell table:formula="of:=POWER(2;[.B111]/[.I$2])*[.I$3]-[.I$3]" office:value-type="float" office:value="963.955404103725" calcext:value-type="float">
            <text:p>963,955404103725</text:p>
          </table:table-cell>
          <table:table-cell table:formula="of:=([.C111]*(1-[.I$8])+[.D111]*[.I$8])" office:value-type="float" office:value="1028.38931392383" calcext:value-type="float">
            <text:p>1028,38931392383</text:p>
          </table:table-cell>
          <table:table-cell table:formula="of:=[.B111]+POWER(2;[.B111]/[.I$10])-1" office:value-type="float" office:value="1040.0434447594" calcext:value-type="float">
            <text:p>1040,0434447594</text:p>
          </table:table-cell>
          <table:table-cell table:formula="of:=POWER(2;[.B111]/[.I$6])*[.I$7]-[.I$7]" office:value-type="float" office:value="1579.27022149715" calcext:value-type="float">
            <text:p>1579,27022149715</text:p>
          </table:table-cell>
          <table:table-cell table:number-columns-repeated="12"/>
          <table:table-cell office:value-type="float" office:value="109" calcext:value-type="float">
            <text:p>109</text:p>
          </table:table-cell>
          <table:table-cell table:formula="of:=[.T111]/127" office:value-type="float" office:value="0.858267716535433" calcext:value-type="float">
            <text:p>0,858267716535433</text:p>
          </table:table-cell>
          <table:table-cell table:formula="of:=POWER(2;[.T111]/127)-1" office:value-type="float" office:value="0.812860252292639" calcext:value-type="float">
            <text:p>0,812860252292639</text:p>
          </table:table-cell>
          <table:table-cell table:formula="of:=(1-[.R$3])*[.U111] + [.R$3]*[.V111]" office:value-type="float" office:value="0.849186223686874" calcext:value-type="float">
            <text:p>0,849186223686874</text:p>
          </table:table-cell>
        </table:table-row>
        <table:table-row table:style-name="ro1">
          <table:table-cell table:number-columns-repeated="2" office:value-type="float" office:value="110" calcext:value-type="float">
            <text:p>110</text:p>
          </table:table-cell>
          <table:table-cell table:formula="of:=[.B112]/127*3000" office:value-type="float" office:value="2598.42519685039" calcext:value-type="float">
            <text:p>2598,42519685039</text:p>
          </table:table-cell>
          <table:table-cell table:formula="of:=POWER(2;[.B112]/[.I$2])*[.I$3]-[.I$3]" office:value-type="float" office:value="1026.75131957509" calcext:value-type="float">
            <text:p>1026,75131957509</text:p>
          </table:table-cell>
          <table:table-cell table:formula="of:=([.C112]*(1-[.I$8])+[.D112]*[.I$8])" office:value-type="float" office:value="1089.6182746661" calcext:value-type="float">
            <text:p>1089,6182746661</text:p>
          </table:table-cell>
          <table:table-cell table:formula="of:=[.B112]+POWER(2;[.B112]/[.I$10])-1" office:value-type="float" office:value="1101.38156928323" calcext:value-type="float">
            <text:p>1101,38156928323</text:p>
          </table:table-cell>
          <table:table-cell table:formula="of:=POWER(2;[.B112]/[.I$6])*[.I$7]-[.I$7]" office:value-type="float" office:value="1637.0199236684" calcext:value-type="float">
            <text:p>1637,0199236684</text:p>
          </table:table-cell>
          <table:table-cell table:number-columns-repeated="12"/>
          <table:table-cell office:value-type="float" office:value="110" calcext:value-type="float">
            <text:p>110</text:p>
          </table:table-cell>
          <table:table-cell table:formula="of:=[.T112]/127" office:value-type="float" office:value="0.866141732283465" calcext:value-type="float">
            <text:p>0,866141732283465</text:p>
          </table:table-cell>
          <table:table-cell table:formula="of:=POWER(2;[.T112]/127)-1" office:value-type="float" office:value="0.822781624974429" calcext:value-type="float">
            <text:p>0,822781624974429</text:p>
          </table:table-cell>
          <table:table-cell table:formula="of:=(1-[.R$3])*[.U112] + [.R$3]*[.V112]" office:value-type="float" office:value="0.857469710821658" calcext:value-type="float">
            <text:p>0,857469710821658</text:p>
          </table:table-cell>
        </table:table-row>
        <table:table-row table:style-name="ro1">
          <table:table-cell table:number-columns-repeated="2" office:value-type="float" office:value="111" calcext:value-type="float">
            <text:p>111</text:p>
          </table:table-cell>
          <table:table-cell table:formula="of:=[.B113]/127*3000" office:value-type="float" office:value="2622.04724409449" calcext:value-type="float">
            <text:p>2622,04724409449</text:p>
          </table:table-cell>
          <table:table-cell table:formula="of:=POWER(2;[.B113]/[.I$2])*[.I$3]-[.I$3]" office:value-type="float" office:value="1093.6337731218" calcext:value-type="float">
            <text:p>1093,6337731218</text:p>
          </table:table-cell>
          <table:table-cell table:formula="of:=([.C113]*(1-[.I$8])+[.D113]*[.I$8])" office:value-type="float" office:value="1154.77031196071" calcext:value-type="float">
            <text:p>1154,77031196071</text:p>
          </table:table-cell>
          <table:table-cell table:formula="of:=[.B113]+POWER(2;[.B113]/[.I$10])-1" office:value-type="float" office:value="1166.62583068462" calcext:value-type="float">
            <text:p>1166,62583068462</text:p>
          </table:table-cell>
          <table:table-cell table:formula="of:=POWER(2;[.B113]/[.I$6])*[.I$7]-[.I$7]" office:value-type="float" office:value="1696.83559227851" calcext:value-type="float">
            <text:p>1696,83559227851</text:p>
          </table:table-cell>
          <table:table-cell table:number-columns-repeated="12"/>
          <table:table-cell office:value-type="float" office:value="111" calcext:value-type="float">
            <text:p>111</text:p>
          </table:table-cell>
          <table:table-cell table:formula="of:=[.T113]/127" office:value-type="float" office:value="0.874015748031496" calcext:value-type="float">
            <text:p>0,874015748031496</text:p>
          </table:table-cell>
          <table:table-cell table:formula="of:=POWER(2;[.T113]/127)-1" office:value-type="float" office:value="0.832757295076975" calcext:value-type="float">
            <text:p>0,832757295076975</text:p>
          </table:table-cell>
          <table:table-cell table:formula="of:=(1-[.R$3])*[.U113] + [.R$3]*[.V113]" office:value-type="float" office:value="0.865764057440592" calcext:value-type="float">
            <text:p>0,865764057440592</text:p>
          </table:table-cell>
        </table:table-row>
        <table:table-row table:style-name="ro1">
          <table:table-cell table:number-columns-repeated="2" office:value-type="float" office:value="112" calcext:value-type="float">
            <text:p>112</text:p>
          </table:table-cell>
          <table:table-cell table:formula="of:=[.B114]/127*3000" office:value-type="float" office:value="2645.66929133858" calcext:value-type="float">
            <text:p>2645,66929133858</text:p>
          </table:table-cell>
          <table:table-cell table:formula="of:=POWER(2;[.B114]/[.I$2])*[.I$3]-[.I$3]" office:value-type="float" office:value="1164.86870231825" calcext:value-type="float">
            <text:p>1164,86870231825</text:p>
          </table:table-cell>
          <table:table-cell table:formula="of:=([.C114]*(1-[.I$8])+[.D114]*[.I$8])" office:value-type="float" office:value="1224.10072587906" calcext:value-type="float">
            <text:p>1224,10072587906</text:p>
          </table:table-cell>
          <table:table-cell table:formula="of:=[.B114]+POWER(2;[.B114]/[.I$10])-1" office:value-type="float" office:value="1236.02910234049" calcext:value-type="float">
            <text:p>1236,02910234049</text:p>
          </table:table-cell>
          <table:table-cell table:formula="of:=POWER(2;[.B114]/[.I$6])*[.I$7]-[.I$7]" office:value-type="float" office:value="1758.79113623378" calcext:value-type="float">
            <text:p>1758,79113623378</text:p>
          </table:table-cell>
          <table:table-cell table:number-columns-repeated="12"/>
          <table:table-cell office:value-type="float" office:value="112" calcext:value-type="float">
            <text:p>112</text:p>
          </table:table-cell>
          <table:table-cell table:formula="of:=[.T114]/127" office:value-type="float" office:value="0.881889763779528" calcext:value-type="float">
            <text:p>0,881889763779528</text:p>
          </table:table-cell>
          <table:table-cell table:formula="of:=POWER(2;[.T114]/127)-1" office:value-type="float" office:value="0.842787559757736" calcext:value-type="float">
            <text:p>0,842787559757736</text:p>
          </table:table-cell>
          <table:table-cell table:formula="of:=(1-[.R$3])*[.U114] + [.R$3]*[.V114]" office:value-type="float" office:value="0.874069322975169" calcext:value-type="float">
            <text:p>0,874069322975169</text:p>
          </table:table-cell>
        </table:table-row>
        <table:table-row table:style-name="ro1">
          <table:table-cell table:number-columns-repeated="2" office:value-type="float" office:value="113" calcext:value-type="float">
            <text:p>113</text:p>
          </table:table-cell>
          <table:table-cell table:formula="of:=[.B115]/127*3000" office:value-type="float" office:value="2669.29133858268" calcext:value-type="float">
            <text:p>2669,29133858268</text:p>
          </table:table-cell>
          <table:table-cell table:formula="of:=POWER(2;[.B115]/[.I$2])*[.I$3]-[.I$3]" office:value-type="float" office:value="1240.73935102402" calcext:value-type="float">
            <text:p>1240,73935102402</text:p>
          </table:table-cell>
          <table:table-cell table:formula="of:=([.C115]*(1-[.I$8])+[.D115]*[.I$8])" office:value-type="float" office:value="1297.88143052636" calcext:value-type="float">
            <text:p>1297,88143052636</text:p>
          </table:table-cell>
          <table:table-cell table:formula="of:=[.B115]+POWER(2;[.B115]/[.I$10])-1" office:value-type="float" office:value="1309.86062800771" calcext:value-type="float">
            <text:p>1309,86062800771</text:p>
          </table:table-cell>
          <table:table-cell table:formula="of:=POWER(2;[.B115]/[.I$6])*[.I$7]-[.I$7]" office:value-type="float" office:value="1822.96310849431" calcext:value-type="float">
            <text:p>1822,96310849431</text:p>
          </table:table-cell>
          <table:table-cell table:number-columns-repeated="12"/>
          <table:table-cell office:value-type="float" office:value="113" calcext:value-type="float">
            <text:p>113</text:p>
          </table:table-cell>
          <table:table-cell table:formula="of:=[.T115]/127" office:value-type="float" office:value="0.889763779527559" calcext:value-type="float">
            <text:p>0,889763779527559</text:p>
          </table:table-cell>
          <table:table-cell table:formula="of:=POWER(2;[.T115]/127)-1" office:value-type="float" office:value="0.852872717800448" calcext:value-type="float">
            <text:p>0,852872717800448</text:p>
          </table:table-cell>
          <table:table-cell table:formula="of:=(1-[.R$3])*[.U115] + [.R$3]*[.V115]" office:value-type="float" office:value="0.882385567182137" calcext:value-type="float">
            <text:p>0,882385567182137</text:p>
          </table:table-cell>
        </table:table-row>
        <table:table-row table:style-name="ro1">
          <table:table-cell table:number-columns-repeated="2" office:value-type="float" office:value="114" calcext:value-type="float">
            <text:p>114</text:p>
          </table:table-cell>
          <table:table-cell table:formula="of:=[.B116]/127*3000" office:value-type="float" office:value="2692.91338582677" calcext:value-type="float">
            <text:p>2692,91338582677</text:p>
          </table:table-cell>
          <table:table-cell table:formula="of:=POWER(2;[.B116]/[.I$2])*[.I$3]-[.I$3]" office:value-type="float" office:value="1321.54739561629" calcext:value-type="float">
            <text:p>1321,54739561629</text:p>
          </table:table-cell>
          <table:table-cell table:formula="of:=([.C116]*(1-[.I$8])+[.D116]*[.I$8])" office:value-type="float" office:value="1376.40203522471" calcext:value-type="float">
            <text:p>1376,40203522471</text:p>
          </table:table-cell>
          <table:table-cell table:formula="of:=[.B116]+POWER(2;[.B116]/[.I$10])-1" office:value-type="float" office:value="1388.40708159988" calcext:value-type="float">
            <text:p>1388,40708159988</text:p>
          </table:table-cell>
          <table:table-cell table:formula="of:=POWER(2;[.B116]/[.I$6])*[.I$7]-[.I$7]" office:value-type="float" office:value="1889.43080066372" calcext:value-type="float">
            <text:p>1889,43080066372</text:p>
          </table:table-cell>
          <table:table-cell table:number-columns-repeated="12"/>
          <table:table-cell office:value-type="float" office:value="114" calcext:value-type="float">
            <text:p>114</text:p>
          </table:table-cell>
          <table:table-cell table:formula="of:=[.T116]/127" office:value-type="float" office:value="0.897637795275591" calcext:value-type="float">
            <text:p>0,897637795275591</text:p>
          </table:table-cell>
          <table:table-cell table:formula="of:=POWER(2;[.T116]/127)-1" office:value-type="float" office:value="0.863013069624021" calcext:value-type="float">
            <text:p>0,863013069624021</text:p>
          </table:table-cell>
          <table:table-cell table:formula="of:=(1-[.R$3])*[.U116] + [.R$3]*[.V116]" office:value-type="float" office:value="0.890712850145277" calcext:value-type="float">
            <text:p>0,890712850145277</text:p>
          </table:table-cell>
        </table:table-row>
        <table:table-row table:style-name="ro1">
          <table:table-cell table:number-columns-repeated="2" office:value-type="float" office:value="115" calcext:value-type="float">
            <text:p>115</text:p>
          </table:table-cell>
          <table:table-cell table:formula="of:=[.B117]/127*3000" office:value-type="float" office:value="2716.53543307087" calcext:value-type="float">
            <text:p>2716,53543307087</text:p>
          </table:table-cell>
          <table:table-cell table:formula="of:=POWER(2;[.B117]/[.I$2])*[.I$3]-[.I$3]" office:value-type="float" office:value="1407.61414451349" calcext:value-type="float">
            <text:p>1407,61414451349</text:p>
          </table:table-cell>
          <table:table-cell table:formula="of:=([.C117]*(1-[.I$8])+[.D117]*[.I$8])" office:value-type="float" office:value="1459.97099605579" calcext:value-type="float">
            <text:p>1459,97099605579</text:p>
          </table:table-cell>
          <table:table-cell table:formula="of:=[.B117]+POWER(2;[.B117]/[.I$10])-1" office:value-type="float" office:value="1471.97369557142" calcext:value-type="float">
            <text:p>1471,97369557142</text:p>
          </table:table-cell>
          <table:table-cell table:formula="of:=POWER(2;[.B117]/[.I$6])*[.I$7]-[.I$7]" office:value-type="float" office:value="1958.27634096269" calcext:value-type="float">
            <text:p>1958,27634096269</text:p>
          </table:table-cell>
          <table:table-cell table:number-columns-repeated="12"/>
          <table:table-cell office:value-type="float" office:value="115" calcext:value-type="float">
            <text:p>115</text:p>
          </table:table-cell>
          <table:table-cell table:formula="of:=[.T117]/127" office:value-type="float" office:value="0.905511811023622" calcext:value-type="float">
            <text:p>0,905511811023622</text:p>
          </table:table-cell>
          <table:table-cell table:formula="of:=POWER(2;[.T117]/127)-1" office:value-type="float" office:value="0.87320891729149" calcext:value-type="float">
            <text:p>0,87320891729149</text:p>
          </table:table-cell>
          <table:table-cell table:formula="of:=(1-[.R$3])*[.U117] + [.R$3]*[.V117]" office:value-type="float" office:value="0.899051232277196" calcext:value-type="float">
            <text:p>0,899051232277196</text:p>
          </table:table-cell>
        </table:table-row>
        <table:table-row table:style-name="ro1">
          <table:table-cell table:number-columns-repeated="2" office:value-type="float" office:value="116" calcext:value-type="float">
            <text:p>116</text:p>
          </table:table-cell>
          <table:table-cell table:formula="of:=[.B118]/127*3000" office:value-type="float" office:value="2740.15748031496" calcext:value-type="float">
            <text:p>2740,15748031496</text:p>
          </table:table-cell>
          <table:table-cell table:formula="of:=POWER(2;[.B118]/[.I$2])*[.I$3]-[.I$3]" office:value-type="float" office:value="1499.2818157597" calcext:value-type="float">
            <text:p>1499,2818157597</text:p>
          </table:table-cell>
          <table:table-cell table:formula="of:=([.C118]*(1-[.I$8])+[.D118]*[.I$8])" office:value-type="float" office:value="1548.91684234191" calcext:value-type="float">
            <text:p>1548,91684234191</text:p>
          </table:table-cell>
          <table:table-cell table:formula="of:=[.B118]+POWER(2;[.B118]/[.I$10])-1" office:value-type="float" office:value="1560.88546235031" calcext:value-type="float">
            <text:p>1560,88546235031</text:p>
          </table:table-cell>
          <table:table-cell table:formula="of:=POWER(2;[.B118]/[.I$6])*[.I$7]-[.I$7]" office:value-type="float" office:value="2029.58479570754" calcext:value-type="float">
            <text:p>2029,58479570754</text:p>
          </table:table-cell>
          <table:table-cell table:number-columns-repeated="12"/>
          <table:table-cell office:value-type="float" office:value="116" calcext:value-type="float">
            <text:p>116</text:p>
          </table:table-cell>
          <table:table-cell table:formula="of:=[.T118]/127" office:value-type="float" office:value="0.913385826771654" calcext:value-type="float">
            <text:p>0,913385826771654</text:p>
          </table:table-cell>
          <table:table-cell table:formula="of:=POWER(2;[.T118]/127)-1" office:value-type="float" office:value="0.883460564519011" calcext:value-type="float">
            <text:p>0,883460564519011</text:p>
          </table:table-cell>
          <table:table-cell table:formula="of:=(1-[.R$3])*[.U118] + [.R$3]*[.V118]" office:value-type="float" office:value="0.907400774321125" calcext:value-type="float">
            <text:p>0,907400774321125</text:p>
          </table:table-cell>
        </table:table-row>
        <table:table-row table:style-name="ro1">
          <table:table-cell table:number-columns-repeated="2" office:value-type="float" office:value="117" calcext:value-type="float">
            <text:p>117</text:p>
          </table:table-cell>
          <table:table-cell table:formula="of:=[.B119]/127*3000" office:value-type="float" office:value="2763.77952755906" calcext:value-type="float">
            <text:p>2763,77952755906</text:p>
          </table:table-cell>
          <table:table-cell table:formula="of:=POWER(2;[.B119]/[.I$2])*[.I$3]-[.I$3]" office:value-type="float" office:value="1596.91489774982" calcext:value-type="float">
            <text:p>1596,91489774982</text:p>
          </table:table-cell>
          <table:table-cell table:formula="of:=([.C119]*(1-[.I$8])+[.D119]*[.I$8])" office:value-type="float" office:value="1643.58948294219" calcext:value-type="float">
            <text:p>1643,58948294219</text:p>
          </table:table-cell>
          <table:table-cell table:formula="of:=[.B119]+POWER(2;[.B119]/[.I$10])-1" office:value-type="float" office:value="1655.4884135486" calcext:value-type="float">
            <text:p>1655,4884135486</text:p>
          </table:table-cell>
          <table:table-cell table:formula="of:=POWER(2;[.B119]/[.I$6])*[.I$7]-[.I$7]" office:value-type="float" office:value="2103.44427441911" calcext:value-type="float">
            <text:p>2103,44427441911</text:p>
          </table:table-cell>
          <table:table-cell table:number-columns-repeated="12"/>
          <table:table-cell office:value-type="float" office:value="117" calcext:value-type="float">
            <text:p>117</text:p>
          </table:table-cell>
          <table:table-cell table:formula="of:=[.T119]/127" office:value-type="float" office:value="0.921259842519685" calcext:value-type="float">
            <text:p>0,921259842519685</text:p>
          </table:table-cell>
          <table:table-cell table:formula="of:=POWER(2;[.T119]/127)-1" office:value-type="float" office:value="0.893768316684913" calcext:value-type="float">
            <text:p>0,893768316684913</text:p>
          </table:table-cell>
          <table:table-cell table:formula="of:=(1-[.R$3])*[.U119] + [.R$3]*[.V119]" office:value-type="float" office:value="0.915761537352731" calcext:value-type="float">
            <text:p>0,915761537352731</text:p>
          </table:table-cell>
        </table:table-row>
        <table:table-row table:style-name="ro1">
          <table:table-cell table:number-columns-repeated="2" office:value-type="float" office:value="118" calcext:value-type="float">
            <text:p>118</text:p>
          </table:table-cell>
          <table:table-cell table:formula="of:=[.B120]/127*3000" office:value-type="float" office:value="2787.40157480315" calcext:value-type="float">
            <text:p>2787,40157480315</text:p>
          </table:table-cell>
          <table:table-cell table:formula="of:=POWER(2;[.B120]/[.I$2])*[.I$3]-[.I$3]" office:value-type="float" office:value="1700.90159850594" calcext:value-type="float">
            <text:p>1700,90159850594</text:p>
          </table:table-cell>
          <table:table-cell table:formula="of:=([.C120]*(1-[.I$8])+[.D120]*[.I$8])" office:value-type="float" office:value="1744.36159755783" calcext:value-type="float">
            <text:p>1744,36159755783</text:p>
          </table:table-cell>
          <table:table-cell table:formula="of:=[.B120]+POWER(2;[.B120]/[.I$10])-1" office:value-type="float" office:value="1756.15098198571" calcext:value-type="float">
            <text:p>1756,15098198571</text:p>
          </table:table-cell>
          <table:table-cell table:formula="of:=POWER(2;[.B120]/[.I$6])*[.I$7]-[.I$7]" office:value-type="float" office:value="2179.94603869187" calcext:value-type="float">
            <text:p>2179,94603869187</text:p>
          </table:table-cell>
          <table:table-cell table:number-columns-repeated="12"/>
          <table:table-cell office:value-type="float" office:value="118" calcext:value-type="float">
            <text:p>118</text:p>
          </table:table-cell>
          <table:table-cell table:formula="of:=[.T120]/127" office:value-type="float" office:value="0.929133858267717" calcext:value-type="float">
            <text:p>0,929133858267717</text:p>
          </table:table-cell>
          <table:table-cell table:formula="of:=POWER(2;[.T120]/127)-1" office:value-type="float" office:value="0.904132480838788" calcext:value-type="float">
            <text:p>0,904132480838788</text:p>
          </table:table-cell>
          <table:table-cell table:formula="of:=(1-[.R$3])*[.U120] + [.R$3]*[.V120]" office:value-type="float" office:value="0.924133582781931" calcext:value-type="float">
            <text:p>0,924133582781931</text:p>
          </table:table-cell>
        </table:table-row>
        <table:table-row table:style-name="ro1">
          <table:table-cell table:number-columns-repeated="2" office:value-type="float" office:value="119" calcext:value-type="float">
            <text:p>119</text:p>
          </table:table-cell>
          <table:table-cell table:formula="of:=[.B121]/127*3000" office:value-type="float" office:value="2811.02362204724" calcext:value-type="float">
            <text:p>2811,02362204724</text:p>
          </table:table-cell>
          <table:table-cell table:formula="of:=POWER(2;[.B121]/[.I$2])*[.I$3]-[.I$3]" office:value-type="float" office:value="1811.65538926752" calcext:value-type="float">
            <text:p>1811,65538926752</text:p>
          </table:table-cell>
          <table:table-cell table:formula="of:=([.C121]*(1-[.I$8])+[.D121]*[.I$8])" office:value-type="float" office:value="1851.63011857871" calcext:value-type="float">
            <text:p>1851,63011857871</text:p>
          </table:table-cell>
          <table:table-cell table:formula="of:=[.B121]+POWER(2;[.B121]/[.I$10])-1" office:value-type="float" office:value="1863.26545188572" calcext:value-type="float">
            <text:p>1863,26545188572</text:p>
          </table:table-cell>
          <table:table-cell table:formula="of:=POWER(2;[.B121]/[.I$6])*[.I$7]-[.I$7]" office:value-type="float" office:value="2259.18461495776" calcext:value-type="float">
            <text:p>2259,18461495776</text:p>
          </table:table-cell>
          <table:table-cell table:number-columns-repeated="12"/>
          <table:table-cell office:value-type="float" office:value="119" calcext:value-type="float">
            <text:p>119</text:p>
          </table:table-cell>
          <table:table-cell table:formula="of:=[.T121]/127" office:value-type="float" office:value="0.937007874015748" calcext:value-type="float">
            <text:p>0,937007874015748</text:p>
          </table:table-cell>
          <table:table-cell table:formula="of:=POWER(2;[.T121]/127)-1" office:value-type="float" office:value="0.914553365710642" calcext:value-type="float">
            <text:p>0,914553365710642</text:p>
          </table:table-cell>
          <table:table-cell table:formula="of:=(1-[.R$3])*[.U121] + [.R$3]*[.V121]" office:value-type="float" office:value="0.932516972354727" calcext:value-type="float">
            <text:p>0,932516972354727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table:formula="of:=[.B122]/127*3000" office:value-type="float" office:value="2834.64566929134" calcext:value-type="float">
            <text:p>2834,64566929134</text:p>
          </table:table-cell>
          <table:table-cell table:formula="of:=POWER(2;[.B122]/[.I$2])*[.I$3]-[.I$3]" office:value-type="float" office:value="1929.61664853305" calcext:value-type="float">
            <text:p>1929,61664853305</text:p>
          </table:table-cell>
          <table:table-cell table:formula="of:=([.C122]*(1-[.I$8])+[.D122]*[.I$8])" office:value-type="float" office:value="1965.81780936338" calcext:value-type="float">
            <text:p>1965,81780936338</text:p>
          </table:table-cell>
          <table:table-cell table:formula="of:=[.B122]+POWER(2;[.B122]/[.I$10])-1" office:value-type="float" office:value="1977.24950295666" calcext:value-type="float">
            <text:p>1977,24950295666</text:p>
          </table:table-cell>
          <table:table-cell table:formula="of:=POWER(2;[.B122]/[.I$6])*[.I$7]-[.I$7]" office:value-type="float" office:value="2341.25791128406" calcext:value-type="float">
            <text:p>2341,25791128406</text:p>
          </table:table-cell>
          <table:table-cell table:number-columns-repeated="12"/>
          <table:table-cell office:value-type="float" office:value="120" calcext:value-type="float">
            <text:p>120</text:p>
          </table:table-cell>
          <table:table-cell table:formula="of:=[.T122]/127" office:value-type="float" office:value="0.94488188976378" calcext:value-type="float">
            <text:p>0,94488188976378</text:p>
          </table:table-cell>
          <table:table-cell table:formula="of:=POWER(2;[.T122]/127)-1" office:value-type="float" office:value="0.925031281720091" calcext:value-type="float">
            <text:p>0,925031281720091</text:p>
          </table:table-cell>
          <table:table-cell table:formula="of:=(1-[.R$3])*[.U122] + [.R$3]*[.V122]" office:value-type="float" office:value="0.940911768155042" calcext:value-type="float">
            <text:p>0,940911768155042</text:p>
          </table:table-cell>
        </table:table-row>
        <table:table-row table:style-name="ro1">
          <table:table-cell table:number-columns-repeated="2" office:value-type="float" office:value="121" calcext:value-type="float">
            <text:p>121</text:p>
          </table:table-cell>
          <table:table-cell table:formula="of:=[.B123]/127*3000" office:value-type="float" office:value="2858.26771653543" calcext:value-type="float">
            <text:p>2858,26771653543</text:p>
          </table:table-cell>
          <table:table-cell table:formula="of:=POWER(2;[.B123]/[.I$2])*[.I$3]-[.I$3]" office:value-type="float" office:value="2055.25441309015" calcext:value-type="float">
            <text:p>2055,25441309015</text:p>
          </table:table-cell>
          <table:table-cell table:formula="of:=([.C123]*(1-[.I$8])+[.D123]*[.I$8])" office:value-type="float" office:value="2087.37494522796" calcext:value-type="float">
            <text:p>2087,37494522796</text:p>
          </table:table-cell>
          <table:table-cell table:formula="of:=[.B123]+POWER(2;[.B123]/[.I$10])-1" office:value-type="float" office:value="2098.54785442964" calcext:value-type="float">
            <text:p>2098,54785442964</text:p>
          </table:table-cell>
          <table:table-cell table:formula="of:=POWER(2;[.B123]/[.I$6])*[.I$7]-[.I$7]" office:value-type="float" office:value="2426.26733834978" calcext:value-type="float">
            <text:p>2426,26733834978</text:p>
          </table:table-cell>
          <table:table-cell table:number-columns-repeated="12"/>
          <table:table-cell office:value-type="float" office:value="121" calcext:value-type="float">
            <text:p>121</text:p>
          </table:table-cell>
          <table:table-cell table:formula="of:=[.T123]/127" office:value-type="float" office:value="0.952755905511811" calcext:value-type="float">
            <text:p>0,952755905511811</text:p>
          </table:table-cell>
          <table:table-cell table:formula="of:=POWER(2;[.T123]/127)-1" office:value-type="float" office:value="0.935566540985605" calcext:value-type="float">
            <text:p>0,935566540985605</text:p>
          </table:table-cell>
          <table:table-cell table:formula="of:=(1-[.R$3])*[.U123] + [.R$3]*[.V123]" office:value-type="float" office:value="0.94931803260657" calcext:value-type="float">
            <text:p>0,94931803260657</text:p>
          </table:table-cell>
        </table:table-row>
        <table:table-row table:style-name="ro1">
          <table:table-cell table:number-columns-repeated="2" office:value-type="float" office:value="122" calcext:value-type="float">
            <text:p>122</text:p>
          </table:table-cell>
          <table:table-cell table:formula="of:=[.B124]/127*3000" office:value-type="float" office:value="2881.88976377953" calcext:value-type="float">
            <text:p>2881,88976377953</text:p>
          </table:table-cell>
          <table:table-cell table:formula="of:=POWER(2;[.B124]/[.I$2])*[.I$3]-[.I$3]" office:value-type="float" office:value="2189.06824299658" calcext:value-type="float">
            <text:p>2189,06824299658</text:p>
          </table:table-cell>
          <table:table-cell table:formula="of:=([.C124]*(1-[.I$8])+[.D124]*[.I$8])" office:value-type="float" office:value="2216.7811038279" calcext:value-type="float">
            <text:p>2216,7811038279</text:p>
          </table:table-cell>
          <table:table-cell table:formula="of:=[.B124]+POWER(2;[.B124]/[.I$10])-1" office:value-type="float" office:value="2227.63401552888" calcext:value-type="float">
            <text:p>2227,63401552888</text:p>
          </table:table-cell>
          <table:table-cell table:formula="of:=POWER(2;[.B124]/[.I$6])*[.I$7]-[.I$7]" office:value-type="float" office:value="2514.31793474974" calcext:value-type="float">
            <text:p>2514,31793474974</text:p>
          </table:table-cell>
          <table:table-cell table:number-columns-repeated="12"/>
          <table:table-cell office:value-type="float" office:value="122" calcext:value-type="float">
            <text:p>122</text:p>
          </table:table-cell>
          <table:table-cell table:formula="of:=[.T124]/127" office:value-type="float" office:value="0.960629921259843" calcext:value-type="float">
            <text:p>0,960629921259843</text:p>
          </table:table-cell>
          <table:table-cell table:formula="of:=POWER(2;[.T124]/127)-1" office:value-type="float" office:value="0.946159457333809" calcext:value-type="float">
            <text:p>0,946159457333809</text:p>
          </table:table-cell>
          <table:table-cell table:formula="of:=(1-[.R$3])*[.U124] + [.R$3]*[.V124]" office:value-type="float" office:value="0.957735828474636" calcext:value-type="float">
            <text:p>0,957735828474636</text:p>
          </table:table-cell>
        </table:table-row>
        <table:table-row table:style-name="ro1">
          <table:table-cell table:number-columns-repeated="2" office:value-type="float" office:value="123" calcext:value-type="float">
            <text:p>123</text:p>
          </table:table-cell>
          <table:table-cell table:formula="of:=[.B125]/127*3000" office:value-type="float" office:value="2905.51181102362" calcext:value-type="float">
            <text:p>2905,51181102362</text:p>
          </table:table-cell>
          <table:table-cell table:formula="of:=POWER(2;[.B125]/[.I$2])*[.I$3]-[.I$3]" office:value-type="float" office:value="2331.59020792766" calcext:value-type="float">
            <text:p>2331,59020792766</text:p>
          </table:table-cell>
          <table:table-cell table:formula="of:=([.C125]*(1-[.I$8])+[.D125]*[.I$8])" office:value-type="float" office:value="2354.5470720515" calcext:value-type="float">
            <text:p>2354,5470720515</text:p>
          </table:table-cell>
          <table:table-cell table:formula="of:=[.B125]+POWER(2;[.B125]/[.I$10])-1" office:value-type="float" office:value="2365.0121492627" calcext:value-type="float">
            <text:p>2365,0121492627</text:p>
          </table:table-cell>
          <table:table-cell table:formula="of:=POWER(2;[.B125]/[.I$6])*[.I$7]-[.I$7]" office:value-type="float" office:value="2605.51849678147" calcext:value-type="float">
            <text:p>2605,51849678147</text:p>
          </table:table-cell>
          <table:table-cell table:number-columns-repeated="12"/>
          <table:table-cell office:value-type="float" office:value="123" calcext:value-type="float">
            <text:p>123</text:p>
          </table:table-cell>
          <table:table-cell table:formula="of:=[.T125]/127" office:value-type="float" office:value="0.968503937007874" calcext:value-type="float">
            <text:p>0,968503937007874</text:p>
          </table:table-cell>
          <table:table-cell table:formula="of:=POWER(2;[.T125]/127)-1" office:value-type="float" office:value="0.95681034630883" calcext:value-type="float">
            <text:p>0,95681034630883</text:p>
          </table:table-cell>
          <table:table-cell table:formula="of:=(1-[.R$3])*[.U125] + [.R$3]*[.V125]" office:value-type="float" office:value="0.966165218868065" calcext:value-type="float">
            <text:p>0,966165218868065</text:p>
          </table:table-cell>
        </table:table-row>
        <table:table-row table:style-name="ro1">
          <table:table-cell table:number-columns-repeated="2" office:value-type="float" office:value="124" calcext:value-type="float">
            <text:p>124</text:p>
          </table:table-cell>
          <table:table-cell table:formula="of:=[.B126]/127*3000" office:value-type="float" office:value="2929.13385826772" calcext:value-type="float">
            <text:p>2929,13385826772</text:p>
          </table:table-cell>
          <table:table-cell table:formula="of:=POWER(2;[.B126]/[.I$2])*[.I$3]-[.I$3]" office:value-type="float" office:value="2483.38700278826" calcext:value-type="float">
            <text:p>2483,38700278826</text:p>
          </table:table-cell>
          <table:table-cell table:formula="of:=([.C126]*(1-[.I$8])+[.D126]*[.I$8])" office:value-type="float" office:value="2501.21687700744" calcext:value-type="float">
            <text:p>2501,21687700744</text:p>
          </table:table-cell>
          <table:table-cell table:formula="of:=[.B126]+POWER(2;[.B126]/[.I$10])-1" office:value-type="float" office:value="2511.21905687163" calcext:value-type="float">
            <text:p>2511,21905687163</text:p>
          </table:table-cell>
          <table:table-cell table:formula="of:=POWER(2;[.B126]/[.I$6])*[.I$7]-[.I$7]" office:value-type="float" office:value="2699.9817128751" calcext:value-type="float">
            <text:p>2699,9817128751</text:p>
          </table:table-cell>
          <table:table-cell table:number-columns-repeated="12"/>
          <table:table-cell office:value-type="float" office:value="124" calcext:value-type="float">
            <text:p>124</text:p>
          </table:table-cell>
          <table:table-cell table:formula="of:=[.T126]/127" office:value-type="float" office:value="0.976377952755906" calcext:value-type="float">
            <text:p>0,976377952755906</text:p>
          </table:table-cell>
          <table:table-cell table:formula="of:=POWER(2;[.T126]/127)-1" office:value-type="float" office:value="0.967519525181697" calcext:value-type="float">
            <text:p>0,967519525181697</text:p>
          </table:table-cell>
          <table:table-cell table:formula="of:=(1-[.R$3])*[.U126] + [.R$3]*[.V126]" office:value-type="float" office:value="0.974606267241064" calcext:value-type="float">
            <text:p>0,974606267241064</text:p>
          </table:table-cell>
        </table:table-row>
        <table:table-row table:style-name="ro1">
          <table:table-cell table:number-columns-repeated="2" office:value-type="float" office:value="125" calcext:value-type="float">
            <text:p>125</text:p>
          </table:table-cell>
          <table:table-cell table:formula="of:=[.B127]/127*3000" office:value-type="float" office:value="2952.75590551181" calcext:value-type="float">
            <text:p>2952,75590551181</text:p>
          </table:table-cell>
          <table:table-cell table:formula="of:=POWER(2;[.B127]/[.I$2])*[.I$3]-[.I$3]" office:value-type="float" office:value="2645.06220100133" calcext:value-type="float">
            <text:p>2645,06220100133</text:p>
          </table:table-cell>
          <table:table-cell table:formula="of:=([.C127]*(1-[.I$8])+[.D127]*[.I$8])" office:value-type="float" office:value="2657.36994918175" calcext:value-type="float">
            <text:p>2657,36994918175</text:p>
          </table:table-cell>
          <table:table-cell table:formula="of:=[.B127]+POWER(2;[.B127]/[.I$10])-1" office:value-type="float" office:value="2666.82629074463" calcext:value-type="float">
            <text:p>2666,82629074463</text:p>
          </table:table-cell>
          <table:table-cell table:formula="of:=POWER(2;[.B127]/[.I$6])*[.I$7]-[.I$7]" office:value-type="float" office:value="2797.82430283247" calcext:value-type="float">
            <text:p>2797,82430283247</text:p>
          </table:table-cell>
          <table:table-cell table:number-columns-repeated="12"/>
          <table:table-cell office:value-type="float" office:value="125" calcext:value-type="float">
            <text:p>125</text:p>
          </table:table-cell>
          <table:table-cell table:formula="of:=[.T127]/127" office:value-type="float" office:value="0.984251968503937" calcext:value-type="float">
            <text:p>0,984251968503937</text:p>
          </table:table-cell>
          <table:table-cell table:formula="of:=POWER(2;[.T127]/127)-1" office:value-type="float" office:value="0.978287312959789" calcext:value-type="float">
            <text:p>0,978287312959789</text:p>
          </table:table-cell>
          <table:table-cell table:formula="of:=(1-[.R$3])*[.U127] + [.R$3]*[.V127]" office:value-type="float" office:value="0.983059037395107" calcext:value-type="float">
            <text:p>0,983059037395107</text:p>
          </table:table-cell>
        </table:table-row>
        <table:table-row table:style-name="ro1">
          <table:table-cell table:number-columns-repeated="2" office:value-type="float" office:value="126" calcext:value-type="float">
            <text:p>126</text:p>
          </table:table-cell>
          <table:table-cell table:formula="of:=[.B128]/127*3000" office:value-type="float" office:value="2976.37795275591" calcext:value-type="float">
            <text:p>2976,37795275591</text:p>
          </table:table-cell>
          <table:table-cell table:formula="of:=POWER(2;[.B128]/[.I$2])*[.I$3]-[.I$3]" office:value-type="float" office:value="2817.25865443265" calcext:value-type="float">
            <text:p>2817,25865443265</text:p>
          </table:table-cell>
          <table:table-cell table:formula="of:=([.C128]*(1-[.I$8])+[.D128]*[.I$8])" office:value-type="float" office:value="2823.62342636558" calcext:value-type="float">
            <text:p>2823,62342636558</text:p>
          </table:table-cell>
          <table:table-cell table:formula="of:=[.B128]+POWER(2;[.B128]/[.I$10])-1" office:value-type="float" office:value="2832.44240412015" calcext:value-type="float">
            <text:p>2832,44240412015</text:p>
          </table:table-cell>
          <table:table-cell table:formula="of:=POWER(2;[.B128]/[.I$6])*[.I$7]-[.I$7]" office:value-type="float" office:value="2899.16716204741" calcext:value-type="float">
            <text:p>2899,16716204741</text:p>
          </table:table-cell>
          <table:table-cell table:number-columns-repeated="12"/>
          <table:table-cell office:value-type="float" office:value="126" calcext:value-type="float">
            <text:p>126</text:p>
          </table:table-cell>
          <table:table-cell table:formula="of:=[.T128]/127" office:value-type="float" office:value="0.992125984251969" calcext:value-type="float">
            <text:p>0,992125984251969</text:p>
          </table:table-cell>
          <table:table-cell table:formula="of:=POWER(2;[.T128]/127)-1" office:value-type="float" office:value="0.989114030396342" calcext:value-type="float">
            <text:p>0,989114030396342</text:p>
          </table:table-cell>
          <table:table-cell table:formula="of:=(1-[.R$3])*[.U128] + [.R$3]*[.V128]" office:value-type="float" office:value="0.991523593480843" calcext:value-type="float">
            <text:p>0,991523593480843</text:p>
          </table:table-cell>
        </table:table-row>
        <table:table-row table:style-name="ro1">
          <table:table-cell table:number-columns-repeated="2" office:value-type="float" office:value="127" calcext:value-type="float">
            <text:p>127</text:p>
          </table:table-cell>
          <table:table-cell table:formula="of:=[.B129]/127*3000" office:value-type="float" office:value="3000" calcext:value-type="float">
            <text:p>3000</text:p>
          </table:table-cell>
          <table:table-cell table:formula="of:=POWER(2;[.B129]/[.I$2])*[.I$3]-[.I$3]" office:value-type="float" office:value="3000.66104949418" calcext:value-type="float">
            <text:p>3000,66104949418</text:p>
          </table:table-cell>
          <table:table-cell table:formula="of:=([.C129]*(1-[.I$8])+[.D129]*[.I$8])" office:value-type="float" office:value="3000.63460751441" calcext:value-type="float">
            <text:p>3000,63460751441</text:p>
          </table:table-cell>
          <table:table-cell table:formula="of:=[.B129]+POWER(2;[.B129]/[.I$10])-1" office:value-type="float" office:value="3008.71534642714" calcext:value-type="float">
            <text:p>3008,71534642714</text:p>
          </table:table-cell>
          <table:table-cell table:formula="of:=POWER(2;[.B129]/[.I$6])*[.I$7]-[.I$7]" office:value-type="float" office:value="3004.1355108854" calcext:value-type="float">
            <text:p>3004,1355108854</text:p>
          </table:table-cell>
          <table:table-cell table:number-columns-repeated="12"/>
          <table:table-cell office:value-type="float" office:value="127" calcext:value-type="float">
            <text:p>127</text:p>
          </table:table-cell>
          <table:table-cell table:formula="of:=[.T129]/127" office:value-type="float" office:value="1" calcext:value-type="float">
            <text:p>1</text:p>
          </table:table-cell>
          <table:table-cell table:formula="of:=POWER(2;[.T129]/127)-1" office:value-type="float" office:value="1" calcext:value-type="float">
            <text:p>1</text:p>
          </table:table-cell>
          <table:table-cell table:formula="of:=(1-[.R$3])*[.U129] + [.R$3]*[.V129]" office:value-type="float" office:value="1" calcext:value-type="float">
            <text:p>1</text:p>
          </table:table-cell>
        </table:table-row>
        <table:table-row table:style-name="ro1" table:number-rows-repeated="29"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log</text:p>
          </table:table-cell>
          <table:table-cell office:value-type="string" calcext:value-type="string">
            <text:p>lin</text:p>
          </table:table-cell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POWER(10;[.B160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POWER(10;[.B161])" office:value-type="float" office:value="1000" calcext:value-type="float">
            <text:p>1000</text:p>
          </table:table-cell>
          <table:table-cell table:number-columns-repeated="20"/>
        </table:table-row>
        <table:table-row table:style-name="ro1">
          <table:table-cell/>
          <table:table-cell table:formula="of:=3*126/127" office:value-type="float" office:value="2.97637795275591" calcext:value-type="float">
            <text:p>2,97637795275591</text:p>
          </table:table-cell>
          <table:table-cell table:formula="of:=POWER(10;[.B162])" office:value-type="float" office:value="947.061000077224" calcext:value-type="float">
            <text:p>947,061000077224</text:p>
          </table:table-cell>
          <table:table-cell table:formula="of:=1000*126/127" office:value-type="float" office:value="992.125984251969" calcext:value-type="float">
            <text:p>992,125984251969</text:p>
          </table:table-cell>
          <table:table-cell table:number-columns-repeated="19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3*[.A163]/127" office:value-type="float" office:value="1.51181102362205" calcext:value-type="float">
            <text:p>1,51181102362205</text:p>
          </table:table-cell>
          <table:table-cell table:formula="of:=POWER(10;[.B163])" office:value-type="float" office:value="32.4945871559184" calcext:value-type="float">
            <text:p>32,4945871559184</text:p>
          </table:table-cell>
          <table:table-cell table:formula="of:=1000*[.A163]/127" office:value-type="float" office:value="503.937007874016" calcext:value-type="float">
            <text:p>503,937007874016</text:p>
          </table:table-cell>
          <table:table-cell table:number-columns-repeated="19"/>
        </table:table-row>
      </table:table>
      <table:table table:name="easy-curve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ase10</text:p>
          </table:table-cell>
          <table:table-cell table:formula="of:=LOG10([.B3]-[.B2]+1)" office:value-type="float" office:value="3.99567906051162" calcext:value-type="float">
            <text:p>3,99567906051162</text:p>
          </table:table-cell>
          <table:table-cell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lindist</text:p>
          </table:table-cell>
          <table:table-cell table:formula="of:=([.B3]-[.B2])" office:value-type="float" office:value="9900" calcext:value-type="float">
            <text:p>9900</text:p>
          </table:table-cell>
          <table:table-cell/>
        </table:table-row>
        <table:table-row table:style-name="ro1">
          <table:table-cell office:value-type="string" calcext:value-type="string">
            <text:p>logmix</text:p>
          </table:table-cell>
          <table:table-cell office:value-type="float" office:value="0.5" calcext:value-type="float">
            <text:p>0,5</text:p>
          </table:table-cell>
          <table:table-cell table:number-columns-repeated="4"/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linpart</text:p>
          </table:table-cell>
          <table:table-cell office:value-type="string" calcext:value-type="string">
            <text:p>exppart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Backw-lo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0]/127" office:value-type="float" office:value="0" calcext:value-type="float">
            <text:p>0</text:p>
          </table:table-cell>
          <table:table-cell table:formula="of:=[.B10]*[.E$3]+[.B$2]" office:value-type="float" office:value="100" calcext:value-type="float">
            <text:p>100</text:p>
          </table:table-cell>
          <table:table-cell table:formula="of:=POWER(10;[.E$2]*[.B10])-1+[.B$2]" office:value-type="float" office:value="100" calcext:value-type="float">
            <text:p>100</text:p>
          </table:table-cell>
          <table:table-cell table:formula="of:=[.C10]*(1-[.B$4])+[.D10]*[.B$4]" office:value-type="float" office:value="100" calcext:value-type="float">
            <text:p>100</text:p>
          </table:table-cell>
          <table:table-cell table:formula="of:=[.E10]-[.C10]*[.B4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]/127" office:value-type="float" office:value="0.0078740157480315" calcext:value-type="float">
            <text:p>0,0078740157480315</text:p>
          </table:table-cell>
          <table:table-cell table:formula="of:=[.B11]*[.E$3]+[.B$2]" office:value-type="float" office:value="177.952755905512" calcext:value-type="float">
            <text:p>177,952755905512</text:p>
          </table:table-cell>
          <table:table-cell table:formula="of:=POWER(10;[.E$2]*[.B11])-1+[.B$2]" office:value-type="float" office:value="100.075132622724" calcext:value-type="float">
            <text:p>100,075132622724</text:p>
          </table:table-cell>
          <table:table-cell table:formula="of:=[.C11]*(1-[.B$4])+[.D11]*[.B$4]" office:value-type="float" office:value="139.013944264118" calcext:value-type="float">
            <text:p>139,013944264118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12]/127" office:value-type="float" office:value="0.251968503937008" calcext:value-type="float">
            <text:p>0,251968503937008</text:p>
          </table:table-cell>
          <table:table-cell table:formula="of:=[.B12]*[.E$3]+[.B$2]" office:value-type="float" office:value="2594.48818897638" calcext:value-type="float">
            <text:p>2594,48818897638</text:p>
          </table:table-cell>
          <table:table-cell table:formula="of:=POWER(10;[.E$2]*[.B12])-1+[.B$2]" office:value-type="float" office:value="109.157463609677" calcext:value-type="float">
            <text:p>109,157463609677</text:p>
          </table:table-cell>
          <table:table-cell table:formula="of:=[.C12]*(1-[.B$4])+[.D12]*[.B$4]" office:value-type="float" office:value="1351.82282629303" calcext:value-type="float">
            <text:p>1351,82282629303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13]/127" office:value-type="float" office:value="0.503937007874016" calcext:value-type="float">
            <text:p>0,503937007874016</text:p>
          </table:table-cell>
          <table:table-cell table:formula="of:=[.B13]*[.E$3]+[.B$2]" office:value-type="float" office:value="5088.97637795276" calcext:value-type="float">
            <text:p>5088,97637795276</text:p>
          </table:table-cell>
          <table:table-cell table:formula="of:=POWER(10;[.E$2]*[.B13])-1+[.B$2]" office:value-type="float" office:value="202.174066981915" calcext:value-type="float">
            <text:p>202,174066981915</text:p>
          </table:table-cell>
          <table:table-cell table:formula="of:=[.C13]*(1-[.B$4])+[.D13]*[.B$4]" office:value-type="float" office:value="2645.57522246734" calcext:value-type="float">
            <text:p>2645,57522246734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A14]/127" office:value-type="float" office:value="1" calcext:value-type="float">
            <text:p>1</text:p>
          </table:table-cell>
          <table:table-cell table:formula="of:=[.B14]*[.E$3]+[.B$2]" office:value-type="float" office:value="10000" calcext:value-type="float">
            <text:p>10000</text:p>
          </table:table-cell>
          <table:table-cell table:formula="of:=POWER(10;[.E$2]*[.B14])-1+[.B$2]" office:value-type="float" office:value="10000" calcext:value-type="float">
            <text:p>10000</text:p>
          </table:table-cell>
          <table:table-cell table:formula="of:=[.C14]*(1-[.B$4])+[.D14]*[.B$4]" office:value-type="float" office:value="10000" calcext:value-type="float">
            <text:p>10000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nope, won’t work.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v" fo:country="S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sv" fo:country="S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jeslut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jeslut_20_1" draw:display-name="Linjeslut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id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3">0000-00-00</text:date>, <text:time style:data-style-name="N2" text:time-value="19:47:58.308344686">00:00:00</text:time></text:p>
        </style:region-right>
      </style:header>
      <style:header-left style:display="false"/>
      <style:header-first style:display="false"/>
      <style:footer>
        <text:p>Sid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1T07:41:10.491497794</meta:creation-date>
    <dc:date>2024-06-23T21:24:15.654390750</dc:date>
    <meta:editing-duration>PT2H1M37S</meta:editing-duration>
    <meta:editing-cycles>11</meta:editing-cycles>
    <meta:generator>LibreOffice/24.2.4.2$Linux_X86_64 LibreOffice_project/420$Build-2</meta:generator>
    <meta:document-statistic meta:table-count="3" meta:cell-count="1663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/>
      <style:graphic-properties draw:stroke="non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legend chart:legend-position="end" svg:x="13.179cm" svg:y="3.207cm" style:legend-expansion="high" chart:style-name="ch2"/>
        <chart:plot-area chart:style-name="ch3" table:cell-range-address="curves.C1:curves.G129" chart:data-source-has-labels="row" svg:x="0.319cm" svg:y="0.18cm" svg:width="12.541cm" svg:height="8.645cm">
          <chart:coordinate-region svg:x="1.311cm" svg:y="0.38cm" svg:width="11.544cm" svg:height="7.5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urves.C2:curves.C129" chart:label-cell-address="curves.C1:curves.C1" chart:class="chart:bar">
            <chart:data-point chart:repeated="128"/>
          </chart:series>
          <chart:series chart:style-name="ch8" chart:values-cell-range-address="curves.D2:curves.D129" chart:label-cell-address="curves.D1:curves.D1" chart:class="chart:bar">
            <chart:data-point chart:repeated="128"/>
          </chart:series>
          <chart:series chart:style-name="ch9" chart:values-cell-range-address="curves.E2:curves.E129" chart:label-cell-address="curves.E1:curves.E1" chart:class="chart:bar">
            <chart:data-point chart:repeated="128"/>
          </chart:series>
          <chart:series chart:style-name="ch10" chart:values-cell-range-address="curves.F2:curves.F129" chart:label-cell-address="curves.F1:curves.F1" chart:class="chart:bar">
            <chart:data-point chart:repeated="128"/>
          </chart:series>
          <chart:series chart:style-name="ch11" chart:values-cell-range-address="curves.G2:curves.G129" chart:label-cell-address="curves.G1:curves.G1" chart:class="chart:bar">
            <chart:data-point chart:repeated="12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 out</text:p>
                <draw:g>
                  <svg:desc>curves.C1:curves.C1</svg:desc>
                </draw:g>
              </table:table-cell>
              <table:table-cell office:value-type="string">
                <text:p>exp1</text:p>
                <draw:g>
                  <svg:desc>curves.D1:curves.D1</svg:desc>
                </draw:g>
              </table:table-cell>
              <table:table-cell office:value-type="string">
                <text:p>mix lin/log</text:p>
                <draw:g>
                  <svg:desc>curves.E1:curves.E1</svg:desc>
                </draw:g>
              </table:table-cell>
              <table:table-cell office:value-type="string">
                <text:p>mix ramp+log</text:p>
                <draw:g>
                  <svg:desc>curves.F1:curves.F1</svg:desc>
                </draw:g>
              </table:table-cell>
              <table:table-cell office:value-type="string">
                <text:p>exp2</text:p>
                <draw:g>
                  <svg:desc>curves.G1:curves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urves.C2:curves.C129</svg:desc>
                </draw:g>
              </table:table-cell>
              <table:table-cell office:value-type="float" office:value="0">
                <text:p>0</text:p>
                <draw:g>
                  <svg:desc>curves.D2:curves.D129</svg:desc>
                </draw:g>
              </table:table-cell>
              <table:table-cell office:value-type="float" office:value="0">
                <text:p>0</text:p>
                <draw:g>
                  <svg:desc>curves.E2:curves.E129</svg:desc>
                </draw:g>
              </table:table-cell>
              <table:table-cell office:value-type="float" office:value="0">
                <text:p>0</text:p>
                <draw:g>
                  <svg:desc>curves.F2:curves.F129</svg:desc>
                </draw:g>
              </table:table-cell>
              <table:table-cell office:value-type="float" office:value="0">
                <text:p>0</text:p>
                <draw:g>
                  <svg:desc>curves.G2:curves.G1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.6220472440945">
                <text:p>23.6220472440945</text:p>
              </table:table-cell>
              <table:table-cell office:value-type="float" office:value="0.0650764949388409">
                <text:p>0.0650764949388409</text:p>
              </table:table-cell>
              <table:table-cell office:value-type="float" office:value="1.00735532490507">
                <text:p>1.00735532490507</text:p>
              </table:table-cell>
              <table:table-cell office:value-type="float" office:value="1.06473745924946">
                <text:p>1.06473745924946</text:p>
              </table:table-cell>
              <table:table-cell office:value-type="float" office:value="1.25210732941544">
                <text:p>1.252107329415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7.244094488189">
                <text:p>47.244094488189</text:p>
              </table:table-cell>
              <table:table-cell office:value-type="float" office:value="0.134387940071207">
                <text:p>0.134387940071207</text:p>
              </table:table-cell>
              <table:table-cell office:value-type="float" office:value="2.01877620199592">
                <text:p>2.01877620199592</text:p>
              </table:table-cell>
              <table:table-cell office:value-type="float" office:value="2.13366585712899">
                <text:p>2.13366585712899</text:p>
              </table:table-cell>
              <table:table-cell office:value-type="float" office:value="2.54900816638448">
                <text:p>2.549008166384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.8661417322835">
                <text:p>70.8661417322835</text:p>
              </table:table-cell>
              <table:table-cell office:value-type="float" office:value="0.208209931111933">
                <text:p>0.208209931111933</text:p>
              </table:table-cell>
              <table:table-cell office:value-type="float" office:value="3.0345272031588">
                <text:p>3.0345272031588</text:p>
              </table:table-cell>
              <table:table-cell office:value-type="float" office:value="3.20705650435738">
                <text:p>3.20705650435738</text:p>
              </table:table-cell>
              <table:table-cell office:value-type="float" office:value="3.89230497602478">
                <text:p>3.892304976024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4.488188976378">
                <text:p>94.488188976378</text:p>
              </table:table-cell>
              <table:table-cell office:value-type="float" office:value="0.286835998578996">
                <text:p>0.286835998578996</text:p>
              </table:table-cell>
              <table:table-cell office:value-type="float" office:value="4.05489011769096">
                <text:p>4.05489011769096</text:p>
              </table:table-cell>
              <table:table-cell office:value-type="float" office:value="4.28519827562">
                <text:p>4.28519827562</text:p>
              </table:table-cell>
              <table:table-cell office:value-type="float" office:value="5.28365755083453">
                <text:p>5.283657550834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8.110236220472">
                <text:p>118.110236220472</text:p>
              </table:table-cell>
              <table:table-cell office:value-type="float" office:value="0.37057877492764">
                <text:p>0.37057877492764</text:p>
              </table:table-cell>
              <table:table-cell office:value-type="float" office:value="5.08016507274944">
                <text:p>5.08016507274944</text:p>
              </table:table-cell>
              <table:table-cell office:value-type="float" office:value="5.36839874661543">
                <text:p>5.36839874661543</text:p>
              </table:table-cell>
              <table:table-cell office:value-type="float" office:value="6.72478506155057">
                <text:p>6.724785061550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1.732283464567">
                <text:p>141.732283464567</text:p>
              </table:table-cell>
              <table:table-cell office:value-type="float" office:value="0.459771237637502">
                <text:p>0.459771237637502</text:p>
              </table:table-cell>
              <table:table-cell office:value-type="float" office:value="6.11067172671468">
                <text:p>6.11067172671468</text:p>
              </table:table-cell>
              <table:table-cell office:value-type="float" office:value="6.45698540471145">
                <text:p>6.45698540471145</text:p>
              </table:table-cell>
              <table:table-cell office:value-type="float" office:value="8.2174681813749">
                <text:p>8.21746818137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5.354330708661">
                <text:p>165.354330708661</text:p>
              </table:table-cell>
              <table:table-cell office:value-type="float" office:value="0.554768033195484">
                <text:p>0.554768033195484</text:p>
              </table:table-cell>
              <table:table-cell office:value-type="float" office:value="7.14675054021413">
                <text:p>7.14675054021413</text:p>
              </table:table-cell>
              <table:table-cell office:value-type="float" office:value="7.55130693797601">
                <text:p>7.55130693797601</text:p>
              </table:table-cell>
              <table:table-cell office:value-type="float" office:value="9.76355128619427">
                <text:p>9.763551286194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8.976377952756">
                <text:p>188.976377952756</text:p>
              </table:table-cell>
              <table:table-cell office:value-type="float" office:value="0.655946887238802">
                <text:p>0.655946887238802</text:p>
              </table:table-cell>
              <table:table-cell office:value-type="float" office:value="8.18876412985949">
                <text:p>8.18876412985949</text:p>
              </table:table-cell>
              <table:table-cell office:value-type="float" office:value="8.65173460765663">
                <text:p>8.65173460765663</text:p>
              </table:table-cell>
              <table:table-cell office:value-type="float" office:value="11.3649447335116">
                <text:p>11.36494473351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2.59842519685">
                <text:p>212.59842519685</text:p>
              </table:table-cell>
              <table:table-cell office:value-type="float" office:value="0.763710106465187">
                <text:p>0.763710106465187</text:p>
              </table:table-cell>
              <table:table-cell office:value-type="float" office:value="9.2370987100806">
                <text:p>9.2370987100806</text:p>
              </table:table-cell>
              <table:table-cell office:value-type="float" office:value="9.75866370951072">
                <text:p>9.75866370951072</text:p>
              </table:table-cell>
              <table:table-cell office:value-type="float" office:value="13.0236272229051">
                <text:p>13.02362722290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6.220472440945">
                <text:p>236.220472440945</text:p>
              </table:table-cell>
              <table:table-cell office:value-type="float" office:value="0.878486178282151">
                <text:p>0.878486178282151</text:p>
              </table:table-cell>
              <table:table-cell office:value-type="float" office:value="10.2921656287887">
                <text:p>10.2921656287887</text:p>
              </table:table-cell>
              <table:table-cell office:value-type="float" office:value="10.8725151297387">
                <text:p>10.8725151297387</text:p>
              </table:table-cell>
              <table:table-cell office:value-type="float" office:value="14.7416482409312">
                <text:p>14.74164824093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9.842519685039">
                <text:p>259.842519685039</text:p>
              </table:table-cell>
              <table:table-cell office:value-type="float" office:value="1.00073147455581">
                <text:p>1.00073147455581</text:p>
              </table:table-cell>
              <table:table-cell office:value-type="float" office:value="11.3544030029752">
                <text:p>11.3544030029752</text:p>
              </table:table-cell>
              <table:table-cell office:value-type="float" office:value="11.9937370016441">
                <text:p>11.9937370016441</text:p>
              </table:table-cell>
              <table:table-cell office:value-type="float" office:value="16.5211305934934">
                <text:p>16.52113059349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3.464566929134">
                <text:p>283.464566929134</text:p>
              </table:table-cell>
              <table:table-cell office:value-type="float" office:value="1.13093206623372">
                <text:p>1.13093206623372</text:p>
              </table:table-cell>
              <table:table-cell office:value-type="float" office:value="12.4242774607497">
                <text:p>12.4242774607497</text:p>
              </table:table-cell>
              <table:table-cell office:value-type="float" office:value="13.1228064695422">
                <text:p>13.1228064695422</text:p>
              </table:table-cell>
              <table:table-cell office:value-type="float" office:value="18.3642730288043">
                <text:p>18.36427302880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7.086614173228">
                <text:p>307.086614173228</text:p>
              </table:table-cell>
              <table:table-cell office:value-type="float" office:value="1.269605656057">
                <text:p>1.269605656057</text:p>
              </table:table-cell>
              <table:table-cell office:value-type="float" office:value="13.5022859967439">
                <text:p>13.5022859967439</text:p>
              </table:table-cell>
              <table:table-cell office:value-type="float" office:value="14.2602315668587">
                <text:p>14.2602315668587</text:p>
              </table:table-cell>
              <table:table-cell office:value-type="float" office:value="20.2733529541841">
                <text:p>20.27335295418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0.708661417323">
                <text:p>330.708661417323</text:p>
              </table:table-cell>
              <table:table-cell office:value-type="float" office:value="1.41730363704655">
                <text:p>1.41730363704655</text:p>
              </table:table-cell>
              <table:table-cell office:value-type="float" office:value="14.5889579482576">
                <text:p>14.5889579482576</text:p>
              </table:table-cell>
              <table:table-cell office:value-type="float" office:value="15.4065532158125">
                <text:p>15.4065532158125</text:p>
              </table:table-cell>
              <table:table-cell office:value-type="float" office:value="22.2507292500499">
                <text:p>22.25072925004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4.330708661417">
                <text:p>354.330708661417</text:p>
              </table:table-cell>
              <table:table-cell office:value-type="float" office:value="1.57461328494846">
                <text:p>1.57461328494846</text:p>
              </table:table-cell>
              <table:table-cell office:value-type="float" office:value="15.6848571000072">
                <text:p>15.6848571000072</text:p>
              </table:table-cell>
              <table:table-cell office:value-type="float" office:value="16.5623473565528">
                <text:p>16.5623473565528</text:p>
              </table:table-cell>
              <table:table-cell office:value-type="float" office:value="24.2988451845746">
                <text:p>24.29884518457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7.952755905512">
                <text:p>377.952755905512</text:p>
              </table:table-cell>
              <table:table-cell office:value-type="float" office:value="1.74216009335588">
                <text:p>1.74216009335588</text:p>
              </table:table-cell>
              <table:table-cell office:value-type="float" office:value="16.7905839258421">
                <text:p>16.7905839258421</text:p>
              </table:table-cell>
              <table:table-cell office:value-type="float" office:value="17.7282272141306">
                <text:p>17.7282272141306</text:p>
              </table:table-cell>
              <table:table-cell office:value-type="float" office:value="26.4202314326168">
                <text:p>26.42023143261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1.574803149606">
                <text:p>401.574803149606</text:p>
              </table:table-cell>
              <table:table-cell office:value-type="float" office:value="1.92061026079264">
                <text:p>1.92061026079264</text:p>
              </table:table-cell>
              <table:table-cell office:value-type="float" office:value="17.9067779763452">
                <text:p>17.9067779763452</text:p>
              </table:table-cell>
              <table:table-cell office:value-type="float" office:value="18.9048457122287">
                <text:p>18.9048457122287</text:p>
              </table:table-cell>
              <table:table-cell office:value-type="float" office:value="28.6175092026503">
                <text:p>28.61750920265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5.196850393701">
                <text:p>425.196850393701</text:p>
              </table:table-cell>
              <table:table-cell office:value-type="float" office:value="2.11067333964744">
                <text:p>2.11067333964744</text:p>
              </table:table-cell>
              <table:table-cell office:value-type="float" office:value="19.0341204218096">
                <text:p>19.0341204218096</text:p>
              </table:table-cell>
              <table:table-cell office:value-type="float" office:value="20.09289804315">
                <text:p>20.09289804315</text:p>
              </table:table-cell>
              <table:table-cell office:value-type="float" office:value="30.8933934755587">
                <text:p>30.89339347555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8.818897637795">
                <text:p>448.818897637795</text:p>
              </table:table-cell>
              <table:table-cell office:value-type="float" office:value="2.3131050574914">
                <text:p>2.3131050574914</text:p>
              </table:table-cell>
              <table:table-cell office:value-type="float" office:value="20.1733367607036">
                <text:p>20.1733367607036</text:p>
              </table:table-cell>
              <table:table-cell office:value-type="float" office:value="21.2931244041812">
                <text:p>21.2931244041812</text:p>
              </table:table-cell>
              <table:table-cell office:value-type="float" office:value="33.2506963592959">
                <text:p>33.25069635929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2.44094488189">
                <text:p>472.44094488189</text:p>
              </table:table-cell>
              <table:table-cell office:value-type="float" office:value="2.52871032199708">
                <text:p>2.52871032199708</text:p>
              </table:table-cell>
              <table:table-cell office:value-type="float" office:value="21.3251997043928">
                <text:p>21.3251997043928</text:p>
              </table:table-cell>
              <table:table-cell office:value-type="float" office:value="22.5063129111002">
                <text:p>22.5063129111002</text:p>
              </table:table-cell>
              <table:table-cell office:value-type="float" office:value="35.6923305635582">
                <text:p>35.69233056355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96.062992125984">
                <text:p>496.062992125984</text:p>
              </table:table-cell>
              <table:table-cell office:value-type="float" office:value="2.75834642140716">
                <text:p>2.75834642140716</text:p>
              </table:table-cell>
              <table:table-cell office:value-type="float" office:value="22.4905322495903">
                <text:p>22.4905322495903</text:p>
              </table:table-cell>
              <table:table-cell office:value-type="float" office:value="23.7333027002984">
                <text:p>23.7333027002984</text:p>
              </table:table-cell>
              <table:table-cell office:value-type="float" office:value="38.2213129987608">
                <text:p>38.22131299876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19.685039370079">
                <text:p>519.685039370079</text:p>
              </table:table-cell>
              <table:table-cell office:value-type="float" office:value="3.00292643327828">
                <text:p>3.00292643327828</text:p>
              </table:table-cell>
              <table:table-cell office:value-type="float" office:value="23.6702109507503">
                <text:p>23.6702109507503</text:p>
              </table:table-cell>
              <table:table-cell office:value-type="float" office:value="24.9749872317249">
                <text:p>24.9749872317249</text:p>
              </table:table-cell>
              <table:table-cell office:value-type="float" office:value="40.8407685037657">
                <text:p>40.84076850376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43.307086614173">
                <text:p>543.307086614173</text:p>
              </table:table-cell>
              <table:table-cell office:value-type="float" office:value="3.26342285505406">
                <text:p>3.26342285505406</text:p>
              </table:table-cell>
              <table:table-cell office:value-type="float" office:value="24.8651694054189">
                <text:p>24.8651694054189</text:p>
              </table:table-cell>
              <table:table-cell office:value-type="float" office:value="26.2323178056558">
                <text:p>26.2323178056558</text:p>
              </table:table-cell>
              <table:table-cell office:value-type="float" office:value="43.5539337069676">
                <text:p>43.55393370696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66.929133858268">
                <text:p>566.929133858268</text:p>
              </table:table-cell>
              <table:table-cell office:value-type="float" office:value="3.54087147090313">
                <text:p>3.54087147090313</text:p>
              </table:table-cell>
              <table:table-cell office:value-type="float" office:value="26.0764019663977">
                <text:p>26.0764019663977</text:p>
              </table:table-cell>
              <table:table-cell office:value-type="float" office:value="27.5063073071302">
                <text:p>27.5063073071302</text:p>
              </table:table-cell>
              <table:table-cell office:value-type="float" office:value="46.3641610255078">
                <text:p>46.36416102550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90.551181102362">
                <text:p>590.551181102362</text:p>
              </table:table-cell>
              <table:table-cell office:value-type="float" office:value="3.83637547019728">
                <text:p>3.83637547019728</text:p>
              </table:table-cell>
              <table:table-cell office:value-type="float" office:value="27.3049676954839">
                <text:p>27.3049676954839</text:p>
              </table:table-cell>
              <table:table-cell office:value-type="float" office:value="28.798034192791">
                <text:p>28.798034192791</text:p>
              </table:table-cell>
              <table:table-cell office:value-type="float" office:value="49.2749228075586">
                <text:p>49.27492280755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14.173228346457">
                <text:p>614.173228346457</text:p>
              </table:table-cell>
              <table:table-cell office:value-type="float" office:value="4.15110983400591">
                <text:p>4.15110983400591</text:p>
              </table:table-cell>
              <table:table-cell office:value-type="float" office:value="28.551994574504">
                <text:p>28.551994574504</text:p>
              </table:table-cell>
              <table:table-cell office:value-type="float" office:value="30.1086467358244">
                <text:p>30.1086467358244</text:p>
              </table:table-cell>
              <table:table-cell office:value-type="float" office:value="52.2898156227947">
                <text:p>52.28981562279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37.795275590551">
                <text:p>637.795275590551</text:p>
              </table:table-cell>
              <table:table-cell office:value-type="float" office:value="4.48632600704801">
                <text:p>4.48632600704801</text:p>
              </table:table-cell>
              <table:table-cell office:value-type="float" office:value="29.8186839903882">
                <text:p>29.8186839903882</text:p>
              </table:table-cell>
              <table:table-cell office:value-type="float" office:value="31.4393675457047">
                <text:p>31.4393675457047</text:p>
              </table:table-cell>
              <table:table-cell office:value-type="float" office:value="55.4125647063554">
                <text:p>55.41256470635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61.417322834646">
                <text:p>661.417322834646</text:p>
              </table:table-cell>
              <table:table-cell office:value-type="float" office:value="4.8433568736785">
                <text:p>4.8433568736785</text:p>
              </table:table-cell>
              <table:table-cell office:value-type="float" office:value="31.1063155121172">
                <text:p>31.1063155121172</text:p>
              </table:table-cell>
              <table:table-cell office:value-type="float" office:value="32.7914983805375">
                <text:p>32.7914983805375</text:p>
              </table:table-cell>
              <table:table-cell office:value-type="float" office:value="58.6470285617861">
                <text:p>58.64702856178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85.03937007874">
                <text:p>685.03937007874</text:p>
              </table:table-cell>
              <table:table-cell office:value-type="float" office:value="5.22362205769428">
                <text:p>5.22362205769428</text:p>
              </table:table-cell>
              <table:table-cell office:value-type="float" office:value="32.4162519785361">
                <text:p>32.4162519785361</text:p>
              </table:table-cell>
              <table:table-cell office:value-type="float" office:value="34.1664252709409">
                <text:p>34.1664252709409</text:p>
              </table:table-cell>
              <table:table-cell office:value-type="float" office:value="61.9972037286487">
                <text:p>61.99720372864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08.661417322835">
                <text:p>708.661417322835</text:p>
              </table:table-cell>
              <table:table-cell office:value-type="float" office:value="5.62863356703308">
                <text:p>5.62863356703308</text:p>
              </table:table-cell>
              <table:table-cell office:value-type="float" office:value="33.7499449172652">
                <text:p>33.7499449172652</text:p>
              </table:table-cell>
              <table:table-cell office:value-type="float" office:value="35.5656239756332">
                <text:p>35.5656239756332</text:p>
              </table:table-cell>
              <table:table-cell office:value-type="float" office:value="65.4672297206899">
                <text:p>65.46722972068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32.283464566929">
                <text:p>732.283464566929</text:p>
              </table:table-cell>
              <table:table-cell office:value-type="float" office:value="6.06000180580954">
                <text:p>6.06000180580954</text:p>
              </table:table-cell>
              <table:table-cell office:value-type="float" office:value="35.1089403162544">
                <text:p>35.1089403162544</text:p>
              </table:table-cell>
              <table:table-cell office:value-type="float" office:value="36.990665790203">
                <text:p>36.990665790203</text:p>
              </table:table-cell>
              <table:table-cell office:value-type="float" office:value="69.0613941406711">
                <text:p>69.06139414067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55.905511811024">
                <text:p>755.905511811024</text:p>
              </table:table-cell>
              <table:table-cell office:value-type="float" office:value="6.51944197759351">
                <text:p>6.51944197759351</text:p>
              </table:table-cell>
              <table:table-cell office:value-type="float" office:value="36.4948847709307">
                <text:p>36.4948847709307</text:p>
              </table:table-cell>
              <table:table-cell office:value-type="float" office:value="38.4432237319229">
                <text:p>38.4432237319229</text:p>
              </table:table-cell>
              <table:table-cell office:value-type="float" office:value="72.7841379781775">
                <text:p>72.78413797817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79.527559055118">
                <text:p>779.527559055118</text:p>
              </table:table-cell>
              <table:table-cell office:value-type="float" office:value="7.00878090539128">
                <text:p>7.00878090539128</text:p>
              </table:table-cell>
              <table:table-cell office:value-type="float" office:value="37.9095320313804">
                <text:p>37.9095320313804</text:p>
              </table:table-cell>
              <table:table-cell office:value-type="float" office:value="39.9250791249528">
                <text:p>39.9250791249528</text:p>
              </table:table-cell>
              <table:table-cell office:value-type="float" office:value="76.6400610969547">
                <text:p>76.64006109695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03.149606299213">
                <text:p>803.149606299213</text:p>
              </table:table-cell>
              <table:table-cell office:value-type="float" office:value="7.52996429544726">
                <text:p>7.52996429544726</text:p>
              </table:table-cell>
              <table:table-cell office:value-type="float" office:value="39.3547499755979">
                <text:p>39.3547499755979</text:p>
              </table:table-cell>
              <table:table-cell office:value-type="float" office:value="41.4381286118532">
                <text:p>41.4381286118532</text:p>
              </table:table-cell>
              <table:table-cell office:value-type="float" office:value="80.6339279185514">
                <text:p>80.63392791855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26.771653543307">
                <text:p>826.771653543307</text:p>
              </table:table-cell>
              <table:table-cell office:value-type="float" office:value="8.08506447374843">
                <text:p>8.08506447374843</text:p>
              </table:table-cell>
              <table:table-cell office:value-type="float" office:value="40.8325280365308">
                <text:p>40.8325280365308</text:p>
              </table:table-cell>
              <table:table-cell office:value-type="float" office:value="42.9843916190047">
                <text:p>42.9843916190047</text:p>
              </table:table-cell>
              <table:table-cell office:value-type="float" office:value="84.7706733092918">
                <text:p>84.77067330929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50.393700787402">
                <text:p>850.393700787402</text:p>
              </table:table-cell>
              <table:table-cell office:value-type="float" office:value="8.67628862599336">
                <text:p>8.67628862599336</text:p>
              </table:table-cell>
              <table:table-cell office:value-type="float" office:value="42.3449851124497">
                <text:p>42.3449851124497</text:p>
              </table:table-cell>
              <table:table-cell office:value-type="float" office:value="44.5660183053212">
                <text:p>44.5660183053212</text:p>
              </table:table-cell>
              <table:table-cell office:value-type="float" office:value="89.0554086778514">
                <text:p>89.05540867785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74.015748031496">
                <text:p>874.015748031496</text:p>
              </table:table-cell>
              <table:table-cell office:value-type="float" office:value="9.30598757378959">
                <text:p>9.30598757378959</text:p>
              </table:table-cell>
              <table:table-cell office:value-type="float" office:value="43.8943779920979">
                <text:p>43.8943779920979</text:p>
              </table:table-cell>
              <table:table-cell office:value-type="float" office:value="46.1852980255415">
                <text:p>46.1852980255415</text:p>
              </table:table-cell>
              <table:table-cell office:value-type="float" office:value="93.4934282909704">
                <text:p>93.49342829097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97.637795275591">
                <text:p>897.637795275591</text:p>
              </table:table-cell>
              <table:table-cell office:value-type="float" office:value="9.97666512197506">
                <text:p>9.97666512197506</text:p>
              </table:table-cell>
              <table:table-cell office:value-type="float" office:value="45.4831103281197">
                <text:p>45.4831103281197</text:p>
              </table:table-cell>
              <table:table-cell office:value-type="float" office:value="47.8446683414135">
                <text:p>47.8446683414135</text:p>
              </table:table-cell>
              <table:table-cell office:value-type="float" office:value="98.0902158151088">
                <text:p>98.09021581510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21.259842519685">
                <text:p>921.259842519685</text:p>
              </table:table-cell>
              <table:table-cell office:value-type="float" office:value="10.6909880142306">
                <text:p>10.6909880142306</text:p>
              </table:table-cell>
              <table:table-cell office:value-type="float" office:value="47.1137421944488">
                <text:p>47.1137421944488</text:p>
              </table:table-cell>
              <table:table-cell office:value-type="float" office:value="49.5467246162397">
                <text:p>49.5467246162397</text:p>
              </table:table-cell>
              <table:table-cell office:value-type="float" office:value="102.851451092125">
                <text:p>102.8514510921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44.88188976378">
                <text:p>944.88188976378</text:p>
              </table:table-cell>
              <table:table-cell office:value-type="float" office:value="11.4517965365688">
                <text:p>11.4517965365688</text:p>
              </table:table-cell>
              <table:table-cell office:value-type="float" office:value="48.7890002656572">
                <text:p>48.7890002656572</text:p>
              </table:table-cell>
              <table:table-cell office:value-type="float" office:value="51.2942302305482">
                <text:p>51.2942302305482</text:p>
              </table:table-cell>
              <table:table-cell office:value-type="float" office:value="107.783017157354">
                <text:p>107.7830171573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68.503937007874">
                <text:p>968.503937007874</text:p>
              </table:table-cell>
              <table:table-cell office:value-type="float" office:value="12.2621158108602">
                <text:p>12.2621158108602</text:p>
              </table:table-cell>
              <table:table-cell office:value-type="float" office:value="50.5117886587408">
                <text:p>50.5117886587408</text:p>
              </table:table-cell>
              <table:table-cell office:value-type="float" office:value="53.0901274591017">
                <text:p>53.0901274591017</text:p>
              </table:table-cell>
              <table:table-cell office:value-type="float" office:value="112.891007508748">
                <text:p>112.8910075087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92.125984251969">
                <text:p>992.125984251969</text:p>
              </table:table-cell>
              <table:table-cell office:value-type="float" office:value="13.125167823304">
                <text:p>13.125167823304</text:p>
              </table:table-cell>
              <table:table-cell office:value-type="float" office:value="52.2852004804506">
                <text:p>52.2852004804506</text:p>
              </table:table-cell>
              <table:table-cell office:value-type="float" office:value="54.9375490520555">
                <text:p>54.9375490520555</text:p>
              </table:table-cell>
              <table:table-cell office:value-type="float" office:value="118.181733636071">
                <text:p>118.18173363607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15.74803149606">
                <text:p>1015.74803149606</text:p>
              </table:table-cell>
              <table:table-cell office:value-type="float" office:value="14.0443842356675">
                <text:p>14.0443842356675</text:p>
              </table:table-cell>
              <table:table-cell office:value-type="float" office:value="54.1125301260834">
                <text:p>54.1125301260834</text:p>
              </table:table-cell>
              <table:table-cell office:value-type="float" office:value="56.8398305658503">
                <text:p>56.8398305658503</text:p>
              </table:table-cell>
              <table:table-cell office:value-type="float" office:value="123.661732819451">
                <text:p>123.6617328194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39.37007874016">
                <text:p>1039.37007874016</text:p>
              </table:table-cell>
              <table:table-cell office:value-type="float" office:value="15.0234200302379">
                <text:p>15.0234200302379</text:p>
              </table:table-cell>
              <table:table-cell office:value-type="float" office:value="55.9972863786348">
                <text:p>55.9972863786348</text:p>
              </table:table-cell>
              <table:table-cell office:value-type="float" office:value="58.8005234923758">
                <text:p>58.8005234923758</text:p>
              </table:table-cell>
              <table:table-cell office:value-type="float" office:value="129.337776206908">
                <text:p>129.3377762069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62.99212598425">
                <text:p>1062.99212598425</text:p>
              </table:table-cell>
              <table:table-cell office:value-type="float" office:value="16.0661680427386">
                <text:p>16.0661680427386</text:p>
              </table:table-cell>
              <table:table-cell office:value-type="float" office:value="57.9432063603992">
                <text:p>57.9432063603992</text:p>
              </table:table-cell>
              <table:table-cell office:value-type="float" office:value="60.8234092380836">
                <text:p>60.8234092380836</text:p>
              </table:table-cell>
              <table:table-cell office:value-type="float" office:value="135.216877180865">
                <text:p>135.21687718086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86.61417322835">
                <text:p>1086.61417322835</text:p>
              </table:table-cell>
              <table:table-cell office:value-type="float" office:value="17.1767744409973">
                <text:p>17.1767744409973</text:p>
              </table:table-cell>
              <table:table-cell office:value-type="float" office:value="59.9542703924913">
                <text:p>59.9542703924913</text:p>
              </table:table-cell>
              <table:table-cell office:value-type="float" office:value="62.912514008071">
                <text:p>62.912514008071</text:p>
              </table:table-cell>
              <table:table-cell office:value-type="float" office:value="141.306300023962">
                <text:p>141.3063000239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10.23622047244">
                <text:p>1110.23622047244</text:p>
              </table:table-cell>
              <table:table-cell office:value-type="float" office:value="18.3596552109113">
                <text:p>18.3596552109113</text:p>
              </table:table-cell>
              <table:table-cell office:value-type="float" office:value="62.0347178213726">
                <text:p>62.0347178213726</text:p>
              </table:table-cell>
              <table:table-cell office:value-type="float" office:value="65.0721246537238">
                <text:p>65.0721246537238</text:p>
              </table:table-cell>
              <table:table-cell office:value-type="float" office:value="147.613568894879">
                <text:p>147.6135688948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33.85826771654">
                <text:p>1133.85826771654</text:p>
              </table:table-cell>
              <table:table-cell office:value-type="float" office:value="19.6195137152619">
                <text:p>19.6195137152619</text:p>
              </table:table-cell>
              <table:table-cell office:value-type="float" office:value="64.1890638753129">
                <text:p>64.1890638753129</text:p>
              </table:table-cell>
              <table:table-cell office:value-type="float" office:value="67.3068055462948">
                <text:p>67.3068055462948</text:p>
              </table:table-cell>
              <table:table-cell office:value-type="float" office:value="154.146477125279">
                <text:p>154.14647712527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57.48031496063">
                <text:p>1157.48031496063</text:p>
              </table:table-cell>
              <table:table-cell office:value-type="float" office:value="20.9613593951945">
                <text:p>20.9613593951945</text:p>
              </table:table-cell>
              <table:table-cell office:value-type="float" office:value="66.422117617812">
                <text:p>66.422117617812</text:p>
              </table:table-cell>
              <table:table-cell office:value-type="float" office:value="69.6214165428347">
                <text:p>69.6214165428347</text:p>
              </table:table-cell>
              <table:table-cell office:value-type="float" office:value="160.913096849327">
                <text:p>160.9130968493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81.10236220472">
                <text:p>1181.10236220472</text:p>
              </table:table-cell>
              <table:table-cell office:value-type="float" office:value="22.390527688726">
                <text:p>22.390527688726</text:p>
              </table:table-cell>
              <table:table-cell office:value-type="float" office:value="68.7390010693659">
                <text:p>68.7390010693659</text:p>
              </table:table-cell>
              <table:table-cell office:value-type="float" office:value="72.021132115192">
                <text:p>72.021132115192</text:p>
              </table:table-cell>
              <table:table-cell office:value-type="float" office:value="167.921788977713">
                <text:p>167.9217889777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04.72440944882">
                <text:p>1204.72440944882</text:p>
              </table:table-cell>
              <table:table-cell office:value-type="float" office:value="23.9127012454781">
                <text:p>23.9127012454781</text:p>
              </table:table-cell>
              <table:table-cell office:value-type="float" office:value="71.1451695736118">
                <text:p>71.1451695736118</text:p>
              </table:table-cell>
              <table:table-cell office:value-type="float" office:value="74.5114617173756">
                <text:p>74.5114617173756</text:p>
              </table:table-cell>
              <table:table-cell office:value-type="float" office:value="175.181213528487">
                <text:p>175.1812135284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28.34645669291">
                <text:p>1228.34645669291</text:p>
              </table:table-cell>
              <table:table-cell office:value-type="float" office:value="25.5339325219924">
                <text:p>25.5339325219924</text:p>
              </table:table-cell>
              <table:table-cell office:value-type="float" office:value="73.6464334888293">
                <text:p>73.6464334888293</text:p>
              </table:table-cell>
              <table:table-cell office:value-type="float" office:value="77.0982714714488">
                <text:p>77.0982714714488</text:p>
              </table:table-cell>
              <table:table-cell office:value-type="float" office:value="182.700340327471">
                <text:p>182.7003403274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51.96850393701">
                <text:p>1251.96850393701</text:p>
              </table:table-cell>
              <table:table-cell office:value-type="float" office:value="27.2606678474673">
                <text:p>27.2606678474673</text:p>
              </table:table-cell>
              <table:table-cell office:value-type="float" office:value="76.248981291049">
                <text:p>76.248981291049</text:p>
              </table:table-cell>
              <table:table-cell office:value-type="float" office:value="79.787807257313">
                <text:p>79.787807257313</text:p>
              </table:table-cell>
              <table:table-cell office:value-type="float" office:value="190.488460091479">
                <text:p>190.48846009147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75.5905511811">
                <text:p>1275.5905511811</text:p>
              </table:table-cell>
              <table:table-cell office:value-type="float" office:value="29.0997730556113">
                <text:p>29.0997730556113</text:p>
              </table:table-cell>
              <table:table-cell office:value-type="float" office:value="78.959404180631">
                <text:p>78.959404180631</text:p>
              </table:table-cell>
              <table:table-cell office:value-type="float" office:value="82.586719297265">
                <text:p>82.586719297265</text:p>
              </table:table-cell>
              <table:table-cell office:value-type="float" office:value="198.555195908026">
                <text:p>198.5551959080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99.2125984252">
                <text:p>1299.2125984252</text:p>
              </table:table-cell>
              <table:table-cell office:value-type="float" office:value="31.0585607845251">
                <text:p>31.0585607845251</text:p>
              </table:table-cell>
              <table:table-cell office:value-type="float" office:value="81.784722290152">
                <text:p>81.784722290152</text:p>
              </table:table-cell>
              <table:table-cell office:value-type="float" office:value="85.5020883320969">
                <text:p>85.5020883320969</text:p>
              </table:table-cell>
              <table:table-cell office:value-type="float" office:value="206.910515125726">
                <text:p>206.9105151257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22.83464566929">
                <text:p>1322.83464566929</text:p>
              </table:table-cell>
              <table:table-cell office:value-type="float" office:value="33.1448195531657">
                <text:p>33.1448195531657</text:p>
              </table:table-cell>
              <table:table-cell office:value-type="float" office:value="84.7324125978108">
                <text:p>84.7324125978108</text:p>
              </table:table-cell>
              <table:table-cell office:value-type="float" office:value="88.5414534917688">
                <text:p>88.5414534917688</text:p>
              </table:table-cell>
              <table:table-cell office:value-type="float" office:value="215.564741670057">
                <text:p>215.5647416700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46.45669291339">
                <text:p>1346.45669291339</text:p>
              </table:table-cell>
              <table:table-cell office:value-type="float" office:value="35.366844730005">
                <text:p>35.366844730005</text:p>
              </table:table-cell>
              <table:table-cell office:value-type="float" office:value="87.8104386573402">
                <text:p>87.8104386573402</text:p>
              </table:table-cell>
              <table:table-cell office:value-type="float" office:value="91.7128419703597">
                <text:p>91.7128419703597</text:p>
              </table:table-cell>
              <table:table-cell office:value-type="float" office:value="224.528568799719">
                <text:p>224.5285687997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70.07874015748">
                <text:p>1370.07874015748</text:p>
              </table:table-cell>
              <table:table-cell office:value-type="float" office:value="37.7334715170188">
                <text:p>37.7334715170188</text:p>
              </table:table-cell>
              <table:table-cell office:value-type="float" office:value="91.0272822626373">
                <text:p>91.0272822626373</text:p>
              </table:table-cell>
              <table:table-cell office:value-type="float" office:value="95.0248006220981">
                <text:p>95.0248006220981</text:p>
              </table:table-cell>
              <table:table-cell office:value-type="float" office:value="233.813072319342">
                <text:p>233.8130723193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93.70078740157">
                <text:p>1393.70078740157</text:p>
              </table:table-cell>
              <table:table-cell office:value-type="float" office:value="40.2541100801598">
                <text:p>40.2541100801598</text:p>
              </table:table-cell>
              <table:table-cell office:value-type="float" office:value="94.3919771730164">
                <text:p>94.3919771730164</text:p>
              </table:table-cell>
              <table:table-cell office:value-type="float" office:value="98.4864296028399">
                <text:p>98.4864296028399</text:p>
              </table:table-cell>
              <table:table-cell office:value-type="float" office:value="243.429724264877">
                <text:p>243.4297242648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17.32283464567">
                <text:p>1417.32283464567</text:p>
              </table:table-cell>
              <table:table-cell office:value-type="float" office:value="42.9387829659977">
                <text:p>42.9387829659977</text:p>
              </table:table-cell>
              <table:table-cell office:value-type="float" office:value="97.9141450331846">
                <text:p>97.9141450331846</text:p>
              </table:table-cell>
              <table:table-cell office:value-type="float" office:value="102.10741818941">
                <text:p>102.10741818941</text:p>
              </table:table-cell>
              <table:table-cell office:value-type="float" office:value="253.390407078568">
                <text:p>253.3904070785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40.94488188976">
                <text:p>1440.94488188976</text:p>
              </table:table-cell>
              <table:table-cell office:value-type="float" office:value="45.7981649533032">
                <text:p>45.7981649533032</text:p>
              </table:table-cell>
              <table:table-cell office:value-type="float" office:value="101.604033630762">
                <text:p>101.604033630762</text:p>
              </table:table-cell>
              <table:table-cell office:value-type="float" office:value="105.898082917796">
                <text:p>105.898082917796</text:p>
              </table:table-cell>
              <table:table-cell office:value-type="float" office:value="263.70742829103">
                <text:p>263.707428291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64.56692913386">
                <text:p>1464.56692913386</text:p>
              </table:table-cell>
              <table:table-cell office:value-type="float" office:value="48.8436254980339">
                <text:p>48.8436254980339</text:p>
              </table:table-cell>
              <table:table-cell office:value-type="float" office:value="105.472557643467">
                <text:p>105.472557643467</text:p>
              </table:table-cell>
              <table:table-cell office:value-type="float" office:value="109.869408190315">
                <text:p>109.869408190315</text:p>
              </table:table-cell>
              <table:table-cell office:value-type="float" office:value="274.393535728574">
                <text:p>274.3935357285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88.18897637795">
                <text:p>1488.18897637795</text:p>
              </table:table-cell>
              <table:table-cell office:value-type="float" office:value="52.0872739404902">
                <text:p>52.0872739404902</text:p>
              </table:table-cell>
              <table:table-cell office:value-type="float" office:value="109.531342037989">
                <text:p>109.531342037989</text:p>
              </table:table-cell>
              <table:table-cell office:value-type="float" office:value="114.033089511581">
                <text:p>114.033089511581</text:p>
              </table:table-cell>
              <table:table-cell office:value-type="float" office:value="285.46193326456">
                <text:p>285.461933264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11.81102362205">
                <text:p>1511.81102362205</text:p>
              </table:table-cell>
              <table:table-cell office:value-type="float" office:value="55.5420076543954">
                <text:p>55.5420076543954</text:p>
              </table:table-cell>
              <table:table-cell office:value-type="float" office:value="113.792768293102">
                <text:p>113.792768293102</text:p>
              </table:table-cell>
              <table:table-cell office:value-type="float" office:value="118.40157952346">
                <text:p>118.40157952346</text:p>
              </table:table-cell>
              <table:table-cell office:value-type="float" office:value="296.926297134251">
                <text:p>296.92629713425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35.43307086614">
                <text:p>1535.43307086614</text:p>
              </table:table-cell>
              <table:table-cell office:value-type="float" office:value="59.2215633293485">
                <text:p>59.2215633293485</text:p>
              </table:table-cell>
              <table:table-cell office:value-type="float" office:value="118.27002363082">
                <text:p>118.27002363082</text:p>
              </table:table-cell>
              <table:table-cell office:value-type="float" office:value="122.988137020215">
                <text:p>122.988137020215</text:p>
              </table:table-cell>
              <table:table-cell office:value-type="float" office:value="308.800792833324">
                <text:p>308.8007928333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59.05511811024">
                <text:p>1559.05511811024</text:p>
              </table:table-cell>
              <table:table-cell office:value-type="float" office:value="63.14057159056">
                <text:p>63.14057159056</text:p>
              </table:table-cell>
              <table:table-cell office:value-type="float" office:value="122.977153451347">
                <text:p>122.977153451347</text:p>
              </table:table-cell>
              <table:table-cell office:value-type="float" office:value="127.806879136763">
                <text:p>127.806879136763</text:p>
              </table:table-cell>
              <table:table-cell office:value-type="float" office:value="321.100092620908">
                <text:p>321.1000926209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82.67716535433">
                <text:p>1582.67716535433</text:p>
              </table:table-cell>
              <table:table-cell office:value-type="float" office:value="67.3146151730474">
                <text:p>67.3146151730474</text:p>
              </table:table-cell>
              <table:table-cell office:value-type="float" office:value="127.929117180299">
                <text:p>127.929117180299</text:p>
              </table:table-cell>
              <table:table-cell office:value-type="float" office:value="132.872836915465">
                <text:p>132.872836915465</text:p>
              </table:table-cell>
              <table:table-cell office:value-type="float" office:value="333.839393648798">
                <text:p>333.83939364879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06.29921259843">
                <text:p>1606.29921259843</text:p>
              </table:table-cell>
              <table:table-cell office:value-type="float" office:value="71.7602908816051">
                <text:p>71.7602908816051</text:p>
              </table:table-cell>
              <table:table-cell office:value-type="float" office:value="133.141847750278">
                <text:p>133.141847750278</text:p>
              </table:table-cell>
              <table:table-cell office:value-type="float" office:value="138.202014470175">
                <text:p>138.202014470175</text:p>
              </table:table-cell>
              <table:table-cell office:value-type="float" office:value="347.034436739221">
                <text:p>347.03443673922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29.92125984252">
                <text:p>1629.92125984252</text:p>
              </table:table-cell>
              <table:table-cell office:value-type="float" office:value="76.4952755829105">
                <text:p>76.4952755829105</text:p>
              </table:table-cell>
              <table:table-cell office:value-type="float" office:value="138.632314953295">
                <text:p>138.632314953295</text:p>
              </table:table-cell>
              <table:table-cell office:value-type="float" office:value="143.811451980417">
                <text:p>143.811451980417</text:p>
              </table:table-cell>
              <table:table-cell office:value-type="float" office:value="360.701525834372">
                <text:p>360.7015258343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53.54330708661">
                <text:p>1653.54330708661</text:p>
              </table:table-cell>
              <table:table-cell office:value-type="float" office:value="81.5383964921658">
                <text:p>81.5383964921658</text:p>
              </table:table-cell>
              <table:table-cell office:value-type="float" office:value="144.418592915944">
                <text:p>144.418592915944</text:p>
              </table:table-cell>
              <table:table-cell office:value-type="float" office:value="149.719292763642">
                <text:p>149.719292763642</text:p>
              </table:table-cell>
              <table:table-cell office:value-type="float" office:value="374.857548141746">
                <text:p>374.85754814174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77.16535433071">
                <text:p>1677.16535433071</text:p>
              </table:table-cell>
              <table:table-cell office:value-type="float" office:value="86.9097060337483">
                <text:p>86.9097060337483</text:p>
              </table:table-cell>
              <table:table-cell office:value-type="float" office:value="150.519931965627">
                <text:p>150.519931965627</text:p>
              </table:table-cell>
              <table:table-cell office:value-type="float" office:value="155.944854689573">
                <text:p>155.944854689573</text:p>
              </table:table-cell>
              <table:table-cell office:value-type="float" office:value="389.519995000161">
                <text:p>389.51999500016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00.7874015748">
                <text:p>1700.7874015748</text:p>
              </table:table-cell>
              <table:table-cell office:value-type="float" office:value="92.6305615735285">
                <text:p>92.6305615735285</text:p>
              </table:table-cell>
              <table:table-cell office:value-type="float" office:value="156.95683517358">
                <text:p>156.95683517358</text:p>
              </table:table-cell>
              <table:table-cell office:value-type="float" office:value="162.50870621774">
                <text:p>162.50870621774</text:p>
              </table:table-cell>
              <table:table-cell office:value-type="float" office:value="404.706983492249">
                <text:p>404.70698349224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24.4094488189">
                <text:p>1724.4094488189</text:p>
              </table:table-cell>
              <table:table-cell office:value-type="float" office:value="98.7237103398891">
                <text:p>98.7237103398891</text:p>
              </table:table-cell>
              <table:table-cell office:value-type="float" office:value="163.751139879049">
                <text:p>163.751139879049</text:p>
              </table:table-cell>
              <table:table-cell office:value-type="float" office:value="169.432747357481">
                <text:p>169.432747357481</text:p>
              </table:table-cell>
              <table:table-cell office:value-type="float" office:value="420.437278830129">
                <text:p>420.43727883012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48.03149606299">
                <text:p>1748.03149606299</text:p>
              </table:table-cell>
              <table:table-cell office:value-type="float" office:value="105.213379871105">
                <text:p>105.213379871105</text:p>
              </table:table-cell>
              <table:table-cell office:value-type="float" office:value="170.926104518781">
                <text:p>170.926104518781</text:p>
              </table:table-cell>
              <table:table-cell office:value-type="float" office:value="176.740295869099">
                <text:p>176.740295869099</text:p>
              </table:table-cell>
              <table:table-cell office:value-type="float" office:value="436.730317541907">
                <text:p>436.7303175419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71.65354330709">
                <text:p>1771.65354330709</text:p>
              </table:table-cell>
              <table:table-cell office:value-type="float" office:value="112.125374348724">
                <text:p>112.125374348724</text:p>
              </table:table-cell>
              <table:table-cell office:value-type="float" office:value="178.506501107059">
                <text:p>178.506501107059</text:p>
              </table:table-cell>
              <table:table-cell office:value-type="float" office:value="184.456179045451">
                <text:p>184.456179045451</text:p>
              </table:table-cell>
              <table:table-cell office:value-type="float" office:value="453.60623148767">
                <text:p>453.606231487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95.27559055118">
                <text:p>1795.27559055118</text:p>
              </table:table-cell>
              <table:table-cell office:value-type="float" office:value="119.487177199984">
                <text:p>119.487177199984</text:p>
              </table:table-cell>
              <table:table-cell office:value-type="float" office:value="186.518713734032">
                <text:p>186.518713734032</text:p>
              </table:table-cell>
              <table:table-cell office:value-type="float" office:value="192.606831435257">
                <text:p>192.606831435257</text:p>
              </table:table-cell>
              <table:table-cell office:value-type="float" office:value="471.085872734635">
                <text:p>471.08587273463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818.89763779528">
                <text:p>1818.89763779528</text:p>
              </table:table-cell>
              <table:table-cell office:value-type="float" office:value="127.328060377234">
                <text:p>127.328060377234</text:p>
              </table:table-cell>
              <table:table-cell office:value-type="float" office:value="194.990843473955">
                <text:p>194.990843473955</text:p>
              </table:table-cell>
              <table:table-cell office:value-type="float" office:value="201.220398892754">
                <text:p>201.220398892754</text:p>
              </table:table-cell>
              <table:table-cell office:value-type="float" office:value="489.190839322196">
                <text:p>489.1908393221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842.51968503937">
                <text:p>1842.51968503937</text:p>
              </table:table-cell>
              <table:table-cell office:value-type="float" office:value="135.679200748884">
                <text:p>135.679200748884</text:p>
              </table:table-cell>
              <table:table-cell office:value-type="float" office:value="203.952820120504">
                <text:p>203.952820120504</text:p>
              </table:table-cell>
              <table:table-cell office:value-type="float" office:value="210.326849363275">
                <text:p>210.326849363275</text:p>
              </table:table-cell>
              <table:table-cell office:value-type="float" office:value="507.943501948704">
                <text:p>507.9435019487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66.14173228346">
                <text:p>1866.14173228346</text:p>
              </table:table-cell>
              <table:table-cell office:value-type="float" office:value="144.573804064664">
                <text:p>144.573804064664</text:p>
              </table:table-cell>
              <table:table-cell office:value-type="float" office:value="213.436521193416">
                <text:p>213.436521193416</text:p>
              </table:table-cell>
              <table:table-cell office:value-type="float" office:value="219.958090840788">
                <text:p>219.958090840788</text:p>
              </table:table-cell>
              <table:table-cell office:value-type="float" office:value="527.367031612945">
                <text:p>527.3670316129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889.76377952756">
                <text:p>1889.76377952756</text:p>
              </table:table-cell>
              <table:table-cell office:value-type="float" office:value="154.047236988106">
                <text:p>154.047236988106</text:p>
              </table:table-cell>
              <table:table-cell office:value-type="float" office:value="223.475898689684">
                <text:p>223.475898689684</text:p>
              </table:table-cell>
              <table:table-cell office:value-type="float" office:value="230.148096961724">
                <text:p>230.148096961724</text:p>
              </table:table-cell>
              <table:table-cell office:value-type="float" office:value="547.485428244493">
                <text:p>547.48542824449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13.38582677165">
                <text:p>1913.38582677165</text:p>
              </table:table-cell>
              <table:table-cell office:value-type="float" office:value="164.137167721243">
                <text:p>164.137167721243</text:p>
              </table:table-cell>
              <table:table-cell office:value-type="float" office:value="234.10711408326">
                <text:p>234.10711408326</text:p>
              </table:table-cell>
              <table:table-cell office:value-type="float" office:value="240.933040729417">
                <text:p>240.933040729417</text:p>
              </table:table-cell>
              <table:table-cell office:value-type="float" office:value="568.323550358282">
                <text:p>568.3235503582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37.00787401575">
                <text:p>1937.00787401575</text:p>
              </table:table-cell>
              <table:table-cell office:value-type="float" office:value="174.883715780669">
                <text:p>174.883715780669</text:p>
              </table:table-cell>
              <table:table-cell office:value-type="float" office:value="245.368682110072">
                <text:p>245.368682110072</text:p>
              </table:table-cell>
              <table:table-cell office:value-type="float" office:value="252.351436895529">
                <text:p>252.351436895529</text:p>
              </table:table-cell>
              <table:table-cell office:value-type="float" office:value="589.907145770069">
                <text:p>589.90714577006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960.62992125984">
                <text:p>1960.62992125984</text:p>
              </table:table-cell>
              <table:table-cell office:value-type="float" office:value="186.329611520494">
                <text:p>186.329611520494</text:p>
              </table:table-cell>
              <table:table-cell office:value-type="float" office:value="257.301623910068">
                <text:p>257.301623910068</text:p>
              </table:table-cell>
              <table:table-cell office:value-type="float" office:value="264.444293558889">
                <text:p>264.444293558889</text:p>
              </table:table-cell>
              <table:table-cell office:value-type="float" office:value="612.262883410721">
                <text:p>612.26288341072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84.25196850394">
                <text:p>1984.25196850394</text:p>
              </table:table-cell>
              <table:table-cell office:value-type="float" office:value="198.520366036503">
                <text:p>198.520366036503</text:p>
              </table:table-cell>
              <table:table-cell office:value-type="float" office:value="269.9496301352">
                <text:p>269.9496301352</text:p>
              </table:table-cell>
              <table:table-cell office:value-type="float" office:value="277.255273578453">
                <text:p>277.255273578453</text:p>
              </table:table-cell>
              <table:table-cell office:value-type="float" office:value="635.418386278639">
                <text:p>635.41838627863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07.87401574803">
                <text:p>2007.87401574803</text:p>
              </table:table-cell>
              <table:table-cell office:value-type="float" office:value="211.504452127073">
                <text:p>211.504452127073</text:p>
              </table:table-cell>
              <table:table-cell office:value-type="float" office:value="283.359234671912">
                <text:p>283.359234671912</text:p>
              </table:table-cell>
              <table:table-cell office:value-type="float" office:value="290.830866435731">
                <text:p>290.830866435731</text:p>
              </table:table-cell>
              <table:table-cell office:value-type="float" office:value="659.402265571049">
                <text:p>659.40226557104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31.49606299213">
                <text:p>2031.49606299213</text:p>
              </table:table-cell>
              <table:table-cell office:value-type="float" office:value="225.333497030402">
                <text:p>225.333497030402</text:p>
              </table:table-cell>
              <table:table-cell office:value-type="float" office:value="297.579999668871">
                <text:p>297.579999668871</text:p>
              </table:table-cell>
              <table:table-cell office:value-type="float" office:value="305.220571223144">
                <text:p>305.220571223144</text:p>
              </table:table-cell>
              <table:table-cell office:value-type="float" office:value="684.244156036311">
                <text:p>684.24415603631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55.11811023622">
                <text:p>2055.11811023622</text:p>
              </table:table-cell>
              <table:table-cell office:value-type="float" office:value="240.062487704391">
                <text:p>240.062487704391</text:p>
              </table:table-cell>
              <table:table-cell office:value-type="float" office:value="312.664712605664">
                <text:p>312.664712605664</text:p>
              </table:table-cell>
              <table:table-cell office:value-type="float" office:value="320.477091478594">
                <text:p>320.477091478594</text:p>
              </table:table-cell>
              <table:table-cell office:value-type="float" office:value="709.974752590949">
                <text:p>709.97475259094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78.74015748032">
                <text:p>2078.74015748032</text:p>
              </table:table-cell>
              <table:table-cell office:value-type="float" office:value="255.74998946543">
                <text:p>255.74998946543</text:p>
              </table:table-cell>
              <table:table-cell office:value-type="float" office:value="328.669596186026">
                <text:p>328.669596186026</text:p>
              </table:table-cell>
              <table:table-cell office:value-type="float" office:value="336.65654263312">
                <text:p>336.65654263312</text:p>
              </table:table-cell>
              <table:table-cell office:value-type="float" office:value="736.625848246622">
                <text:p>736.62584824662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102.36220472441">
                <text:p>2102.36220472441</text:p>
              </table:table-cell>
              <table:table-cell office:value-type="float" office:value="272.458378855425">
                <text:p>272.458378855425</text:p>
              </table:table-cell>
              <table:table-cell office:value-type="float" office:value="345.654531890184">
                <text:p>345.654531890184</text:p>
              </table:table-cell>
              <table:table-cell office:value-type="float" office:value="353.818672888192">
                <text:p>353.818672888192</text:p>
              </table:table-cell>
              <table:table-cell office:value-type="float" office:value="764.230373393937">
                <text:p>764.23037339393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125.9842519685">
                <text:p>2125.9842519685</text:p>
              </table:table-cell>
              <table:table-cell office:value-type="float" office:value="290.254091662993">
                <text:p>290.254091662993</text:p>
              </table:table-cell>
              <table:table-cell office:value-type="float" office:value="363.683298075214">
                <text:p>363.683298075214</text:p>
              </table:table-cell>
              <table:table-cell office:value-type="float" office:value="372.027098392036">
                <text:p>372.027098392036</text:p>
              </table:table-cell>
              <table:table-cell office:value-type="float" office:value="792.822436491594">
                <text:p>792.82243649159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149.6062992126">
                <text:p>2149.6062992126</text:p>
              </table:table-cell>
              <table:table-cell office:value-type="float" office:value="309.207887085017">
                <text:p>309.207887085017</text:p>
              </table:table-cell>
              <table:table-cell office:value-type="float" office:value="382.82382357012">
                <text:p>382.82382357012</text:p>
              </table:table-cell>
              <table:table-cell office:value-type="float" office:value="391.349553640683">
                <text:p>391.349553640683</text:p>
              </table:table-cell>
              <table:table-cell office:value-type="float" office:value="822.437366211184">
                <text:p>822.43736621118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73.22834645669">
                <text:p>2173.22834645669</text:p>
              </table:table-cell>
              <table:table-cell office:value-type="float" office:value="329.395129078894">
                <text:p>329.395129078894</text:p>
              </table:table-cell>
              <table:table-cell office:value-type="float" office:value="403.148457774006">
                <text:p>403.148457774006</text:p>
              </table:table-cell>
              <table:table-cell office:value-type="float" office:value="411.858158089338">
                <text:p>411.858158089338</text:p>
              </table:table-cell>
              <table:table-cell office:value-type="float" office:value="853.11175508969">
                <text:p>853.1117550896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196.85039370079">
                <text:p>2196.85039370079</text:p>
              </table:table-cell>
              <table:table-cell office:value-type="float" office:value="350.896086024214">
                <text:p>350.896086024214</text:p>
              </table:table-cell>
              <table:table-cell office:value-type="float" office:value="424.734258331277">
                <text:p>424.734258331277</text:p>
              </table:table-cell>
              <table:table-cell office:value-type="float" office:value="433.629700023503">
                <text:p>433.629700023503</text:p>
              </table:table-cell>
              <table:table-cell office:value-type="float" office:value="884.883504743627">
                <text:p>884.88350474362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220.47244094488">
                <text:p>2220.47244094488</text:p>
              </table:table-cell>
              <table:table-cell office:value-type="float" office:value="373.796249885366">
                <text:p>373.796249885366</text:p>
              </table:table-cell>
              <table:table-cell office:value-type="float" office:value="447.663297527747">
                <text:p>447.663297527747</text:p>
              </table:table-cell>
              <table:table-cell office:value-type="float" office:value="456.745938807179">
                <text:p>456.745938807179</text:p>
              </table:table-cell>
              <table:table-cell office:value-type="float" office:value="917.791872700709">
                <text:p>917.79187270070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244.09448818898">
                <text:p>2244.09448818898</text:p>
              </table:table-cell>
              <table:table-cell office:value-type="float" office:value="398.186676144128">
                <text:p>398.186676144128</text:p>
              </table:table-cell>
              <table:table-cell office:value-type="float" office:value="472.022988625922">
                <text:p>472.022988625922</text:p>
              </table:table-cell>
              <table:table-cell office:value-type="float" office:value="481.293926697864">
                <text:p>481.293926697864</text:p>
              </table:table-cell>
              <table:table-cell office:value-type="float" office:value="951.877520906881">
                <text:p>951.87752090688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267.71653543307">
                <text:p>2267.71653543307</text:p>
              </table:table-cell>
              <table:table-cell office:value-type="float" office:value="424.164345853874">
                <text:p>424.164345853874</text:p>
              </table:table-cell>
              <table:table-cell office:value-type="float" office:value="497.906433437042">
                <text:p>497.906433437042</text:p>
              </table:table-cell>
              <table:table-cell office:value-type="float" office:value="507.366351495029">
                <text:p>507.366351495029</text:p>
              </table:table-cell>
              <table:table-cell office:value-type="float" office:value="987.182565968677">
                <text:p>987.18256596867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291.33858267717">
                <text:p>2291.33858267717</text:p>
              </table:table-cell>
              <table:table-cell office:value-type="float" office:value="451.83255125501">
                <text:p>451.83255125501</text:p>
              </table:table-cell>
              <table:table-cell office:value-type="float" office:value="525.412792511896">
                <text:p>525.412792511896</text:p>
              </table:table-cell>
              <table:table-cell office:value-type="float" office:value="535.061901370785">
                <text:p>535.061901370785</text:p>
              </table:table-cell>
              <table:table-cell office:value-type="float" office:value="1023.75063119296">
                <text:p>1023.750631192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314.96062992126">
                <text:p>2314.96062992126</text:p>
              </table:table-cell>
              <table:table-cell office:value-type="float" office:value="481.301306484898">
                <text:p>481.301306484898</text:p>
              </table:table-cell>
              <table:table-cell office:value-type="float" office:value="554.647679422353">
                <text:p>554.647679422353</text:p>
              </table:table-cell>
              <table:table-cell office:value-type="float" office:value="564.485653318765">
                <text:p>564.485653318765</text:p>
              </table:table-cell>
              <table:table-cell office:value-type="float" office:value="1061.62690048839">
                <text:p>1061.6269004883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338.58267716535">
                <text:p>2338.58267716535</text:p>
              </table:table-cell>
              <table:table-cell office:value-type="float" office:value="512.687785015359">
                <text:p>512.687785015359</text:p>
              </table:table-cell>
              <table:table-cell office:value-type="float" office:value="585.723580701359">
                <text:p>585.723580701359</text:p>
              </table:table-cell>
              <table:table-cell office:value-type="float" office:value="595.749486750195">
                <text:p>595.749486750195</text:p>
              </table:table-cell>
              <table:table-cell office:value-type="float" office:value="1100.85817419512">
                <text:p>1100.858174195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362.20472440945">
                <text:p>2362.20472440945</text:p>
              </table:table-cell>
              <table:table-cell office:value-type="float" office:value="546.116785557056">
                <text:p>546.116785557056</text:p>
              </table:table-cell>
              <table:table-cell office:value-type="float" office:value="618.760303111152">
                <text:p>618.760303111152</text:p>
              </table:table-cell>
              <table:table-cell office:value-type="float" office:value="628.972523865124">
                <text:p>628.972523865124</text:p>
              </table:table-cell>
              <table:table-cell office:value-type="float" office:value="1141.49292691187">
                <text:p>1141.4929269118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385.82677165354">
                <text:p>2385.82677165354</text:p>
              </table:table-cell>
              <table:table-cell office:value-type="float" office:value="581.721228283315">
                <text:p>581.721228283315</text:p>
              </table:table-cell>
              <table:table-cell office:value-type="float" office:value="653.885450018124">
                <text:p>653.885450018124</text:p>
              </table:table-cell>
              <table:table-cell office:value-type="float" office:value="664.281598532174">
                <text:p>664.281598532174</text:p>
              </table:table-cell>
              <table:table-cell office:value-type="float" office:value="1183.58136739164">
                <text:p>1183.5813673916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409.44881889764">
                <text:p>2409.44881889764</text:p>
              </table:table-cell>
              <table:table-cell office:value-type="float" office:value="619.642683346448">
                <text:p>619.642683346448</text:p>
              </table:table-cell>
              <table:table-cell office:value-type="float" office:value="691.234928768496">
                <text:p>691.234928768496</text:p>
              </table:table-cell>
              <table:table-cell office:value-type="float" office:value="701.811755522368">
                <text:p>701.811755522368</text:p>
              </table:table-cell>
              <table:table-cell office:value-type="float" office:value="1227.17550058021">
                <text:p>1227.1755005802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433.07086614173">
                <text:p>2433.07086614173</text:p>
              </table:table-cell>
              <table:table-cell office:value-type="float" office:value="660.031933788072">
                <text:p>660.031933788072</text:p>
              </table:table-cell>
              <table:table-cell office:value-type="float" office:value="730.953491082219">
                <text:p>730.953491082219</text:p>
              </table:table-cell>
              <table:table-cell office:value-type="float" office:value="741.706782062092">
                <text:p>741.706782062092</text:p>
              </table:table-cell>
              <table:table-cell office:value-type="float" office:value="1272.32919187407">
                <text:p>1272.3291918740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456.69291338583">
                <text:p>2456.69291338583</text:p>
              </table:table-cell>
              <table:table-cell office:value-type="float" office:value="703.049575081644">
                <text:p>703.049575081644</text:p>
              </table:table-cell>
              <table:table-cell office:value-type="float" office:value="773.195308613812">
                <text:p>773.195308613812</text:p>
              </table:table-cell>
              <table:table-cell office:value-type="float" office:value="784.119773797438">
                <text:p>784.119773797438</text:p>
              </table:table-cell>
              <table:table-cell office:value-type="float" office:value="1319.09823367705">
                <text:p>1319.0982336770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480.31496062992">
                <text:p>2480.31496062992</text:p>
              </table:table-cell>
              <table:table-cell office:value-type="float" office:value="748.866653691137">
                <text:p>748.866653691137</text:p>
              </table:table-cell>
              <table:table-cell office:value-type="float" office:value="818.124585968689">
                <text:p>818.124585968689</text:p>
              </table:table-cell>
              <table:table-cell office:value-type="float" office:value="829.213737397649">
                <text:p>829.213737397649</text:p>
              </table:table-cell>
              <table:table-cell office:value-type="float" office:value="1367.54041433807">
                <text:p>1367.5404143380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503.93700787402">
                <text:p>2503.93700787402</text:p>
              </table:table-cell>
              <table:table-cell office:value-type="float" office:value="797.665347184875">
                <text:p>797.665347184875</text:p>
              </table:table-cell>
              <table:table-cell office:value-type="float" office:value="865.91621361244">
                <text:p>865.91621361244</text:p>
              </table:table-cell>
              <table:table-cell office:value-type="float" office:value="877.162232169576">
                <text:p>877.162232169576</text:p>
              </table:table-cell>
              <table:table-cell office:value-type="float" office:value="1417.71558955504">
                <text:p>1417.7155895550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527.55905511811">
                <text:p>2527.55905511811</text:p>
              </table:table-cell>
              <table:table-cell office:value-type="float" office:value="849.639688608779">
                <text:p>849.639688608779</text:p>
              </table:table-cell>
              <table:table-cell office:value-type="float" office:value="916.756463269152">
                <text:p>916.756463269152</text:p>
              </table:table-cell>
              <table:table-cell office:value-type="float" office:value="928.150053208623">
                <text:p>928.150053208623</text:p>
              </table:table-cell>
              <table:table-cell office:value-type="float" office:value="1469.68575633327">
                <text:p>1469.6857563332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551.18110236221">
                <text:p>2551.18110236221</text:p>
              </table:table-cell>
              <table:table-cell office:value-type="float" office:value="904.996337999306">
                <text:p>904.996337999306</text:p>
              </table:table-cell>
              <table:table-cell office:value-type="float" office:value="970.843728573822">
                <text:p>970.843728573822</text:p>
              </table:table-cell>
              <table:table-cell office:value-type="float" office:value="982.373958775155">
                <text:p>982.373958775155</text:p>
              </table:table-cell>
              <table:table-cell office:value-type="float" office:value="1523.51512958961">
                <text:p>1523.5151295896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574.8031496063">
                <text:p>2574.8031496063</text:p>
              </table:table-cell>
              <table:table-cell office:value-type="float" office:value="963.955404103725">
                <text:p>963.955404103725</text:p>
              </table:table-cell>
              <table:table-cell office:value-type="float" office:value="1028.38931392383">
                <text:p>1028.38931392383</text:p>
              </table:table-cell>
              <table:table-cell office:value-type="float" office:value="1040.0434447594">
                <text:p>1040.0434447594</text:p>
              </table:table-cell>
              <table:table-cell office:value-type="float" office:value="1579.27022149715">
                <text:p>1579.2702214971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598.42519685039">
                <text:p>2598.42519685039</text:p>
              </table:table-cell>
              <table:table-cell office:value-type="float" office:value="1026.75131957509">
                <text:p>1026.75131957509</text:p>
              </table:table-cell>
              <table:table-cell office:value-type="float" office:value="1089.6182746661">
                <text:p>1089.6182746661</text:p>
              </table:table-cell>
              <table:table-cell office:value-type="float" office:value="1101.38156928323">
                <text:p>1101.38156928323</text:p>
              </table:table-cell>
              <table:table-cell office:value-type="float" office:value="1637.0199236684">
                <text:p>1637.019923668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622.04724409449">
                <text:p>2622.04724409449</text:p>
              </table:table-cell>
              <table:table-cell office:value-type="float" office:value="1093.6337731218">
                <text:p>1093.6337731218</text:p>
              </table:table-cell>
              <table:table-cell office:value-type="float" office:value="1154.77031196071">
                <text:p>1154.77031196071</text:p>
              </table:table-cell>
              <table:table-cell office:value-type="float" office:value="1166.62583068462">
                <text:p>1166.62583068462</text:p>
              </table:table-cell>
              <table:table-cell office:value-type="float" office:value="1696.83559227851">
                <text:p>1696.8355922785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645.66929133858">
                <text:p>2645.66929133858</text:p>
              </table:table-cell>
              <table:table-cell office:value-type="float" office:value="1164.86870231825">
                <text:p>1164.86870231825</text:p>
              </table:table-cell>
              <table:table-cell office:value-type="float" office:value="1224.10072587906">
                <text:p>1224.10072587906</text:p>
              </table:table-cell>
              <table:table-cell office:value-type="float" office:value="1236.02910234049">
                <text:p>1236.02910234049</text:p>
              </table:table-cell>
              <table:table-cell office:value-type="float" office:value="1758.79113623378">
                <text:p>1758.7911362337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669.29133858268">
                <text:p>2669.29133858268</text:p>
              </table:table-cell>
              <table:table-cell office:value-type="float" office:value="1240.73935102402">
                <text:p>1240.73935102402</text:p>
              </table:table-cell>
              <table:table-cell office:value-type="float" office:value="1297.88143052636">
                <text:p>1297.88143052636</text:p>
              </table:table-cell>
              <table:table-cell office:value-type="float" office:value="1309.86062800771">
                <text:p>1309.86062800771</text:p>
              </table:table-cell>
              <table:table-cell office:value-type="float" office:value="1822.96310849431">
                <text:p>1822.9631084943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692.91338582677">
                <text:p>2692.91338582677</text:p>
              </table:table-cell>
              <table:table-cell office:value-type="float" office:value="1321.54739561629">
                <text:p>1321.54739561629</text:p>
              </table:table-cell>
              <table:table-cell office:value-type="float" office:value="1376.40203522471">
                <text:p>1376.40203522471</text:p>
              </table:table-cell>
              <table:table-cell office:value-type="float" office:value="1388.40708159988">
                <text:p>1388.40708159988</text:p>
              </table:table-cell>
              <table:table-cell office:value-type="float" office:value="1889.43080066372">
                <text:p>1889.4308006637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716.53543307087">
                <text:p>2716.53543307087</text:p>
              </table:table-cell>
              <table:table-cell office:value-type="float" office:value="1407.61414451349">
                <text:p>1407.61414451349</text:p>
              </table:table-cell>
              <table:table-cell office:value-type="float" office:value="1459.97099605579">
                <text:p>1459.97099605579</text:p>
              </table:table-cell>
              <table:table-cell office:value-type="float" office:value="1471.97369557142">
                <text:p>1471.97369557142</text:p>
              </table:table-cell>
              <table:table-cell office:value-type="float" office:value="1958.27634096269">
                <text:p>1958.2763409626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740.15748031496">
                <text:p>2740.15748031496</text:p>
              </table:table-cell>
              <table:table-cell office:value-type="float" office:value="1499.2818157597">
                <text:p>1499.2818157597</text:p>
              </table:table-cell>
              <table:table-cell office:value-type="float" office:value="1548.91684234191">
                <text:p>1548.91684234191</text:p>
              </table:table-cell>
              <table:table-cell office:value-type="float" office:value="1560.88546235031">
                <text:p>1560.88546235031</text:p>
              </table:table-cell>
              <table:table-cell office:value-type="float" office:value="2029.58479570754">
                <text:p>2029.5847957075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763.77952755906">
                <text:p>2763.77952755906</text:p>
              </table:table-cell>
              <table:table-cell office:value-type="float" office:value="1596.91489774982">
                <text:p>1596.91489774982</text:p>
              </table:table-cell>
              <table:table-cell office:value-type="float" office:value="1643.58948294219">
                <text:p>1643.58948294219</text:p>
              </table:table-cell>
              <table:table-cell office:value-type="float" office:value="1655.4884135486">
                <text:p>1655.4884135486</text:p>
              </table:table-cell>
              <table:table-cell office:value-type="float" office:value="2103.44427441911">
                <text:p>2103.4442744191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787.40157480315">
                <text:p>2787.40157480315</text:p>
              </table:table-cell>
              <table:table-cell office:value-type="float" office:value="1700.90159850594">
                <text:p>1700.90159850594</text:p>
              </table:table-cell>
              <table:table-cell office:value-type="float" office:value="1744.36159755783">
                <text:p>1744.36159755783</text:p>
              </table:table-cell>
              <table:table-cell office:value-type="float" office:value="1756.15098198571">
                <text:p>1756.15098198571</text:p>
              </table:table-cell>
              <table:table-cell office:value-type="float" office:value="2179.94603869187">
                <text:p>2179.9460386918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811.02362204724">
                <text:p>2811.02362204724</text:p>
              </table:table-cell>
              <table:table-cell office:value-type="float" office:value="1811.65538926752">
                <text:p>1811.65538926752</text:p>
              </table:table-cell>
              <table:table-cell office:value-type="float" office:value="1851.63011857871">
                <text:p>1851.63011857871</text:p>
              </table:table-cell>
              <table:table-cell office:value-type="float" office:value="1863.26545188572">
                <text:p>1863.26545188572</text:p>
              </table:table-cell>
              <table:table-cell office:value-type="float" office:value="2259.18461495776">
                <text:p>2259.1846149577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834.64566929134">
                <text:p>2834.64566929134</text:p>
              </table:table-cell>
              <table:table-cell office:value-type="float" office:value="1929.61664853305">
                <text:p>1929.61664853305</text:p>
              </table:table-cell>
              <table:table-cell office:value-type="float" office:value="1965.81780936338">
                <text:p>1965.81780936338</text:p>
              </table:table-cell>
              <table:table-cell office:value-type="float" office:value="1977.24950295666">
                <text:p>1977.24950295666</text:p>
              </table:table-cell>
              <table:table-cell office:value-type="float" office:value="2341.25791128406">
                <text:p>2341.2579112840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858.26771653543">
                <text:p>2858.26771653543</text:p>
              </table:table-cell>
              <table:table-cell office:value-type="float" office:value="2055.25441309015">
                <text:p>2055.25441309015</text:p>
              </table:table-cell>
              <table:table-cell office:value-type="float" office:value="2087.37494522796">
                <text:p>2087.37494522796</text:p>
              </table:table-cell>
              <table:table-cell office:value-type="float" office:value="2098.54785442964">
                <text:p>2098.54785442964</text:p>
              </table:table-cell>
              <table:table-cell office:value-type="float" office:value="2426.26733834978">
                <text:p>2426.2673383497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881.88976377953">
                <text:p>2881.88976377953</text:p>
              </table:table-cell>
              <table:table-cell office:value-type="float" office:value="2189.06824299658">
                <text:p>2189.06824299658</text:p>
              </table:table-cell>
              <table:table-cell office:value-type="float" office:value="2216.7811038279">
                <text:p>2216.7811038279</text:p>
              </table:table-cell>
              <table:table-cell office:value-type="float" office:value="2227.63401552888">
                <text:p>2227.63401552888</text:p>
              </table:table-cell>
              <table:table-cell office:value-type="float" office:value="2514.31793474974">
                <text:p>2514.3179347497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905.51181102362">
                <text:p>2905.51181102362</text:p>
              </table:table-cell>
              <table:table-cell office:value-type="float" office:value="2331.59020792766">
                <text:p>2331.59020792766</text:p>
              </table:table-cell>
              <table:table-cell office:value-type="float" office:value="2354.5470720515">
                <text:p>2354.5470720515</text:p>
              </table:table-cell>
              <table:table-cell office:value-type="float" office:value="2365.0121492627">
                <text:p>2365.0121492627</text:p>
              </table:table-cell>
              <table:table-cell office:value-type="float" office:value="2605.51849678147">
                <text:p>2605.5184967814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929.13385826772">
                <text:p>2929.13385826772</text:p>
              </table:table-cell>
              <table:table-cell office:value-type="float" office:value="2483.38700278826">
                <text:p>2483.38700278826</text:p>
              </table:table-cell>
              <table:table-cell office:value-type="float" office:value="2501.21687700744">
                <text:p>2501.21687700744</text:p>
              </table:table-cell>
              <table:table-cell office:value-type="float" office:value="2511.21905687163">
                <text:p>2511.21905687163</text:p>
              </table:table-cell>
              <table:table-cell office:value-type="float" office:value="2699.9817128751">
                <text:p>2699.981712875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952.75590551181">
                <text:p>2952.75590551181</text:p>
              </table:table-cell>
              <table:table-cell office:value-type="float" office:value="2645.06220100133">
                <text:p>2645.06220100133</text:p>
              </table:table-cell>
              <table:table-cell office:value-type="float" office:value="2657.36994918175">
                <text:p>2657.36994918175</text:p>
              </table:table-cell>
              <table:table-cell office:value-type="float" office:value="2666.82629074463">
                <text:p>2666.82629074463</text:p>
              </table:table-cell>
              <table:table-cell office:value-type="float" office:value="2797.82430283247">
                <text:p>2797.8243028324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976.37795275591">
                <text:p>2976.37795275591</text:p>
              </table:table-cell>
              <table:table-cell office:value-type="float" office:value="2817.25865443265">
                <text:p>2817.25865443265</text:p>
              </table:table-cell>
              <table:table-cell office:value-type="float" office:value="2823.62342636558">
                <text:p>2823.62342636558</text:p>
              </table:table-cell>
              <table:table-cell office:value-type="float" office:value="2832.44240412015">
                <text:p>2832.44240412015</text:p>
              </table:table-cell>
              <table:table-cell office:value-type="float" office:value="2899.16716204741">
                <text:p>2899.1671620474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000">
                <text:p>3000</text:p>
              </table:table-cell>
              <table:table-cell office:value-type="float" office:value="3000.66104949418">
                <text:p>3000.66104949418</text:p>
              </table:table-cell>
              <table:table-cell office:value-type="float" office:value="3000.63460751441">
                <text:p>3000.63460751441</text:p>
              </table:table-cell>
              <table:table-cell office:value-type="float" office:value="3008.71534642714">
                <text:p>3008.71534642714</text:p>
              </table:table-cell>
              <table:table-cell office:value-type="float" office:value="3004.1355108854">
                <text:p>3004.13551088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677cm" svg:y="3.703cm" style:legend-expansion="high" chart:style-name="ch2"/>
        <chart:plot-area chart:style-name="ch3" table:cell-range-address="curves.U1:curves.W129" chart:data-source-has-labels="row" svg:x="0.32cm" svg:y="0.18cm" svg:width="13.037cm" svg:height="8.64cm">
          <chart:coordinate-region svg:x="1.047cm" svg:y="0.38cm" svg:width="12.266cm" svg:height="7.5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urves.U2:curves.U129" chart:label-cell-address="curves.U1:curves.U1" chart:class="chart:line">
            <chart:data-point chart:repeated="128"/>
          </chart:series>
          <chart:series chart:style-name="ch7" chart:values-cell-range-address="curves.V2:curves.V129" chart:label-cell-address="curves.V1:curves.V1" chart:class="chart:line">
            <chart:data-point chart:repeated="128"/>
          </chart:series>
          <chart:series chart:style-name="ch8" chart:values-cell-range-address="curves.W2:curves.W129" chart:label-cell-address="curves.W1:curves.W1" chart:class="chart:line">
            <chart:data-point chart:repeated="12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val</text:p>
                <draw:g>
                  <svg:desc>curves.U1:curves.U1</svg:desc>
                </draw:g>
              </table:table-cell>
              <table:table-cell office:value-type="string">
                <text:p>expval</text:p>
                <draw:g>
                  <svg:desc>curves.V1:curves.V1</svg:desc>
                </draw:g>
              </table:table-cell>
              <table:table-cell office:value-type="string">
                <text:p>val</text:p>
                <draw:g>
                  <svg:desc>curves.W1:curves.W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urves.U2:curves.U129</svg:desc>
                </draw:g>
              </table:table-cell>
              <table:table-cell office:value-type="float" office:value="0">
                <text:p>0</text:p>
                <draw:g>
                  <svg:desc>curves.V2:curves.V129</svg:desc>
                </draw:g>
              </table:table-cell>
              <table:table-cell office:value-type="float" office:value="0">
                <text:p>0</text:p>
                <draw:g>
                  <svg:desc>curves.W2:curves.W1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78740157480315">
                <text:p>0.0078740157480315</text:p>
              </table:table-cell>
              <table:table-cell office:value-type="float" office:value="0.00547277302221305">
                <text:p>0.00547277302221305</text:p>
              </table:table-cell>
              <table:table-cell office:value-type="float" office:value="0.00739376720286781">
                <text:p>0.007393767202867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748031496063">
                <text:p>0.015748031496063</text:p>
              </table:table-cell>
              <table:table-cell office:value-type="float" office:value="0.0109754972889788">
                <text:p>0.0109754972889788</text:p>
              </table:table-cell>
              <table:table-cell office:value-type="float" office:value="0.0147935246546462">
                <text:p>0.01479352465464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36220472440945">
                <text:p>0.0236220472440945</text:p>
              </table:table-cell>
              <table:table-cell office:value-type="float" office:value="0.0165083367166603">
                <text:p>0.0165083367166603</text:p>
              </table:table-cell>
              <table:table-cell office:value-type="float" office:value="0.0221993051386077">
                <text:p>0.02219930513860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1496062992126">
                <text:p>0.031496062992126</text:p>
              </table:table-cell>
              <table:table-cell office:value-type="float" office:value="0.0220714561186979">
                <text:p>0.0220714561186979</text:p>
              </table:table-cell>
              <table:table-cell office:value-type="float" office:value="0.0296111416174404">
                <text:p>0.02961114161744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93700787401575">
                <text:p>0.0393700787401575</text:p>
              </table:table-cell>
              <table:table-cell office:value-type="float" office:value="0.0276650212105185">
                <text:p>0.0276650212105185</text:p>
              </table:table-cell>
              <table:table-cell office:value-type="float" office:value="0.0370290672342297">
                <text:p>0.03702906723422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7244094488189">
                <text:p>0.047244094488189</text:p>
              </table:table-cell>
              <table:table-cell office:value-type="float" office:value="0.0332891986144714">
                <text:p>0.0332891986144714</text:p>
              </table:table-cell>
              <table:table-cell office:value-type="float" office:value="0.0444531153134455">
                <text:p>0.04445311531344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51181102362205">
                <text:p>0.0551181102362205</text:p>
              </table:table-cell>
              <table:table-cell office:value-type="float" office:value="0.0389441558647927">
                <text:p>0.0389441558647927</text:p>
              </table:table-cell>
              <table:table-cell office:value-type="float" office:value="0.0518833193619349">
                <text:p>0.05188331936193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62992125984252">
                <text:p>0.062992125984252</text:p>
              </table:table-cell>
              <table:table-cell office:value-type="float" office:value="0.0446300614125956">
                <text:p>0.0446300614125956</text:p>
              </table:table-cell>
              <table:table-cell office:value-type="float" office:value="0.0593197130699207">
                <text:p>0.05931971306992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708661417322835">
                <text:p>0.0708661417322835</text:p>
              </table:table-cell>
              <table:table-cell office:value-type="float" office:value="0.0503470846308871">
                <text:p>0.0503470846308871</text:p>
              </table:table-cell>
              <table:table-cell office:value-type="float" office:value="0.0667623303120042">
                <text:p>0.06676233031200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78740157480315">
                <text:p>0.078740157480315</text:p>
              </table:table-cell>
              <table:table-cell office:value-type="float" office:value="0.0560953958196153">
                <text:p>0.0560953958196153</text:p>
              </table:table-cell>
              <table:table-cell office:value-type="float" office:value="0.074211205148175">
                <text:p>0.0742112051481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866141732283465">
                <text:p>0.0866141732283465</text:p>
              </table:table-cell>
              <table:table-cell office:value-type="float" office:value="0.0618751662107404">
                <text:p>0.0618751662107404</text:p>
              </table:table-cell>
              <table:table-cell office:value-type="float" office:value="0.0816663718248253">
                <text:p>0.08166637182482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94488188976378">
                <text:p>0.094488188976378</text:p>
              </table:table-cell>
              <table:table-cell office:value-type="float" office:value="0.0676865679733365">
                <text:p>0.0676865679733365</text:p>
              </table:table-cell>
              <table:table-cell office:value-type="float" office:value="0.0891278647757697">
                <text:p>0.08912786477576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02362204724409">
                <text:p>0.102362204724409</text:p>
              </table:table-cell>
              <table:table-cell office:value-type="float" office:value="0.0735297742187202">
                <text:p>0.0735297742187202</text:p>
              </table:table-cell>
              <table:table-cell office:value-type="float" office:value="0.0965957186232716">
                <text:p>0.09659571862327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10236220472441">
                <text:p>0.110236220472441</text:p>
              </table:table-cell>
              <table:table-cell office:value-type="float" office:value="0.079404959005607">
                <text:p>0.079404959005607</text:p>
              </table:table-cell>
              <table:table-cell office:value-type="float" office:value="0.104069968179074">
                <text:p>0.1040699681790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18110236220472">
                <text:p>0.118110236220472</text:p>
              </table:table-cell>
              <table:table-cell office:value-type="float" office:value="0.0853122973452958">
                <text:p>0.0853122973452958</text:p>
              </table:table-cell>
              <table:table-cell office:value-type="float" office:value="0.111550648445437">
                <text:p>0.1115506484454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25984251968504">
                <text:p>0.125984251968504</text:p>
              </table:table-cell>
              <table:table-cell office:value-type="float" office:value="0.0912519652068833">
                <text:p>0.0912519652068833</text:p>
              </table:table-cell>
              <table:table-cell office:value-type="float" office:value="0.11903779461618">
                <text:p>0.119037794616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33858267716535">
                <text:p>0.133858267716535</text:p>
              </table:table-cell>
              <table:table-cell office:value-type="float" office:value="0.0972241395225044">
                <text:p>0.0972241395225044</text:p>
              </table:table-cell>
              <table:table-cell office:value-type="float" office:value="0.126531442077729">
                <text:p>0.1265314420777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41732283464567">
                <text:p>0.141732283464567</text:p>
              </table:table-cell>
              <table:table-cell office:value-type="float" office:value="0.103228998192604">
                <text:p>0.103228998192604</text:p>
              </table:table-cell>
              <table:table-cell office:value-type="float" office:value="0.134031626410174">
                <text:p>0.1340316264101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49606299212598">
                <text:p>0.149606299212598</text:p>
              </table:table-cell>
              <table:table-cell office:value-type="float" office:value="0.109266720091236">
                <text:p>0.109266720091236</text:p>
              </table:table-cell>
              <table:table-cell office:value-type="float" office:value="0.141538383388326">
                <text:p>0.1415383833883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5748031496063">
                <text:p>0.15748031496063</text:p>
              </table:table-cell>
              <table:table-cell office:value-type="float" office:value="0.11533748507139">
                <text:p>0.11533748507139</text:p>
              </table:table-cell>
              <table:table-cell office:value-type="float" office:value="0.149051748982782">
                <text:p>0.1490517489827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65354330708661">
                <text:p>0.165354330708661</text:p>
              </table:table-cell>
              <table:table-cell office:value-type="float" office:value="0.121441473970352">
                <text:p>0.121441473970352</text:p>
              </table:table-cell>
              <table:table-cell office:value-type="float" office:value="0.156571759360999">
                <text:p>0.1565717593609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73228346456693">
                <text:p>0.173228346456693</text:p>
              </table:table-cell>
              <table:table-cell office:value-type="float" office:value="0.127578868615087">
                <text:p>0.127578868615087</text:p>
              </table:table-cell>
              <table:table-cell office:value-type="float" office:value="0.164098450888372">
                <text:p>0.1640984508883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81102362204724">
                <text:p>0.181102362204724</text:p>
              </table:table-cell>
              <table:table-cell office:value-type="float" office:value="0.133749851827661">
                <text:p>0.133749851827661</text:p>
              </table:table-cell>
              <table:table-cell office:value-type="float" office:value="0.171631860129312">
                <text:p>0.1716318601293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88976377952756">
                <text:p>0.188976377952756</text:p>
              </table:table-cell>
              <table:table-cell office:value-type="float" office:value="0.139954607430682">
                <text:p>0.139954607430682</text:p>
              </table:table-cell>
              <table:table-cell office:value-type="float" office:value="0.179172023848341">
                <text:p>0.1791720238483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96850393700787">
                <text:p>0.196850393700787</text:p>
              </table:table-cell>
              <table:table-cell office:value-type="float" office:value="0.146193320252776">
                <text:p>0.146193320252776</text:p>
              </table:table-cell>
              <table:table-cell office:value-type="float" office:value="0.186718979011185">
                <text:p>0.1867189790111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04724409448819">
                <text:p>0.204724409448819</text:p>
              </table:table-cell>
              <table:table-cell office:value-type="float" office:value="0.152466176134096">
                <text:p>0.152466176134096</text:p>
              </table:table-cell>
              <table:table-cell office:value-type="float" office:value="0.194272762785874">
                <text:p>0.1942727627858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1259842519685">
                <text:p>0.21259842519685</text:p>
              </table:table-cell>
              <table:table-cell office:value-type="float" office:value="0.158773361931856">
                <text:p>0.158773361931856</text:p>
              </table:table-cell>
              <table:table-cell office:value-type="float" office:value="0.201833412543852">
                <text:p>0.2018334125438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20472440944882">
                <text:p>0.220472440944882</text:p>
              </table:table-cell>
              <table:table-cell office:value-type="float" office:value="0.165115065525896">
                <text:p>0.165115065525896</text:p>
              </table:table-cell>
              <table:table-cell office:value-type="float" office:value="0.209400965861085">
                <text:p>0.2094009658610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28346456692913">
                <text:p>0.228346456692913</text:p>
              </table:table-cell>
              <table:table-cell office:value-type="float" office:value="0.17149147582428">
                <text:p>0.17149147582428</text:p>
              </table:table-cell>
              <table:table-cell office:value-type="float" office:value="0.216975460519187">
                <text:p>0.2169754605191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36220472440945">
                <text:p>0.236220472440945</text:p>
              </table:table-cell>
              <table:table-cell office:value-type="float" office:value="0.177902782768924">
                <text:p>0.177902782768924</text:p>
              </table:table-cell>
              <table:table-cell office:value-type="float" office:value="0.224556934506541">
                <text:p>0.2245569345065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44094488188976">
                <text:p>0.244094488188976</text:p>
              </table:table-cell>
              <table:table-cell office:value-type="float" office:value="0.184349177341251">
                <text:p>0.184349177341251</text:p>
              </table:table-cell>
              <table:table-cell office:value-type="float" office:value="0.232145426019431">
                <text:p>0.2321454260194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51968503937008">
                <text:p>0.251968503937008</text:p>
              </table:table-cell>
              <table:table-cell office:value-type="float" office:value="0.190830851567885">
                <text:p>0.190830851567885</text:p>
              </table:table-cell>
              <table:table-cell office:value-type="float" office:value="0.239740973463183">
                <text:p>0.2397409734631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59842519685039">
                <text:p>0.259842519685039</text:p>
              </table:table-cell>
              <table:table-cell office:value-type="float" office:value="0.197347998526364">
                <text:p>0.197347998526364</text:p>
              </table:table-cell>
              <table:table-cell office:value-type="float" office:value="0.247343615453304">
                <text:p>0.2473436154533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67716535433071">
                <text:p>0.267716535433071</text:p>
              </table:table-cell>
              <table:table-cell office:value-type="float" office:value="0.2039008123509">
                <text:p>0.2039008123509</text:p>
              </table:table-cell>
              <table:table-cell office:value-type="float" office:value="0.254953390816637">
                <text:p>0.2549533908166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75590551181102">
                <text:p>0.275590551181102</text:p>
              </table:table-cell>
              <table:table-cell office:value-type="float" office:value="0.210489488238155">
                <text:p>0.210489488238155</text:p>
              </table:table-cell>
              <table:table-cell office:value-type="float" office:value="0.262570338592513">
                <text:p>0.2625703385925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83464566929134">
                <text:p>0.283464566929134</text:p>
              </table:table-cell>
              <table:table-cell office:value-type="float" office:value="0.217114222453057">
                <text:p>0.217114222453057</text:p>
              </table:table-cell>
              <table:table-cell office:value-type="float" office:value="0.270194498033919">
                <text:p>0.2701944980339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91338582677165">
                <text:p>0.291338582677165</text:p>
              </table:table-cell>
              <table:table-cell office:value-type="float" office:value="0.22377521233465">
                <text:p>0.22377521233465</text:p>
              </table:table-cell>
              <table:table-cell office:value-type="float" office:value="0.277825908608662">
                <text:p>0.2778259086086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99212598425197">
                <text:p>0.299212598425197</text:p>
              </table:table-cell>
              <table:table-cell office:value-type="float" office:value="0.230472656301968">
                <text:p>0.230472656301968</text:p>
              </table:table-cell>
              <table:table-cell office:value-type="float" office:value="0.285464610000551">
                <text:p>0.2854646100005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07086614173228">
                <text:p>0.307086614173228</text:p>
              </table:table-cell>
              <table:table-cell office:value-type="float" office:value="0.237206753859948">
                <text:p>0.237206753859948</text:p>
              </table:table-cell>
              <table:table-cell office:value-type="float" office:value="0.293110642110572">
                <text:p>0.2931106421105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1496062992126">
                <text:p>0.31496062992126</text:p>
              </table:table-cell>
              <table:table-cell office:value-type="float" office:value="0.243977705605373">
                <text:p>0.243977705605373</text:p>
              </table:table-cell>
              <table:table-cell office:value-type="float" office:value="0.300764045058082">
                <text:p>0.3007640450580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22834645669291">
                <text:p>0.322834645669291</text:p>
              </table:table-cell>
              <table:table-cell office:value-type="float" office:value="0.250785713232844">
                <text:p>0.250785713232844</text:p>
              </table:table-cell>
              <table:table-cell office:value-type="float" office:value="0.308424859182002">
                <text:p>0.3084248591820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30708661417323">
                <text:p>0.330708661417323</text:p>
              </table:table-cell>
              <table:table-cell office:value-type="float" office:value="0.257630979540795">
                <text:p>0.257630979540795</text:p>
              </table:table-cell>
              <table:table-cell office:value-type="float" office:value="0.316093125042017">
                <text:p>0.3160931250420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38582677165354">
                <text:p>0.338582677165354</text:p>
              </table:table-cell>
              <table:table-cell office:value-type="float" office:value="0.264513708437525">
                <text:p>0.264513708437525</text:p>
              </table:table-cell>
              <table:table-cell office:value-type="float" office:value="0.323768883419788">
                <text:p>0.3237688834197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46456692913386">
                <text:p>0.346456692913386</text:p>
              </table:table-cell>
              <table:table-cell office:value-type="float" office:value="0.27143410494728">
                <text:p>0.27143410494728</text:p>
              </table:table-cell>
              <table:table-cell office:value-type="float" office:value="0.331452175320165">
                <text:p>0.3314521753201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54330708661417">
                <text:p>0.354330708661417</text:p>
              </table:table-cell>
              <table:table-cell office:value-type="float" office:value="0.278392375216358">
                <text:p>0.278392375216358</text:p>
              </table:table-cell>
              <table:table-cell office:value-type="float" office:value="0.339143041972405">
                <text:p>0.3391430419724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62204724409449">
                <text:p>0.362204724409449</text:p>
              </table:table-cell>
              <table:table-cell office:value-type="float" office:value="0.285388726519245">
                <text:p>0.285388726519245</text:p>
              </table:table-cell>
              <table:table-cell office:value-type="float" office:value="0.346841524831408">
                <text:p>0.3468415248314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7007874015748">
                <text:p>0.37007874015748</text:p>
              </table:table-cell>
              <table:table-cell office:value-type="float" office:value="0.292423367264796">
                <text:p>0.292423367264796</text:p>
              </table:table-cell>
              <table:table-cell office:value-type="float" office:value="0.354547665578943">
                <text:p>0.3545476655789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77952755905512">
                <text:p>0.377952755905512</text:p>
              </table:table-cell>
              <table:table-cell office:value-type="float" office:value="0.29949650700244">
                <text:p>0.29949650700244</text:p>
              </table:table-cell>
              <table:table-cell office:value-type="float" office:value="0.362261506124898">
                <text:p>0.3622615061248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85826771653543">
                <text:p>0.385826771653543</text:p>
              </table:table-cell>
              <table:table-cell office:value-type="float" office:value="0.306608356428423">
                <text:p>0.306608356428423</text:p>
              </table:table-cell>
              <table:table-cell office:value-type="float" office:value="0.369983088608519">
                <text:p>0.3699830886085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93700787401575">
                <text:p>0.393700787401575</text:p>
              </table:table-cell>
              <table:table-cell office:value-type="float" office:value="0.313759127392083">
                <text:p>0.313759127392083</text:p>
              </table:table-cell>
              <table:table-cell office:value-type="float" office:value="0.377712455399677">
                <text:p>0.37771245539967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01574803149606">
                <text:p>0.401574803149606</text:p>
              </table:table-cell>
              <table:table-cell office:value-type="float" office:value="0.320949032902161">
                <text:p>0.320949032902161</text:p>
              </table:table-cell>
              <table:table-cell office:value-type="float" office:value="0.385449649100117">
                <text:p>0.3854496491001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09448818897638">
                <text:p>0.409448818897638</text:p>
              </table:table-cell>
              <table:table-cell office:value-type="float" office:value="0.328178287133146">
                <text:p>0.328178287133146</text:p>
              </table:table-cell>
              <table:table-cell office:value-type="float" office:value="0.393194712544739">
                <text:p>0.3931947125447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17322834645669">
                <text:p>0.417322834645669</text:p>
              </table:table-cell>
              <table:table-cell office:value-type="float" office:value="0.335447105431657">
                <text:p>0.335447105431657</text:p>
              </table:table-cell>
              <table:table-cell office:value-type="float" office:value="0.400947688802867">
                <text:p>0.4009476888028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25196850393701">
                <text:p>0.425196850393701</text:p>
              </table:table-cell>
              <table:table-cell office:value-type="float" office:value="0.342755704322856">
                <text:p>0.342755704322856</text:p>
              </table:table-cell>
              <table:table-cell office:value-type="float" office:value="0.408708621179532">
                <text:p>0.4087086211795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33070866141732">
                <text:p>0.433070866141732</text:p>
              </table:table-cell>
              <table:table-cell office:value-type="float" office:value="0.350104301516897">
                <text:p>0.350104301516897</text:p>
              </table:table-cell>
              <table:table-cell office:value-type="float" office:value="0.416477553216765">
                <text:p>0.41647755321676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40944881889764">
                <text:p>0.440944881889764</text:p>
              </table:table-cell>
              <table:table-cell office:value-type="float" office:value="0.357493115915413">
                <text:p>0.357493115915413</text:p>
              </table:table-cell>
              <table:table-cell office:value-type="float" office:value="0.424254528694894">
                <text:p>0.4242545286948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48818897637795">
                <text:p>0.448818897637795</text:p>
              </table:table-cell>
              <table:table-cell office:value-type="float" office:value="0.364922367618034">
                <text:p>0.364922367618034</text:p>
              </table:table-cell>
              <table:table-cell office:value-type="float" office:value="0.432039591633843">
                <text:p>0.4320395916338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56692913385827">
                <text:p>0.456692913385827</text:p>
              </table:table-cell>
              <table:table-cell office:value-type="float" office:value="0.37239227792895">
                <text:p>0.37239227792895</text:p>
              </table:table-cell>
              <table:table-cell office:value-type="float" office:value="0.439832786294451">
                <text:p>0.4398327862944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64566929133858">
                <text:p>0.464566929133858</text:p>
              </table:table-cell>
              <table:table-cell office:value-type="float" office:value="0.379903069363493">
                <text:p>0.379903069363493</text:p>
              </table:table-cell>
              <table:table-cell office:value-type="float" office:value="0.447634157179785">
                <text:p>0.44763415717978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7244094488189">
                <text:p>0.47244094488189</text:p>
              </table:table-cell>
              <table:table-cell office:value-type="float" office:value="0.387454965654774">
                <text:p>0.387454965654774</text:p>
              </table:table-cell>
              <table:table-cell office:value-type="float" office:value="0.455443749036467">
                <text:p>0.4554437490364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80314960629921">
                <text:p>0.480314960629921</text:p>
              </table:table-cell>
              <table:table-cell office:value-type="float" office:value="0.395048191760345">
                <text:p>0.395048191760345</text:p>
              </table:table-cell>
              <table:table-cell office:value-type="float" office:value="0.463261606856006">
                <text:p>0.4632616068560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88188976377953">
                <text:p>0.488188976377953</text:p>
              </table:table-cell>
              <table:table-cell office:value-type="float" office:value="0.402682973868898">
                <text:p>0.402682973868898</text:p>
              </table:table-cell>
              <table:table-cell office:value-type="float" office:value="0.471087775876142">
                <text:p>0.47108777587614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96062992125984">
                <text:p>0.496062992125984</text:p>
              </table:table-cell>
              <table:table-cell office:value-type="float" office:value="0.410359539407006">
                <text:p>0.410359539407006</text:p>
              </table:table-cell>
              <table:table-cell office:value-type="float" office:value="0.478922301582189">
                <text:p>0.4789223015821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03937007874016">
                <text:p>0.503937007874016</text:p>
              </table:table-cell>
              <table:table-cell office:value-type="float" office:value="0.418078117045893">
                <text:p>0.418078117045893</text:p>
              </table:table-cell>
              <table:table-cell office:value-type="float" office:value="0.486765229708391">
                <text:p>0.48676522970839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11811023622047">
                <text:p>0.511811023622047</text:p>
              </table:table-cell>
              <table:table-cell office:value-type="float" office:value="0.425838936708253">
                <text:p>0.425838936708253</text:p>
              </table:table-cell>
              <table:table-cell office:value-type="float" office:value="0.494616606239288">
                <text:p>0.4946166062392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19685039370079">
                <text:p>0.519685039370079</text:p>
              </table:table-cell>
              <table:table-cell office:value-type="float" office:value="0.433642229575091">
                <text:p>0.433642229575091</text:p>
              </table:table-cell>
              <table:table-cell office:value-type="float" office:value="0.502476477411081">
                <text:p>0.5024764774110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52755905511811">
                <text:p>0.52755905511811</text:p>
              </table:table-cell>
              <table:table-cell office:value-type="float" office:value="0.441488228092614">
                <text:p>0.441488228092614</text:p>
              </table:table-cell>
              <table:table-cell office:value-type="float" office:value="0.510344889713011">
                <text:p>0.5103448897130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535433070866142">
                <text:p>0.535433070866142</text:p>
              </table:table-cell>
              <table:table-cell office:value-type="float" office:value="0.449377165979158">
                <text:p>0.449377165979158</text:p>
              </table:table-cell>
              <table:table-cell office:value-type="float" office:value="0.518221889888745">
                <text:p>0.51822188988874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43307086614173">
                <text:p>0.543307086614173</text:p>
              </table:table-cell>
              <table:table-cell office:value-type="float" office:value="0.45730927823214">
                <text:p>0.45730927823214</text:p>
              </table:table-cell>
              <table:table-cell office:value-type="float" office:value="0.526107524937767">
                <text:p>0.5261075249377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51181102362205">
                <text:p>0.551181102362205</text:p>
              </table:table-cell>
              <table:table-cell office:value-type="float" office:value="0.46528480113507">
                <text:p>0.46528480113507</text:p>
              </table:table-cell>
              <table:table-cell office:value-type="float" office:value="0.534001842116778">
                <text:p>0.53400184211677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559055118110236">
                <text:p>0.559055118110236</text:p>
              </table:table-cell>
              <table:table-cell office:value-type="float" office:value="0.47330397226458">
                <text:p>0.47330397226458</text:p>
              </table:table-cell>
              <table:table-cell office:value-type="float" office:value="0.541904888941105">
                <text:p>0.5419048889411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66929133858268">
                <text:p>0.566929133858268</text:p>
              </table:table-cell>
              <table:table-cell office:value-type="float" office:value="0.481367030497509">
                <text:p>0.481367030497509</text:p>
              </table:table-cell>
              <table:table-cell office:value-type="float" office:value="0.549816713186116">
                <text:p>0.5498167131861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74803149606299">
                <text:p>0.574803149606299</text:p>
              </table:table-cell>
              <table:table-cell office:value-type="float" office:value="0.489474216018012">
                <text:p>0.489474216018012</text:p>
              </table:table-cell>
              <table:table-cell office:value-type="float" office:value="0.557737362888642">
                <text:p>0.55773736288864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582677165354331">
                <text:p>0.582677165354331</text:p>
              </table:table-cell>
              <table:table-cell office:value-type="float" office:value="0.497625770324717">
                <text:p>0.497625770324717</text:p>
              </table:table-cell>
              <table:table-cell office:value-type="float" office:value="0.565666886348408">
                <text:p>0.5656668863484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90551181102362">
                <text:p>0.590551181102362</text:p>
              </table:table-cell>
              <table:table-cell office:value-type="float" office:value="0.505821936237922">
                <text:p>0.505821936237922</text:p>
              </table:table-cell>
              <table:table-cell office:value-type="float" office:value="0.573605332129474">
                <text:p>0.57360533212947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98425196850394">
                <text:p>0.598425196850394</text:p>
              </table:table-cell>
              <table:table-cell office:value-type="float" office:value="0.514062957906821">
                <text:p>0.514062957906821</text:p>
              </table:table-cell>
              <table:table-cell office:value-type="float" office:value="0.581552749061679">
                <text:p>0.58155274906167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606299212598425">
                <text:p>0.606299212598425</text:p>
              </table:table-cell>
              <table:table-cell office:value-type="float" office:value="0.522349080816786">
                <text:p>0.522349080816786</text:p>
              </table:table-cell>
              <table:table-cell office:value-type="float" office:value="0.589509186242097">
                <text:p>0.58950918624209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614173228346457">
                <text:p>0.614173228346457</text:p>
              </table:table-cell>
              <table:table-cell office:value-type="float" office:value="0.530680551796671">
                <text:p>0.530680551796671</text:p>
              </table:table-cell>
              <table:table-cell office:value-type="float" office:value="0.5974746930365">
                <text:p>0.597474693036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622047244094488">
                <text:p>0.622047244094488</text:p>
              </table:table-cell>
              <table:table-cell office:value-type="float" office:value="0.53905761902617">
                <text:p>0.53905761902617</text:p>
              </table:table-cell>
              <table:table-cell office:value-type="float" office:value="0.605449319080825">
                <text:p>0.6054493190808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62992125984252">
                <text:p>0.62992125984252</text:p>
              </table:table-cell>
              <table:table-cell office:value-type="float" office:value="0.547480532043208">
                <text:p>0.547480532043208</text:p>
              </table:table-cell>
              <table:table-cell office:value-type="float" office:value="0.613433114282657">
                <text:p>0.61343311428265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637795275590551">
                <text:p>0.637795275590551</text:p>
              </table:table-cell>
              <table:table-cell office:value-type="float" office:value="0.555949541751374">
                <text:p>0.555949541751374</text:p>
              </table:table-cell>
              <table:table-cell office:value-type="float" office:value="0.621426128822716">
                <text:p>0.6214261288227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645669291338583">
                <text:p>0.645669291338583</text:p>
              </table:table-cell>
              <table:table-cell office:value-type="float" office:value="0.564464900427395">
                <text:p>0.564464900427395</text:p>
              </table:table-cell>
              <table:table-cell office:value-type="float" office:value="0.629428413156345">
                <text:p>0.6294284131563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653543307086614">
                <text:p>0.653543307086614</text:p>
              </table:table-cell>
              <table:table-cell office:value-type="float" office:value="0.573026861728654">
                <text:p>0.573026861728654</text:p>
              </table:table-cell>
              <table:table-cell office:value-type="float" office:value="0.637440018015022">
                <text:p>0.63744001801502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661417322834646">
                <text:p>0.661417322834646</text:p>
              </table:table-cell>
              <table:table-cell office:value-type="float" office:value="0.581635680700739">
                <text:p>0.581635680700739</text:p>
              </table:table-cell>
              <table:table-cell office:value-type="float" office:value="0.645460994407864">
                <text:p>0.6454609944078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669291338582677">
                <text:p>0.669291338582677</text:p>
              </table:table-cell>
              <table:table-cell office:value-type="float" office:value="0.590291613785047">
                <text:p>0.590291613785047</text:p>
              </table:table-cell>
              <table:table-cell office:value-type="float" office:value="0.653491393623151">
                <text:p>0.65349139362315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677165354330709">
                <text:p>0.677165354330709</text:p>
              </table:table-cell>
              <table:table-cell office:value-type="float" office:value="0.598994918826422">
                <text:p>0.598994918826422</text:p>
              </table:table-cell>
              <table:table-cell office:value-type="float" office:value="0.661531267229851">
                <text:p>0.66153126722985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68503937007874">
                <text:p>0.68503937007874</text:p>
              </table:table-cell>
              <table:table-cell office:value-type="float" office:value="0.607745855080831">
                <text:p>0.607745855080831</text:p>
              </table:table-cell>
              <table:table-cell office:value-type="float" office:value="0.669580667079158">
                <text:p>0.66958066707915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692913385826772">
                <text:p>0.692913385826772</text:p>
              </table:table-cell>
              <table:table-cell office:value-type="float" office:value="0.616544683223092">
                <text:p>0.616544683223092</text:p>
              </table:table-cell>
              <table:table-cell office:value-type="float" office:value="0.677639645306036">
                <text:p>0.6776396453060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700787401574803">
                <text:p>0.700787401574803</text:p>
              </table:table-cell>
              <table:table-cell office:value-type="float" office:value="0.625391665354637">
                <text:p>0.625391665354637</text:p>
              </table:table-cell>
              <table:table-cell office:value-type="float" office:value="0.68570825433077">
                <text:p>0.6857082543307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708661417322835">
                <text:p>0.708661417322835</text:p>
              </table:table-cell>
              <table:table-cell office:value-type="float" office:value="0.63428706501132">
                <text:p>0.63428706501132</text:p>
              </table:table-cell>
              <table:table-cell office:value-type="float" office:value="0.693786546860532">
                <text:p>0.6937865468605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716535433070866">
                <text:p>0.716535433070866</text:p>
              </table:table-cell>
              <table:table-cell office:value-type="float" office:value="0.643231147171266">
                <text:p>0.643231147171266</text:p>
              </table:table-cell>
              <table:table-cell office:value-type="float" office:value="0.701874575890946">
                <text:p>0.70187457589094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724409448818898">
                <text:p>0.724409448818898</text:p>
              </table:table-cell>
              <table:table-cell office:value-type="float" office:value="0.652224178262765">
                <text:p>0.652224178262765</text:p>
              </table:table-cell>
              <table:table-cell office:value-type="float" office:value="0.709972394707671">
                <text:p>0.70997239470767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732283464566929">
                <text:p>0.732283464566929</text:p>
              </table:table-cell>
              <table:table-cell office:value-type="float" office:value="0.66126642617221">
                <text:p>0.66126642617221</text:p>
              </table:table-cell>
              <table:table-cell office:value-type="float" office:value="0.718080056887985">
                <text:p>0.71808005688798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740157480314961">
                <text:p>0.740157480314961</text:p>
              </table:table-cell>
              <table:table-cell office:value-type="float" office:value="0.670358160252073">
                <text:p>0.670358160252073</text:p>
              </table:table-cell>
              <table:table-cell office:value-type="float" office:value="0.726197616302383">
                <text:p>0.72619761630238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748031496062992">
                <text:p>0.748031496062992</text:p>
              </table:table-cell>
              <table:table-cell office:value-type="float" office:value="0.679499651328934">
                <text:p>0.679499651328934</text:p>
              </table:table-cell>
              <table:table-cell office:value-type="float" office:value="0.734325127116181">
                <text:p>0.73432512711618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755905511811024">
                <text:p>0.755905511811024</text:p>
              </table:table-cell>
              <table:table-cell office:value-type="float" office:value="0.688691171711543">
                <text:p>0.688691171711543</text:p>
              </table:table-cell>
              <table:table-cell office:value-type="float" office:value="0.742462643791128">
                <text:p>0.7424626437911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763779527559055">
                <text:p>0.763779527559055</text:p>
              </table:table-cell>
              <table:table-cell office:value-type="float" office:value="0.697932995198936">
                <text:p>0.697932995198936</text:p>
              </table:table-cell>
              <table:table-cell office:value-type="float" office:value="0.750610221087031">
                <text:p>0.75061022108703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771653543307087">
                <text:p>0.771653543307087</text:p>
              </table:table-cell>
              <table:table-cell office:value-type="float" office:value="0.707225397088586">
                <text:p>0.707225397088586</text:p>
              </table:table-cell>
              <table:table-cell office:value-type="float" office:value="0.758767914063387">
                <text:p>0.75876791406338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779527559055118">
                <text:p>0.779527559055118</text:p>
              </table:table-cell>
              <table:table-cell office:value-type="float" office:value="0.716568654184609">
                <text:p>0.716568654184609</text:p>
              </table:table-cell>
              <table:table-cell office:value-type="float" office:value="0.766935778081016">
                <text:p>0.76693577808101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78740157480315">
                <text:p>0.78740157480315</text:p>
              </table:table-cell>
              <table:table-cell office:value-type="float" office:value="0.725963044806008">
                <text:p>0.725963044806008</text:p>
              </table:table-cell>
              <table:table-cell office:value-type="float" office:value="0.775113868803721">
                <text:p>0.77511386880372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795275590551181">
                <text:p>0.795275590551181</text:p>
              </table:table-cell>
              <table:table-cell office:value-type="float" office:value="0.735408848794959">
                <text:p>0.735408848794959</text:p>
              </table:table-cell>
              <table:table-cell office:value-type="float" office:value="0.783302242199937">
                <text:p>0.78330224219993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803149606299213">
                <text:p>0.803149606299213</text:p>
              </table:table-cell>
              <table:table-cell office:value-type="float" office:value="0.744906347525153">
                <text:p>0.744906347525153</text:p>
              </table:table-cell>
              <table:table-cell office:value-type="float" office:value="0.791500954544401">
                <text:p>0.79150095454440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811023622047244">
                <text:p>0.811023622047244</text:p>
              </table:table-cell>
              <table:table-cell office:value-type="float" office:value="0.754455823910177">
                <text:p>0.754455823910177</text:p>
              </table:table-cell>
              <table:table-cell office:value-type="float" office:value="0.799710062419831">
                <text:p>0.79971006241983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818897637795276">
                <text:p>0.818897637795276</text:p>
              </table:table-cell>
              <table:table-cell office:value-type="float" office:value="0.764057562411938">
                <text:p>0.764057562411938</text:p>
              </table:table-cell>
              <table:table-cell office:value-type="float" office:value="0.807929622718608">
                <text:p>0.80792962271860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826771653543307">
                <text:p>0.826771653543307</text:p>
              </table:table-cell>
              <table:table-cell office:value-type="float" office:value="0.773711849049137">
                <text:p>0.773711849049137</text:p>
              </table:table-cell>
              <table:table-cell office:value-type="float" office:value="0.816159692644473">
                <text:p>0.81615969264447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834645669291339">
                <text:p>0.834645669291339</text:p>
              </table:table-cell>
              <table:table-cell office:value-type="float" office:value="0.783418971405792">
                <text:p>0.783418971405792</text:p>
              </table:table-cell>
              <table:table-cell office:value-type="float" office:value="0.824400329714229">
                <text:p>0.82440032971422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84251968503937">
                <text:p>0.84251968503937</text:p>
              </table:table-cell>
              <table:table-cell office:value-type="float" office:value="0.793179218639805">
                <text:p>0.793179218639805</text:p>
              </table:table-cell>
              <table:table-cell office:value-type="float" office:value="0.832651591759457">
                <text:p>0.83265159175945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850393700787402">
                <text:p>0.850393700787402</text:p>
              </table:table-cell>
              <table:table-cell office:value-type="float" office:value="0.80299288149157">
                <text:p>0.80299288149157</text:p>
              </table:table-cell>
              <table:table-cell office:value-type="float" office:value="0.840913536928235">
                <text:p>0.84091353692823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858267716535433">
                <text:p>0.858267716535433</text:p>
              </table:table-cell>
              <table:table-cell office:value-type="float" office:value="0.812860252292639">
                <text:p>0.812860252292639</text:p>
              </table:table-cell>
              <table:table-cell office:value-type="float" office:value="0.849186223686874">
                <text:p>0.84918622368687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866141732283465">
                <text:p>0.866141732283465</text:p>
              </table:table-cell>
              <table:table-cell office:value-type="float" office:value="0.822781624974429">
                <text:p>0.822781624974429</text:p>
              </table:table-cell>
              <table:table-cell office:value-type="float" office:value="0.857469710821658">
                <text:p>0.85746971082165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874015748031496">
                <text:p>0.874015748031496</text:p>
              </table:table-cell>
              <table:table-cell office:value-type="float" office:value="0.832757295076975">
                <text:p>0.832757295076975</text:p>
              </table:table-cell>
              <table:table-cell office:value-type="float" office:value="0.865764057440592">
                <text:p>0.86576405744059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881889763779528">
                <text:p>0.881889763779528</text:p>
              </table:table-cell>
              <table:table-cell office:value-type="float" office:value="0.842787559757736">
                <text:p>0.842787559757736</text:p>
              </table:table-cell>
              <table:table-cell office:value-type="float" office:value="0.874069322975169">
                <text:p>0.87406932297516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889763779527559">
                <text:p>0.889763779527559</text:p>
              </table:table-cell>
              <table:table-cell office:value-type="float" office:value="0.852872717800448">
                <text:p>0.852872717800448</text:p>
              </table:table-cell>
              <table:table-cell office:value-type="float" office:value="0.882385567182137">
                <text:p>0.88238556718213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897637795275591">
                <text:p>0.897637795275591</text:p>
              </table:table-cell>
              <table:table-cell office:value-type="float" office:value="0.863013069624021">
                <text:p>0.863013069624021</text:p>
              </table:table-cell>
              <table:table-cell office:value-type="float" office:value="0.890712850145277">
                <text:p>0.89071285014527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905511811023622">
                <text:p>0.905511811023622</text:p>
              </table:table-cell>
              <table:table-cell office:value-type="float" office:value="0.87320891729149">
                <text:p>0.87320891729149</text:p>
              </table:table-cell>
              <table:table-cell office:value-type="float" office:value="0.899051232277196">
                <text:p>0.89905123227719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913385826771654">
                <text:p>0.913385826771654</text:p>
              </table:table-cell>
              <table:table-cell office:value-type="float" office:value="0.883460564519011">
                <text:p>0.883460564519011</text:p>
              </table:table-cell>
              <table:table-cell office:value-type="float" office:value="0.907400774321125">
                <text:p>0.9074007743211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921259842519685">
                <text:p>0.921259842519685</text:p>
              </table:table-cell>
              <table:table-cell office:value-type="float" office:value="0.893768316684913">
                <text:p>0.893768316684913</text:p>
              </table:table-cell>
              <table:table-cell office:value-type="float" office:value="0.915761537352731">
                <text:p>0.91576153735273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929133858267717">
                <text:p>0.929133858267717</text:p>
              </table:table-cell>
              <table:table-cell office:value-type="float" office:value="0.904132480838788">
                <text:p>0.904132480838788</text:p>
              </table:table-cell>
              <table:table-cell office:value-type="float" office:value="0.924133582781931">
                <text:p>0.92413358278193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937007874015748">
                <text:p>0.937007874015748</text:p>
              </table:table-cell>
              <table:table-cell office:value-type="float" office:value="0.914553365710642">
                <text:p>0.914553365710642</text:p>
              </table:table-cell>
              <table:table-cell office:value-type="float" office:value="0.932516972354727">
                <text:p>0.93251697235472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94488188976378">
                <text:p>0.94488188976378</text:p>
              </table:table-cell>
              <table:table-cell office:value-type="float" office:value="0.925031281720091">
                <text:p>0.925031281720091</text:p>
              </table:table-cell>
              <table:table-cell office:value-type="float" office:value="0.940911768155042">
                <text:p>0.94091176815504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952755905511811">
                <text:p>0.952755905511811</text:p>
              </table:table-cell>
              <table:table-cell office:value-type="float" office:value="0.935566540985605">
                <text:p>0.935566540985605</text:p>
              </table:table-cell>
              <table:table-cell office:value-type="float" office:value="0.94931803260657">
                <text:p>0.9493180326065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960629921259843">
                <text:p>0.960629921259843</text:p>
              </table:table-cell>
              <table:table-cell office:value-type="float" office:value="0.946159457333809">
                <text:p>0.946159457333809</text:p>
              </table:table-cell>
              <table:table-cell office:value-type="float" office:value="0.957735828474636">
                <text:p>0.95773582847463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968503937007874">
                <text:p>0.968503937007874</text:p>
              </table:table-cell>
              <table:table-cell office:value-type="float" office:value="0.95681034630883">
                <text:p>0.95681034630883</text:p>
              </table:table-cell>
              <table:table-cell office:value-type="float" office:value="0.966165218868065">
                <text:p>0.96616521886806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976377952755906">
                <text:p>0.976377952755906</text:p>
              </table:table-cell>
              <table:table-cell office:value-type="float" office:value="0.967519525181697">
                <text:p>0.967519525181697</text:p>
              </table:table-cell>
              <table:table-cell office:value-type="float" office:value="0.974606267241064">
                <text:p>0.97460626724106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984251968503937">
                <text:p>0.984251968503937</text:p>
              </table:table-cell>
              <table:table-cell office:value-type="float" office:value="0.978287312959789">
                <text:p>0.978287312959789</text:p>
              </table:table-cell>
              <table:table-cell office:value-type="float" office:value="0.983059037395107">
                <text:p>0.98305903739510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992125984251969">
                <text:p>0.992125984251969</text:p>
              </table:table-cell>
              <table:table-cell office:value-type="float" office:value="0.989114030396342">
                <text:p>0.989114030396342</text:p>
              </table:table-cell>
              <table:table-cell office:value-type="float" office:value="0.991523593480843">
                <text:p>0.99152359348084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